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7.24mm" svg:height="167.6mm" svg:x="8.54mm" svg:y="1358.09mm">
            <draw:object draw:notify-on-update-of-ranges="Sheet1.B2:Sheet1.B2 Sheet1.B3:Sheet1.B294 Sheet1.C2:Sheet1.C2 Sheet1.C3:Sheet1.C2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xn</text:p>
          </table:table-cell>
          <table:table-cell table:style-name="Default" office:value-type="string" calcext:value-type="string">
            <text:p>yn</text:p>
          </table:table-cell>
          <table:table-cell table:style-name="Default" office:value-type="string" calcext:value-type="string">
            <text:p>zn</text:p>
          </table:table-cell>
          <table:table-cell table:style-name="Default" office:value-type="string" calcext:value-type="string">
            <text:p>tx</text:p>
          </table:table-cell>
          <table:table-cell table:style-name="Default" office:value-type="string" calcext:value-type="string">
            <text:p>ty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751" calcext:value-type="float">
            <text:p>0.091751</text:p>
          </table:table-cell>
          <table:table-cell office:value-type="float" office:value="0.17717" calcext:value-type="float">
            <text:p>0.177170</text:p>
          </table:table-cell>
          <table:table-cell office:value-type="float" office:value="0.76593" calcext:value-type="float">
            <text:p>0.765930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649185" calcext:value-type="float">
            <text:p>0.649185</text:p>
          </table:table-cell>
          <table:table-cell office:value-type="float" office:value="0.667801" calcext:value-type="float">
            <text:p>0.6678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751" calcext:value-type="float">
            <text:p>0.091751</text:p>
          </table:table-cell>
          <table:table-cell office:value-type="float" office:value="0.171188" calcext:value-type="float">
            <text:p>0.171188</text:p>
          </table:table-cell>
          <table:table-cell office:value-type="float" office:value="0.767883" calcext:value-type="float">
            <text:p>0.767883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649185" calcext:value-type="float">
            <text:p>0.649185</text:p>
          </table:table-cell>
          <table:table-cell office:value-type="float" office:value="0.616531" calcext:value-type="float">
            <text:p>0.61653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698" calcext:value-type="float">
            <text:p>0.090698</text:p>
          </table:table-cell>
          <table:table-cell office:value-type="float" office:value="0.183167" calcext:value-type="float">
            <text:p>0.183167</text:p>
          </table:table-cell>
          <table:table-cell office:value-type="float" office:value="0.763992" calcext:value-type="float">
            <text:p>0.763992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64064" calcext:value-type="float">
            <text:p>0.640640</text:p>
          </table:table-cell>
          <table:table-cell office:value-type="float" office:value="0.71907" calcext:value-type="float">
            <text:p>0.71907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698" calcext:value-type="float">
            <text:p>0.090698</text:p>
          </table:table-cell>
          <table:table-cell office:value-type="float" office:value="0.165207" calcext:value-type="float">
            <text:p>0.165207</text:p>
          </table:table-cell>
          <table:table-cell office:value-type="float" office:value="0.769821" calcext:value-type="float">
            <text:p>0.769821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64064" calcext:value-type="float">
            <text:p>0.640640</text:p>
          </table:table-cell>
          <table:table-cell office:value-type="float" office:value="0.565262" calcext:value-type="float">
            <text:p>0.56526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8608" calcext:value-type="float">
            <text:p>0.088608</text:p>
          </table:table-cell>
          <table:table-cell office:value-type="float" office:value="0.188141" calcext:value-type="float">
            <text:p>0.188141</text:p>
          </table:table-cell>
          <table:table-cell office:value-type="float" office:value="0.76236" calcext:value-type="float">
            <text:p>0.762360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623566" calcext:value-type="float">
            <text:p>0.623566</text:p>
          </table:table-cell>
          <table:table-cell office:value-type="float" office:value="0.76181" calcext:value-type="float">
            <text:p>0.7618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8608" calcext:value-type="float">
            <text:p>0.088608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771439" calcext:value-type="float">
            <text:p>0.771439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623566" calcext:value-type="float">
            <text:p>0.623566</text:p>
          </table:table-cell>
          <table:table-cell office:value-type="float" office:value="0.522537" calcext:value-type="float">
            <text:p>0.52253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6502" calcext:value-type="float">
            <text:p>0.086502</text:p>
          </table:table-cell>
          <table:table-cell office:value-type="float" office:value="0.192139" calcext:value-type="float">
            <text:p>0.192139</text:p>
          </table:table-cell>
          <table:table-cell office:value-type="float" office:value="0.761063" calcext:value-type="float">
            <text:p>0.761063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606506" calcext:value-type="float">
            <text:p>0.606506</text:p>
          </table:table-cell>
          <table:table-cell office:value-type="float" office:value="0.795975" calcext:value-type="float">
            <text:p>0.7959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6502" calcext:value-type="float">
            <text:p>0.086502</text:p>
          </table:table-cell>
          <table:table-cell office:value-type="float" office:value="0.156219" calcext:value-type="float">
            <text:p>0.156219</text:p>
          </table:table-cell>
          <table:table-cell office:value-type="float" office:value="0.772736" calcext:value-type="float">
            <text:p>0.772736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606506" calcext:value-type="float">
            <text:p>0.606506</text:p>
          </table:table-cell>
          <table:table-cell office:value-type="float" office:value="0.488358" calcext:value-type="float">
            <text:p>0.4883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306" calcext:value-type="float">
            <text:p>0.082306</text:p>
          </table:table-cell>
          <table:table-cell office:value-type="float" office:value="0.197128" calcext:value-type="float">
            <text:p>0.197128</text:p>
          </table:table-cell>
          <table:table-cell office:value-type="float" office:value="0.759445" calcext:value-type="float">
            <text:p>0.759445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572372" calcext:value-type="float">
            <text:p>0.572372</text:p>
          </table:table-cell>
          <table:table-cell office:value-type="float" office:value="0.838699" calcext:value-type="float">
            <text:p>0.838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306" calcext:value-type="float">
            <text:p>0.082306</text:p>
          </table:table-cell>
          <table:table-cell office:value-type="float" office:value="0.15123" calcext:value-type="float">
            <text:p>0.151230</text:p>
          </table:table-cell>
          <table:table-cell office:value-type="float" office:value="0.774368" calcext:value-type="float">
            <text:p>0.774368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572372" calcext:value-type="float">
            <text:p>0.572372</text:p>
          </table:table-cell>
          <table:table-cell office:value-type="float" office:value="0.445633" calcext:value-type="float">
            <text:p>0.4456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0215" calcext:value-type="float">
            <text:p>0.080215</text:p>
          </table:table-cell>
          <table:table-cell office:value-type="float" office:value="0.199127" calcext:value-type="float">
            <text:p>0.199127</text:p>
          </table:table-cell>
          <table:table-cell office:value-type="float" office:value="0.758804" calcext:value-type="float">
            <text:p>0.758804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555298" calcext:value-type="float">
            <text:p>0.555298</text:p>
          </table:table-cell>
          <table:table-cell office:value-type="float" office:value="0.855789" calcext:value-type="float">
            <text:p>0.8557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0215" calcext:value-type="float">
            <text:p>0.080215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0.775009" calcext:value-type="float">
            <text:p>0.775009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555298" calcext:value-type="float">
            <text:p>0.555298</text:p>
          </table:table-cell>
          <table:table-cell office:value-type="float" office:value="0.428543" calcext:value-type="float">
            <text:p>0.4285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4966" calcext:value-type="float">
            <text:p>0.074966</text:p>
          </table:table-cell>
          <table:table-cell office:value-type="float" office:value="0.20311" calcext:value-type="float">
            <text:p>0.203110</text:p>
          </table:table-cell>
          <table:table-cell office:value-type="float" office:value="0.757507" calcext:value-type="float">
            <text:p>0.757507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512634" calcext:value-type="float">
            <text:p>0.512634</text:p>
          </table:table-cell>
          <table:table-cell office:value-type="float" office:value="0.889969" calcext:value-type="float">
            <text:p>0.88996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4966" calcext:value-type="float">
            <text:p>0.074966</text:p>
          </table:table-cell>
          <table:table-cell office:value-type="float" office:value="0.145248" calcext:value-type="float">
            <text:p>0.145248</text:p>
          </table:table-cell>
          <table:table-cell office:value-type="float" office:value="0.776306" calcext:value-type="float">
            <text:p>0.776306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512634" calcext:value-type="float">
            <text:p>0.512634</text:p>
          </table:table-cell>
          <table:table-cell office:value-type="float" office:value="0.394379" calcext:value-type="float">
            <text:p>0.3943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077" calcext:value-type="float">
            <text:p>0.070770</text:p>
          </table:table-cell>
          <table:table-cell office:value-type="float" office:value="0.205109" calcext:value-type="float">
            <text:p>0.20510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4785" calcext:value-type="float">
            <text:p>0.478500</text:p>
          </table:table-cell>
          <table:table-cell office:value-type="float" office:value="0.907059" calcext:value-type="float">
            <text:p>0.907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077" calcext:value-type="float">
            <text:p>0.070770</text:p>
          </table:table-cell>
          <table:table-cell office:value-type="float" office:value="0.14325" calcext:value-type="float">
            <text:p>0.143250</text:p>
          </table:table-cell>
          <table:table-cell office:value-type="float" office:value="0.776947" calcext:value-type="float">
            <text:p>0.776947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4785" calcext:value-type="float">
            <text:p>0.478500</text:p>
          </table:table-cell>
          <table:table-cell office:value-type="float" office:value="0.377274" calcext:value-type="float">
            <text:p>0.3772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521" calcext:value-type="float">
            <text:p>0.065521</text:p>
          </table:table-cell>
          <table:table-cell office:value-type="float" office:value="0.207108" calcext:value-type="float">
            <text:p>0.207108</text:p>
          </table:table-cell>
          <table:table-cell office:value-type="float" office:value="0.75621" calcext:value-type="float">
            <text:p>0.756210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435822" calcext:value-type="float">
            <text:p>0.435822</text:p>
          </table:table-cell>
          <table:table-cell office:value-type="float" office:value="0.924164" calcext:value-type="float">
            <text:p>0.9241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521" calcext:value-type="float">
            <text:p>0.065521</text:p>
          </table:table-cell>
          <table:table-cell office:value-type="float" office:value="0.141251" calcext:value-type="float">
            <text:p>0.141251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435822" calcext:value-type="float">
            <text:p>0.435822</text:p>
          </table:table-cell>
          <table:table-cell office:value-type="float" office:value="0.360184" calcext:value-type="float">
            <text:p>0.36018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35" calcext:value-type="float">
            <text:p>0.059235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75589" calcext:value-type="float">
            <text:p>0.755890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384613" calcext:value-type="float">
            <text:p>0.384613</text:p>
          </table:table-cell>
          <table:table-cell office:value-type="float" office:value="0.932693" calcext:value-type="float">
            <text:p>0.9326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35" calcext:value-type="float">
            <text:p>0.059235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0.777924" calcext:value-type="float">
            <text:p>0.777924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384613" calcext:value-type="float">
            <text:p>0.384613</text:p>
          </table:table-cell>
          <table:table-cell office:value-type="float" office:value="0.351639" calcext:value-type="float">
            <text:p>0.35163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75589" calcext:value-type="float">
            <text:p>0.755890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333405" calcext:value-type="float">
            <text:p>0.333405</text:p>
          </table:table-cell>
          <table:table-cell office:value-type="float" office:value="0.932693" calcext:value-type="float">
            <text:p>0.9326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0.777924" calcext:value-type="float">
            <text:p>0.777924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333405" calcext:value-type="float">
            <text:p>0.333405</text:p>
          </table:table-cell>
          <table:table-cell office:value-type="float" office:value="0.351639" calcext:value-type="float">
            <text:p>0.35163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646" calcext:value-type="float">
            <text:p>0.046646</text:p>
          </table:table-cell>
          <table:table-cell office:value-type="float" office:value="0.207108" calcext:value-type="float">
            <text:p>0.207108</text:p>
          </table:table-cell>
          <table:table-cell office:value-type="float" office:value="0.75621" calcext:value-type="float">
            <text:p>0.756210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282196" calcext:value-type="float">
            <text:p>0.282196</text:p>
          </table:table-cell>
          <table:table-cell office:value-type="float" office:value="0.924164" calcext:value-type="float">
            <text:p>0.9241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646" calcext:value-type="float">
            <text:p>0.046646</text:p>
          </table:table-cell>
          <table:table-cell office:value-type="float" office:value="0.141251" calcext:value-type="float">
            <text:p>0.141251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282196" calcext:value-type="float">
            <text:p>0.282196</text:p>
          </table:table-cell>
          <table:table-cell office:value-type="float" office:value="0.360184" calcext:value-type="float">
            <text:p>0.36018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205109" calcext:value-type="float">
            <text:p>0.20510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239532" calcext:value-type="float">
            <text:p>0.239532</text:p>
          </table:table-cell>
          <table:table-cell office:value-type="float" office:value="0.907059" calcext:value-type="float">
            <text:p>0.907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14325" calcext:value-type="float">
            <text:p>0.143250</text:p>
          </table:table-cell>
          <table:table-cell office:value-type="float" office:value="0.776947" calcext:value-type="float">
            <text:p>0.776947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239532" calcext:value-type="float">
            <text:p>0.239532</text:p>
          </table:table-cell>
          <table:table-cell office:value-type="float" office:value="0.377274" calcext:value-type="float">
            <text:p>0.3772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7201" calcext:value-type="float">
            <text:p>0.037201</text:p>
          </table:table-cell>
          <table:table-cell office:value-type="float" office:value="0.20311" calcext:value-type="float">
            <text:p>0.203110</text:p>
          </table:table-cell>
          <table:table-cell office:value-type="float" office:value="0.757507" calcext:value-type="float">
            <text:p>0.757507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205383" calcext:value-type="float">
            <text:p>0.205383</text:p>
          </table:table-cell>
          <table:table-cell office:value-type="float" office:value="0.889969" calcext:value-type="float">
            <text:p>0.88996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7201" calcext:value-type="float">
            <text:p>0.037201</text:p>
          </table:table-cell>
          <table:table-cell office:value-type="float" office:value="0.145248" calcext:value-type="float">
            <text:p>0.145248</text:p>
          </table:table-cell>
          <table:table-cell office:value-type="float" office:value="0.776306" calcext:value-type="float">
            <text:p>0.776306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205383" calcext:value-type="float">
            <text:p>0.205383</text:p>
          </table:table-cell>
          <table:table-cell office:value-type="float" office:value="0.394379" calcext:value-type="float">
            <text:p>0.3943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199127" calcext:value-type="float">
            <text:p>0.199127</text:p>
          </table:table-cell>
          <table:table-cell office:value-type="float" office:value="0.758804" calcext:value-type="float">
            <text:p>0.758804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16272" calcext:value-type="float">
            <text:p>0.162720</text:p>
          </table:table-cell>
          <table:table-cell office:value-type="float" office:value="0.855789" calcext:value-type="float">
            <text:p>0.8557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0.775009" calcext:value-type="float">
            <text:p>0.775009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16272" calcext:value-type="float">
            <text:p>0.162720</text:p>
          </table:table-cell>
          <table:table-cell office:value-type="float" office:value="0.428543" calcext:value-type="float">
            <text:p>0.4285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197128" calcext:value-type="float">
            <text:p>0.197128</text:p>
          </table:table-cell>
          <table:table-cell office:value-type="float" office:value="0.759445" calcext:value-type="float">
            <text:p>0.759445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145645" calcext:value-type="float">
            <text:p>0.145645</text:p>
          </table:table-cell>
          <table:table-cell office:value-type="float" office:value="0.838699" calcext:value-type="float">
            <text:p>0.838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15123" calcext:value-type="float">
            <text:p>0.151230</text:p>
          </table:table-cell>
          <table:table-cell office:value-type="float" office:value="0.774368" calcext:value-type="float">
            <text:p>0.774368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145645" calcext:value-type="float">
            <text:p>0.145645</text:p>
          </table:table-cell>
          <table:table-cell office:value-type="float" office:value="0.445633" calcext:value-type="float">
            <text:p>0.4456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65" calcext:value-type="float">
            <text:p>0.025650</text:p>
          </table:table-cell>
          <table:table-cell office:value-type="float" office:value="0.192139" calcext:value-type="float">
            <text:p>0.192139</text:p>
          </table:table-cell>
          <table:table-cell office:value-type="float" office:value="0.761063" calcext:value-type="float">
            <text:p>0.761063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111511" calcext:value-type="float">
            <text:p>0.111511</text:p>
          </table:table-cell>
          <table:table-cell office:value-type="float" office:value="0.795975" calcext:value-type="float">
            <text:p>0.7959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65" calcext:value-type="float">
            <text:p>0.025650</text:p>
          </table:table-cell>
          <table:table-cell office:value-type="float" office:value="0.156219" calcext:value-type="float">
            <text:p>0.156219</text:p>
          </table:table-cell>
          <table:table-cell office:value-type="float" office:value="0.772736" calcext:value-type="float">
            <text:p>0.772736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111511" calcext:value-type="float">
            <text:p>0.111511</text:p>
          </table:table-cell>
          <table:table-cell office:value-type="float" office:value="0.488358" calcext:value-type="float">
            <text:p>0.4883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356" calcext:value-type="float">
            <text:p>0.023560</text:p>
          </table:table-cell>
          <table:table-cell office:value-type="float" office:value="0.188141" calcext:value-type="float">
            <text:p>0.188141</text:p>
          </table:table-cell>
          <table:table-cell office:value-type="float" office:value="0.76236" calcext:value-type="float">
            <text:p>0.762360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094437" calcext:value-type="float">
            <text:p>0.094437</text:p>
          </table:table-cell>
          <table:table-cell office:value-type="float" office:value="0.76181" calcext:value-type="float">
            <text:p>0.7618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356" calcext:value-type="float">
            <text:p>0.023560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771439" calcext:value-type="float">
            <text:p>0.771439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094437" calcext:value-type="float">
            <text:p>0.094437</text:p>
          </table:table-cell>
          <table:table-cell office:value-type="float" office:value="0.522537" calcext:value-type="float">
            <text:p>0.52253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183167" calcext:value-type="float">
            <text:p>0.183167</text:p>
          </table:table-cell>
          <table:table-cell office:value-type="float" office:value="0.763992" calcext:value-type="float">
            <text:p>0.763992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077377" calcext:value-type="float">
            <text:p>0.077377</text:p>
          </table:table-cell>
          <table:table-cell office:value-type="float" office:value="0.71907" calcext:value-type="float">
            <text:p>0.71907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165207" calcext:value-type="float">
            <text:p>0.165207</text:p>
          </table:table-cell>
          <table:table-cell office:value-type="float" office:value="0.769821" calcext:value-type="float">
            <text:p>0.769821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077377" calcext:value-type="float">
            <text:p>0.077377</text:p>
          </table:table-cell>
          <table:table-cell office:value-type="float" office:value="0.565262" calcext:value-type="float">
            <text:p>0.56526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0.17717" calcext:value-type="float">
            <text:p>0.177170</text:p>
          </table:table-cell>
          <table:table-cell office:value-type="float" office:value="0.76593" calcext:value-type="float">
            <text:p>0.765930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068848" calcext:value-type="float">
            <text:p>0.068848</text:p>
          </table:table-cell>
          <table:table-cell office:value-type="float" office:value="0.667801" calcext:value-type="float">
            <text:p>0.6678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0.171188" calcext:value-type="float">
            <text:p>0.171188</text:p>
          </table:table-cell>
          <table:table-cell office:value-type="float" office:value="0.767883" calcext:value-type="float">
            <text:p>0.767883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.309036" calcext:value-type="float">
            <text:p>0.309036</text:p>
          </table:table-cell>
          <table:table-cell office:value-type="float" office:value="0.95105" calcext:value-type="float">
            <text:p>0.951050</text:p>
          </table:table-cell>
          <table:table-cell office:value-type="float" office:value="0.068848" calcext:value-type="float">
            <text:p>0.068848</text:p>
          </table:table-cell>
          <table:table-cell office:value-type="float" office:value="0.616531" calcext:value-type="float">
            <text:p>0.61653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174" calcext:value-type="float">
            <text:p>0.059174</text:p>
          </table:table-cell>
          <table:table-cell office:value-type="float" office:value="0.214569" calcext:value-type="float">
            <text:p>0.214569</text:p>
          </table:table-cell>
          <table:table-cell office:value-type="float" office:value="0.761337" calcext:value-type="float">
            <text:p>0.761337</text:p>
          </table:table-cell>
          <table:table-cell office:value-type="float" office:value="0.061661" calcext:value-type="float">
            <text:p>0.061661</text:p>
          </table:table-cell>
          <table:table-cell office:value-type="float" office:value="0.919876" calcext:value-type="float">
            <text:p>0.919876</text:p>
          </table:table-cell>
          <table:table-cell office:value-type="float" office:value="0.387314" calcext:value-type="float">
            <text:p>0.387314</text:p>
          </table:table-cell>
          <table:table-cell office:value-type="float" office:value="0.388199" calcext:value-type="float">
            <text:p>0.388199</text:p>
          </table:table-cell>
          <table:table-cell office:value-type="float" office:value="0.988586" calcext:value-type="float">
            <text:p>0.9885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94" calcext:value-type="float">
            <text:p>0.052994</text:p>
          </table:table-cell>
          <table:table-cell office:value-type="float" office:value="0.214569" calcext:value-type="float">
            <text:p>0.214569</text:p>
          </table:table-cell>
          <table:table-cell office:value-type="float" office:value="0.761337" calcext:value-type="float">
            <text:p>0.761337</text:p>
          </table:table-cell>
          <table:table-cell office:value-type="float" office:value="-0.061661" calcext:value-type="float">
            <text:p>-0.061661</text:p>
          </table:table-cell>
          <table:table-cell office:value-type="float" office:value="0.919876" calcext:value-type="float">
            <text:p>0.919876</text:p>
          </table:table-cell>
          <table:table-cell office:value-type="float" office:value="0.387344" calcext:value-type="float">
            <text:p>0.387344</text:p>
          </table:table-cell>
          <table:table-cell office:value-type="float" office:value="0.33519" calcext:value-type="float">
            <text:p>0.335190</text:p>
          </table:table-cell>
          <table:table-cell office:value-type="float" office:value="0.988586" calcext:value-type="float">
            <text:p>0.9885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082" calcext:value-type="float">
            <text:p>0.059082</text:p>
          </table:table-cell>
          <table:table-cell office:value-type="float" office:value="0.215057" calcext:value-type="float">
            <text:p>0.215057</text:p>
          </table:table-cell>
          <table:table-cell office:value-type="float" office:value="0.760132" calcext:value-type="float">
            <text:p>0.760132</text:p>
          </table:table-cell>
          <table:table-cell office:value-type="float" office:value="0.061661" calcext:value-type="float">
            <text:p>0.061661</text:p>
          </table:table-cell>
          <table:table-cell office:value-type="float" office:value="0.919876" calcext:value-type="float">
            <text:p>0.919876</text:p>
          </table:table-cell>
          <table:table-cell office:value-type="float" office:value="0.387314" calcext:value-type="float">
            <text:p>0.387314</text:p>
          </table:table-cell>
          <table:table-cell office:value-type="float" office:value="0.387421" calcext:value-type="float">
            <text:p>0.387421</text:p>
          </table:table-cell>
          <table:table-cell office:value-type="float" office:value="0.995758" calcext:value-type="float">
            <text:p>0.9957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3085" calcext:value-type="float">
            <text:p>0.053085</text:p>
          </table:table-cell>
          <table:table-cell office:value-type="float" office:value="0.215057" calcext:value-type="float">
            <text:p>0.215057</text:p>
          </table:table-cell>
          <table:table-cell office:value-type="float" office:value="0.760132" calcext:value-type="float">
            <text:p>0.760132</text:p>
          </table:table-cell>
          <table:table-cell office:value-type="float" office:value="-0.061661" calcext:value-type="float">
            <text:p>-0.061661</text:p>
          </table:table-cell>
          <table:table-cell office:value-type="float" office:value="0.919876" calcext:value-type="float">
            <text:p>0.919876</text:p>
          </table:table-cell>
          <table:table-cell office:value-type="float" office:value="0.387344" calcext:value-type="float">
            <text:p>0.387344</text:p>
          </table:table-cell>
          <table:table-cell office:value-type="float" office:value="0.335953" calcext:value-type="float">
            <text:p>0.335953</text:p>
          </table:table-cell>
          <table:table-cell office:value-type="float" office:value="0.995758" calcext:value-type="float">
            <text:p>0.9957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213593" calcext:value-type="float">
            <text:p>0.213593</text:p>
          </table:table-cell>
          <table:table-cell office:value-type="float" office:value="0.761658" calcext:value-type="float">
            <text:p>0.761658</text:p>
          </table:table-cell>
          <table:table-cell office:value-type="float" office:value="0.171127" calcext:value-type="float">
            <text:p>0.171127</text:p>
          </table:table-cell>
          <table:table-cell office:value-type="float" office:value="0.878906" calcext:value-type="float">
            <text:p>0.878906</text:p>
          </table:table-cell>
          <table:table-cell office:value-type="float" office:value="0.445236" calcext:value-type="float">
            <text:p>0.445236</text:p>
          </table:table-cell>
          <table:table-cell office:value-type="float" office:value="0.441223" calcext:value-type="float">
            <text:p>0.441223</text:p>
          </table:table-cell>
          <table:table-cell office:value-type="float" office:value="0.979675" calcext:value-type="float">
            <text:p>0.979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6071" calcext:value-type="float">
            <text:p>0.066071</text:p>
          </table:table-cell>
          <table:table-cell office:value-type="float" office:value="0.214096" calcext:value-type="float">
            <text:p>0.214096</text:p>
          </table:table-cell>
          <table:table-cell office:value-type="float" office:value="0.760437" calcext:value-type="float">
            <text:p>0.760437</text:p>
          </table:table-cell>
          <table:table-cell office:value-type="float" office:value="0.171127" calcext:value-type="float">
            <text:p>0.171127</text:p>
          </table:table-cell>
          <table:table-cell office:value-type="float" office:value="0.878906" calcext:value-type="float">
            <text:p>0.878906</text:p>
          </table:table-cell>
          <table:table-cell office:value-type="float" office:value="0.445236" calcext:value-type="float">
            <text:p>0.445236</text:p>
          </table:table-cell>
          <table:table-cell office:value-type="float" office:value="0.447495" calcext:value-type="float">
            <text:p>0.447495</text:p>
          </table:table-cell>
          <table:table-cell office:value-type="float" office:value="0.987106" calcext:value-type="float">
            <text:p>0.9871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1518" calcext:value-type="float">
            <text:p>0.071518</text:p>
          </table:table-cell>
          <table:table-cell office:value-type="float" office:value="0.211639" calcext:value-type="float">
            <text:p>0.211639</text:p>
          </table:table-cell>
          <table:table-cell office:value-type="float" office:value="0.762299" calcext:value-type="float">
            <text:p>0.762299</text:p>
          </table:table-cell>
          <table:table-cell office:value-type="float" office:value="0.262253" calcext:value-type="float">
            <text:p>0.262253</text:p>
          </table:table-cell>
          <table:table-cell office:value-type="float" office:value="0.827652" calcext:value-type="float">
            <text:p>0.827652</text:p>
          </table:table-cell>
          <table:table-cell office:value-type="float" office:value="0.496201" calcext:value-type="float">
            <text:p>0.496201</text:p>
          </table:table-cell>
          <table:table-cell office:value-type="float" office:value="0.494247" calcext:value-type="float">
            <text:p>0.494247</text:p>
          </table:table-cell>
          <table:table-cell office:value-type="float" office:value="0.961868" calcext:value-type="float">
            <text:p>0.9618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2067" calcext:value-type="float">
            <text:p>0.072067</text:p>
          </table:table-cell>
          <table:table-cell office:value-type="float" office:value="0.212204" calcext:value-type="float">
            <text:p>0.212204</text:p>
          </table:table-cell>
          <table:table-cell office:value-type="float" office:value="0.761063" calcext:value-type="float">
            <text:p>0.761063</text:p>
          </table:table-cell>
          <table:table-cell office:value-type="float" office:value="0.262253" calcext:value-type="float">
            <text:p>0.262253</text:p>
          </table:table-cell>
          <table:table-cell office:value-type="float" office:value="0.827652" calcext:value-type="float">
            <text:p>0.827652</text:p>
          </table:table-cell>
          <table:table-cell office:value-type="float" office:value="0.496201" calcext:value-type="float">
            <text:p>0.496201</text:p>
          </table:table-cell>
          <table:table-cell office:value-type="float" office:value="0.498962" calcext:value-type="float">
            <text:p>0.498962</text:p>
          </table:table-cell>
          <table:table-cell office:value-type="float" office:value="0.969818" calcext:value-type="float">
            <text:p>0.969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3245" calcext:value-type="float">
            <text:p>0.763245</text:p>
          </table:table-cell>
          <table:table-cell office:value-type="float" office:value="0.372375" calcext:value-type="float">
            <text:p>0.372375</text:p>
          </table:table-cell>
          <table:table-cell office:value-type="float" office:value="0.775681" calcext:value-type="float">
            <text:p>0.775681</text:p>
          </table:table-cell>
          <table:table-cell office:value-type="float" office:value="0.509567" calcext:value-type="float">
            <text:p>0.509567</text:p>
          </table:table-cell>
          <table:table-cell office:value-type="float" office:value="0.547272" calcext:value-type="float">
            <text:p>0.547272</text:p>
          </table:table-cell>
          <table:table-cell office:value-type="float" office:value="0.93515" calcext:value-type="float">
            <text:p>0.9351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8064" calcext:value-type="float">
            <text:p>0.078064</text:p>
          </table:table-cell>
          <table:table-cell office:value-type="float" office:value="0.209351" calcext:value-type="float">
            <text:p>0.209351</text:p>
          </table:table-cell>
          <table:table-cell office:value-type="float" office:value="0.761978" calcext:value-type="float">
            <text:p>0.761978</text:p>
          </table:table-cell>
          <table:table-cell office:value-type="float" office:value="0.372375" calcext:value-type="float">
            <text:p>0.372375</text:p>
          </table:table-cell>
          <table:table-cell office:value-type="float" office:value="0.775681" calcext:value-type="float">
            <text:p>0.775681</text:p>
          </table:table-cell>
          <table:table-cell office:value-type="float" office:value="0.509567" calcext:value-type="float">
            <text:p>0.509567</text:p>
          </table:table-cell>
          <table:table-cell office:value-type="float" office:value="0.550446" calcext:value-type="float">
            <text:p>0.550446</text:p>
          </table:table-cell>
          <table:table-cell office:value-type="float" office:value="0.943878" calcext:value-type="float">
            <text:p>0.9438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84" calcext:value-type="float">
            <text:p>0.082840</text:p>
          </table:table-cell>
          <table:table-cell office:value-type="float" office:value="0.204788" calcext:value-type="float">
            <text:p>0.204788</text:p>
          </table:table-cell>
          <table:table-cell office:value-type="float" office:value="0.764526" calcext:value-type="float">
            <text:p>0.764526</text:p>
          </table:table-cell>
          <table:table-cell office:value-type="float" office:value="0.47464" calcext:value-type="float">
            <text:p>0.474640</text:p>
          </table:table-cell>
          <table:table-cell office:value-type="float" office:value="0.720749" calcext:value-type="float">
            <text:p>0.720749</text:p>
          </table:table-cell>
          <table:table-cell office:value-type="float" office:value="0.505203" calcext:value-type="float">
            <text:p>0.505203</text:p>
          </table:table-cell>
          <table:table-cell office:value-type="float" office:value="0.591446" calcext:value-type="float">
            <text:p>0.591446</text:p>
          </table:table-cell>
          <table:table-cell office:value-type="float" office:value="0.899521" calcext:value-type="float">
            <text:p>0.8995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3054" calcext:value-type="float">
            <text:p>0.083054</text:p>
          </table:table-cell>
          <table:table-cell office:value-type="float" office:value="0.205551" calcext:value-type="float">
            <text:p>0.205551</text:p>
          </table:table-cell>
          <table:table-cell office:value-type="float" office:value="0.763214" calcext:value-type="float">
            <text:p>0.763214</text:p>
          </table:table-cell>
          <table:table-cell office:value-type="float" office:value="0.47464" calcext:value-type="float">
            <text:p>0.474640</text:p>
          </table:table-cell>
          <table:table-cell office:value-type="float" office:value="0.720749" calcext:value-type="float">
            <text:p>0.720749</text:p>
          </table:table-cell>
          <table:table-cell office:value-type="float" office:value="0.505203" calcext:value-type="float">
            <text:p>0.505203</text:p>
          </table:table-cell>
          <table:table-cell office:value-type="float" office:value="0.593338" calcext:value-type="float">
            <text:p>0.593338</text:p>
          </table:table-cell>
          <table:table-cell office:value-type="float" office:value="0.909302" calcext:value-type="float">
            <text:p>0.90930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5922" calcext:value-type="float">
            <text:p>0.085922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765472" calcext:value-type="float">
            <text:p>0.765472</text:p>
          </table:table-cell>
          <table:table-cell office:value-type="float" office:value="0.529404" calcext:value-type="float">
            <text:p>0.529404</text:p>
          </table:table-cell>
          <table:table-cell office:value-type="float" office:value="0.668732" calcext:value-type="float">
            <text:p>0.668732</text:p>
          </table:table-cell>
          <table:table-cell office:value-type="float" office:value="0.522049" calcext:value-type="float">
            <text:p>0.522049</text:p>
          </table:table-cell>
          <table:table-cell office:value-type="float" office:value="0.61795" calcext:value-type="float">
            <text:p>0.617950</text:p>
          </table:table-cell>
          <table:table-cell office:value-type="float" office:value="0.872818" calcext:value-type="float">
            <text:p>0.872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7051" calcext:value-type="float">
            <text:p>0.087051</text:p>
          </table:table-cell>
          <table:table-cell office:value-type="float" office:value="0.201752" calcext:value-type="float">
            <text:p>0.201752</text:p>
          </table:table-cell>
          <table:table-cell office:value-type="float" office:value="0.76445" calcext:value-type="float">
            <text:p>0.764450</text:p>
          </table:table-cell>
          <table:table-cell office:value-type="float" office:value="0.529404" calcext:value-type="float">
            <text:p>0.529404</text:p>
          </table:table-cell>
          <table:table-cell office:value-type="float" office:value="0.668732" calcext:value-type="float">
            <text:p>0.668732</text:p>
          </table:table-cell>
          <table:table-cell office:value-type="float" office:value="0.522049" calcext:value-type="float">
            <text:p>0.522049</text:p>
          </table:table-cell>
          <table:table-cell office:value-type="float" office:value="0.627655" calcext:value-type="float">
            <text:p>0.627655</text:p>
          </table:table-cell>
          <table:table-cell office:value-type="float" office:value="0.874725" calcext:value-type="float">
            <text:p>0.8747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042" calcext:value-type="float">
            <text:p>0.090042</text:p>
          </table:table-cell>
          <table:table-cell office:value-type="float" office:value="0.19696" calcext:value-type="float">
            <text:p>0.196960</text:p>
          </table:table-cell>
          <table:table-cell office:value-type="float" office:value="0.767059" calcext:value-type="float">
            <text:p>0.767059</text:p>
          </table:table-cell>
          <table:table-cell office:value-type="float" office:value="0.5802" calcext:value-type="float">
            <text:p>0.580200</text:p>
          </table:table-cell>
          <table:table-cell office:value-type="float" office:value="0.577942" calcext:value-type="float">
            <text:p>0.577942</text:p>
          </table:table-cell>
          <table:table-cell office:value-type="float" office:value="0.573883" calcext:value-type="float">
            <text:p>0.573883</text:p>
          </table:table-cell>
          <table:table-cell office:value-type="float" office:value="0.653305" calcext:value-type="float">
            <text:p>0.653305</text:p>
          </table:table-cell>
          <table:table-cell office:value-type="float" office:value="0.828293" calcext:value-type="float">
            <text:p>0.8282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049" calcext:value-type="float">
            <text:p>0.091049</text:p>
          </table:table-cell>
          <table:table-cell office:value-type="float" office:value="0.196991" calcext:value-type="float">
            <text:p>0.196991</text:p>
          </table:table-cell>
          <table:table-cell office:value-type="float" office:value="0.766006" calcext:value-type="float">
            <text:p>0.766006</text:p>
          </table:table-cell>
          <table:table-cell office:value-type="float" office:value="0.5802" calcext:value-type="float">
            <text:p>0.580200</text:p>
          </table:table-cell>
          <table:table-cell office:value-type="float" office:value="0.577942" calcext:value-type="float">
            <text:p>0.577942</text:p>
          </table:table-cell>
          <table:table-cell office:value-type="float" office:value="0.573883" calcext:value-type="float">
            <text:p>0.573883</text:p>
          </table:table-cell>
          <table:table-cell office:value-type="float" office:value="0.661957" calcext:value-type="float">
            <text:p>0.661957</text:p>
          </table:table-cell>
          <table:table-cell office:value-type="float" office:value="0.831482" calcext:value-type="float">
            <text:p>0.8314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404" calcext:value-type="float">
            <text:p>0.094040</text:p>
          </table:table-cell>
          <table:table-cell office:value-type="float" office:value="0.191299" calcext:value-type="float">
            <text:p>0.191299</text:p>
          </table:table-cell>
          <table:table-cell office:value-type="float" office:value="0.767853" calcext:value-type="float">
            <text:p>0.767853</text:p>
          </table:table-cell>
          <table:table-cell office:value-type="float" office:value="0.633545" calcext:value-type="float">
            <text:p>0.633545</text:p>
          </table:table-cell>
          <table:table-cell office:value-type="float" office:value="0.474319" calcext:value-type="float">
            <text:p>0.474319</text:p>
          </table:table-cell>
          <table:table-cell office:value-type="float" office:value="0.611267" calcext:value-type="float">
            <text:p>0.611267</text:p>
          </table:table-cell>
          <table:table-cell office:value-type="float" office:value="0.687714" calcext:value-type="float">
            <text:p>0.687714</text:p>
          </table:table-cell>
          <table:table-cell office:value-type="float" office:value="0.779617" calcext:value-type="float">
            <text:p>0.7796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3124" calcext:value-type="float">
            <text:p>0.093124</text:p>
          </table:table-cell>
          <table:table-cell office:value-type="float" office:value="0.191086" calcext:value-type="float">
            <text:p>0.191086</text:p>
          </table:table-cell>
          <table:table-cell office:value-type="float" office:value="0.768967" calcext:value-type="float">
            <text:p>0.768967</text:p>
          </table:table-cell>
          <table:table-cell office:value-type="float" office:value="0.633545" calcext:value-type="float">
            <text:p>0.633545</text:p>
          </table:table-cell>
          <table:table-cell office:value-type="float" office:value="0.474319" calcext:value-type="float">
            <text:p>0.474319</text:p>
          </table:table-cell>
          <table:table-cell office:value-type="float" office:value="0.611267" calcext:value-type="float">
            <text:p>0.611267</text:p>
          </table:table-cell>
          <table:table-cell office:value-type="float" office:value="0.67981" calcext:value-type="float">
            <text:p>0.679810</text:p>
          </table:table-cell>
          <table:table-cell office:value-type="float" office:value="0.774872" calcext:value-type="float">
            <text:p>0.7748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6039" calcext:value-type="float">
            <text:p>0.096039</text:p>
          </table:table-cell>
          <table:table-cell office:value-type="float" office:value="0.185593" calcext:value-type="float">
            <text:p>0.185593</text:p>
          </table:table-cell>
          <table:table-cell office:value-type="float" office:value="0.769699" calcext:value-type="float">
            <text:p>0.769699</text:p>
          </table:table-cell>
          <table:table-cell office:value-type="float" office:value="0.698135" calcext:value-type="float">
            <text:p>0.698135</text:p>
          </table:table-cell>
          <table:table-cell office:value-type="float" office:value="0.377579" calcext:value-type="float">
            <text:p>0.377579</text:p>
          </table:table-cell>
          <table:table-cell office:value-type="float" office:value="0.608307" calcext:value-type="float">
            <text:p>0.608307</text:p>
          </table:table-cell>
          <table:table-cell office:value-type="float" office:value="0.704865" calcext:value-type="float">
            <text:p>0.704865</text:p>
          </table:table-cell>
          <table:table-cell office:value-type="float" office:value="0.727753" calcext:value-type="float">
            <text:p>0.7277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5184" calcext:value-type="float">
            <text:p>0.095184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770874" calcext:value-type="float">
            <text:p>0.770874</text:p>
          </table:table-cell>
          <table:table-cell office:value-type="float" office:value="0.698135" calcext:value-type="float">
            <text:p>0.698135</text:p>
          </table:table-cell>
          <table:table-cell office:value-type="float" office:value="0.377579" calcext:value-type="float">
            <text:p>0.377579</text:p>
          </table:table-cell>
          <table:table-cell office:value-type="float" office:value="0.608307" calcext:value-type="float">
            <text:p>0.608307</text:p>
          </table:table-cell>
          <table:table-cell office:value-type="float" office:value="0.697495" calcext:value-type="float">
            <text:p>0.697495</text:p>
          </table:table-cell>
          <table:table-cell office:value-type="float" office:value="0.721436" calcext:value-type="float">
            <text:p>0.7214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6222" calcext:value-type="float">
            <text:p>0.096222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772781" calcext:value-type="float">
            <text:p>0.772781</text:p>
          </table:table-cell>
          <table:table-cell office:value-type="float" office:value="0.755127" calcext:value-type="float">
            <text:p>0.755127</text:p>
          </table:table-cell>
          <table:table-cell office:value-type="float" office:value="0.260361" calcext:value-type="float">
            <text:p>0.260361</text:p>
          </table:table-cell>
          <table:table-cell office:value-type="float" office:value="0.601654" calcext:value-type="float">
            <text:p>0.601654</text:p>
          </table:table-cell>
          <table:table-cell office:value-type="float" office:value="0.706345" calcext:value-type="float">
            <text:p>0.706345</text:p>
          </table:table-cell>
          <table:table-cell office:value-type="float" office:value="0.668015" calcext:value-type="float">
            <text:p>0.668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7046" calcext:value-type="float">
            <text:p>0.097046</text:p>
          </table:table-cell>
          <table:table-cell office:value-type="float" office:value="0.17894" calcext:value-type="float">
            <text:p>0.178940</text:p>
          </table:table-cell>
          <table:table-cell office:value-type="float" office:value="0.771866" calcext:value-type="float">
            <text:p>0.771866</text:p>
          </table:table-cell>
          <table:table-cell office:value-type="float" office:value="0.755127" calcext:value-type="float">
            <text:p>0.755127</text:p>
          </table:table-cell>
          <table:table-cell office:value-type="float" office:value="0.260361" calcext:value-type="float">
            <text:p>0.260361</text:p>
          </table:table-cell>
          <table:table-cell office:value-type="float" office:value="0.601654" calcext:value-type="float">
            <text:p>0.601654</text:p>
          </table:table-cell>
          <table:table-cell office:value-type="float" office:value="0.713455" calcext:value-type="float">
            <text:p>0.713455</text:p>
          </table:table-cell>
          <table:table-cell office:value-type="float" office:value="0.667236" calcext:value-type="float">
            <text:p>0.6672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6222" calcext:value-type="float">
            <text:p>0.096222</text:p>
          </table:table-cell>
          <table:table-cell office:value-type="float" office:value="0.173462" calcext:value-type="float">
            <text:p>0.173462</text:p>
          </table:table-cell>
          <table:table-cell office:value-type="float" office:value="0.774689" calcext:value-type="float">
            <text:p>0.774689</text:p>
          </table:table-cell>
          <table:table-cell office:value-type="float" office:value="0.755096" calcext:value-type="float">
            <text:p>0.755096</text:p>
          </table:table-cell>
          <table:table-cell office:value-type="float" office:value="0.143036" calcext:value-type="float">
            <text:p>0.143036</text:p>
          </table:table-cell>
          <table:table-cell office:value-type="float" office:value="0.639832" calcext:value-type="float">
            <text:p>0.639832</text:p>
          </table:table-cell>
          <table:table-cell office:value-type="float" office:value="0.706345" calcext:value-type="float">
            <text:p>0.706345</text:p>
          </table:table-cell>
          <table:table-cell office:value-type="float" office:value="0.614578" calcext:value-type="float">
            <text:p>0.614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7046" calcext:value-type="float">
            <text:p>0.097046</text:p>
          </table:table-cell>
          <table:table-cell office:value-type="float" office:value="0.173248" calcext:value-type="float">
            <text:p>0.173248</text:p>
          </table:table-cell>
          <table:table-cell office:value-type="float" office:value="0.773712" calcext:value-type="float">
            <text:p>0.773712</text:p>
          </table:table-cell>
          <table:table-cell office:value-type="float" office:value="0.755096" calcext:value-type="float">
            <text:p>0.755096</text:p>
          </table:table-cell>
          <table:table-cell office:value-type="float" office:value="0.143036" calcext:value-type="float">
            <text:p>0.143036</text:p>
          </table:table-cell>
          <table:table-cell office:value-type="float" office:value="0.639832" calcext:value-type="float">
            <text:p>0.639832</text:p>
          </table:table-cell>
          <table:table-cell office:value-type="float" office:value="0.713455" calcext:value-type="float">
            <text:p>0.713455</text:p>
          </table:table-cell>
          <table:table-cell office:value-type="float" office:value="0.615356" calcext:value-type="float">
            <text:p>0.61535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5184" calcext:value-type="float">
            <text:p>0.095184</text:p>
          </table:table-cell>
          <table:table-cell office:value-type="float" office:value="0.167587" calcext:value-type="float">
            <text:p>0.167587</text:p>
          </table:table-cell>
          <table:table-cell office:value-type="float" office:value="0.776596" calcext:value-type="float">
            <text:p>0.776596</text:p>
          </table:table-cell>
          <table:table-cell office:value-type="float" office:value="0.698044" calcext:value-type="float">
            <text:p>0.698044</text:p>
          </table:table-cell>
          <table:table-cell office:value-type="float" office:value="0.052094" calcext:value-type="float">
            <text:p>0.052094</text:p>
          </table:table-cell>
          <table:table-cell office:value-type="float" office:value="0.714157" calcext:value-type="float">
            <text:p>0.714157</text:p>
          </table:table-cell>
          <table:table-cell office:value-type="float" office:value="0.697495" calcext:value-type="float">
            <text:p>0.697495</text:p>
          </table:table-cell>
          <table:table-cell office:value-type="float" office:value="0.561157" calcext:value-type="float">
            <text:p>0.5611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6039" calcext:value-type="float">
            <text:p>0.096039</text:p>
          </table:table-cell>
          <table:table-cell office:value-type="float" office:value="0.166595" calcext:value-type="float">
            <text:p>0.166595</text:p>
          </table:table-cell>
          <table:table-cell office:value-type="float" office:value="0.775879" calcext:value-type="float">
            <text:p>0.775879</text:p>
          </table:table-cell>
          <table:table-cell office:value-type="float" office:value="0.698044" calcext:value-type="float">
            <text:p>0.698044</text:p>
          </table:table-cell>
          <table:table-cell office:value-type="float" office:value="0.052094" calcext:value-type="float">
            <text:p>0.052094</text:p>
          </table:table-cell>
          <table:table-cell office:value-type="float" office:value="0.714157" calcext:value-type="float">
            <text:p>0.714157</text:p>
          </table:table-cell>
          <table:table-cell office:value-type="float" office:value="0.704865" calcext:value-type="float">
            <text:p>0.704865</text:p>
          </table:table-cell>
          <table:table-cell office:value-type="float" office:value="0.55484" calcext:value-type="float">
            <text:p>0.5548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404" calcext:value-type="float">
            <text:p>0.094040</text:p>
          </table:table-cell>
          <table:table-cell office:value-type="float" office:value="0.160889" calcext:value-type="float">
            <text:p>0.160889</text:p>
          </table:table-cell>
          <table:table-cell office:value-type="float" office:value="0.777725" calcext:value-type="float">
            <text:p>0.777725</text:p>
          </table:table-cell>
          <table:table-cell office:value-type="float" office:value="0.633636" calcext:value-type="float">
            <text:p>0.633636</text:p>
          </table:table-cell>
          <table:table-cell office:value-type="float" office:value="-0.024384" calcext:value-type="float">
            <text:p>-0.024384</text:p>
          </table:table-cell>
          <table:table-cell office:value-type="float" office:value="0.773254" calcext:value-type="float">
            <text:p>0.773254</text:p>
          </table:table-cell>
          <table:table-cell office:value-type="float" office:value="0.687714" calcext:value-type="float">
            <text:p>0.687714</text:p>
          </table:table-cell>
          <table:table-cell office:value-type="float" office:value="0.502975" calcext:value-type="float">
            <text:p>0.5029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3124" calcext:value-type="float">
            <text:p>0.093124</text:p>
          </table:table-cell>
          <table:table-cell office:value-type="float" office:value="0.161728" calcext:value-type="float">
            <text:p>0.161728</text:p>
          </table:table-cell>
          <table:table-cell office:value-type="float" office:value="0.778503" calcext:value-type="float">
            <text:p>0.778503</text:p>
          </table:table-cell>
          <table:table-cell office:value-type="float" office:value="0.633636" calcext:value-type="float">
            <text:p>0.633636</text:p>
          </table:table-cell>
          <table:table-cell office:value-type="float" office:value="-0.024384" calcext:value-type="float">
            <text:p>-0.024384</text:p>
          </table:table-cell>
          <table:table-cell office:value-type="float" office:value="0.773254" calcext:value-type="float">
            <text:p>0.773254</text:p>
          </table:table-cell>
          <table:table-cell office:value-type="float" office:value="0.67981" calcext:value-type="float">
            <text:p>0.679810</text:p>
          </table:table-cell>
          <table:table-cell office:value-type="float" office:value="0.507736" calcext:value-type="float">
            <text:p>0.507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049" calcext:value-type="float">
            <text:p>0.091049</text:p>
          </table:table-cell>
          <table:table-cell office:value-type="float" office:value="0.155182" calcext:value-type="float">
            <text:p>0.155182</text:p>
          </table:table-cell>
          <table:table-cell office:value-type="float" office:value="0.779587" calcext:value-type="float">
            <text:p>0.779587</text:p>
          </table:table-cell>
          <table:table-cell office:value-type="float" office:value="0.580429" calcext:value-type="float">
            <text:p>0.580429</text:p>
          </table:table-cell>
          <table:table-cell office:value-type="float" office:value="-0.130402" calcext:value-type="float">
            <text:p>-0.130402</text:p>
          </table:table-cell>
          <table:table-cell office:value-type="float" office:value="0.803802" calcext:value-type="float">
            <text:p>0.803802</text:p>
          </table:table-cell>
          <table:table-cell office:value-type="float" office:value="0.661957" calcext:value-type="float">
            <text:p>0.661957</text:p>
          </table:table-cell>
          <table:table-cell office:value-type="float" office:value="0.451111" calcext:value-type="float">
            <text:p>0.45111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042" calcext:value-type="float">
            <text:p>0.090042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780426" calcext:value-type="float">
            <text:p>0.780426</text:p>
          </table:table-cell>
          <table:table-cell office:value-type="float" office:value="0.580429" calcext:value-type="float">
            <text:p>0.580429</text:p>
          </table:table-cell>
          <table:table-cell office:value-type="float" office:value="-0.130402" calcext:value-type="float">
            <text:p>-0.130402</text:p>
          </table:table-cell>
          <table:table-cell office:value-type="float" office:value="0.803802" calcext:value-type="float">
            <text:p>0.803802</text:p>
          </table:table-cell>
          <table:table-cell office:value-type="float" office:value="0.653305" calcext:value-type="float">
            <text:p>0.653305</text:p>
          </table:table-cell>
          <table:table-cell office:value-type="float" office:value="0.4543" calcext:value-type="float">
            <text:p>0.45430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7051" calcext:value-type="float">
            <text:p>0.087051</text:p>
          </table:table-cell>
          <table:table-cell office:value-type="float" office:value="0.150436" calcext:value-type="float">
            <text:p>0.150436</text:p>
          </table:table-cell>
          <table:table-cell office:value-type="float" office:value="0.781128" calcext:value-type="float">
            <text:p>0.781128</text:p>
          </table:table-cell>
          <table:table-cell office:value-type="float" office:value="0.529449" calcext:value-type="float">
            <text:p>0.529449</text:p>
          </table:table-cell>
          <table:table-cell office:value-type="float" office:value="-0.23436" calcext:value-type="float">
            <text:p>-0.234360</text:p>
          </table:table-cell>
          <table:table-cell office:value-type="float" office:value="0.815323" calcext:value-type="float">
            <text:p>0.815323</text:p>
          </table:table-cell>
          <table:table-cell office:value-type="float" office:value="0.627655" calcext:value-type="float">
            <text:p>0.627655</text:p>
          </table:table-cell>
          <table:table-cell office:value-type="float" office:value="0.407883" calcext:value-type="float">
            <text:p>0.40788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5922" calcext:value-type="float">
            <text:p>0.085922</text:p>
          </table:table-cell>
          <table:table-cell office:value-type="float" office:value="0.150955" calcext:value-type="float">
            <text:p>0.150955</text:p>
          </table:table-cell>
          <table:table-cell office:value-type="float" office:value="0.782013" calcext:value-type="float">
            <text:p>0.782013</text:p>
          </table:table-cell>
          <table:table-cell office:value-type="float" office:value="0.529449" calcext:value-type="float">
            <text:p>0.529449</text:p>
          </table:table-cell>
          <table:table-cell office:value-type="float" office:value="-0.23436" calcext:value-type="float">
            <text:p>-0.234360</text:p>
          </table:table-cell>
          <table:table-cell office:value-type="float" office:value="0.815323" calcext:value-type="float">
            <text:p>0.815323</text:p>
          </table:table-cell>
          <table:table-cell office:value-type="float" office:value="0.61795" calcext:value-type="float">
            <text:p>0.617950</text:p>
          </table:table-cell>
          <table:table-cell office:value-type="float" office:value="0.409775" calcext:value-type="float">
            <text:p>0.409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3054" calcext:value-type="float">
            <text:p>0.083054</text:p>
          </table:table-cell>
          <table:table-cell office:value-type="float" office:value="0.146637" calcext:value-type="float">
            <text:p>0.146637</text:p>
          </table:table-cell>
          <table:table-cell office:value-type="float" office:value="0.782364" calcext:value-type="float">
            <text:p>0.782364</text:p>
          </table:table-cell>
          <table:table-cell office:value-type="float" office:value="0.474701" calcext:value-type="float">
            <text:p>0.474701</text:p>
          </table:table-cell>
          <table:table-cell office:value-type="float" office:value="-0.286224" calcext:value-type="float">
            <text:p>-0.286224</text:p>
          </table:table-cell>
          <table:table-cell office:value-type="float" office:value="0.832306" calcext:value-type="float">
            <text:p>0.832306</text:p>
          </table:table-cell>
          <table:table-cell office:value-type="float" office:value="0.593338" calcext:value-type="float">
            <text:p>0.593338</text:p>
          </table:table-cell>
          <table:table-cell office:value-type="float" office:value="0.373306" calcext:value-type="float">
            <text:p>0.3733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84" calcext:value-type="float">
            <text:p>0.082840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782959" calcext:value-type="float">
            <text:p>0.782959</text:p>
          </table:table-cell>
          <table:table-cell office:value-type="float" office:value="0.474701" calcext:value-type="float">
            <text:p>0.474701</text:p>
          </table:table-cell>
          <table:table-cell office:value-type="float" office:value="-0.286224" calcext:value-type="float">
            <text:p>-0.286224</text:p>
          </table:table-cell>
          <table:table-cell office:value-type="float" office:value="0.832306" calcext:value-type="float">
            <text:p>0.832306</text:p>
          </table:table-cell>
          <table:table-cell office:value-type="float" office:value="0.591446" calcext:value-type="float">
            <text:p>0.591446</text:p>
          </table:table-cell>
          <table:table-cell office:value-type="float" office:value="0.383072" calcext:value-type="float">
            <text:p>0.383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8064" calcext:value-type="float">
            <text:p>0.078064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36" calcext:value-type="float">
            <text:p>0.783600</text:p>
          </table:table-cell>
          <table:table-cell office:value-type="float" office:value="0.372482" calcext:value-type="float">
            <text:p>0.372482</text:p>
          </table:table-cell>
          <table:table-cell office:value-type="float" office:value="-0.328156" calcext:value-type="float">
            <text:p>-0.328156</text:p>
          </table:table-cell>
          <table:table-cell office:value-type="float" office:value="0.868088" calcext:value-type="float">
            <text:p>0.868088</text:p>
          </table:table-cell>
          <table:table-cell office:value-type="float" office:value="0.550446" calcext:value-type="float">
            <text:p>0.550446</text:p>
          </table:table-cell>
          <table:table-cell office:value-type="float" office:value="0.338715" calcext:value-type="float">
            <text:p>0.3387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144104" calcext:value-type="float">
            <text:p>0.144104</text:p>
          </table:table-cell>
          <table:table-cell office:value-type="float" office:value="0.784241" calcext:value-type="float">
            <text:p>0.784241</text:p>
          </table:table-cell>
          <table:table-cell office:value-type="float" office:value="0.372482" calcext:value-type="float">
            <text:p>0.372482</text:p>
          </table:table-cell>
          <table:table-cell office:value-type="float" office:value="-0.328156" calcext:value-type="float">
            <text:p>-0.328156</text:p>
          </table:table-cell>
          <table:table-cell office:value-type="float" office:value="0.868088" calcext:value-type="float">
            <text:p>0.868088</text:p>
          </table:table-cell>
          <table:table-cell office:value-type="float" office:value="0.547272" calcext:value-type="float">
            <text:p>0.547272</text:p>
          </table:table-cell>
          <table:table-cell office:value-type="float" office:value="0.347443" calcext:value-type="float">
            <text:p>0.3474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2067" calcext:value-type="float">
            <text:p>0.072067</text:p>
          </table:table-cell>
          <table:table-cell office:value-type="float" office:value="0.139984" calcext:value-type="float">
            <text:p>0.139984</text:p>
          </table:table-cell>
          <table:table-cell office:value-type="float" office:value="0.784531" calcext:value-type="float">
            <text:p>0.784531</text:p>
          </table:table-cell>
          <table:table-cell office:value-type="float" office:value="0.262161" calcext:value-type="float">
            <text:p>0.262161</text:p>
          </table:table-cell>
          <table:table-cell office:value-type="float" office:value="-0.377869" calcext:value-type="float">
            <text:p>-0.377869</text:p>
          </table:table-cell>
          <table:table-cell office:value-type="float" office:value="0.88797" calcext:value-type="float">
            <text:p>0.887970</text:p>
          </table:table-cell>
          <table:table-cell office:value-type="float" office:value="0.498962" calcext:value-type="float">
            <text:p>0.498962</text:p>
          </table:table-cell>
          <table:table-cell office:value-type="float" office:value="0.312775" calcext:value-type="float">
            <text:p>0.312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1518" calcext:value-type="float">
            <text:p>0.071518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785187" calcext:value-type="float">
            <text:p>0.785187</text:p>
          </table:table-cell>
          <table:table-cell office:value-type="float" office:value="0.262161" calcext:value-type="float">
            <text:p>0.262161</text:p>
          </table:table-cell>
          <table:table-cell office:value-type="float" office:value="-0.377869" calcext:value-type="float">
            <text:p>-0.377869</text:p>
          </table:table-cell>
          <table:table-cell office:value-type="float" office:value="0.88797" calcext:value-type="float">
            <text:p>0.887970</text:p>
          </table:table-cell>
          <table:table-cell office:value-type="float" office:value="0.494247" calcext:value-type="float">
            <text:p>0.494247</text:p>
          </table:table-cell>
          <table:table-cell office:value-type="float" office:value="0.32074" calcext:value-type="float">
            <text:p>0.3207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6071" calcext:value-type="float">
            <text:p>0.066071</text:p>
          </table:table-cell>
          <table:table-cell office:value-type="float" office:value="0.138077" calcext:value-type="float">
            <text:p>0.138077</text:p>
          </table:table-cell>
          <table:table-cell office:value-type="float" office:value="0.785141" calcext:value-type="float">
            <text:p>0.785141</text:p>
          </table:table-cell>
          <table:table-cell office:value-type="float" office:value="0.170959" calcext:value-type="float">
            <text:p>0.170959</text:p>
          </table:table-cell>
          <table:table-cell office:value-type="float" office:value="-0.448944" calcext:value-type="float">
            <text:p>-0.448944</text:p>
          </table:table-cell>
          <table:table-cell office:value-type="float" office:value="0.877045" calcext:value-type="float">
            <text:p>0.877045</text:p>
          </table:table-cell>
          <table:table-cell office:value-type="float" office:value="0.447495" calcext:value-type="float">
            <text:p>0.447495</text:p>
          </table:table-cell>
          <table:table-cell office:value-type="float" office:value="0.295486" calcext:value-type="float">
            <text:p>0.2954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139206" calcext:value-type="float">
            <text:p>0.139206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0.170959" calcext:value-type="float">
            <text:p>0.170959</text:p>
          </table:table-cell>
          <table:table-cell office:value-type="float" office:value="-0.448944" calcext:value-type="float">
            <text:p>-0.448944</text:p>
          </table:table-cell>
          <table:table-cell office:value-type="float" office:value="0.877045" calcext:value-type="float">
            <text:p>0.877045</text:p>
          </table:table-cell>
          <table:table-cell office:value-type="float" office:value="0.441223" calcext:value-type="float">
            <text:p>0.441223</text:p>
          </table:table-cell>
          <table:table-cell office:value-type="float" office:value="0.302917" calcext:value-type="float">
            <text:p>0.3029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174" calcext:value-type="float">
            <text:p>0.059174</text:p>
          </table:table-cell>
          <table:table-cell office:value-type="float" office:value="0.138229" calcext:value-type="float">
            <text:p>0.138229</text:p>
          </table:table-cell>
          <table:table-cell office:value-type="float" office:value="0.786148" calcext:value-type="float">
            <text:p>0.786148</text:p>
          </table:table-cell>
          <table:table-cell office:value-type="float" office:value="0.0616" calcext:value-type="float">
            <text:p>0.061600</text:p>
          </table:table-cell>
          <table:table-cell office:value-type="float" office:value="-0.516312" calcext:value-type="float">
            <text:p>-0.516312</text:p>
          </table:table-cell>
          <table:table-cell office:value-type="float" office:value="0.854172" calcext:value-type="float">
            <text:p>0.854172</text:p>
          </table:table-cell>
          <table:table-cell office:value-type="float" office:value="0.388199" calcext:value-type="float">
            <text:p>0.388199</text:p>
          </table:table-cell>
          <table:table-cell office:value-type="float" office:value="0.294022" calcext:value-type="float">
            <text:p>0.2940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082" calcext:value-type="float">
            <text:p>0.059082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785446" calcext:value-type="float">
            <text:p>0.785446</text:p>
          </table:table-cell>
          <table:table-cell office:value-type="float" office:value="0.0616" calcext:value-type="float">
            <text:p>0.061600</text:p>
          </table:table-cell>
          <table:table-cell office:value-type="float" office:value="-0.516312" calcext:value-type="float">
            <text:p>-0.516312</text:p>
          </table:table-cell>
          <table:table-cell office:value-type="float" office:value="0.854172" calcext:value-type="float">
            <text:p>0.854172</text:p>
          </table:table-cell>
          <table:table-cell office:value-type="float" office:value="0.387421" calcext:value-type="float">
            <text:p>0.387421</text:p>
          </table:table-cell>
          <table:table-cell office:value-type="float" office:value="0.28685" calcext:value-type="float">
            <text:p>0.2868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3085" calcext:value-type="float">
            <text:p>0.053085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785446" calcext:value-type="float">
            <text:p>0.785446</text:p>
          </table:table-cell>
          <table:table-cell office:value-type="float" office:value="-0.061615" calcext:value-type="float">
            <text:p>-0.061615</text:p>
          </table:table-cell>
          <table:table-cell office:value-type="float" office:value="-0.516296" calcext:value-type="float">
            <text:p>-0.516296</text:p>
          </table:table-cell>
          <table:table-cell office:value-type="float" office:value="0.854187" calcext:value-type="float">
            <text:p>0.854187</text:p>
          </table:table-cell>
          <table:table-cell office:value-type="float" office:value="0.335953" calcext:value-type="float">
            <text:p>0.335953</text:p>
          </table:table-cell>
          <table:table-cell office:value-type="float" office:value="0.28685" calcext:value-type="float">
            <text:p>0.2868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94" calcext:value-type="float">
            <text:p>0.052994</text:p>
          </table:table-cell>
          <table:table-cell office:value-type="float" office:value="0.138229" calcext:value-type="float">
            <text:p>0.138229</text:p>
          </table:table-cell>
          <table:table-cell office:value-type="float" office:value="0.786148" calcext:value-type="float">
            <text:p>0.786148</text:p>
          </table:table-cell>
          <table:table-cell office:value-type="float" office:value="-0.061615" calcext:value-type="float">
            <text:p>-0.061615</text:p>
          </table:table-cell>
          <table:table-cell office:value-type="float" office:value="-0.516296" calcext:value-type="float">
            <text:p>-0.516296</text:p>
          </table:table-cell>
          <table:table-cell office:value-type="float" office:value="0.854187" calcext:value-type="float">
            <text:p>0.854187</text:p>
          </table:table-cell>
          <table:table-cell office:value-type="float" office:value="0.33519" calcext:value-type="float">
            <text:p>0.335190</text:p>
          </table:table-cell>
          <table:table-cell office:value-type="float" office:value="0.294022" calcext:value-type="float">
            <text:p>0.2940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814" calcext:value-type="float">
            <text:p>0.046814</text:p>
          </table:table-cell>
          <table:table-cell office:value-type="float" office:value="0.139206" calcext:value-type="float">
            <text:p>0.139206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-0.170959" calcext:value-type="float">
            <text:p>-0.170959</text:p>
          </table:table-cell>
          <table:table-cell office:value-type="float" office:value="-0.448898" calcext:value-type="float">
            <text:p>-0.448898</text:p>
          </table:table-cell>
          <table:table-cell office:value-type="float" office:value="0.877075" calcext:value-type="float">
            <text:p>0.877075</text:p>
          </table:table-cell>
          <table:table-cell office:value-type="float" office:value="0.282166" calcext:value-type="float">
            <text:p>0.282166</text:p>
          </table:table-cell>
          <table:table-cell office:value-type="float" office:value="0.302917" calcext:value-type="float">
            <text:p>0.3029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082" calcext:value-type="float">
            <text:p>0.046082</text:p>
          </table:table-cell>
          <table:table-cell office:value-type="float" office:value="0.138077" calcext:value-type="float">
            <text:p>0.138077</text:p>
          </table:table-cell>
          <table:table-cell office:value-type="float" office:value="0.785141" calcext:value-type="float">
            <text:p>0.785141</text:p>
          </table:table-cell>
          <table:table-cell office:value-type="float" office:value="-0.170959" calcext:value-type="float">
            <text:p>-0.170959</text:p>
          </table:table-cell>
          <table:table-cell office:value-type="float" office:value="-0.448898" calcext:value-type="float">
            <text:p>-0.448898</text:p>
          </table:table-cell>
          <table:table-cell office:value-type="float" office:value="0.877075" calcext:value-type="float">
            <text:p>0.877075</text:p>
          </table:table-cell>
          <table:table-cell office:value-type="float" office:value="0.275894" calcext:value-type="float">
            <text:p>0.275894</text:p>
          </table:table-cell>
          <table:table-cell office:value-type="float" office:value="0.295486" calcext:value-type="float">
            <text:p>0.2954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0649" calcext:value-type="float">
            <text:p>0.040649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785187" calcext:value-type="float">
            <text:p>0.785187</text:p>
          </table:table-cell>
          <table:table-cell office:value-type="float" office:value="-0.262131" calcext:value-type="float">
            <text:p>-0.262131</text:p>
          </table:table-cell>
          <table:table-cell office:value-type="float" office:value="-0.377792" calcext:value-type="float">
            <text:p>-0.377792</text:p>
          </table:table-cell>
          <table:table-cell office:value-type="float" office:value="0.888016" calcext:value-type="float">
            <text:p>0.888016</text:p>
          </table:table-cell>
          <table:table-cell office:value-type="float" office:value="0.229141" calcext:value-type="float">
            <text:p>0.229141</text:p>
          </table:table-cell>
          <table:table-cell office:value-type="float" office:value="0.32074" calcext:value-type="float">
            <text:p>0.3207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01" calcext:value-type="float">
            <text:p>0.040100</text:p>
          </table:table-cell>
          <table:table-cell office:value-type="float" office:value="0.139984" calcext:value-type="float">
            <text:p>0.139984</text:p>
          </table:table-cell>
          <table:table-cell office:value-type="float" office:value="0.784531" calcext:value-type="float">
            <text:p>0.784531</text:p>
          </table:table-cell>
          <table:table-cell office:value-type="float" office:value="-0.262131" calcext:value-type="float">
            <text:p>-0.262131</text:p>
          </table:table-cell>
          <table:table-cell office:value-type="float" office:value="-0.377792" calcext:value-type="float">
            <text:p>-0.377792</text:p>
          </table:table-cell>
          <table:table-cell office:value-type="float" office:value="0.888016" calcext:value-type="float">
            <text:p>0.888016</text:p>
          </table:table-cell>
          <table:table-cell office:value-type="float" office:value="0.224426" calcext:value-type="float">
            <text:p>0.224426</text:p>
          </table:table-cell>
          <table:table-cell office:value-type="float" office:value="0.312775" calcext:value-type="float">
            <text:p>0.312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447" calcext:value-type="float">
            <text:p>0.034470</text:p>
          </table:table-cell>
          <table:table-cell office:value-type="float" office:value="0.144104" calcext:value-type="float">
            <text:p>0.144104</text:p>
          </table:table-cell>
          <table:table-cell office:value-type="float" office:value="0.784241" calcext:value-type="float">
            <text:p>0.784241</text:p>
          </table:table-cell>
          <table:table-cell office:value-type="float" office:value="-0.372421" calcext:value-type="float">
            <text:p>-0.372421</text:p>
          </table:table-cell>
          <table:table-cell office:value-type="float" office:value="-0.328049" calcext:value-type="float">
            <text:p>-0.328049</text:p>
          </table:table-cell>
          <table:table-cell office:value-type="float" office:value="0.868149" calcext:value-type="float">
            <text:p>0.868149</text:p>
          </table:table-cell>
          <table:table-cell office:value-type="float" office:value="0.176132" calcext:value-type="float">
            <text:p>0.176132</text:p>
          </table:table-cell>
          <table:table-cell office:value-type="float" office:value="0.347443" calcext:value-type="float">
            <text:p>0.3474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4103" calcext:value-type="float">
            <text:p>0.034103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36" calcext:value-type="float">
            <text:p>0.783600</text:p>
          </table:table-cell>
          <table:table-cell office:value-type="float" office:value="-0.372421" calcext:value-type="float">
            <text:p>-0.372421</text:p>
          </table:table-cell>
          <table:table-cell office:value-type="float" office:value="-0.328049" calcext:value-type="float">
            <text:p>-0.328049</text:p>
          </table:table-cell>
          <table:table-cell office:value-type="float" office:value="0.868149" calcext:value-type="float">
            <text:p>0.868149</text:p>
          </table:table-cell>
          <table:table-cell office:value-type="float" office:value="0.172943" calcext:value-type="float">
            <text:p>0.172943</text:p>
          </table:table-cell>
          <table:table-cell office:value-type="float" office:value="0.338715" calcext:value-type="float">
            <text:p>0.3387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327" calcext:value-type="float">
            <text:p>0.029327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782959" calcext:value-type="float">
            <text:p>0.782959</text:p>
          </table:table-cell>
          <table:table-cell office:value-type="float" office:value="-0.474625" calcext:value-type="float">
            <text:p>-0.474625</text:p>
          </table:table-cell>
          <table:table-cell office:value-type="float" office:value="-0.286194" calcext:value-type="float">
            <text:p>-0.286194</text:p>
          </table:table-cell>
          <table:table-cell office:value-type="float" office:value="0.832367" calcext:value-type="float">
            <text:p>0.832367</text:p>
          </table:table-cell>
          <table:table-cell office:value-type="float" office:value="0.131943" calcext:value-type="float">
            <text:p>0.131943</text:p>
          </table:table-cell>
          <table:table-cell office:value-type="float" office:value="0.383072" calcext:value-type="float">
            <text:p>0.383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099" calcext:value-type="float">
            <text:p>0.029099</text:p>
          </table:table-cell>
          <table:table-cell office:value-type="float" office:value="0.146637" calcext:value-type="float">
            <text:p>0.146637</text:p>
          </table:table-cell>
          <table:table-cell office:value-type="float" office:value="0.782364" calcext:value-type="float">
            <text:p>0.782364</text:p>
          </table:table-cell>
          <table:table-cell office:value-type="float" office:value="-0.474625" calcext:value-type="float">
            <text:p>-0.474625</text:p>
          </table:table-cell>
          <table:table-cell office:value-type="float" office:value="-0.286194" calcext:value-type="float">
            <text:p>-0.286194</text:p>
          </table:table-cell>
          <table:table-cell office:value-type="float" office:value="0.832367" calcext:value-type="float">
            <text:p>0.832367</text:p>
          </table:table-cell>
          <table:table-cell office:value-type="float" office:value="0.130051" calcext:value-type="float">
            <text:p>0.130051</text:p>
          </table:table-cell>
          <table:table-cell office:value-type="float" office:value="0.373306" calcext:value-type="float">
            <text:p>0.3733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623" calcext:value-type="float">
            <text:p>0.026230</text:p>
          </table:table-cell>
          <table:table-cell office:value-type="float" office:value="0.150955" calcext:value-type="float">
            <text:p>0.150955</text:p>
          </table:table-cell>
          <table:table-cell office:value-type="float" office:value="0.782013" calcext:value-type="float">
            <text:p>0.782013</text:p>
          </table:table-cell>
          <table:table-cell office:value-type="float" office:value="-0.529404" calcext:value-type="float">
            <text:p>-0.529404</text:p>
          </table:table-cell>
          <table:table-cell office:value-type="float" office:value="-0.234406" calcext:value-type="float">
            <text:p>-0.234406</text:p>
          </table:table-cell>
          <table:table-cell office:value-type="float" office:value="0.815338" calcext:value-type="float">
            <text:p>0.815338</text:p>
          </table:table-cell>
          <table:table-cell office:value-type="float" office:value="0.105423" calcext:value-type="float">
            <text:p>0.105423</text:p>
          </table:table-cell>
          <table:table-cell office:value-type="float" office:value="0.409775" calcext:value-type="float">
            <text:p>0.409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101" calcext:value-type="float">
            <text:p>0.025101</text:p>
          </table:table-cell>
          <table:table-cell office:value-type="float" office:value="0.150436" calcext:value-type="float">
            <text:p>0.150436</text:p>
          </table:table-cell>
          <table:table-cell office:value-type="float" office:value="0.781128" calcext:value-type="float">
            <text:p>0.781128</text:p>
          </table:table-cell>
          <table:table-cell office:value-type="float" office:value="-0.529404" calcext:value-type="float">
            <text:p>-0.529404</text:p>
          </table:table-cell>
          <table:table-cell office:value-type="float" office:value="-0.234406" calcext:value-type="float">
            <text:p>-0.234406</text:p>
          </table:table-cell>
          <table:table-cell office:value-type="float" office:value="0.815338" calcext:value-type="float">
            <text:p>0.815338</text:p>
          </table:table-cell>
          <table:table-cell office:value-type="float" office:value="0.095734" calcext:value-type="float">
            <text:p>0.095734</text:p>
          </table:table-cell>
          <table:table-cell office:value-type="float" office:value="0.407883" calcext:value-type="float">
            <text:p>0.40788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2125" calcext:value-type="float">
            <text:p>0.022125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780426" calcext:value-type="float">
            <text:p>0.780426</text:p>
          </table:table-cell>
          <table:table-cell office:value-type="float" office:value="-0.580368" calcext:value-type="float">
            <text:p>-0.580368</text:p>
          </table:table-cell>
          <table:table-cell office:value-type="float" office:value="-0.13031" calcext:value-type="float">
            <text:p>-0.130310</text:p>
          </table:table-cell>
          <table:table-cell office:value-type="float" office:value="0.803848" calcext:value-type="float">
            <text:p>0.803848</text:p>
          </table:table-cell>
          <table:table-cell office:value-type="float" office:value="0.070084" calcext:value-type="float">
            <text:p>0.070084</text:p>
          </table:table-cell>
          <table:table-cell office:value-type="float" office:value="0.4543" calcext:value-type="float">
            <text:p>0.45430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118" calcext:value-type="float">
            <text:p>0.021118</text:p>
          </table:table-cell>
          <table:table-cell office:value-type="float" office:value="0.155182" calcext:value-type="float">
            <text:p>0.155182</text:p>
          </table:table-cell>
          <table:table-cell office:value-type="float" office:value="0.779587" calcext:value-type="float">
            <text:p>0.779587</text:p>
          </table:table-cell>
          <table:table-cell office:value-type="float" office:value="-0.580368" calcext:value-type="float">
            <text:p>-0.580368</text:p>
          </table:table-cell>
          <table:table-cell office:value-type="float" office:value="-0.13031" calcext:value-type="float">
            <text:p>-0.130310</text:p>
          </table:table-cell>
          <table:table-cell office:value-type="float" office:value="0.803848" calcext:value-type="float">
            <text:p>0.803848</text:p>
          </table:table-cell>
          <table:table-cell office:value-type="float" office:value="0.061417" calcext:value-type="float">
            <text:p>0.061417</text:p>
          </table:table-cell>
          <table:table-cell office:value-type="float" office:value="0.451111" calcext:value-type="float">
            <text:p>0.45111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9028" calcext:value-type="float">
            <text:p>0.019028</text:p>
          </table:table-cell>
          <table:table-cell office:value-type="float" office:value="0.161728" calcext:value-type="float">
            <text:p>0.161728</text:p>
          </table:table-cell>
          <table:table-cell office:value-type="float" office:value="0.778503" calcext:value-type="float">
            <text:p>0.778503</text:p>
          </table:table-cell>
          <table:table-cell office:value-type="float" office:value="-0.633469" calcext:value-type="float">
            <text:p>-0.633469</text:p>
          </table:table-cell>
          <table:table-cell office:value-type="float" office:value="-0.024277" calcext:value-type="float">
            <text:p>-0.024277</text:p>
          </table:table-cell>
          <table:table-cell office:value-type="float" office:value="0.773376" calcext:value-type="float">
            <text:p>0.773376</text:p>
          </table:table-cell>
          <table:table-cell office:value-type="float" office:value="0.043579" calcext:value-type="float">
            <text:p>0.043579</text:p>
          </table:table-cell>
          <table:table-cell office:value-type="float" office:value="0.507736" calcext:value-type="float">
            <text:p>0.507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8112" calcext:value-type="float">
            <text:p>0.018112</text:p>
          </table:table-cell>
          <table:table-cell office:value-type="float" office:value="0.160889" calcext:value-type="float">
            <text:p>0.160889</text:p>
          </table:table-cell>
          <table:table-cell office:value-type="float" office:value="0.777725" calcext:value-type="float">
            <text:p>0.777725</text:p>
          </table:table-cell>
          <table:table-cell office:value-type="float" office:value="-0.633469" calcext:value-type="float">
            <text:p>-0.633469</text:p>
          </table:table-cell>
          <table:table-cell office:value-type="float" office:value="-0.024277" calcext:value-type="float">
            <text:p>-0.024277</text:p>
          </table:table-cell>
          <table:table-cell office:value-type="float" office:value="0.773376" calcext:value-type="float">
            <text:p>0.773376</text:p>
          </table:table-cell>
          <table:table-cell office:value-type="float" office:value="0.035675" calcext:value-type="float">
            <text:p>0.035675</text:p>
          </table:table-cell>
          <table:table-cell office:value-type="float" office:value="0.502975" calcext:value-type="float">
            <text:p>0.5029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167587" calcext:value-type="float">
            <text:p>0.167587</text:p>
          </table:table-cell>
          <table:table-cell office:value-type="float" office:value="0.776596" calcext:value-type="float">
            <text:p>0.776596</text:p>
          </table:table-cell>
          <table:table-cell office:value-type="float" office:value="-0.697983" calcext:value-type="float">
            <text:p>-0.697983</text:p>
          </table:table-cell>
          <table:table-cell office:value-type="float" office:value="0.052216" calcext:value-type="float">
            <text:p>0.052216</text:p>
          </table:table-cell>
          <table:table-cell office:value-type="float" office:value="0.714218" calcext:value-type="float">
            <text:p>0.714218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561157" calcext:value-type="float">
            <text:p>0.5611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6113" calcext:value-type="float">
            <text:p>0.016113</text:p>
          </table:table-cell>
          <table:table-cell office:value-type="float" office:value="0.166595" calcext:value-type="float">
            <text:p>0.166595</text:p>
          </table:table-cell>
          <table:table-cell office:value-type="float" office:value="0.775879" calcext:value-type="float">
            <text:p>0.775879</text:p>
          </table:table-cell>
          <table:table-cell office:value-type="float" office:value="-0.697983" calcext:value-type="float">
            <text:p>-0.697983</text:p>
          </table:table-cell>
          <table:table-cell office:value-type="float" office:value="0.052216" calcext:value-type="float">
            <text:p>0.052216</text:p>
          </table:table-cell>
          <table:table-cell office:value-type="float" office:value="0.714218" calcext:value-type="float">
            <text:p>0.714218</text:p>
          </table:table-cell>
          <table:table-cell office:value-type="float" office:value="0.018524" calcext:value-type="float">
            <text:p>0.018524</text:p>
          </table:table-cell>
          <table:table-cell office:value-type="float" office:value="0.55484" calcext:value-type="float">
            <text:p>0.5548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5945" calcext:value-type="float">
            <text:p>0.015945</text:p>
          </table:table-cell>
          <table:table-cell office:value-type="float" office:value="0.173462" calcext:value-type="float">
            <text:p>0.173462</text:p>
          </table:table-cell>
          <table:table-cell office:value-type="float" office:value="0.774689" calcext:value-type="float">
            <text:p>0.774689</text:p>
          </table:table-cell>
          <table:table-cell office:value-type="float" office:value="-0.755112" calcext:value-type="float">
            <text:p>-0.755112</text:p>
          </table:table-cell>
          <table:table-cell office:value-type="float" office:value="0.143127" calcext:value-type="float">
            <text:p>0.143127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017059" calcext:value-type="float">
            <text:p>0.017059</text:p>
          </table:table-cell>
          <table:table-cell office:value-type="float" office:value="0.614578" calcext:value-type="float">
            <text:p>0.614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5121" calcext:value-type="float">
            <text:p>0.015121</text:p>
          </table:table-cell>
          <table:table-cell office:value-type="float" office:value="0.173248" calcext:value-type="float">
            <text:p>0.173248</text:p>
          </table:table-cell>
          <table:table-cell office:value-type="float" office:value="0.773712" calcext:value-type="float">
            <text:p>0.773712</text:p>
          </table:table-cell>
          <table:table-cell office:value-type="float" office:value="-0.755112" calcext:value-type="float">
            <text:p>-0.755112</text:p>
          </table:table-cell>
          <table:table-cell office:value-type="float" office:value="0.143127" calcext:value-type="float">
            <text:p>0.143127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009949" calcext:value-type="float">
            <text:p>0.009949</text:p>
          </table:table-cell>
          <table:table-cell office:value-type="float" office:value="0.615356" calcext:value-type="float">
            <text:p>0.61535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5945" calcext:value-type="float">
            <text:p>0.015945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772781" calcext:value-type="float">
            <text:p>0.772781</text:p>
          </table:table-cell>
          <table:table-cell office:value-type="float" office:value="-0.755157" calcext:value-type="float">
            <text:p>-0.755157</text:p>
          </table:table-cell>
          <table:table-cell office:value-type="float" office:value="0.260239" calcext:value-type="float">
            <text:p>0.260239</text:p>
          </table:table-cell>
          <table:table-cell office:value-type="float" office:value="0.601669" calcext:value-type="float">
            <text:p>0.601669</text:p>
          </table:table-cell>
          <table:table-cell office:value-type="float" office:value="0.017059" calcext:value-type="float">
            <text:p>0.017059</text:p>
          </table:table-cell>
          <table:table-cell office:value-type="float" office:value="0.668015" calcext:value-type="float">
            <text:p>0.668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5121" calcext:value-type="float">
            <text:p>0.015121</text:p>
          </table:table-cell>
          <table:table-cell office:value-type="float" office:value="0.17894" calcext:value-type="float">
            <text:p>0.178940</text:p>
          </table:table-cell>
          <table:table-cell office:value-type="float" office:value="0.771866" calcext:value-type="float">
            <text:p>0.771866</text:p>
          </table:table-cell>
          <table:table-cell office:value-type="float" office:value="-0.755157" calcext:value-type="float">
            <text:p>-0.755157</text:p>
          </table:table-cell>
          <table:table-cell office:value-type="float" office:value="0.260239" calcext:value-type="float">
            <text:p>0.260239</text:p>
          </table:table-cell>
          <table:table-cell office:value-type="float" office:value="0.601669" calcext:value-type="float">
            <text:p>0.601669</text:p>
          </table:table-cell>
          <table:table-cell office:value-type="float" office:value="0.009949" calcext:value-type="float">
            <text:p>0.009949</text:p>
          </table:table-cell>
          <table:table-cell office:value-type="float" office:value="0.667236" calcext:value-type="float">
            <text:p>0.6672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770874" calcext:value-type="float">
            <text:p>0.770874</text:p>
          </table:table-cell>
          <table:table-cell office:value-type="float" office:value="-0.698074" calcext:value-type="float">
            <text:p>-0.698074</text:p>
          </table:table-cell>
          <table:table-cell office:value-type="float" office:value="0.377518" calcext:value-type="float">
            <text:p>0.377518</text:p>
          </table:table-cell>
          <table:table-cell office:value-type="float" office:value="0.608429" calcext:value-type="float">
            <text:p>0.608429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721436" calcext:value-type="float">
            <text:p>0.7214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6113" calcext:value-type="float">
            <text:p>0.016113</text:p>
          </table:table-cell>
          <table:table-cell office:value-type="float" office:value="0.185593" calcext:value-type="float">
            <text:p>0.185593</text:p>
          </table:table-cell>
          <table:table-cell office:value-type="float" office:value="0.769699" calcext:value-type="float">
            <text:p>0.769699</text:p>
          </table:table-cell>
          <table:table-cell office:value-type="float" office:value="-0.698074" calcext:value-type="float">
            <text:p>-0.698074</text:p>
          </table:table-cell>
          <table:table-cell office:value-type="float" office:value="0.377518" calcext:value-type="float">
            <text:p>0.377518</text:p>
          </table:table-cell>
          <table:table-cell office:value-type="float" office:value="0.608429" calcext:value-type="float">
            <text:p>0.608429</text:p>
          </table:table-cell>
          <table:table-cell office:value-type="float" office:value="0.018524" calcext:value-type="float">
            <text:p>0.018524</text:p>
          </table:table-cell>
          <table:table-cell office:value-type="float" office:value="0.727753" calcext:value-type="float">
            <text:p>0.7277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8112" calcext:value-type="float">
            <text:p>0.018112</text:p>
          </table:table-cell>
          <table:table-cell office:value-type="float" office:value="0.191299" calcext:value-type="float">
            <text:p>0.191299</text:p>
          </table:table-cell>
          <table:table-cell office:value-type="float" office:value="0.767853" calcext:value-type="float">
            <text:p>0.767853</text:p>
          </table:table-cell>
          <table:table-cell office:value-type="float" office:value="-0.633392" calcext:value-type="float">
            <text:p>-0.633392</text:p>
          </table:table-cell>
          <table:table-cell office:value-type="float" office:value="0.474304" calcext:value-type="float">
            <text:p>0.474304</text:p>
          </table:table-cell>
          <table:table-cell office:value-type="float" office:value="0.611435" calcext:value-type="float">
            <text:p>0.611435</text:p>
          </table:table-cell>
          <table:table-cell office:value-type="float" office:value="0.035675" calcext:value-type="float">
            <text:p>0.035675</text:p>
          </table:table-cell>
          <table:table-cell office:value-type="float" office:value="0.779617" calcext:value-type="float">
            <text:p>0.7796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9028" calcext:value-type="float">
            <text:p>0.019028</text:p>
          </table:table-cell>
          <table:table-cell office:value-type="float" office:value="0.191086" calcext:value-type="float">
            <text:p>0.191086</text:p>
          </table:table-cell>
          <table:table-cell office:value-type="float" office:value="0.768967" calcext:value-type="float">
            <text:p>0.768967</text:p>
          </table:table-cell>
          <table:table-cell office:value-type="float" office:value="-0.633392" calcext:value-type="float">
            <text:p>-0.633392</text:p>
          </table:table-cell>
          <table:table-cell office:value-type="float" office:value="0.474304" calcext:value-type="float">
            <text:p>0.474304</text:p>
          </table:table-cell>
          <table:table-cell office:value-type="float" office:value="0.611435" calcext:value-type="float">
            <text:p>0.611435</text:p>
          </table:table-cell>
          <table:table-cell office:value-type="float" office:value="0.043579" calcext:value-type="float">
            <text:p>0.043579</text:p>
          </table:table-cell>
          <table:table-cell office:value-type="float" office:value="0.774872" calcext:value-type="float">
            <text:p>0.7748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118" calcext:value-type="float">
            <text:p>0.021118</text:p>
          </table:table-cell>
          <table:table-cell office:value-type="float" office:value="0.196991" calcext:value-type="float">
            <text:p>0.196991</text:p>
          </table:table-cell>
          <table:table-cell office:value-type="float" office:value="0.766006" calcext:value-type="float">
            <text:p>0.766006</text:p>
          </table:table-cell>
          <table:table-cell office:value-type="float" office:value="-0.580154" calcext:value-type="float">
            <text:p>-0.580154</text:p>
          </table:table-cell>
          <table:table-cell office:value-type="float" office:value="0.577896" calcext:value-type="float">
            <text:p>0.577896</text:p>
          </table:table-cell>
          <table:table-cell office:value-type="float" office:value="0.57399" calcext:value-type="float">
            <text:p>0.573990</text:p>
          </table:table-cell>
          <table:table-cell office:value-type="float" office:value="0.061417" calcext:value-type="float">
            <text:p>0.061417</text:p>
          </table:table-cell>
          <table:table-cell office:value-type="float" office:value="0.831482" calcext:value-type="float">
            <text:p>0.8314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2125" calcext:value-type="float">
            <text:p>0.022125</text:p>
          </table:table-cell>
          <table:table-cell office:value-type="float" office:value="0.19696" calcext:value-type="float">
            <text:p>0.196960</text:p>
          </table:table-cell>
          <table:table-cell office:value-type="float" office:value="0.767059" calcext:value-type="float">
            <text:p>0.767059</text:p>
          </table:table-cell>
          <table:table-cell office:value-type="float" office:value="-0.580154" calcext:value-type="float">
            <text:p>-0.580154</text:p>
          </table:table-cell>
          <table:table-cell office:value-type="float" office:value="0.577896" calcext:value-type="float">
            <text:p>0.577896</text:p>
          </table:table-cell>
          <table:table-cell office:value-type="float" office:value="0.57399" calcext:value-type="float">
            <text:p>0.573990</text:p>
          </table:table-cell>
          <table:table-cell office:value-type="float" office:value="0.070084" calcext:value-type="float">
            <text:p>0.070084</text:p>
          </table:table-cell>
          <table:table-cell office:value-type="float" office:value="0.828293" calcext:value-type="float">
            <text:p>0.8282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623" calcext:value-type="float">
            <text:p>0.026230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765472" calcext:value-type="float">
            <text:p>0.765472</text:p>
          </table:table-cell>
          <table:table-cell office:value-type="float" office:value="-0.529358" calcext:value-type="float">
            <text:p>-0.529358</text:p>
          </table:table-cell>
          <table:table-cell office:value-type="float" office:value="0.668762" calcext:value-type="float">
            <text:p>0.668762</text:p>
          </table:table-cell>
          <table:table-cell office:value-type="float" office:value="0.522049" calcext:value-type="float">
            <text:p>0.522049</text:p>
          </table:table-cell>
          <table:table-cell office:value-type="float" office:value="0.105423" calcext:value-type="float">
            <text:p>0.105423</text:p>
          </table:table-cell>
          <table:table-cell office:value-type="float" office:value="0.872818" calcext:value-type="float">
            <text:p>0.872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101" calcext:value-type="float">
            <text:p>0.025101</text:p>
          </table:table-cell>
          <table:table-cell office:value-type="float" office:value="0.201752" calcext:value-type="float">
            <text:p>0.201752</text:p>
          </table:table-cell>
          <table:table-cell office:value-type="float" office:value="0.76445" calcext:value-type="float">
            <text:p>0.764450</text:p>
          </table:table-cell>
          <table:table-cell office:value-type="float" office:value="-0.529358" calcext:value-type="float">
            <text:p>-0.529358</text:p>
          </table:table-cell>
          <table:table-cell office:value-type="float" office:value="0.668762" calcext:value-type="float">
            <text:p>0.668762</text:p>
          </table:table-cell>
          <table:table-cell office:value-type="float" office:value="0.522049" calcext:value-type="float">
            <text:p>0.522049</text:p>
          </table:table-cell>
          <table:table-cell office:value-type="float" office:value="0.095734" calcext:value-type="float">
            <text:p>0.095734</text:p>
          </table:table-cell>
          <table:table-cell office:value-type="float" office:value="0.874725" calcext:value-type="float">
            <text:p>0.8747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327" calcext:value-type="float">
            <text:p>0.029327</text:p>
          </table:table-cell>
          <table:table-cell office:value-type="float" office:value="0.204788" calcext:value-type="float">
            <text:p>0.204788</text:p>
          </table:table-cell>
          <table:table-cell office:value-type="float" office:value="0.764526" calcext:value-type="float">
            <text:p>0.764526</text:p>
          </table:table-cell>
          <table:table-cell office:value-type="float" office:value="-0.474564" calcext:value-type="float">
            <text:p>-0.474564</text:p>
          </table:table-cell>
          <table:table-cell office:value-type="float" office:value="0.720764" calcext:value-type="float">
            <text:p>0.720764</text:p>
          </table:table-cell>
          <table:table-cell office:value-type="float" office:value="0.505249" calcext:value-type="float">
            <text:p>0.505249</text:p>
          </table:table-cell>
          <table:table-cell office:value-type="float" office:value="0.131943" calcext:value-type="float">
            <text:p>0.131943</text:p>
          </table:table-cell>
          <table:table-cell office:value-type="float" office:value="0.899521" calcext:value-type="float">
            <text:p>0.8995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099" calcext:value-type="float">
            <text:p>0.029099</text:p>
          </table:table-cell>
          <table:table-cell office:value-type="float" office:value="0.205551" calcext:value-type="float">
            <text:p>0.205551</text:p>
          </table:table-cell>
          <table:table-cell office:value-type="float" office:value="0.763214" calcext:value-type="float">
            <text:p>0.763214</text:p>
          </table:table-cell>
          <table:table-cell office:value-type="float" office:value="-0.474564" calcext:value-type="float">
            <text:p>-0.474564</text:p>
          </table:table-cell>
          <table:table-cell office:value-type="float" office:value="0.720764" calcext:value-type="float">
            <text:p>0.720764</text:p>
          </table:table-cell>
          <table:table-cell office:value-type="float" office:value="0.505249" calcext:value-type="float">
            <text:p>0.505249</text:p>
          </table:table-cell>
          <table:table-cell office:value-type="float" office:value="0.130051" calcext:value-type="float">
            <text:p>0.130051</text:p>
          </table:table-cell>
          <table:table-cell office:value-type="float" office:value="0.909302" calcext:value-type="float">
            <text:p>0.90930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447" calcext:value-type="float">
            <text:p>0.034470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3245" calcext:value-type="float">
            <text:p>0.763245</text:p>
          </table:table-cell>
          <table:table-cell office:value-type="float" office:value="-0.372314" calcext:value-type="float">
            <text:p>-0.372314</text:p>
          </table:table-cell>
          <table:table-cell office:value-type="float" office:value="0.775635" calcext:value-type="float">
            <text:p>0.775635</text:p>
          </table:table-cell>
          <table:table-cell office:value-type="float" office:value="0.509689" calcext:value-type="float">
            <text:p>0.509689</text:p>
          </table:table-cell>
          <table:table-cell office:value-type="float" office:value="0.176132" calcext:value-type="float">
            <text:p>0.176132</text:p>
          </table:table-cell>
          <table:table-cell office:value-type="float" office:value="0.93515" calcext:value-type="float">
            <text:p>0.9351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4103" calcext:value-type="float">
            <text:p>0.034103</text:p>
          </table:table-cell>
          <table:table-cell office:value-type="float" office:value="0.209351" calcext:value-type="float">
            <text:p>0.209351</text:p>
          </table:table-cell>
          <table:table-cell office:value-type="float" office:value="0.761978" calcext:value-type="float">
            <text:p>0.761978</text:p>
          </table:table-cell>
          <table:table-cell office:value-type="float" office:value="-0.372314" calcext:value-type="float">
            <text:p>-0.372314</text:p>
          </table:table-cell>
          <table:table-cell office:value-type="float" office:value="0.775635" calcext:value-type="float">
            <text:p>0.775635</text:p>
          </table:table-cell>
          <table:table-cell office:value-type="float" office:value="0.509689" calcext:value-type="float">
            <text:p>0.509689</text:p>
          </table:table-cell>
          <table:table-cell office:value-type="float" office:value="0.172943" calcext:value-type="float">
            <text:p>0.172943</text:p>
          </table:table-cell>
          <table:table-cell office:value-type="float" office:value="0.943878" calcext:value-type="float">
            <text:p>0.9438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0649" calcext:value-type="float">
            <text:p>0.040649</text:p>
          </table:table-cell>
          <table:table-cell office:value-type="float" office:value="0.211639" calcext:value-type="float">
            <text:p>0.211639</text:p>
          </table:table-cell>
          <table:table-cell office:value-type="float" office:value="0.762299" calcext:value-type="float">
            <text:p>0.762299</text:p>
          </table:table-cell>
          <table:table-cell office:value-type="float" office:value="-0.262238" calcext:value-type="float">
            <text:p>-0.262238</text:p>
          </table:table-cell>
          <table:table-cell office:value-type="float" office:value="0.827621" calcext:value-type="float">
            <text:p>0.827621</text:p>
          </table:table-cell>
          <table:table-cell office:value-type="float" office:value="0.496277" calcext:value-type="float">
            <text:p>0.496277</text:p>
          </table:table-cell>
          <table:table-cell office:value-type="float" office:value="0.229141" calcext:value-type="float">
            <text:p>0.229141</text:p>
          </table:table-cell>
          <table:table-cell office:value-type="float" office:value="0.961868" calcext:value-type="float">
            <text:p>0.9618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01" calcext:value-type="float">
            <text:p>0.040100</text:p>
          </table:table-cell>
          <table:table-cell office:value-type="float" office:value="0.212204" calcext:value-type="float">
            <text:p>0.212204</text:p>
          </table:table-cell>
          <table:table-cell office:value-type="float" office:value="0.761063" calcext:value-type="float">
            <text:p>0.761063</text:p>
          </table:table-cell>
          <table:table-cell office:value-type="float" office:value="-0.262238" calcext:value-type="float">
            <text:p>-0.262238</text:p>
          </table:table-cell>
          <table:table-cell office:value-type="float" office:value="0.827621" calcext:value-type="float">
            <text:p>0.827621</text:p>
          </table:table-cell>
          <table:table-cell office:value-type="float" office:value="0.496277" calcext:value-type="float">
            <text:p>0.496277</text:p>
          </table:table-cell>
          <table:table-cell office:value-type="float" office:value="0.224426" calcext:value-type="float">
            <text:p>0.224426</text:p>
          </table:table-cell>
          <table:table-cell office:value-type="float" office:value="0.969818" calcext:value-type="float">
            <text:p>0.969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814" calcext:value-type="float">
            <text:p>0.046814</text:p>
          </table:table-cell>
          <table:table-cell office:value-type="float" office:value="0.213593" calcext:value-type="float">
            <text:p>0.213593</text:p>
          </table:table-cell>
          <table:table-cell office:value-type="float" office:value="0.761658" calcext:value-type="float">
            <text:p>0.761658</text:p>
          </table:table-cell>
          <table:table-cell office:value-type="float" office:value="-0.171127" calcext:value-type="float">
            <text:p>-0.171127</text:p>
          </table:table-cell>
          <table:table-cell office:value-type="float" office:value="0.878876" calcext:value-type="float">
            <text:p>0.878876</text:p>
          </table:table-cell>
          <table:table-cell office:value-type="float" office:value="0.445297" calcext:value-type="float">
            <text:p>0.445297</text:p>
          </table:table-cell>
          <table:table-cell office:value-type="float" office:value="0.282166" calcext:value-type="float">
            <text:p>0.282166</text:p>
          </table:table-cell>
          <table:table-cell office:value-type="float" office:value="0.979675" calcext:value-type="float">
            <text:p>0.979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082" calcext:value-type="float">
            <text:p>0.046082</text:p>
          </table:table-cell>
          <table:table-cell office:value-type="float" office:value="0.214096" calcext:value-type="float">
            <text:p>0.214096</text:p>
          </table:table-cell>
          <table:table-cell office:value-type="float" office:value="0.760437" calcext:value-type="float">
            <text:p>0.760437</text:p>
          </table:table-cell>
          <table:table-cell office:value-type="float" office:value="-0.171127" calcext:value-type="float">
            <text:p>-0.171127</text:p>
          </table:table-cell>
          <table:table-cell office:value-type="float" office:value="0.878876" calcext:value-type="float">
            <text:p>0.878876</text:p>
          </table:table-cell>
          <table:table-cell office:value-type="float" office:value="0.445297" calcext:value-type="float">
            <text:p>0.445297</text:p>
          </table:table-cell>
          <table:table-cell office:value-type="float" office:value="0.275894" calcext:value-type="float">
            <text:p>0.275894</text:p>
          </table:table-cell>
          <table:table-cell office:value-type="float" office:value="0.987106" calcext:value-type="float">
            <text:p>0.9871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174" calcext:value-type="float">
            <text:p>0.059174</text:p>
          </table:table-cell>
          <table:table-cell office:value-type="float" office:value="0.214569" calcext:value-type="float">
            <text:p>0.214569</text:p>
          </table:table-cell>
          <table:table-cell office:value-type="float" office:value="0.761337" calcext:value-type="float">
            <text:p>0.761337</text:p>
          </table:table-cell>
          <table:table-cell office:value-type="float" office:value="-0.03479" calcext:value-type="float">
            <text:p>-0.034790</text:p>
          </table:table-cell>
          <table:table-cell office:value-type="float" office:value="-0.116959" calcext:value-type="float">
            <text:p>-0.116959</text:p>
          </table:table-cell>
          <table:table-cell office:value-type="float" office:value="0.992523" calcext:value-type="float">
            <text:p>0.992523</text:p>
          </table:table-cell>
          <table:table-cell office:value-type="float" office:value="0.388199" calcext:value-type="float">
            <text:p>0.388199</text:p>
          </table:table-cell>
          <table:table-cell office:value-type="float" office:value="0.988586" calcext:value-type="float">
            <text:p>0.9885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35" calcext:value-type="float">
            <text:p>0.059235</text:p>
          </table:table-cell>
          <table:table-cell office:value-type="float" office:value="0.209686" calcext:value-type="float">
            <text:p>0.209686</text:p>
          </table:table-cell>
          <table:table-cell office:value-type="float" office:value="0.760773" calcext:value-type="float">
            <text:p>0.760773</text:p>
          </table:table-cell>
          <table:table-cell office:value-type="float" office:value="-0.03479" calcext:value-type="float">
            <text:p>-0.034790</text:p>
          </table:table-cell>
          <table:table-cell office:value-type="float" office:value="-0.116959" calcext:value-type="float">
            <text:p>-0.116959</text:p>
          </table:table-cell>
          <table:table-cell office:value-type="float" office:value="0.992523" calcext:value-type="float">
            <text:p>0.992523</text:p>
          </table:table-cell>
          <table:table-cell office:value-type="float" office:value="0.388718" calcext:value-type="float">
            <text:p>0.388718</text:p>
          </table:table-cell>
          <table:table-cell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94" calcext:value-type="float">
            <text:p>0.052994</text:p>
          </table:table-cell>
          <table:table-cell office:value-type="float" office:value="0.214569" calcext:value-type="float">
            <text:p>0.214569</text:p>
          </table:table-cell>
          <table:table-cell office:value-type="float" office:value="0.761337" calcext:value-type="float">
            <text:p>0.761337</text:p>
          </table:table-cell>
          <table:table-cell office:value-type="float" office:value="0.034805" calcext:value-type="float">
            <text:p>0.034805</text:p>
          </table:table-cell>
          <table:table-cell office:value-type="float" office:value="-0.116959" calcext:value-type="float">
            <text:p>-0.116959</text:p>
          </table:table-cell>
          <table:table-cell office:value-type="float" office:value="0.992523" calcext:value-type="float">
            <text:p>0.992523</text:p>
          </table:table-cell>
          <table:table-cell office:value-type="float" office:value="0.33519" calcext:value-type="float">
            <text:p>0.335190</text:p>
          </table:table-cell>
          <table:table-cell office:value-type="float" office:value="0.988586" calcext:value-type="float">
            <text:p>0.9885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209686" calcext:value-type="float">
            <text:p>0.209686</text:p>
          </table:table-cell>
          <table:table-cell office:value-type="float" office:value="0.760773" calcext:value-type="float">
            <text:p>0.760773</text:p>
          </table:table-cell>
          <table:table-cell office:value-type="float" office:value="0.034805" calcext:value-type="float">
            <text:p>0.034805</text:p>
          </table:table-cell>
          <table:table-cell office:value-type="float" office:value="-0.116959" calcext:value-type="float">
            <text:p>-0.116959</text:p>
          </table:table-cell>
          <table:table-cell office:value-type="float" office:value="0.992523" calcext:value-type="float">
            <text:p>0.992523</text:p>
          </table:table-cell>
          <table:table-cell office:value-type="float" office:value="0.334671" calcext:value-type="float">
            <text:p>0.334671</text:p>
          </table:table-cell>
          <table:table-cell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521" calcext:value-type="float">
            <text:p>0.065521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1093" calcext:value-type="float">
            <text:p>0.761093</text:p>
          </table:table-cell>
          <table:table-cell office:value-type="float" office:value="-0.115189" calcext:value-type="float">
            <text:p>-0.115189</text:p>
          </table:table-cell>
          <table:table-cell office:value-type="float" office:value="-0.110107" calcext:value-type="float">
            <text:p>-0.110107</text:p>
          </table:table-cell>
          <table:table-cell office:value-type="float" office:value="0.987228" calcext:value-type="float">
            <text:p>0.987228</text:p>
          </table:table-cell>
          <table:table-cell office:value-type="float" office:value="0.442764" calcext:value-type="float">
            <text:p>0.442764</text:p>
          </table:table-cell>
          <table:table-cell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213593" calcext:value-type="float">
            <text:p>0.213593</text:p>
          </table:table-cell>
          <table:table-cell office:value-type="float" office:value="0.761658" calcext:value-type="float">
            <text:p>0.761658</text:p>
          </table:table-cell>
          <table:table-cell office:value-type="float" office:value="-0.115189" calcext:value-type="float">
            <text:p>-0.115189</text:p>
          </table:table-cell>
          <table:table-cell office:value-type="float" office:value="-0.110107" calcext:value-type="float">
            <text:p>-0.110107</text:p>
          </table:table-cell>
          <table:table-cell office:value-type="float" office:value="0.987228" calcext:value-type="float">
            <text:p>0.987228</text:p>
          </table:table-cell>
          <table:table-cell office:value-type="float" office:value="0.441223" calcext:value-type="float">
            <text:p>0.441223</text:p>
          </table:table-cell>
          <table:table-cell office:value-type="float" office:value="0.979675" calcext:value-type="float">
            <text:p>0.979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077" calcext:value-type="float">
            <text:p>0.070770</text:p>
          </table:table-cell>
          <table:table-cell office:value-type="float" office:value="0.206696" calcext:value-type="float">
            <text:p>0.206696</text:p>
          </table:table-cell>
          <table:table-cell office:value-type="float" office:value="0.761734" calcext:value-type="float">
            <text:p>0.761734</text:p>
          </table:table-cell>
          <table:table-cell office:value-type="float" office:value="-0.175156" calcext:value-type="float">
            <text:p>-0.175156</text:p>
          </table:table-cell>
          <table:table-cell office:value-type="float" office:value="-0.091934" calcext:value-type="float">
            <text:p>-0.091934</text:p>
          </table:table-cell>
          <table:table-cell office:value-type="float" office:value="0.98024" calcext:value-type="float">
            <text:p>0.980240</text:p>
          </table:table-cell>
          <table:table-cell office:value-type="float" office:value="0.487808" calcext:value-type="float">
            <text:p>0.487808</text:p>
          </table:table-cell>
          <table:table-cell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1518" calcext:value-type="float">
            <text:p>0.071518</text:p>
          </table:table-cell>
          <table:table-cell office:value-type="float" office:value="0.211639" calcext:value-type="float">
            <text:p>0.211639</text:p>
          </table:table-cell>
          <table:table-cell office:value-type="float" office:value="0.762299" calcext:value-type="float">
            <text:p>0.762299</text:p>
          </table:table-cell>
          <table:table-cell office:value-type="float" office:value="-0.175156" calcext:value-type="float">
            <text:p>-0.175156</text:p>
          </table:table-cell>
          <table:table-cell office:value-type="float" office:value="-0.091934" calcext:value-type="float">
            <text:p>-0.091934</text:p>
          </table:table-cell>
          <table:table-cell office:value-type="float" office:value="0.98024" calcext:value-type="float">
            <text:p>0.980240</text:p>
          </table:table-cell>
          <table:table-cell office:value-type="float" office:value="0.494247" calcext:value-type="float">
            <text:p>0.494247</text:p>
          </table:table-cell>
          <table:table-cell office:value-type="float" office:value="0.961868" calcext:value-type="float">
            <text:p>0.9618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3245" calcext:value-type="float">
            <text:p>0.763245</text:p>
          </table:table-cell>
          <table:table-cell office:value-type="float" office:value="-0.225586" calcext:value-type="float">
            <text:p>-0.225586</text:p>
          </table:table-cell>
          <table:table-cell office:value-type="float" office:value="-0.055389" calcext:value-type="float">
            <text:p>-0.055389</text:p>
          </table:table-cell>
          <table:table-cell office:value-type="float" office:value="0.972656" calcext:value-type="float">
            <text:p>0.972656</text:p>
          </table:table-cell>
          <table:table-cell office:value-type="float" office:value="0.547272" calcext:value-type="float">
            <text:p>0.547272</text:p>
          </table:table-cell>
          <table:table-cell office:value-type="float" office:value="0.93515" calcext:value-type="float">
            <text:p>0.9351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4966" calcext:value-type="float">
            <text:p>0.074966</text:p>
          </table:table-cell>
          <table:table-cell office:value-type="float" office:value="0.204697" calcext:value-type="float">
            <text:p>0.204697</text:p>
          </table:table-cell>
          <table:table-cell office:value-type="float" office:value="0.76239" calcext:value-type="float">
            <text:p>0.762390</text:p>
          </table:table-cell>
          <table:table-cell office:value-type="float" office:value="-0.225586" calcext:value-type="float">
            <text:p>-0.225586</text:p>
          </table:table-cell>
          <table:table-cell office:value-type="float" office:value="-0.055389" calcext:value-type="float">
            <text:p>-0.055389</text:p>
          </table:table-cell>
          <table:table-cell office:value-type="float" office:value="0.972656" calcext:value-type="float">
            <text:p>0.972656</text:p>
          </table:table-cell>
          <table:table-cell office:value-type="float" office:value="0.523834" calcext:value-type="float">
            <text:p>0.523834</text:p>
          </table:table-cell>
          <table:table-cell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84" calcext:value-type="float">
            <text:p>0.082840</text:p>
          </table:table-cell>
          <table:table-cell office:value-type="float" office:value="0.204788" calcext:value-type="float">
            <text:p>0.204788</text:p>
          </table:table-cell>
          <table:table-cell office:value-type="float" office:value="0.764526" calcext:value-type="float">
            <text:p>0.764526</text:p>
          </table:table-cell>
          <table:table-cell office:value-type="float" office:value="-0.279694" calcext:value-type="float">
            <text:p>-0.279694</text:p>
          </table:table-cell>
          <table:table-cell office:value-type="float" office:value="-0.016556" calcext:value-type="float">
            <text:p>-0.016556</text:p>
          </table:table-cell>
          <table:table-cell office:value-type="float" office:value="0.959946" calcext:value-type="float">
            <text:p>0.959946</text:p>
          </table:table-cell>
          <table:table-cell office:value-type="float" office:value="0.591446" calcext:value-type="float">
            <text:p>0.591446</text:p>
          </table:table-cell>
          <table:table-cell office:value-type="float" office:value="0.899521" calcext:value-type="float">
            <text:p>0.8995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0215" calcext:value-type="float">
            <text:p>0.080215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763687" calcext:value-type="float">
            <text:p>0.763687</text:p>
          </table:table-cell>
          <table:table-cell office:value-type="float" office:value="-0.279694" calcext:value-type="float">
            <text:p>-0.279694</text:p>
          </table:table-cell>
          <table:table-cell office:value-type="float" office:value="-0.016556" calcext:value-type="float">
            <text:p>-0.016556</text:p>
          </table:table-cell>
          <table:table-cell office:value-type="float" office:value="0.959946" calcext:value-type="float">
            <text:p>0.959946</text:p>
          </table:table-cell>
          <table:table-cell office:value-type="float" office:value="0.568893" calcext:value-type="float">
            <text:p>0.568893</text:p>
          </table:table-cell>
          <table:table-cell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5922" calcext:value-type="float">
            <text:p>0.085922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765472" calcext:value-type="float">
            <text:p>0.765472</text:p>
          </table:table-cell>
          <table:table-cell office:value-type="float" office:value="-0.312317" calcext:value-type="float">
            <text:p>-0.312317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0.94986" calcext:value-type="float">
            <text:p>0.949860</text:p>
          </table:table-cell>
          <table:table-cell office:value-type="float" office:value="0.61795" calcext:value-type="float">
            <text:p>0.617950</text:p>
          </table:table-cell>
          <table:table-cell office:value-type="float" office:value="0.872818" calcext:value-type="float">
            <text:p>0.872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306" calcext:value-type="float">
            <text:p>0.082306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764328" calcext:value-type="float">
            <text:p>0.764328</text:p>
          </table:table-cell>
          <table:table-cell office:value-type="float" office:value="-0.312317" calcext:value-type="float">
            <text:p>-0.312317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0.94986" calcext:value-type="float">
            <text:p>0.949860</text:p>
          </table:table-cell>
          <table:table-cell office:value-type="float" office:value="0.586899" calcext:value-type="float">
            <text:p>0.586899</text:p>
          </table:table-cell>
          <table:table-cell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042" calcext:value-type="float">
            <text:p>0.090042</text:p>
          </table:table-cell>
          <table:table-cell office:value-type="float" office:value="0.19696" calcext:value-type="float">
            <text:p>0.196960</text:p>
          </table:table-cell>
          <table:table-cell office:value-type="float" office:value="0.767059" calcext:value-type="float">
            <text:p>0.767059</text:p>
          </table:table-cell>
          <table:table-cell office:value-type="float" office:value="-0.353226" calcext:value-type="float">
            <text:p>-0.353226</text:p>
          </table:table-cell>
          <table:table-cell office:value-type="float" office:value="0.066055" calcext:value-type="float">
            <text:p>0.066055</text:p>
          </table:table-cell>
          <table:table-cell office:value-type="float" office:value="0.933197" calcext:value-type="float">
            <text:p>0.933197</text:p>
          </table:table-cell>
          <table:table-cell office:value-type="float" office:value="0.653305" calcext:value-type="float">
            <text:p>0.653305</text:p>
          </table:table-cell>
          <table:table-cell office:value-type="float" office:value="0.828293" calcext:value-type="float">
            <text:p>0.8282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6502" calcext:value-type="float">
            <text:p>0.086502</text:p>
          </table:table-cell>
          <table:table-cell office:value-type="float" office:value="0.193726" calcext:value-type="float">
            <text:p>0.193726</text:p>
          </table:table-cell>
          <table:table-cell office:value-type="float" office:value="0.765945" calcext:value-type="float">
            <text:p>0.765945</text:p>
          </table:table-cell>
          <table:table-cell office:value-type="float" office:value="-0.353226" calcext:value-type="float">
            <text:p>-0.353226</text:p>
          </table:table-cell>
          <table:table-cell office:value-type="float" office:value="0.066055" calcext:value-type="float">
            <text:p>0.066055</text:p>
          </table:table-cell>
          <table:table-cell office:value-type="float" office:value="0.933197" calcext:value-type="float">
            <text:p>0.933197</text:p>
          </table:table-cell>
          <table:table-cell office:value-type="float" office:value="0.62294" calcext:value-type="float">
            <text:p>0.622940</text:p>
          </table:table-cell>
          <table:table-cell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3124" calcext:value-type="float">
            <text:p>0.093124</text:p>
          </table:table-cell>
          <table:table-cell office:value-type="float" office:value="0.191086" calcext:value-type="float">
            <text:p>0.191086</text:p>
          </table:table-cell>
          <table:table-cell office:value-type="float" office:value="0.768967" calcext:value-type="float">
            <text:p>0.768967</text:p>
          </table:table-cell>
          <table:table-cell office:value-type="float" office:value="-0.390289" calcext:value-type="float">
            <text:p>-0.390289</text:p>
          </table:table-cell>
          <table:table-cell office:value-type="float" office:value="0.112808" calcext:value-type="float">
            <text:p>0.112808</text:p>
          </table:table-cell>
          <table:table-cell office:value-type="float" office:value="0.913757" calcext:value-type="float">
            <text:p>0.913757</text:p>
          </table:table-cell>
          <table:table-cell office:value-type="float" office:value="0.67981" calcext:value-type="float">
            <text:p>0.679810</text:p>
          </table:table-cell>
          <table:table-cell office:value-type="float" office:value="0.774872" calcext:value-type="float">
            <text:p>0.7748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8608" calcext:value-type="float">
            <text:p>0.088608</text:p>
          </table:table-cell>
          <table:table-cell office:value-type="float" office:value="0.189728" calcext:value-type="float">
            <text:p>0.189728</text:p>
          </table:table-cell>
          <table:table-cell office:value-type="float" office:value="0.767242" calcext:value-type="float">
            <text:p>0.767242</text:p>
          </table:table-cell>
          <table:table-cell office:value-type="float" office:value="-0.390289" calcext:value-type="float">
            <text:p>-0.390289</text:p>
          </table:table-cell>
          <table:table-cell office:value-type="float" office:value="0.112808" calcext:value-type="float">
            <text:p>0.112808</text:p>
          </table:table-cell>
          <table:table-cell office:value-type="float" office:value="0.913757" calcext:value-type="float">
            <text:p>0.913757</text:p>
          </table:table-cell>
          <table:table-cell office:value-type="float" office:value="0.640961" calcext:value-type="float">
            <text:p>0.640961</text:p>
          </table:table-cell>
          <table:table-cell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5184" calcext:value-type="float">
            <text:p>0.095184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770874" calcext:value-type="float">
            <text:p>0.770874</text:p>
          </table:table-cell>
          <table:table-cell office:value-type="float" office:value="-0.409714" calcext:value-type="float">
            <text:p>-0.409714</text:p>
          </table:table-cell>
          <table:table-cell office:value-type="float" office:value="0.17009" calcext:value-type="float">
            <text:p>0.170090</text:p>
          </table:table-cell>
          <table:table-cell office:value-type="float" office:value="0.89621" calcext:value-type="float">
            <text:p>0.896210</text:p>
          </table:table-cell>
          <table:table-cell office:value-type="float" office:value="0.697495" calcext:value-type="float">
            <text:p>0.697495</text:p>
          </table:table-cell>
          <table:table-cell office:value-type="float" office:value="0.721436" calcext:value-type="float">
            <text:p>0.7214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698" calcext:value-type="float">
            <text:p>0.090698</text:p>
          </table:table-cell>
          <table:table-cell office:value-type="float" office:value="0.184738" calcext:value-type="float">
            <text:p>0.184738</text:p>
          </table:table-cell>
          <table:table-cell office:value-type="float" office:value="0.768875" calcext:value-type="float">
            <text:p>0.768875</text:p>
          </table:table-cell>
          <table:table-cell office:value-type="float" office:value="-0.409714" calcext:value-type="float">
            <text:p>-0.409714</text:p>
          </table:table-cell>
          <table:table-cell office:value-type="float" office:value="0.17009" calcext:value-type="float">
            <text:p>0.170090</text:p>
          </table:table-cell>
          <table:table-cell office:value-type="float" office:value="0.89621" calcext:value-type="float">
            <text:p>0.896210</text:p>
          </table:table-cell>
          <table:table-cell office:value-type="float" office:value="0.658966" calcext:value-type="float">
            <text:p>0.658966</text:p>
          </table:table-cell>
          <table:table-cell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6222" calcext:value-type="float">
            <text:p>0.096222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772781" calcext:value-type="float">
            <text:p>0.772781</text:p>
          </table:table-cell>
          <table:table-cell office:value-type="float" office:value="-0.417938" calcext:value-type="float">
            <text:p>-0.417938</text:p>
          </table:table-cell>
          <table:table-cell office:value-type="float" office:value="0.247421" calcext:value-type="float">
            <text:p>0.247421</text:p>
          </table:table-cell>
          <table:table-cell office:value-type="float" office:value="0.87413" calcext:value-type="float">
            <text:p>0.874130</text:p>
          </table:table-cell>
          <table:table-cell office:value-type="float" office:value="0.706345" calcext:value-type="float">
            <text:p>0.706345</text:p>
          </table:table-cell>
          <table:table-cell office:value-type="float" office:value="0.668015" calcext:value-type="float">
            <text:p>0.668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751" calcext:value-type="float">
            <text:p>0.091751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770813" calcext:value-type="float">
            <text:p>0.770813</text:p>
          </table:table-cell>
          <table:table-cell office:value-type="float" office:value="-0.417938" calcext:value-type="float">
            <text:p>-0.417938</text:p>
          </table:table-cell>
          <table:table-cell office:value-type="float" office:value="0.247421" calcext:value-type="float">
            <text:p>0.247421</text:p>
          </table:table-cell>
          <table:table-cell office:value-type="float" office:value="0.87413" calcext:value-type="float">
            <text:p>0.874130</text:p>
          </table:table-cell>
          <table:table-cell office:value-type="float" office:value="0.667984" calcext:value-type="float">
            <text:p>0.667984</text:p>
          </table:table-cell>
          <table:table-cell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6222" calcext:value-type="float">
            <text:p>0.096222</text:p>
          </table:table-cell>
          <table:table-cell office:value-type="float" office:value="0.173462" calcext:value-type="float">
            <text:p>0.173462</text:p>
          </table:table-cell>
          <table:table-cell office:value-type="float" office:value="0.774689" calcext:value-type="float">
            <text:p>0.774689</text:p>
          </table:table-cell>
          <table:table-cell office:value-type="float" office:value="-0.417877" calcext:value-type="float">
            <text:p>-0.417877</text:p>
          </table:table-cell>
          <table:table-cell office:value-type="float" office:value="0.313721" calcext:value-type="float">
            <text:p>0.313721</text:p>
          </table:table-cell>
          <table:table-cell office:value-type="float" office:value="0.852615" calcext:value-type="float">
            <text:p>0.852615</text:p>
          </table:table-cell>
          <table:table-cell office:value-type="float" office:value="0.706345" calcext:value-type="float">
            <text:p>0.706345</text:p>
          </table:table-cell>
          <table:table-cell office:value-type="float" office:value="0.614578" calcext:value-type="float">
            <text:p>0.614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751" calcext:value-type="float">
            <text:p>0.091751</text:p>
          </table:table-cell>
          <table:table-cell office:value-type="float" office:value="0.172775" calcext:value-type="float">
            <text:p>0.172775</text:p>
          </table:table-cell>
          <table:table-cell office:value-type="float" office:value="0.772766" calcext:value-type="float">
            <text:p>0.772766</text:p>
          </table:table-cell>
          <table:table-cell office:value-type="float" office:value="-0.417877" calcext:value-type="float">
            <text:p>-0.417877</text:p>
          </table:table-cell>
          <table:table-cell office:value-type="float" office:value="0.313721" calcext:value-type="float">
            <text:p>0.313721</text:p>
          </table:table-cell>
          <table:table-cell office:value-type="float" office:value="0.852615" calcext:value-type="float">
            <text:p>0.852615</text:p>
          </table:table-cell>
          <table:table-cell office:value-type="float" office:value="0.667984" calcext:value-type="float">
            <text:p>0.667984</text:p>
          </table:table-cell>
          <table:table-cell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5184" calcext:value-type="float">
            <text:p>0.095184</text:p>
          </table:table-cell>
          <table:table-cell office:value-type="float" office:value="0.167587" calcext:value-type="float">
            <text:p>0.167587</text:p>
          </table:table-cell>
          <table:table-cell office:value-type="float" office:value="0.776596" calcext:value-type="float">
            <text:p>0.776596</text:p>
          </table:table-cell>
          <table:table-cell office:value-type="float" office:value="-0.409622" calcext:value-type="float">
            <text:p>-0.409622</text:p>
          </table:table-cell>
          <table:table-cell office:value-type="float" office:value="0.389099" calcext:value-type="float">
            <text:p>0.389099</text:p>
          </table:table-cell>
          <table:table-cell office:value-type="float" office:value="0.825104" calcext:value-type="float">
            <text:p>0.825104</text:p>
          </table:table-cell>
          <table:table-cell office:value-type="float" office:value="0.697495" calcext:value-type="float">
            <text:p>0.697495</text:p>
          </table:table-cell>
          <table:table-cell office:value-type="float" office:value="0.561157" calcext:value-type="float">
            <text:p>0.5611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698" calcext:value-type="float">
            <text:p>0.090698</text:p>
          </table:table-cell>
          <table:table-cell office:value-type="float" office:value="0.166779" calcext:value-type="float">
            <text:p>0.166779</text:p>
          </table:table-cell>
          <table:table-cell office:value-type="float" office:value="0.774704" calcext:value-type="float">
            <text:p>0.774704</text:p>
          </table:table-cell>
          <table:table-cell office:value-type="float" office:value="-0.409622" calcext:value-type="float">
            <text:p>-0.409622</text:p>
          </table:table-cell>
          <table:table-cell office:value-type="float" office:value="0.389099" calcext:value-type="float">
            <text:p>0.389099</text:p>
          </table:table-cell>
          <table:table-cell office:value-type="float" office:value="0.825104" calcext:value-type="float">
            <text:p>0.825104</text:p>
          </table:table-cell>
          <table:table-cell office:value-type="float" office:value="0.658966" calcext:value-type="float">
            <text:p>0.658966</text:p>
          </table:table-cell>
          <table:table-cell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3124" calcext:value-type="float">
            <text:p>0.093124</text:p>
          </table:table-cell>
          <table:table-cell office:value-type="float" office:value="0.161728" calcext:value-type="float">
            <text:p>0.161728</text:p>
          </table:table-cell>
          <table:table-cell office:value-type="float" office:value="0.778503" calcext:value-type="float">
            <text:p>0.778503</text:p>
          </table:table-cell>
          <table:table-cell office:value-type="float" office:value="-0.39032" calcext:value-type="float">
            <text:p>-0.390320</text:p>
          </table:table-cell>
          <table:table-cell office:value-type="float" office:value="0.445786" calcext:value-type="float">
            <text:p>0.445786</text:p>
          </table:table-cell>
          <table:table-cell office:value-type="float" office:value="0.805557" calcext:value-type="float">
            <text:p>0.805557</text:p>
          </table:table-cell>
          <table:table-cell office:value-type="float" office:value="0.67981" calcext:value-type="float">
            <text:p>0.679810</text:p>
          </table:table-cell>
          <table:table-cell office:value-type="float" office:value="0.507736" calcext:value-type="float">
            <text:p>0.507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8608" calcext:value-type="float">
            <text:p>0.088608</text:p>
          </table:table-cell>
          <table:table-cell office:value-type="float" office:value="0.161804" calcext:value-type="float">
            <text:p>0.161804</text:p>
          </table:table-cell>
          <table:table-cell office:value-type="float" office:value="0.776321" calcext:value-type="float">
            <text:p>0.776321</text:p>
          </table:table-cell>
          <table:table-cell office:value-type="float" office:value="-0.39032" calcext:value-type="float">
            <text:p>-0.390320</text:p>
          </table:table-cell>
          <table:table-cell office:value-type="float" office:value="0.445786" calcext:value-type="float">
            <text:p>0.445786</text:p>
          </table:table-cell>
          <table:table-cell office:value-type="float" office:value="0.805557" calcext:value-type="float">
            <text:p>0.805557</text:p>
          </table:table-cell>
          <table:table-cell office:value-type="float" office:value="0.640961" calcext:value-type="float">
            <text:p>0.640961</text:p>
          </table:table-cell>
          <table:table-cell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042" calcext:value-type="float">
            <text:p>0.090042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780426" calcext:value-type="float">
            <text:p>0.780426</text:p>
          </table:table-cell>
          <table:table-cell office:value-type="float" office:value="-0.353348" calcext:value-type="float">
            <text:p>-0.353348</text:p>
          </table:table-cell>
          <table:table-cell office:value-type="float" office:value="0.495148" calcext:value-type="float">
            <text:p>0.495148</text:p>
          </table:table-cell>
          <table:table-cell office:value-type="float" office:value="0.793701" calcext:value-type="float">
            <text:p>0.793701</text:p>
          </table:table-cell>
          <table:table-cell office:value-type="float" office:value="0.653305" calcext:value-type="float">
            <text:p>0.653305</text:p>
          </table:table-cell>
          <table:table-cell office:value-type="float" office:value="0.4543" calcext:value-type="float">
            <text:p>0.45430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6502" calcext:value-type="float">
            <text:p>0.086502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777618" calcext:value-type="float">
            <text:p>0.777618</text:p>
          </table:table-cell>
          <table:table-cell office:value-type="float" office:value="-0.353348" calcext:value-type="float">
            <text:p>-0.353348</text:p>
          </table:table-cell>
          <table:table-cell office:value-type="float" office:value="0.495148" calcext:value-type="float">
            <text:p>0.495148</text:p>
          </table:table-cell>
          <table:table-cell office:value-type="float" office:value="0.793701" calcext:value-type="float">
            <text:p>0.793701</text:p>
          </table:table-cell>
          <table:table-cell office:value-type="float" office:value="0.62294" calcext:value-type="float">
            <text:p>0.622940</text:p>
          </table:table-cell>
          <table:table-cell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5922" calcext:value-type="float">
            <text:p>0.085922</text:p>
          </table:table-cell>
          <table:table-cell office:value-type="float" office:value="0.150955" calcext:value-type="float">
            <text:p>0.150955</text:p>
          </table:table-cell>
          <table:table-cell office:value-type="float" office:value="0.782013" calcext:value-type="float">
            <text:p>0.782013</text:p>
          </table:table-cell>
          <table:table-cell office:value-type="float" office:value="-0.312332" calcext:value-type="float">
            <text:p>-0.312332</text:p>
          </table:table-cell>
          <table:table-cell office:value-type="float" office:value="0.546661" calcext:value-type="float">
            <text:p>0.546661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0.61795" calcext:value-type="float">
            <text:p>0.617950</text:p>
          </table:table-cell>
          <table:table-cell office:value-type="float" office:value="0.409775" calcext:value-type="float">
            <text:p>0.409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306" calcext:value-type="float">
            <text:p>0.082306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779236" calcext:value-type="float">
            <text:p>0.779236</text:p>
          </table:table-cell>
          <table:table-cell office:value-type="float" office:value="-0.312332" calcext:value-type="float">
            <text:p>-0.312332</text:p>
          </table:table-cell>
          <table:table-cell office:value-type="float" office:value="0.546661" calcext:value-type="float">
            <text:p>0.546661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0.586899" calcext:value-type="float">
            <text:p>0.586899</text:p>
          </table:table-cell>
          <table:table-cell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84" calcext:value-type="float">
            <text:p>0.082840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782959" calcext:value-type="float">
            <text:p>0.782959</text:p>
          </table:table-cell>
          <table:table-cell office:value-type="float" office:value="-0.279663" calcext:value-type="float">
            <text:p>-0.279663</text:p>
          </table:table-cell>
          <table:table-cell office:value-type="float" office:value="0.577667" calcext:value-type="float">
            <text:p>0.577667</text:p>
          </table:table-cell>
          <table:table-cell office:value-type="float" office:value="0.766876" calcext:value-type="float">
            <text:p>0.766876</text:p>
          </table:table-cell>
          <table:table-cell office:value-type="float" office:value="0.591446" calcext:value-type="float">
            <text:p>0.591446</text:p>
          </table:table-cell>
          <table:table-cell office:value-type="float" office:value="0.383072" calcext:value-type="float">
            <text:p>0.383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0215" calcext:value-type="float">
            <text:p>0.080215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779892" calcext:value-type="float">
            <text:p>0.779892</text:p>
          </table:table-cell>
          <table:table-cell office:value-type="float" office:value="-0.279663" calcext:value-type="float">
            <text:p>-0.279663</text:p>
          </table:table-cell>
          <table:table-cell office:value-type="float" office:value="0.577667" calcext:value-type="float">
            <text:p>0.577667</text:p>
          </table:table-cell>
          <table:table-cell office:value-type="float" office:value="0.766876" calcext:value-type="float">
            <text:p>0.766876</text:p>
          </table:table-cell>
          <table:table-cell office:value-type="float" office:value="0.568893" calcext:value-type="float">
            <text:p>0.568893</text:p>
          </table:table-cell>
          <table:table-cell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144104" calcext:value-type="float">
            <text:p>0.144104</text:p>
          </table:table-cell>
          <table:table-cell office:value-type="float" office:value="0.784241" calcext:value-type="float">
            <text:p>0.784241</text:p>
          </table:table-cell>
          <table:table-cell office:value-type="float" office:value="-0.225662" calcext:value-type="float">
            <text:p>-0.225662</text:p>
          </table:table-cell>
          <table:table-cell office:value-type="float" office:value="0.616531" calcext:value-type="float">
            <text:p>0.616531</text:p>
          </table:table-cell>
          <table:table-cell office:value-type="float" office:value="0.754303" calcext:value-type="float">
            <text:p>0.754303</text:p>
          </table:table-cell>
          <table:table-cell office:value-type="float" office:value="0.547272" calcext:value-type="float">
            <text:p>0.547272</text:p>
          </table:table-cell>
          <table:table-cell office:value-type="float" office:value="0.347443" calcext:value-type="float">
            <text:p>0.3474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4966" calcext:value-type="float">
            <text:p>0.074966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781189" calcext:value-type="float">
            <text:p>0.781189</text:p>
          </table:table-cell>
          <table:table-cell office:value-type="float" office:value="-0.225662" calcext:value-type="float">
            <text:p>-0.225662</text:p>
          </table:table-cell>
          <table:table-cell office:value-type="float" office:value="0.616531" calcext:value-type="float">
            <text:p>0.616531</text:p>
          </table:table-cell>
          <table:table-cell office:value-type="float" office:value="0.754303" calcext:value-type="float">
            <text:p>0.754303</text:p>
          </table:table-cell>
          <table:table-cell office:value-type="float" office:value="0.523834" calcext:value-type="float">
            <text:p>0.523834</text:p>
          </table:table-cell>
          <table:table-cell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1518" calcext:value-type="float">
            <text:p>0.071518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785187" calcext:value-type="float">
            <text:p>0.785187</text:p>
          </table:table-cell>
          <table:table-cell office:value-type="float" office:value="-0.175125" calcext:value-type="float">
            <text:p>-0.175125</text:p>
          </table:table-cell>
          <table:table-cell office:value-type="float" office:value="0.650574" calcext:value-type="float">
            <text:p>0.650574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494247" calcext:value-type="float">
            <text:p>0.494247</text:p>
          </table:table-cell>
          <table:table-cell office:value-type="float" office:value="0.32074" calcext:value-type="float">
            <text:p>0.3207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077" calcext:value-type="float">
            <text:p>0.070770</text:p>
          </table:table-cell>
          <table:table-cell office:value-type="float" office:value="0.144836" calcext:value-type="float">
            <text:p>0.144836</text:p>
          </table:table-cell>
          <table:table-cell office:value-type="float" office:value="0.78183" calcext:value-type="float">
            <text:p>0.781830</text:p>
          </table:table-cell>
          <table:table-cell office:value-type="float" office:value="-0.175125" calcext:value-type="float">
            <text:p>-0.175125</text:p>
          </table:table-cell>
          <table:table-cell office:value-type="float" office:value="0.650574" calcext:value-type="float">
            <text:p>0.650574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487808" calcext:value-type="float">
            <text:p>0.487808</text:p>
          </table:table-cell>
          <table:table-cell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521" calcext:value-type="float">
            <text:p>0.065521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2486" calcext:value-type="float">
            <text:p>0.782486</text:p>
          </table:table-cell>
          <table:table-cell office:value-type="float" office:value="-0.115143" calcext:value-type="float">
            <text:p>-0.115143</text:p>
          </table:table-cell>
          <table:table-cell office:value-type="float" office:value="0.669327" calcext:value-type="float">
            <text:p>0.669327</text:p>
          </table:table-cell>
          <table:table-cell office:value-type="float" office:value="0.733994" calcext:value-type="float">
            <text:p>0.733994</text:p>
          </table:table-cell>
          <table:table-cell office:value-type="float" office:value="0.442764" calcext:value-type="float">
            <text:p>0.442764</text:p>
          </table:table-cell>
          <table:table-cell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139206" calcext:value-type="float">
            <text:p>0.139206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-0.115143" calcext:value-type="float">
            <text:p>-0.115143</text:p>
          </table:table-cell>
          <table:table-cell office:value-type="float" office:value="0.669327" calcext:value-type="float">
            <text:p>0.669327</text:p>
          </table:table-cell>
          <table:table-cell office:value-type="float" office:value="0.733994" calcext:value-type="float">
            <text:p>0.733994</text:p>
          </table:table-cell>
          <table:table-cell office:value-type="float" office:value="0.441223" calcext:value-type="float">
            <text:p>0.441223</text:p>
          </table:table-cell>
          <table:table-cell office:value-type="float" office:value="0.302917" calcext:value-type="float">
            <text:p>0.3029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35" calcext:value-type="float">
            <text:p>0.059235</text:p>
          </table:table-cell>
          <table:table-cell office:value-type="float" office:value="0.141846" calcext:value-type="float">
            <text:p>0.141846</text:p>
          </table:table-cell>
          <table:table-cell office:value-type="float" office:value="0.782806" calcext:value-type="float">
            <text:p>0.782806</text:p>
          </table:table-cell>
          <table:table-cell office:value-type="float" office:value="-0.034851" calcext:value-type="float">
            <text:p>-0.034851</text:p>
          </table:table-cell>
          <table:table-cell office:value-type="float" office:value="0.678055" calcext:value-type="float">
            <text:p>0.678055</text:p>
          </table:table-cell>
          <table:table-cell office:value-type="float" office:value="0.734192" calcext:value-type="float">
            <text:p>0.734192</text:p>
          </table:table-cell>
          <table:table-cell office:value-type="float" office:value="0.388718" calcext:value-type="float">
            <text:p>0.388718</text:p>
          </table:table-cell>
          <table:table-cell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174" calcext:value-type="float">
            <text:p>0.059174</text:p>
          </table:table-cell>
          <table:table-cell office:value-type="float" office:value="0.138229" calcext:value-type="float">
            <text:p>0.138229</text:p>
          </table:table-cell>
          <table:table-cell office:value-type="float" office:value="0.786148" calcext:value-type="float">
            <text:p>0.786148</text:p>
          </table:table-cell>
          <table:table-cell office:value-type="float" office:value="-0.034851" calcext:value-type="float">
            <text:p>-0.034851</text:p>
          </table:table-cell>
          <table:table-cell office:value-type="float" office:value="0.678055" calcext:value-type="float">
            <text:p>0.678055</text:p>
          </table:table-cell>
          <table:table-cell office:value-type="float" office:value="0.734192" calcext:value-type="float">
            <text:p>0.734192</text:p>
          </table:table-cell>
          <table:table-cell office:value-type="float" office:value="0.388199" calcext:value-type="float">
            <text:p>0.388199</text:p>
          </table:table-cell>
          <table:table-cell office:value-type="float" office:value="0.294022" calcext:value-type="float">
            <text:p>0.2940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94" calcext:value-type="float">
            <text:p>0.052994</text:p>
          </table:table-cell>
          <table:table-cell office:value-type="float" office:value="0.138229" calcext:value-type="float">
            <text:p>0.138229</text:p>
          </table:table-cell>
          <table:table-cell office:value-type="float" office:value="0.786148" calcext:value-type="float">
            <text:p>0.786148</text:p>
          </table:table-cell>
          <table:table-cell office:value-type="float" office:value="0.034851" calcext:value-type="float">
            <text:p>0.034851</text:p>
          </table:table-cell>
          <table:table-cell office:value-type="float" office:value="0.678055" calcext:value-type="float">
            <text:p>0.678055</text:p>
          </table:table-cell>
          <table:table-cell office:value-type="float" office:value="0.734192" calcext:value-type="float">
            <text:p>0.734192</text:p>
          </table:table-cell>
          <table:table-cell office:value-type="float" office:value="0.33519" calcext:value-type="float">
            <text:p>0.335190</text:p>
          </table:table-cell>
          <table:table-cell office:value-type="float" office:value="0.294022" calcext:value-type="float">
            <text:p>0.2940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141846" calcext:value-type="float">
            <text:p>0.141846</text:p>
          </table:table-cell>
          <table:table-cell office:value-type="float" office:value="0.782806" calcext:value-type="float">
            <text:p>0.782806</text:p>
          </table:table-cell>
          <table:table-cell office:value-type="float" office:value="0.034851" calcext:value-type="float">
            <text:p>0.034851</text:p>
          </table:table-cell>
          <table:table-cell office:value-type="float" office:value="0.678055" calcext:value-type="float">
            <text:p>0.678055</text:p>
          </table:table-cell>
          <table:table-cell office:value-type="float" office:value="0.734192" calcext:value-type="float">
            <text:p>0.734192</text:p>
          </table:table-cell>
          <table:table-cell office:value-type="float" office:value="0.334671" calcext:value-type="float">
            <text:p>0.334671</text:p>
          </table:table-cell>
          <table:table-cell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814" calcext:value-type="float">
            <text:p>0.046814</text:p>
          </table:table-cell>
          <table:table-cell office:value-type="float" office:value="0.139206" calcext:value-type="float">
            <text:p>0.139206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0.115158" calcext:value-type="float">
            <text:p>0.115158</text:p>
          </table:table-cell>
          <table:table-cell office:value-type="float" office:value="0.669327" calcext:value-type="float">
            <text:p>0.669327</text:p>
          </table:table-cell>
          <table:table-cell office:value-type="float" office:value="0.733994" calcext:value-type="float">
            <text:p>0.733994</text:p>
          </table:table-cell>
          <table:table-cell office:value-type="float" office:value="0.282166" calcext:value-type="float">
            <text:p>0.282166</text:p>
          </table:table-cell>
          <table:table-cell office:value-type="float" office:value="0.302917" calcext:value-type="float">
            <text:p>0.3029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646" calcext:value-type="float">
            <text:p>0.046646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2486" calcext:value-type="float">
            <text:p>0.782486</text:p>
          </table:table-cell>
          <table:table-cell office:value-type="float" office:value="0.115158" calcext:value-type="float">
            <text:p>0.115158</text:p>
          </table:table-cell>
          <table:table-cell office:value-type="float" office:value="0.669327" calcext:value-type="float">
            <text:p>0.669327</text:p>
          </table:table-cell>
          <table:table-cell office:value-type="float" office:value="0.733994" calcext:value-type="float">
            <text:p>0.733994</text:p>
          </table:table-cell>
          <table:table-cell office:value-type="float" office:value="0.280624" calcext:value-type="float">
            <text:p>0.280624</text:p>
          </table:table-cell>
          <table:table-cell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144836" calcext:value-type="float">
            <text:p>0.144836</text:p>
          </table:table-cell>
          <table:table-cell office:value-type="float" office:value="0.78183" calcext:value-type="float">
            <text:p>0.781830</text:p>
          </table:table-cell>
          <table:table-cell office:value-type="float" office:value="0.175125" calcext:value-type="float">
            <text:p>0.175125</text:p>
          </table:table-cell>
          <table:table-cell office:value-type="float" office:value="0.650574" calcext:value-type="float">
            <text:p>0.650574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23558" calcext:value-type="float">
            <text:p>0.235580</text:p>
          </table:table-cell>
          <table:table-cell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0649" calcext:value-type="float">
            <text:p>0.040649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785187" calcext:value-type="float">
            <text:p>0.785187</text:p>
          </table:table-cell>
          <table:table-cell office:value-type="float" office:value="0.175125" calcext:value-type="float">
            <text:p>0.175125</text:p>
          </table:table-cell>
          <table:table-cell office:value-type="float" office:value="0.650574" calcext:value-type="float">
            <text:p>0.650574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229141" calcext:value-type="float">
            <text:p>0.229141</text:p>
          </table:table-cell>
          <table:table-cell office:value-type="float" office:value="0.32074" calcext:value-type="float">
            <text:p>0.3207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7201" calcext:value-type="float">
            <text:p>0.037201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781189" calcext:value-type="float">
            <text:p>0.781189</text:p>
          </table:table-cell>
          <table:table-cell office:value-type="float" office:value="0.225662" calcext:value-type="float">
            <text:p>0.225662</text:p>
          </table:table-cell>
          <table:table-cell office:value-type="float" office:value="0.616531" calcext:value-type="float">
            <text:p>0.616531</text:p>
          </table:table-cell>
          <table:table-cell office:value-type="float" office:value="0.754303" calcext:value-type="float">
            <text:p>0.754303</text:p>
          </table:table-cell>
          <table:table-cell office:value-type="float" office:value="0.199539" calcext:value-type="float">
            <text:p>0.199539</text:p>
          </table:table-cell>
          <table:table-cell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447" calcext:value-type="float">
            <text:p>0.034470</text:p>
          </table:table-cell>
          <table:table-cell office:value-type="float" office:value="0.144104" calcext:value-type="float">
            <text:p>0.144104</text:p>
          </table:table-cell>
          <table:table-cell office:value-type="float" office:value="0.784241" calcext:value-type="float">
            <text:p>0.784241</text:p>
          </table:table-cell>
          <table:table-cell office:value-type="float" office:value="0.225662" calcext:value-type="float">
            <text:p>0.225662</text:p>
          </table:table-cell>
          <table:table-cell office:value-type="float" office:value="0.616531" calcext:value-type="float">
            <text:p>0.616531</text:p>
          </table:table-cell>
          <table:table-cell office:value-type="float" office:value="0.754303" calcext:value-type="float">
            <text:p>0.754303</text:p>
          </table:table-cell>
          <table:table-cell office:value-type="float" office:value="0.176132" calcext:value-type="float">
            <text:p>0.176132</text:p>
          </table:table-cell>
          <table:table-cell office:value-type="float" office:value="0.347443" calcext:value-type="float">
            <text:p>0.3474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779892" calcext:value-type="float">
            <text:p>0.779892</text:p>
          </table:table-cell>
          <table:table-cell office:value-type="float" office:value="0.279648" calcext:value-type="float">
            <text:p>0.279648</text:p>
          </table:table-cell>
          <table:table-cell office:value-type="float" office:value="0.577652" calcext:value-type="float">
            <text:p>0.577652</text:p>
          </table:table-cell>
          <table:table-cell office:value-type="float" office:value="0.766876" calcext:value-type="float">
            <text:p>0.766876</text:p>
          </table:table-cell>
          <table:table-cell office:value-type="float" office:value="0.154495" calcext:value-type="float">
            <text:p>0.154495</text:p>
          </table:table-cell>
          <table:table-cell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327" calcext:value-type="float">
            <text:p>0.029327</text:p>
          </table:table-cell>
          <table:table-cell office:value-type="float" office:value="0.148026" calcext:value-type="float">
            <text:p>0.148026</text:p>
          </table:table-cell>
          <table:table-cell office:value-type="float" office:value="0.782959" calcext:value-type="float">
            <text:p>0.782959</text:p>
          </table:table-cell>
          <table:table-cell office:value-type="float" office:value="0.279648" calcext:value-type="float">
            <text:p>0.279648</text:p>
          </table:table-cell>
          <table:table-cell office:value-type="float" office:value="0.577652" calcext:value-type="float">
            <text:p>0.577652</text:p>
          </table:table-cell>
          <table:table-cell office:value-type="float" office:value="0.766876" calcext:value-type="float">
            <text:p>0.766876</text:p>
          </table:table-cell>
          <table:table-cell office:value-type="float" office:value="0.131943" calcext:value-type="float">
            <text:p>0.131943</text:p>
          </table:table-cell>
          <table:table-cell office:value-type="float" office:value="0.383072" calcext:value-type="float">
            <text:p>0.3830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779236" calcext:value-type="float">
            <text:p>0.779236</text:p>
          </table:table-cell>
          <table:table-cell office:value-type="float" office:value="0.312302" calcext:value-type="float">
            <text:p>0.312302</text:p>
          </table:table-cell>
          <table:table-cell office:value-type="float" office:value="0.546677" calcext:value-type="float">
            <text:p>0.546677</text:p>
          </table:table-cell>
          <table:table-cell office:value-type="float" office:value="0.776932" calcext:value-type="float">
            <text:p>0.776932</text:p>
          </table:table-cell>
          <table:table-cell office:value-type="float" office:value="0.13649" calcext:value-type="float">
            <text:p>0.136490</text:p>
          </table:table-cell>
          <table:table-cell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623" calcext:value-type="float">
            <text:p>0.026230</text:p>
          </table:table-cell>
          <table:table-cell office:value-type="float" office:value="0.150955" calcext:value-type="float">
            <text:p>0.150955</text:p>
          </table:table-cell>
          <table:table-cell office:value-type="float" office:value="0.782013" calcext:value-type="float">
            <text:p>0.782013</text:p>
          </table:table-cell>
          <table:table-cell office:value-type="float" office:value="0.312302" calcext:value-type="float">
            <text:p>0.312302</text:p>
          </table:table-cell>
          <table:table-cell office:value-type="float" office:value="0.546677" calcext:value-type="float">
            <text:p>0.546677</text:p>
          </table:table-cell>
          <table:table-cell office:value-type="float" office:value="0.776932" calcext:value-type="float">
            <text:p>0.776932</text:p>
          </table:table-cell>
          <table:table-cell office:value-type="float" office:value="0.105423" calcext:value-type="float">
            <text:p>0.105423</text:p>
          </table:table-cell>
          <table:table-cell office:value-type="float" office:value="0.409775" calcext:value-type="float">
            <text:p>0.4097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65" calcext:value-type="float">
            <text:p>0.025650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777618" calcext:value-type="float">
            <text:p>0.777618</text:p>
          </table:table-cell>
          <table:table-cell office:value-type="float" office:value="0.353348" calcext:value-type="float">
            <text:p>0.353348</text:p>
          </table:table-cell>
          <table:table-cell office:value-type="float" office:value="0.495163" calcext:value-type="float">
            <text:p>0.495163</text:p>
          </table:table-cell>
          <table:table-cell office:value-type="float" office:value="0.793701" calcext:value-type="float">
            <text:p>0.793701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2125" calcext:value-type="float">
            <text:p>0.022125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780426" calcext:value-type="float">
            <text:p>0.780426</text:p>
          </table:table-cell>
          <table:table-cell office:value-type="float" office:value="0.353348" calcext:value-type="float">
            <text:p>0.353348</text:p>
          </table:table-cell>
          <table:table-cell office:value-type="float" office:value="0.495163" calcext:value-type="float">
            <text:p>0.495163</text:p>
          </table:table-cell>
          <table:table-cell office:value-type="float" office:value="0.793701" calcext:value-type="float">
            <text:p>0.793701</text:p>
          </table:table-cell>
          <table:table-cell office:value-type="float" office:value="0.070084" calcext:value-type="float">
            <text:p>0.070084</text:p>
          </table:table-cell>
          <table:table-cell office:value-type="float" office:value="0.4543" calcext:value-type="float">
            <text:p>0.45430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356" calcext:value-type="float">
            <text:p>0.023560</text:p>
          </table:table-cell>
          <table:table-cell office:value-type="float" office:value="0.161804" calcext:value-type="float">
            <text:p>0.161804</text:p>
          </table:table-cell>
          <table:table-cell office:value-type="float" office:value="0.776321" calcext:value-type="float">
            <text:p>0.776321</text:p>
          </table:table-cell>
          <table:table-cell office:value-type="float" office:value="0.390366" calcext:value-type="float">
            <text:p>0.390366</text:p>
          </table:table-cell>
          <table:table-cell office:value-type="float" office:value="0.445831" calcext:value-type="float">
            <text:p>0.445831</text:p>
          </table:table-cell>
          <table:table-cell office:value-type="float" office:value="0.805511" calcext:value-type="float">
            <text:p>0.805511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9028" calcext:value-type="float">
            <text:p>0.019028</text:p>
          </table:table-cell>
          <table:table-cell office:value-type="float" office:value="0.161728" calcext:value-type="float">
            <text:p>0.161728</text:p>
          </table:table-cell>
          <table:table-cell office:value-type="float" office:value="0.778503" calcext:value-type="float">
            <text:p>0.778503</text:p>
          </table:table-cell>
          <table:table-cell office:value-type="float" office:value="0.390366" calcext:value-type="float">
            <text:p>0.390366</text:p>
          </table:table-cell>
          <table:table-cell office:value-type="float" office:value="0.445831" calcext:value-type="float">
            <text:p>0.445831</text:p>
          </table:table-cell>
          <table:table-cell office:value-type="float" office:value="0.805511" calcext:value-type="float">
            <text:p>0.805511</text:p>
          </table:table-cell>
          <table:table-cell office:value-type="float" office:value="0.043579" calcext:value-type="float">
            <text:p>0.043579</text:p>
          </table:table-cell>
          <table:table-cell office:value-type="float" office:value="0.507736" calcext:value-type="float">
            <text:p>0.507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166779" calcext:value-type="float">
            <text:p>0.166779</text:p>
          </table:table-cell>
          <table:table-cell office:value-type="float" office:value="0.774704" calcext:value-type="float">
            <text:p>0.774704</text:p>
          </table:table-cell>
          <table:table-cell office:value-type="float" office:value="0.409698" calcext:value-type="float">
            <text:p>0.409698</text:p>
          </table:table-cell>
          <table:table-cell office:value-type="float" office:value="0.389084" calcext:value-type="float">
            <text:p>0.389084</text:p>
          </table:table-cell>
          <table:table-cell office:value-type="float" office:value="0.825089" calcext:value-type="float">
            <text:p>0.825089</text:p>
          </table:table-cell>
          <table:table-cell office:value-type="float" office:value="0.064423" calcext:value-type="float">
            <text:p>0.064423</text:p>
          </table:table-cell>
          <table:table-cell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167587" calcext:value-type="float">
            <text:p>0.167587</text:p>
          </table:table-cell>
          <table:table-cell office:value-type="float" office:value="0.776596" calcext:value-type="float">
            <text:p>0.776596</text:p>
          </table:table-cell>
          <table:table-cell office:value-type="float" office:value="0.409698" calcext:value-type="float">
            <text:p>0.409698</text:p>
          </table:table-cell>
          <table:table-cell office:value-type="float" office:value="0.389084" calcext:value-type="float">
            <text:p>0.389084</text:p>
          </table:table-cell>
          <table:table-cell office:value-type="float" office:value="0.825089" calcext:value-type="float">
            <text:p>0.825089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561157" calcext:value-type="float">
            <text:p>0.5611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0.172775" calcext:value-type="float">
            <text:p>0.172775</text:p>
          </table:table-cell>
          <table:table-cell office:value-type="float" office:value="0.772766" calcext:value-type="float">
            <text:p>0.772766</text:p>
          </table:table-cell>
          <table:table-cell office:value-type="float" office:value="0.417953" calcext:value-type="float">
            <text:p>0.417953</text:p>
          </table:table-cell>
          <table:table-cell office:value-type="float" office:value="0.31366" calcext:value-type="float">
            <text:p>0.313660</text:p>
          </table:table-cell>
          <table:table-cell office:value-type="float" office:value="0.8526" calcext:value-type="float">
            <text:p>0.852600</text:p>
          </table:table-cell>
          <table:table-cell office:value-type="float" office:value="0.05542" calcext:value-type="float">
            <text:p>0.055420</text:p>
          </table:table-cell>
          <table:table-cell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5945" calcext:value-type="float">
            <text:p>0.015945</text:p>
          </table:table-cell>
          <table:table-cell office:value-type="float" office:value="0.173462" calcext:value-type="float">
            <text:p>0.173462</text:p>
          </table:table-cell>
          <table:table-cell office:value-type="float" office:value="0.774689" calcext:value-type="float">
            <text:p>0.774689</text:p>
          </table:table-cell>
          <table:table-cell office:value-type="float" office:value="0.417953" calcext:value-type="float">
            <text:p>0.417953</text:p>
          </table:table-cell>
          <table:table-cell office:value-type="float" office:value="0.31366" calcext:value-type="float">
            <text:p>0.313660</text:p>
          </table:table-cell>
          <table:table-cell office:value-type="float" office:value="0.8526" calcext:value-type="float">
            <text:p>0.852600</text:p>
          </table:table-cell>
          <table:table-cell office:value-type="float" office:value="0.017059" calcext:value-type="float">
            <text:p>0.017059</text:p>
          </table:table-cell>
          <table:table-cell office:value-type="float" office:value="0.614578" calcext:value-type="float">
            <text:p>0.614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770813" calcext:value-type="float">
            <text:p>0.770813</text:p>
          </table:table-cell>
          <table:table-cell office:value-type="float" office:value="0.41803" calcext:value-type="float">
            <text:p>0.418030</text:p>
          </table:table-cell>
          <table:table-cell office:value-type="float" office:value="0.247467" calcext:value-type="float">
            <text:p>0.247467</text:p>
          </table:table-cell>
          <table:table-cell office:value-type="float" office:value="0.874084" calcext:value-type="float">
            <text:p>0.874084</text:p>
          </table:table-cell>
          <table:table-cell office:value-type="float" office:value="0.05542" calcext:value-type="float">
            <text:p>0.055420</text:p>
          </table:table-cell>
          <table:table-cell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5945" calcext:value-type="float">
            <text:p>0.015945</text:p>
          </table:table-cell>
          <table:table-cell office:value-type="float" office:value="0.179337" calcext:value-type="float">
            <text:p>0.179337</text:p>
          </table:table-cell>
          <table:table-cell office:value-type="float" office:value="0.772781" calcext:value-type="float">
            <text:p>0.772781</text:p>
          </table:table-cell>
          <table:table-cell office:value-type="float" office:value="0.41803" calcext:value-type="float">
            <text:p>0.418030</text:p>
          </table:table-cell>
          <table:table-cell office:value-type="float" office:value="0.247467" calcext:value-type="float">
            <text:p>0.247467</text:p>
          </table:table-cell>
          <table:table-cell office:value-type="float" office:value="0.874084" calcext:value-type="float">
            <text:p>0.874084</text:p>
          </table:table-cell>
          <table:table-cell office:value-type="float" office:value="0.017059" calcext:value-type="float">
            <text:p>0.017059</text:p>
          </table:table-cell>
          <table:table-cell office:value-type="float" office:value="0.668015" calcext:value-type="float">
            <text:p>0.668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184738" calcext:value-type="float">
            <text:p>0.184738</text:p>
          </table:table-cell>
          <table:table-cell office:value-type="float" office:value="0.768875" calcext:value-type="float">
            <text:p>0.768875</text:p>
          </table:table-cell>
          <table:table-cell office:value-type="float" office:value="0.40979" calcext:value-type="float">
            <text:p>0.409790</text:p>
          </table:table-cell>
          <table:table-cell office:value-type="float" office:value="0.17009" calcext:value-type="float">
            <text:p>0.170090</text:p>
          </table:table-cell>
          <table:table-cell office:value-type="float" office:value="0.896179" calcext:value-type="float">
            <text:p>0.896179</text:p>
          </table:table-cell>
          <table:table-cell office:value-type="float" office:value="0.064423" calcext:value-type="float">
            <text:p>0.064423</text:p>
          </table:table-cell>
          <table:table-cell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6968" calcext:value-type="float">
            <text:p>0.016968</text:p>
          </table:table-cell>
          <table:table-cell office:value-type="float" office:value="0.185211" calcext:value-type="float">
            <text:p>0.185211</text:p>
          </table:table-cell>
          <table:table-cell office:value-type="float" office:value="0.770874" calcext:value-type="float">
            <text:p>0.770874</text:p>
          </table:table-cell>
          <table:table-cell office:value-type="float" office:value="0.40979" calcext:value-type="float">
            <text:p>0.409790</text:p>
          </table:table-cell>
          <table:table-cell office:value-type="float" office:value="0.17009" calcext:value-type="float">
            <text:p>0.170090</text:p>
          </table:table-cell>
          <table:table-cell office:value-type="float" office:value="0.896179" calcext:value-type="float">
            <text:p>0.896179</text:p>
          </table:table-cell>
          <table:table-cell office:value-type="float" office:value="0.025894" calcext:value-type="float">
            <text:p>0.025894</text:p>
          </table:table-cell>
          <table:table-cell office:value-type="float" office:value="0.721436" calcext:value-type="float">
            <text:p>0.7214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356" calcext:value-type="float">
            <text:p>0.023560</text:p>
          </table:table-cell>
          <table:table-cell office:value-type="float" office:value="0.189728" calcext:value-type="float">
            <text:p>0.189728</text:p>
          </table:table-cell>
          <table:table-cell office:value-type="float" office:value="0.767242" calcext:value-type="float">
            <text:p>0.767242</text:p>
          </table:table-cell>
          <table:table-cell office:value-type="float" office:value="0.390335" calcext:value-type="float">
            <text:p>0.390335</text:p>
          </table:table-cell>
          <table:table-cell office:value-type="float" office:value="0.112747" calcext:value-type="float">
            <text:p>0.112747</text:p>
          </table:table-cell>
          <table:table-cell office:value-type="float" office:value="0.913742" calcext:value-type="float">
            <text:p>0.913742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19028" calcext:value-type="float">
            <text:p>0.019028</text:p>
          </table:table-cell>
          <table:table-cell office:value-type="float" office:value="0.191086" calcext:value-type="float">
            <text:p>0.191086</text:p>
          </table:table-cell>
          <table:table-cell office:value-type="float" office:value="0.768967" calcext:value-type="float">
            <text:p>0.768967</text:p>
          </table:table-cell>
          <table:table-cell office:value-type="float" office:value="0.390335" calcext:value-type="float">
            <text:p>0.390335</text:p>
          </table:table-cell>
          <table:table-cell office:value-type="float" office:value="0.112747" calcext:value-type="float">
            <text:p>0.112747</text:p>
          </table:table-cell>
          <table:table-cell office:value-type="float" office:value="0.913742" calcext:value-type="float">
            <text:p>0.913742</text:p>
          </table:table-cell>
          <table:table-cell office:value-type="float" office:value="0.043579" calcext:value-type="float">
            <text:p>0.043579</text:p>
          </table:table-cell>
          <table:table-cell office:value-type="float" office:value="0.774872" calcext:value-type="float">
            <text:p>0.7748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65" calcext:value-type="float">
            <text:p>0.025650</text:p>
          </table:table-cell>
          <table:table-cell office:value-type="float" office:value="0.193726" calcext:value-type="float">
            <text:p>0.193726</text:p>
          </table:table-cell>
          <table:table-cell office:value-type="float" office:value="0.765945" calcext:value-type="float">
            <text:p>0.765945</text:p>
          </table:table-cell>
          <table:table-cell office:value-type="float" office:value="0.353226" calcext:value-type="float">
            <text:p>0.353226</text:p>
          </table:table-cell>
          <table:table-cell office:value-type="float" office:value="0.06604" calcext:value-type="float">
            <text:p>0.066040</text:p>
          </table:table-cell>
          <table:table-cell office:value-type="float" office:value="0.933212" calcext:value-type="float">
            <text:p>0.933212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2125" calcext:value-type="float">
            <text:p>0.022125</text:p>
          </table:table-cell>
          <table:table-cell office:value-type="float" office:value="0.19696" calcext:value-type="float">
            <text:p>0.196960</text:p>
          </table:table-cell>
          <table:table-cell office:value-type="float" office:value="0.767059" calcext:value-type="float">
            <text:p>0.767059</text:p>
          </table:table-cell>
          <table:table-cell office:value-type="float" office:value="0.353226" calcext:value-type="float">
            <text:p>0.353226</text:p>
          </table:table-cell>
          <table:table-cell office:value-type="float" office:value="0.06604" calcext:value-type="float">
            <text:p>0.066040</text:p>
          </table:table-cell>
          <table:table-cell office:value-type="float" office:value="0.933212" calcext:value-type="float">
            <text:p>0.933212</text:p>
          </table:table-cell>
          <table:table-cell office:value-type="float" office:value="0.070084" calcext:value-type="float">
            <text:p>0.070084</text:p>
          </table:table-cell>
          <table:table-cell office:value-type="float" office:value="0.828293" calcext:value-type="float">
            <text:p>0.8282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764328" calcext:value-type="float">
            <text:p>0.764328</text:p>
          </table:table-cell>
          <table:table-cell office:value-type="float" office:value="0.312286" calcext:value-type="float">
            <text:p>0.312286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0.949875" calcext:value-type="float">
            <text:p>0.949875</text:p>
          </table:table-cell>
          <table:table-cell office:value-type="float" office:value="0.13649" calcext:value-type="float">
            <text:p>0.136490</text:p>
          </table:table-cell>
          <table:table-cell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623" calcext:value-type="float">
            <text:p>0.026230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765472" calcext:value-type="float">
            <text:p>0.765472</text:p>
          </table:table-cell>
          <table:table-cell office:value-type="float" office:value="0.312286" calcext:value-type="float">
            <text:p>0.312286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0.949875" calcext:value-type="float">
            <text:p>0.949875</text:p>
          </table:table-cell>
          <table:table-cell office:value-type="float" office:value="0.105423" calcext:value-type="float">
            <text:p>0.105423</text:p>
          </table:table-cell>
          <table:table-cell office:value-type="float" office:value="0.872818" calcext:value-type="float">
            <text:p>0.8728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763687" calcext:value-type="float">
            <text:p>0.763687</text:p>
          </table:table-cell>
          <table:table-cell office:value-type="float" office:value="0.279678" calcext:value-type="float">
            <text:p>0.279678</text:p>
          </table:table-cell>
          <table:table-cell office:value-type="float" office:value="-0.016541" calcext:value-type="float">
            <text:p>-0.016541</text:p>
          </table:table-cell>
          <table:table-cell office:value-type="float" office:value="0.959946" calcext:value-type="float">
            <text:p>0.959946</text:p>
          </table:table-cell>
          <table:table-cell office:value-type="float" office:value="0.154495" calcext:value-type="float">
            <text:p>0.154495</text:p>
          </table:table-cell>
          <table:table-cell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327" calcext:value-type="float">
            <text:p>0.029327</text:p>
          </table:table-cell>
          <table:table-cell office:value-type="float" office:value="0.204788" calcext:value-type="float">
            <text:p>0.204788</text:p>
          </table:table-cell>
          <table:table-cell office:value-type="float" office:value="0.764526" calcext:value-type="float">
            <text:p>0.764526</text:p>
          </table:table-cell>
          <table:table-cell office:value-type="float" office:value="0.279678" calcext:value-type="float">
            <text:p>0.279678</text:p>
          </table:table-cell>
          <table:table-cell office:value-type="float" office:value="-0.016541" calcext:value-type="float">
            <text:p>-0.016541</text:p>
          </table:table-cell>
          <table:table-cell office:value-type="float" office:value="0.959946" calcext:value-type="float">
            <text:p>0.959946</text:p>
          </table:table-cell>
          <table:table-cell office:value-type="float" office:value="0.131943" calcext:value-type="float">
            <text:p>0.131943</text:p>
          </table:table-cell>
          <table:table-cell office:value-type="float" office:value="0.899521" calcext:value-type="float">
            <text:p>0.8995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7201" calcext:value-type="float">
            <text:p>0.037201</text:p>
          </table:table-cell>
          <table:table-cell office:value-type="float" office:value="0.204697" calcext:value-type="float">
            <text:p>0.204697</text:p>
          </table:table-cell>
          <table:table-cell office:value-type="float" office:value="0.76239" calcext:value-type="float">
            <text:p>0.762390</text:p>
          </table:table-cell>
          <table:table-cell office:value-type="float" office:value="0.225586" calcext:value-type="float">
            <text:p>0.225586</text:p>
          </table:table-cell>
          <table:table-cell office:value-type="float" office:value="-0.055389" calcext:value-type="float">
            <text:p>-0.055389</text:p>
          </table:table-cell>
          <table:table-cell office:value-type="float" office:value="0.972656" calcext:value-type="float">
            <text:p>0.972656</text:p>
          </table:table-cell>
          <table:table-cell office:value-type="float" office:value="0.199539" calcext:value-type="float">
            <text:p>0.199539</text:p>
          </table:table-cell>
          <table:table-cell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447" calcext:value-type="float">
            <text:p>0.034470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3245" calcext:value-type="float">
            <text:p>0.763245</text:p>
          </table:table-cell>
          <table:table-cell office:value-type="float" office:value="0.225586" calcext:value-type="float">
            <text:p>0.225586</text:p>
          </table:table-cell>
          <table:table-cell office:value-type="float" office:value="-0.055389" calcext:value-type="float">
            <text:p>-0.055389</text:p>
          </table:table-cell>
          <table:table-cell office:value-type="float" office:value="0.972656" calcext:value-type="float">
            <text:p>0.972656</text:p>
          </table:table-cell>
          <table:table-cell office:value-type="float" office:value="0.176132" calcext:value-type="float">
            <text:p>0.176132</text:p>
          </table:table-cell>
          <table:table-cell office:value-type="float" office:value="0.93515" calcext:value-type="float">
            <text:p>0.93515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206696" calcext:value-type="float">
            <text:p>0.206696</text:p>
          </table:table-cell>
          <table:table-cell office:value-type="float" office:value="0.761734" calcext:value-type="float">
            <text:p>0.761734</text:p>
          </table:table-cell>
          <table:table-cell office:value-type="float" office:value="0.175156" calcext:value-type="float">
            <text:p>0.175156</text:p>
          </table:table-cell>
          <table:table-cell office:value-type="float" office:value="-0.091934" calcext:value-type="float">
            <text:p>-0.091934</text:p>
          </table:table-cell>
          <table:table-cell office:value-type="float" office:value="0.98024" calcext:value-type="float">
            <text:p>0.980240</text:p>
          </table:table-cell>
          <table:table-cell office:value-type="float" office:value="0.23558" calcext:value-type="float">
            <text:p>0.235580</text:p>
          </table:table-cell>
          <table:table-cell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0649" calcext:value-type="float">
            <text:p>0.040649</text:p>
          </table:table-cell>
          <table:table-cell office:value-type="float" office:value="0.211639" calcext:value-type="float">
            <text:p>0.211639</text:p>
          </table:table-cell>
          <table:table-cell office:value-type="float" office:value="0.762299" calcext:value-type="float">
            <text:p>0.762299</text:p>
          </table:table-cell>
          <table:table-cell office:value-type="float" office:value="0.175156" calcext:value-type="float">
            <text:p>0.175156</text:p>
          </table:table-cell>
          <table:table-cell office:value-type="float" office:value="-0.091934" calcext:value-type="float">
            <text:p>-0.091934</text:p>
          </table:table-cell>
          <table:table-cell office:value-type="float" office:value="0.98024" calcext:value-type="float">
            <text:p>0.980240</text:p>
          </table:table-cell>
          <table:table-cell office:value-type="float" office:value="0.229141" calcext:value-type="float">
            <text:p>0.229141</text:p>
          </table:table-cell>
          <table:table-cell office:value-type="float" office:value="0.961868" calcext:value-type="float">
            <text:p>0.9618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646" calcext:value-type="float">
            <text:p>0.046646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1093" calcext:value-type="float">
            <text:p>0.761093</text:p>
          </table:table-cell>
          <table:table-cell office:value-type="float" office:value="0.115189" calcext:value-type="float">
            <text:p>0.115189</text:p>
          </table:table-cell>
          <table:table-cell office:value-type="float" office:value="-0.110107" calcext:value-type="float">
            <text:p>-0.110107</text:p>
          </table:table-cell>
          <table:table-cell office:value-type="float" office:value="0.987228" calcext:value-type="float">
            <text:p>0.987228</text:p>
          </table:table-cell>
          <table:table-cell office:value-type="float" office:value="0.280624" calcext:value-type="float">
            <text:p>0.280624</text:p>
          </table:table-cell>
          <table:table-cell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814" calcext:value-type="float">
            <text:p>0.046814</text:p>
          </table:table-cell>
          <table:table-cell office:value-type="float" office:value="0.213593" calcext:value-type="float">
            <text:p>0.213593</text:p>
          </table:table-cell>
          <table:table-cell office:value-type="float" office:value="0.761658" calcext:value-type="float">
            <text:p>0.761658</text:p>
          </table:table-cell>
          <table:table-cell office:value-type="float" office:value="0.115189" calcext:value-type="float">
            <text:p>0.115189</text:p>
          </table:table-cell>
          <table:table-cell office:value-type="float" office:value="-0.110107" calcext:value-type="float">
            <text:p>-0.110107</text:p>
          </table:table-cell>
          <table:table-cell office:value-type="float" office:value="0.987228" calcext:value-type="float">
            <text:p>0.987228</text:p>
          </table:table-cell>
          <table:table-cell office:value-type="float" office:value="0.282166" calcext:value-type="float">
            <text:p>0.282166</text:p>
          </table:table-cell>
          <table:table-cell office:value-type="float" office:value="0.979675" calcext:value-type="float">
            <text:p>0.979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209686" calcext:value-type="float">
            <text:p>0.209686</text:p>
          </table:table-cell>
          <table:table-cell office:value-type="float" office:value="0.760773" calcext:value-type="float">
            <text:p>0.760773</text:p>
          </table:table-cell>
          <table:table-cell office:value-type="float" office:value="0.082413" calcext:value-type="float">
            <text:p>0.082413</text:p>
          </table:table-cell>
          <table:table-cell office:value-type="float" office:value="-0.94783" calcext:value-type="float">
            <text:p>-0.947830</text:p>
          </table:table-cell>
          <table:table-cell office:value-type="float" office:value="0.307953" calcext:value-type="float">
            <text:p>0.307953</text:p>
          </table:table-cell>
          <table:table-cell office:value-type="float" office:value="0.334671" calcext:value-type="float">
            <text:p>0.334671</text:p>
          </table:table-cell>
          <table:table-cell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35" calcext:value-type="float">
            <text:p>0.059235</text:p>
          </table:table-cell>
          <table:table-cell office:value-type="float" office:value="0.209686" calcext:value-type="float">
            <text:p>0.209686</text:p>
          </table:table-cell>
          <table:table-cell office:value-type="float" office:value="0.760773" calcext:value-type="float">
            <text:p>0.760773</text:p>
          </table:table-cell>
          <table:table-cell office:value-type="float" office:value="-0.082397" calcext:value-type="float">
            <text:p>-0.082397</text:p>
          </table:table-cell>
          <table:table-cell office:value-type="float" office:value="-0.94783" calcext:value-type="float">
            <text:p>-0.947830</text:p>
          </table:table-cell>
          <table:table-cell office:value-type="float" office:value="0.307953" calcext:value-type="float">
            <text:p>0.307953</text:p>
          </table:table-cell>
          <table:table-cell office:value-type="float" office:value="0.388718" calcext:value-type="float">
            <text:p>0.388718</text:p>
          </table:table-cell>
          <table:table-cell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75589" calcext:value-type="float">
            <text:p>0.755890</text:p>
          </table:table-cell>
          <table:table-cell office:value-type="float" office:value="0.082413" calcext:value-type="float">
            <text:p>0.082413</text:p>
          </table:table-cell>
          <table:table-cell office:value-type="float" office:value="-0.94783" calcext:value-type="float">
            <text:p>-0.947830</text:p>
          </table:table-cell>
          <table:table-cell office:value-type="float" office:value="0.307953" calcext:value-type="float">
            <text:p>0.307953</text:p>
          </table:table-cell>
          <table:table-cell office:value-type="float" office:value="0.334671" calcext:value-type="float">
            <text:p>0.334671</text:p>
          </table:table-cell>
          <table:table-cell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35" calcext:value-type="float">
            <text:p>0.059235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75589" calcext:value-type="float">
            <text:p>0.755890</text:p>
          </table:table-cell>
          <table:table-cell office:value-type="float" office:value="-0.082397" calcext:value-type="float">
            <text:p>-0.082397</text:p>
          </table:table-cell>
          <table:table-cell office:value-type="float" office:value="-0.94783" calcext:value-type="float">
            <text:p>-0.947830</text:p>
          </table:table-cell>
          <table:table-cell office:value-type="float" office:value="0.307953" calcext:value-type="float">
            <text:p>0.307953</text:p>
          </table:table-cell>
          <table:table-cell office:value-type="float" office:value="0.388718" calcext:value-type="float">
            <text:p>0.388718</text:p>
          </table:table-cell>
          <table:table-cell office:value-type="float" office:value="0.949936" calcext:value-type="float">
            <text:p>0.9499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521" calcext:value-type="float">
            <text:p>0.065521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1093" calcext:value-type="float">
            <text:p>0.761093</text:p>
          </table:table-cell>
          <table:table-cell office:value-type="float" office:value="-0.269455" calcext:value-type="float">
            <text:p>-0.269455</text:p>
          </table:table-cell>
          <table:table-cell office:value-type="float" office:value="-0.915878" calcext:value-type="float">
            <text:p>-0.915878</text:p>
          </table:table-cell>
          <table:table-cell office:value-type="float" office:value="0.297577" calcext:value-type="float">
            <text:p>0.297577</text:p>
          </table:table-cell>
          <table:table-cell office:value-type="float" office:value="0.442764" calcext:value-type="float">
            <text:p>0.442764</text:p>
          </table:table-cell>
          <table:table-cell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521" calcext:value-type="float">
            <text:p>0.065521</text:p>
          </table:table-cell>
          <table:table-cell office:value-type="float" office:value="0.207108" calcext:value-type="float">
            <text:p>0.207108</text:p>
          </table:table-cell>
          <table:table-cell office:value-type="float" office:value="0.75621" calcext:value-type="float">
            <text:p>0.756210</text:p>
          </table:table-cell>
          <table:table-cell office:value-type="float" office:value="-0.269455" calcext:value-type="float">
            <text:p>-0.269455</text:p>
          </table:table-cell>
          <table:table-cell office:value-type="float" office:value="-0.915878" calcext:value-type="float">
            <text:p>-0.915878</text:p>
          </table:table-cell>
          <table:table-cell office:value-type="float" office:value="0.297577" calcext:value-type="float">
            <text:p>0.297577</text:p>
          </table:table-cell>
          <table:table-cell office:value-type="float" office:value="0.442764" calcext:value-type="float">
            <text:p>0.442764</text:p>
          </table:table-cell>
          <table:table-cell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077" calcext:value-type="float">
            <text:p>0.070770</text:p>
          </table:table-cell>
          <table:table-cell office:value-type="float" office:value="0.206696" calcext:value-type="float">
            <text:p>0.206696</text:p>
          </table:table-cell>
          <table:table-cell office:value-type="float" office:value="0.761734" calcext:value-type="float">
            <text:p>0.761734</text:p>
          </table:table-cell>
          <table:table-cell office:value-type="float" office:value="-0.409729" calcext:value-type="float">
            <text:p>-0.409729</text:p>
          </table:table-cell>
          <table:table-cell office:value-type="float" office:value="-0.867554" calcext:value-type="float">
            <text:p>-0.867554</text:p>
          </table:table-cell>
          <table:table-cell office:value-type="float" office:value="0.281891" calcext:value-type="float">
            <text:p>0.281891</text:p>
          </table:table-cell>
          <table:table-cell office:value-type="float" office:value="0.487808" calcext:value-type="float">
            <text:p>0.487808</text:p>
          </table:table-cell>
          <table:table-cell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077" calcext:value-type="float">
            <text:p>0.070770</text:p>
          </table:table-cell>
          <table:table-cell office:value-type="float" office:value="0.205109" calcext:value-type="float">
            <text:p>0.20510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-0.409729" calcext:value-type="float">
            <text:p>-0.409729</text:p>
          </table:table-cell>
          <table:table-cell office:value-type="float" office:value="-0.867554" calcext:value-type="float">
            <text:p>-0.867554</text:p>
          </table:table-cell>
          <table:table-cell office:value-type="float" office:value="0.281891" calcext:value-type="float">
            <text:p>0.281891</text:p>
          </table:table-cell>
          <table:table-cell office:value-type="float" office:value="0.487808" calcext:value-type="float">
            <text:p>0.487808</text:p>
          </table:table-cell>
          <table:table-cell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4966" calcext:value-type="float">
            <text:p>0.074966</text:p>
          </table:table-cell>
          <table:table-cell office:value-type="float" office:value="0.204697" calcext:value-type="float">
            <text:p>0.204697</text:p>
          </table:table-cell>
          <table:table-cell office:value-type="float" office:value="0.76239" calcext:value-type="float">
            <text:p>0.762390</text:p>
          </table:table-cell>
          <table:table-cell office:value-type="float" office:value="-0.53891" calcext:value-type="float">
            <text:p>-0.538910</text:p>
          </table:table-cell>
          <table:table-cell office:value-type="float" office:value="-0.801132" calcext:value-type="float">
            <text:p>-0.801132</text:p>
          </table:table-cell>
          <table:table-cell office:value-type="float" office:value="0.2603" calcext:value-type="float">
            <text:p>0.260300</text:p>
          </table:table-cell>
          <table:table-cell office:value-type="float" office:value="0.523834" calcext:value-type="float">
            <text:p>0.523834</text:p>
          </table:table-cell>
          <table:table-cell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4966" calcext:value-type="float">
            <text:p>0.074966</text:p>
          </table:table-cell>
          <table:table-cell office:value-type="float" office:value="0.20311" calcext:value-type="float">
            <text:p>0.203110</text:p>
          </table:table-cell>
          <table:table-cell office:value-type="float" office:value="0.757507" calcext:value-type="float">
            <text:p>0.757507</text:p>
          </table:table-cell>
          <table:table-cell office:value-type="float" office:value="-0.53891" calcext:value-type="float">
            <text:p>-0.538910</text:p>
          </table:table-cell>
          <table:table-cell office:value-type="float" office:value="-0.801132" calcext:value-type="float">
            <text:p>-0.801132</text:p>
          </table:table-cell>
          <table:table-cell office:value-type="float" office:value="0.2603" calcext:value-type="float">
            <text:p>0.260300</text:p>
          </table:table-cell>
          <table:table-cell office:value-type="float" office:value="0.523834" calcext:value-type="float">
            <text:p>0.523834</text:p>
          </table:table-cell>
          <table:table-cell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0215" calcext:value-type="float">
            <text:p>0.080215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763687" calcext:value-type="float">
            <text:p>0.763687</text:p>
          </table:table-cell>
          <table:table-cell office:value-type="float" office:value="-0.666885" calcext:value-type="float">
            <text:p>-0.666885</text:p>
          </table:table-cell>
          <table:table-cell office:value-type="float" office:value="-0.708694" calcext:value-type="float">
            <text:p>-0.708694</text:p>
          </table:table-cell>
          <table:table-cell office:value-type="float" office:value="0.23027" calcext:value-type="float">
            <text:p>0.230270</text:p>
          </table:table-cell>
          <table:table-cell office:value-type="float" office:value="0.568893" calcext:value-type="float">
            <text:p>0.568893</text:p>
          </table:table-cell>
          <table:table-cell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0215" calcext:value-type="float">
            <text:p>0.080215</text:p>
          </table:table-cell>
          <table:table-cell office:value-type="float" office:value="0.199127" calcext:value-type="float">
            <text:p>0.199127</text:p>
          </table:table-cell>
          <table:table-cell office:value-type="float" office:value="0.758804" calcext:value-type="float">
            <text:p>0.758804</text:p>
          </table:table-cell>
          <table:table-cell office:value-type="float" office:value="-0.666885" calcext:value-type="float">
            <text:p>-0.666885</text:p>
          </table:table-cell>
          <table:table-cell office:value-type="float" office:value="-0.708694" calcext:value-type="float">
            <text:p>-0.708694</text:p>
          </table:table-cell>
          <table:table-cell office:value-type="float" office:value="0.23027" calcext:value-type="float">
            <text:p>0.230270</text:p>
          </table:table-cell>
          <table:table-cell office:value-type="float" office:value="0.568893" calcext:value-type="float">
            <text:p>0.568893</text:p>
          </table:table-cell>
          <table:table-cell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306" calcext:value-type="float">
            <text:p>0.082306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764328" calcext:value-type="float">
            <text:p>0.764328</text:p>
          </table:table-cell>
          <table:table-cell office:value-type="float" office:value="-0.745163" calcext:value-type="float">
            <text:p>-0.745163</text:p>
          </table:table-cell>
          <table:table-cell office:value-type="float" office:value="-0.634247" calcext:value-type="float">
            <text:p>-0.634247</text:p>
          </table:table-cell>
          <table:table-cell office:value-type="float" office:value="0.206085" calcext:value-type="float">
            <text:p>0.206085</text:p>
          </table:table-cell>
          <table:table-cell office:value-type="float" office:value="0.586899" calcext:value-type="float">
            <text:p>0.586899</text:p>
          </table:table-cell>
          <table:table-cell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306" calcext:value-type="float">
            <text:p>0.082306</text:p>
          </table:table-cell>
          <table:table-cell office:value-type="float" office:value="0.197128" calcext:value-type="float">
            <text:p>0.197128</text:p>
          </table:table-cell>
          <table:table-cell office:value-type="float" office:value="0.759445" calcext:value-type="float">
            <text:p>0.759445</text:p>
          </table:table-cell>
          <table:table-cell office:value-type="float" office:value="-0.745163" calcext:value-type="float">
            <text:p>-0.745163</text:p>
          </table:table-cell>
          <table:table-cell office:value-type="float" office:value="-0.634247" calcext:value-type="float">
            <text:p>-0.634247</text:p>
          </table:table-cell>
          <table:table-cell office:value-type="float" office:value="0.206085" calcext:value-type="float">
            <text:p>0.206085</text:p>
          </table:table-cell>
          <table:table-cell office:value-type="float" office:value="0.586899" calcext:value-type="float">
            <text:p>0.586899</text:p>
          </table:table-cell>
          <table:table-cell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6502" calcext:value-type="float">
            <text:p>0.086502</text:p>
          </table:table-cell>
          <table:table-cell office:value-type="float" office:value="0.193726" calcext:value-type="float">
            <text:p>0.193726</text:p>
          </table:table-cell>
          <table:table-cell office:value-type="float" office:value="0.765945" calcext:value-type="float">
            <text:p>0.765945</text:p>
          </table:table-cell>
          <table:table-cell office:value-type="float" office:value="-0.842361" calcext:value-type="float">
            <text:p>-0.842361</text:p>
          </table:table-cell>
          <table:table-cell office:value-type="float" office:value="-0.512543" calcext:value-type="float">
            <text:p>-0.512543</text:p>
          </table:table-cell>
          <table:table-cell office:value-type="float" office:value="0.166534" calcext:value-type="float">
            <text:p>0.166534</text:p>
          </table:table-cell>
          <table:table-cell office:value-type="float" office:value="0.62294" calcext:value-type="float">
            <text:p>0.622940</text:p>
          </table:table-cell>
          <table:table-cell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6502" calcext:value-type="float">
            <text:p>0.086502</text:p>
          </table:table-cell>
          <table:table-cell office:value-type="float" office:value="0.192139" calcext:value-type="float">
            <text:p>0.192139</text:p>
          </table:table-cell>
          <table:table-cell office:value-type="float" office:value="0.761063" calcext:value-type="float">
            <text:p>0.761063</text:p>
          </table:table-cell>
          <table:table-cell office:value-type="float" office:value="-0.842361" calcext:value-type="float">
            <text:p>-0.842361</text:p>
          </table:table-cell>
          <table:table-cell office:value-type="float" office:value="-0.512543" calcext:value-type="float">
            <text:p>-0.512543</text:p>
          </table:table-cell>
          <table:table-cell office:value-type="float" office:value="0.166534" calcext:value-type="float">
            <text:p>0.166534</text:p>
          </table:table-cell>
          <table:table-cell office:value-type="float" office:value="0.62294" calcext:value-type="float">
            <text:p>0.622940</text:p>
          </table:table-cell>
          <table:table-cell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8608" calcext:value-type="float">
            <text:p>0.088608</text:p>
          </table:table-cell>
          <table:table-cell office:value-type="float" office:value="0.189728" calcext:value-type="float">
            <text:p>0.189728</text:p>
          </table:table-cell>
          <table:table-cell office:value-type="float" office:value="0.767242" calcext:value-type="float">
            <text:p>0.767242</text:p>
          </table:table-cell>
          <table:table-cell office:value-type="float" office:value="-0.912277" calcext:value-type="float">
            <text:p>-0.912277</text:p>
          </table:table-cell>
          <table:table-cell office:value-type="float" office:value="-0.389542" calcext:value-type="float">
            <text:p>-0.389542</text:p>
          </table:table-cell>
          <table:table-cell office:value-type="float" office:value="0.126572" calcext:value-type="float">
            <text:p>0.126572</text:p>
          </table:table-cell>
          <table:table-cell office:value-type="float" office:value="0.640961" calcext:value-type="float">
            <text:p>0.640961</text:p>
          </table:table-cell>
          <table:table-cell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8608" calcext:value-type="float">
            <text:p>0.088608</text:p>
          </table:table-cell>
          <table:table-cell office:value-type="float" office:value="0.188141" calcext:value-type="float">
            <text:p>0.188141</text:p>
          </table:table-cell>
          <table:table-cell office:value-type="float" office:value="0.76236" calcext:value-type="float">
            <text:p>0.762360</text:p>
          </table:table-cell>
          <table:table-cell office:value-type="float" office:value="-0.912277" calcext:value-type="float">
            <text:p>-0.912277</text:p>
          </table:table-cell>
          <table:table-cell office:value-type="float" office:value="-0.389542" calcext:value-type="float">
            <text:p>-0.389542</text:p>
          </table:table-cell>
          <table:table-cell office:value-type="float" office:value="0.126572" calcext:value-type="float">
            <text:p>0.126572</text:p>
          </table:table-cell>
          <table:table-cell office:value-type="float" office:value="0.640961" calcext:value-type="float">
            <text:p>0.640961</text:p>
          </table:table-cell>
          <table:table-cell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698" calcext:value-type="float">
            <text:p>0.090698</text:p>
          </table:table-cell>
          <table:table-cell office:value-type="float" office:value="0.184738" calcext:value-type="float">
            <text:p>0.184738</text:p>
          </table:table-cell>
          <table:table-cell office:value-type="float" office:value="0.768875" calcext:value-type="float">
            <text:p>0.768875</text:p>
          </table:table-cell>
          <table:table-cell office:value-type="float" office:value="-0.963013" calcext:value-type="float">
            <text:p>-0.963013</text:p>
          </table:table-cell>
          <table:table-cell office:value-type="float" office:value="-0.256271" calcext:value-type="float">
            <text:p>-0.256271</text:p>
          </table:table-cell>
          <table:table-cell office:value-type="float" office:value="0.083267" calcext:value-type="float">
            <text:p>0.083267</text:p>
          </table:table-cell>
          <table:table-cell office:value-type="float" office:value="0.658966" calcext:value-type="float">
            <text:p>0.658966</text:p>
          </table:table-cell>
          <table:table-cell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698" calcext:value-type="float">
            <text:p>0.090698</text:p>
          </table:table-cell>
          <table:table-cell office:value-type="float" office:value="0.183167" calcext:value-type="float">
            <text:p>0.183167</text:p>
          </table:table-cell>
          <table:table-cell office:value-type="float" office:value="0.763992" calcext:value-type="float">
            <text:p>0.763992</text:p>
          </table:table-cell>
          <table:table-cell office:value-type="float" office:value="-0.963013" calcext:value-type="float">
            <text:p>-0.963013</text:p>
          </table:table-cell>
          <table:table-cell office:value-type="float" office:value="-0.256271" calcext:value-type="float">
            <text:p>-0.256271</text:p>
          </table:table-cell>
          <table:table-cell office:value-type="float" office:value="0.083267" calcext:value-type="float">
            <text:p>0.083267</text:p>
          </table:table-cell>
          <table:table-cell office:value-type="float" office:value="0.658966" calcext:value-type="float">
            <text:p>0.658966</text:p>
          </table:table-cell>
          <table:table-cell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751" calcext:value-type="float">
            <text:p>0.091751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770813" calcext:value-type="float">
            <text:p>0.770813</text:p>
          </table:table-cell>
          <table:table-cell office:value-type="float" office:value="-0.996582" calcext:value-type="float">
            <text:p>-0.996582</text:p>
          </table:table-cell>
          <table:table-cell office:value-type="float" office:value="-0.078522" calcext:value-type="float">
            <text:p>-0.078522</text:p>
          </table:table-cell>
          <table:table-cell office:value-type="float" office:value="0.025513" calcext:value-type="float">
            <text:p>0.025513</text:p>
          </table:table-cell>
          <table:table-cell office:value-type="float" office:value="0.667984" calcext:value-type="float">
            <text:p>0.667984</text:p>
          </table:table-cell>
          <table:table-cell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751" calcext:value-type="float">
            <text:p>0.091751</text:p>
          </table:table-cell>
          <table:table-cell office:value-type="float" office:value="0.17717" calcext:value-type="float">
            <text:p>0.177170</text:p>
          </table:table-cell>
          <table:table-cell office:value-type="float" office:value="0.76593" calcext:value-type="float">
            <text:p>0.765930</text:p>
          </table:table-cell>
          <table:table-cell office:value-type="float" office:value="-0.996582" calcext:value-type="float">
            <text:p>-0.996582</text:p>
          </table:table-cell>
          <table:table-cell office:value-type="float" office:value="-0.078522" calcext:value-type="float">
            <text:p>-0.078522</text:p>
          </table:table-cell>
          <table:table-cell office:value-type="float" office:value="0.025513" calcext:value-type="float">
            <text:p>0.025513</text:p>
          </table:table-cell>
          <table:table-cell office:value-type="float" office:value="0.667984" calcext:value-type="float">
            <text:p>0.667984</text:p>
          </table:table-cell>
          <table:table-cell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751" calcext:value-type="float">
            <text:p>0.091751</text:p>
          </table:table-cell>
          <table:table-cell office:value-type="float" office:value="0.172775" calcext:value-type="float">
            <text:p>0.172775</text:p>
          </table:table-cell>
          <table:table-cell office:value-type="float" office:value="0.772766" calcext:value-type="float">
            <text:p>0.772766</text:p>
          </table:table-cell>
          <table:table-cell office:value-type="float" office:value="-0.996582" calcext:value-type="float">
            <text:p>-0.996582</text:p>
          </table:table-cell>
          <table:table-cell office:value-type="float" office:value="0.078522" calcext:value-type="float">
            <text:p>0.078522</text:p>
          </table:table-cell>
          <table:table-cell office:value-type="float" office:value="-0.025513" calcext:value-type="float">
            <text:p>-0.025513</text:p>
          </table:table-cell>
          <table:table-cell office:value-type="float" office:value="0.667984" calcext:value-type="float">
            <text:p>0.667984</text:p>
          </table:table-cell>
          <table:table-cell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1751" calcext:value-type="float">
            <text:p>0.091751</text:p>
          </table:table-cell>
          <table:table-cell office:value-type="float" office:value="0.171188" calcext:value-type="float">
            <text:p>0.171188</text:p>
          </table:table-cell>
          <table:table-cell office:value-type="float" office:value="0.767883" calcext:value-type="float">
            <text:p>0.767883</text:p>
          </table:table-cell>
          <table:table-cell office:value-type="float" office:value="-0.996582" calcext:value-type="float">
            <text:p>-0.996582</text:p>
          </table:table-cell>
          <table:table-cell office:value-type="float" office:value="0.078522" calcext:value-type="float">
            <text:p>0.078522</text:p>
          </table:table-cell>
          <table:table-cell office:value-type="float" office:value="-0.025513" calcext:value-type="float">
            <text:p>-0.025513</text:p>
          </table:table-cell>
          <table:table-cell office:value-type="float" office:value="0.667984" calcext:value-type="float">
            <text:p>0.667984</text:p>
          </table:table-cell>
          <table:table-cell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698" calcext:value-type="float">
            <text:p>0.090698</text:p>
          </table:table-cell>
          <table:table-cell office:value-type="float" office:value="0.166779" calcext:value-type="float">
            <text:p>0.166779</text:p>
          </table:table-cell>
          <table:table-cell office:value-type="float" office:value="0.774704" calcext:value-type="float">
            <text:p>0.774704</text:p>
          </table:table-cell>
          <table:table-cell office:value-type="float" office:value="-0.963028" calcext:value-type="float">
            <text:p>-0.963028</text:p>
          </table:table-cell>
          <table:table-cell office:value-type="float" office:value="0.256241" calcext:value-type="float">
            <text:p>0.256241</text:p>
          </table:table-cell>
          <table:table-cell office:value-type="float" office:value="-0.083252" calcext:value-type="float">
            <text:p>-0.083252</text:p>
          </table:table-cell>
          <table:table-cell office:value-type="float" office:value="0.658966" calcext:value-type="float">
            <text:p>0.658966</text:p>
          </table:table-cell>
          <table:table-cell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90698" calcext:value-type="float">
            <text:p>0.090698</text:p>
          </table:table-cell>
          <table:table-cell office:value-type="float" office:value="0.165207" calcext:value-type="float">
            <text:p>0.165207</text:p>
          </table:table-cell>
          <table:table-cell office:value-type="float" office:value="0.769821" calcext:value-type="float">
            <text:p>0.769821</text:p>
          </table:table-cell>
          <table:table-cell office:value-type="float" office:value="-0.963028" calcext:value-type="float">
            <text:p>-0.963028</text:p>
          </table:table-cell>
          <table:table-cell office:value-type="float" office:value="0.256241" calcext:value-type="float">
            <text:p>0.256241</text:p>
          </table:table-cell>
          <table:table-cell office:value-type="float" office:value="-0.083252" calcext:value-type="float">
            <text:p>-0.083252</text:p>
          </table:table-cell>
          <table:table-cell office:value-type="float" office:value="0.658966" calcext:value-type="float">
            <text:p>0.658966</text:p>
          </table:table-cell>
          <table:table-cell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8608" calcext:value-type="float">
            <text:p>0.088608</text:p>
          </table:table-cell>
          <table:table-cell office:value-type="float" office:value="0.161804" calcext:value-type="float">
            <text:p>0.161804</text:p>
          </table:table-cell>
          <table:table-cell office:value-type="float" office:value="0.776321" calcext:value-type="float">
            <text:p>0.776321</text:p>
          </table:table-cell>
          <table:table-cell office:value-type="float" office:value="-0.912262" calcext:value-type="float">
            <text:p>-0.912262</text:p>
          </table:table-cell>
          <table:table-cell office:value-type="float" office:value="0.389557" calcext:value-type="float">
            <text:p>0.389557</text:p>
          </table:table-cell>
          <table:table-cell office:value-type="float" office:value="-0.126556" calcext:value-type="float">
            <text:p>-0.126556</text:p>
          </table:table-cell>
          <table:table-cell office:value-type="float" office:value="0.640961" calcext:value-type="float">
            <text:p>0.640961</text:p>
          </table:table-cell>
          <table:table-cell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8608" calcext:value-type="float">
            <text:p>0.088608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771439" calcext:value-type="float">
            <text:p>0.771439</text:p>
          </table:table-cell>
          <table:table-cell office:value-type="float" office:value="-0.912262" calcext:value-type="float">
            <text:p>-0.912262</text:p>
          </table:table-cell>
          <table:table-cell office:value-type="float" office:value="0.389557" calcext:value-type="float">
            <text:p>0.389557</text:p>
          </table:table-cell>
          <table:table-cell office:value-type="float" office:value="-0.126556" calcext:value-type="float">
            <text:p>-0.126556</text:p>
          </table:table-cell>
          <table:table-cell office:value-type="float" office:value="0.640961" calcext:value-type="float">
            <text:p>0.640961</text:p>
          </table:table-cell>
          <table:table-cell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6502" calcext:value-type="float">
            <text:p>0.086502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777618" calcext:value-type="float">
            <text:p>0.777618</text:p>
          </table:table-cell>
          <table:table-cell office:value-type="float" office:value="-0.842331" calcext:value-type="float">
            <text:p>-0.842331</text:p>
          </table:table-cell>
          <table:table-cell office:value-type="float" office:value="0.512589" calcext:value-type="float">
            <text:p>0.512589</text:p>
          </table:table-cell>
          <table:table-cell office:value-type="float" office:value="-0.166519" calcext:value-type="float">
            <text:p>-0.166519</text:p>
          </table:table-cell>
          <table:table-cell office:value-type="float" office:value="0.62294" calcext:value-type="float">
            <text:p>0.622940</text:p>
          </table:table-cell>
          <table:table-cell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6502" calcext:value-type="float">
            <text:p>0.086502</text:p>
          </table:table-cell>
          <table:table-cell office:value-type="float" office:value="0.156219" calcext:value-type="float">
            <text:p>0.156219</text:p>
          </table:table-cell>
          <table:table-cell office:value-type="float" office:value="0.772736" calcext:value-type="float">
            <text:p>0.772736</text:p>
          </table:table-cell>
          <table:table-cell office:value-type="float" office:value="-0.842331" calcext:value-type="float">
            <text:p>-0.842331</text:p>
          </table:table-cell>
          <table:table-cell office:value-type="float" office:value="0.512589" calcext:value-type="float">
            <text:p>0.512589</text:p>
          </table:table-cell>
          <table:table-cell office:value-type="float" office:value="-0.166519" calcext:value-type="float">
            <text:p>-0.166519</text:p>
          </table:table-cell>
          <table:table-cell office:value-type="float" office:value="0.62294" calcext:value-type="float">
            <text:p>0.622940</text:p>
          </table:table-cell>
          <table:table-cell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306" calcext:value-type="float">
            <text:p>0.082306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779236" calcext:value-type="float">
            <text:p>0.779236</text:p>
          </table:table-cell>
          <table:table-cell office:value-type="float" office:value="-0.745224" calcext:value-type="float">
            <text:p>-0.745224</text:p>
          </table:table-cell>
          <table:table-cell office:value-type="float" office:value="0.634186" calcext:value-type="float">
            <text:p>0.634186</text:p>
          </table:table-cell>
          <table:table-cell office:value-type="float" office:value="-0.206055" calcext:value-type="float">
            <text:p>-0.206055</text:p>
          </table:table-cell>
          <table:table-cell office:value-type="float" office:value="0.586899" calcext:value-type="float">
            <text:p>0.586899</text:p>
          </table:table-cell>
          <table:table-cell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2306" calcext:value-type="float">
            <text:p>0.082306</text:p>
          </table:table-cell>
          <table:table-cell office:value-type="float" office:value="0.15123" calcext:value-type="float">
            <text:p>0.151230</text:p>
          </table:table-cell>
          <table:table-cell office:value-type="float" office:value="0.774368" calcext:value-type="float">
            <text:p>0.774368</text:p>
          </table:table-cell>
          <table:table-cell office:value-type="float" office:value="-0.745224" calcext:value-type="float">
            <text:p>-0.745224</text:p>
          </table:table-cell>
          <table:table-cell office:value-type="float" office:value="0.634186" calcext:value-type="float">
            <text:p>0.634186</text:p>
          </table:table-cell>
          <table:table-cell office:value-type="float" office:value="-0.206055" calcext:value-type="float">
            <text:p>-0.206055</text:p>
          </table:table-cell>
          <table:table-cell office:value-type="float" office:value="0.586899" calcext:value-type="float">
            <text:p>0.586899</text:p>
          </table:table-cell>
          <table:table-cell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0215" calcext:value-type="float">
            <text:p>0.080215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779892" calcext:value-type="float">
            <text:p>0.779892</text:p>
          </table:table-cell>
          <table:table-cell office:value-type="float" office:value="-0.666931" calcext:value-type="float">
            <text:p>-0.666931</text:p>
          </table:table-cell>
          <table:table-cell office:value-type="float" office:value="0.708649" calcext:value-type="float">
            <text:p>0.708649</text:p>
          </table:table-cell>
          <table:table-cell office:value-type="float" office:value="-0.230286" calcext:value-type="float">
            <text:p>-0.230286</text:p>
          </table:table-cell>
          <table:table-cell office:value-type="float" office:value="0.568893" calcext:value-type="float">
            <text:p>0.568893</text:p>
          </table:table-cell>
          <table:table-cell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80215" calcext:value-type="float">
            <text:p>0.080215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0.775009" calcext:value-type="float">
            <text:p>0.775009</text:p>
          </table:table-cell>
          <table:table-cell office:value-type="float" office:value="-0.666931" calcext:value-type="float">
            <text:p>-0.666931</text:p>
          </table:table-cell>
          <table:table-cell office:value-type="float" office:value="0.708649" calcext:value-type="float">
            <text:p>0.708649</text:p>
          </table:table-cell>
          <table:table-cell office:value-type="float" office:value="-0.230286" calcext:value-type="float">
            <text:p>-0.230286</text:p>
          </table:table-cell>
          <table:table-cell office:value-type="float" office:value="0.568893" calcext:value-type="float">
            <text:p>0.568893</text:p>
          </table:table-cell>
          <table:table-cell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4966" calcext:value-type="float">
            <text:p>0.074966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781189" calcext:value-type="float">
            <text:p>0.781189</text:p>
          </table:table-cell>
          <table:table-cell office:value-type="float" office:value="-0.538849" calcext:value-type="float">
            <text:p>-0.538849</text:p>
          </table:table-cell>
          <table:table-cell office:value-type="float" office:value="0.801178" calcext:value-type="float">
            <text:p>0.801178</text:p>
          </table:table-cell>
          <table:table-cell office:value-type="float" office:value="-0.260315" calcext:value-type="float">
            <text:p>-0.260315</text:p>
          </table:table-cell>
          <table:table-cell office:value-type="float" office:value="0.523834" calcext:value-type="float">
            <text:p>0.523834</text:p>
          </table:table-cell>
          <table:table-cell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4966" calcext:value-type="float">
            <text:p>0.074966</text:p>
          </table:table-cell>
          <table:table-cell office:value-type="float" office:value="0.145248" calcext:value-type="float">
            <text:p>0.145248</text:p>
          </table:table-cell>
          <table:table-cell office:value-type="float" office:value="0.776306" calcext:value-type="float">
            <text:p>0.776306</text:p>
          </table:table-cell>
          <table:table-cell office:value-type="float" office:value="-0.538849" calcext:value-type="float">
            <text:p>-0.538849</text:p>
          </table:table-cell>
          <table:table-cell office:value-type="float" office:value="0.801178" calcext:value-type="float">
            <text:p>0.801178</text:p>
          </table:table-cell>
          <table:table-cell office:value-type="float" office:value="-0.260315" calcext:value-type="float">
            <text:p>-0.260315</text:p>
          </table:table-cell>
          <table:table-cell office:value-type="float" office:value="0.523834" calcext:value-type="float">
            <text:p>0.523834</text:p>
          </table:table-cell>
          <table:table-cell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077" calcext:value-type="float">
            <text:p>0.070770</text:p>
          </table:table-cell>
          <table:table-cell office:value-type="float" office:value="0.144836" calcext:value-type="float">
            <text:p>0.144836</text:p>
          </table:table-cell>
          <table:table-cell office:value-type="float" office:value="0.78183" calcext:value-type="float">
            <text:p>0.781830</text:p>
          </table:table-cell>
          <table:table-cell office:value-type="float" office:value="-0.409683" calcext:value-type="float">
            <text:p>-0.409683</text:p>
          </table:table-cell>
          <table:table-cell office:value-type="float" office:value="0.867599" calcext:value-type="float">
            <text:p>0.867599</text:p>
          </table:table-cell>
          <table:table-cell office:value-type="float" office:value="-0.281845" calcext:value-type="float">
            <text:p>-0.281845</text:p>
          </table:table-cell>
          <table:table-cell office:value-type="float" office:value="0.487808" calcext:value-type="float">
            <text:p>0.487808</text:p>
          </table:table-cell>
          <table:table-cell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7077" calcext:value-type="float">
            <text:p>0.070770</text:p>
          </table:table-cell>
          <table:table-cell office:value-type="float" office:value="0.14325" calcext:value-type="float">
            <text:p>0.143250</text:p>
          </table:table-cell>
          <table:table-cell office:value-type="float" office:value="0.776947" calcext:value-type="float">
            <text:p>0.776947</text:p>
          </table:table-cell>
          <table:table-cell office:value-type="float" office:value="-0.409683" calcext:value-type="float">
            <text:p>-0.409683</text:p>
          </table:table-cell>
          <table:table-cell office:value-type="float" office:value="0.867599" calcext:value-type="float">
            <text:p>0.867599</text:p>
          </table:table-cell>
          <table:table-cell office:value-type="float" office:value="-0.281845" calcext:value-type="float">
            <text:p>-0.281845</text:p>
          </table:table-cell>
          <table:table-cell office:value-type="float" office:value="0.487808" calcext:value-type="float">
            <text:p>0.487808</text:p>
          </table:table-cell>
          <table:table-cell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521" calcext:value-type="float">
            <text:p>0.065521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2486" calcext:value-type="float">
            <text:p>0.782486</text:p>
          </table:table-cell>
          <table:table-cell office:value-type="float" office:value="-0.269531" calcext:value-type="float">
            <text:p>-0.269531</text:p>
          </table:table-cell>
          <table:table-cell office:value-type="float" office:value="0.915878" calcext:value-type="float">
            <text:p>0.915878</text:p>
          </table:table-cell>
          <table:table-cell office:value-type="float" office:value="-0.297531" calcext:value-type="float">
            <text:p>-0.297531</text:p>
          </table:table-cell>
          <table:table-cell office:value-type="float" office:value="0.442764" calcext:value-type="float">
            <text:p>0.442764</text:p>
          </table:table-cell>
          <table:table-cell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5521" calcext:value-type="float">
            <text:p>0.065521</text:p>
          </table:table-cell>
          <table:table-cell office:value-type="float" office:value="0.141251" calcext:value-type="float">
            <text:p>0.141251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-0.269531" calcext:value-type="float">
            <text:p>-0.269531</text:p>
          </table:table-cell>
          <table:table-cell office:value-type="float" office:value="0.915878" calcext:value-type="float">
            <text:p>0.915878</text:p>
          </table:table-cell>
          <table:table-cell office:value-type="float" office:value="-0.297531" calcext:value-type="float">
            <text:p>-0.297531</text:p>
          </table:table-cell>
          <table:table-cell office:value-type="float" office:value="0.442764" calcext:value-type="float">
            <text:p>0.442764</text:p>
          </table:table-cell>
          <table:table-cell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35" calcext:value-type="float">
            <text:p>0.059235</text:p>
          </table:table-cell>
          <table:table-cell office:value-type="float" office:value="0.141846" calcext:value-type="float">
            <text:p>0.141846</text:p>
          </table:table-cell>
          <table:table-cell office:value-type="float" office:value="0.782806" calcext:value-type="float">
            <text:p>0.782806</text:p>
          </table:table-cell>
          <table:table-cell office:value-type="float" office:value="-0.082489" calcext:value-type="float">
            <text:p>-0.082489</text:p>
          </table:table-cell>
          <table:table-cell office:value-type="float" office:value="0.94783" calcext:value-type="float">
            <text:p>0.947830</text:p>
          </table:table-cell>
          <table:table-cell office:value-type="float" office:value="-0.307922" calcext:value-type="float">
            <text:p>-0.307922</text:p>
          </table:table-cell>
          <table:table-cell office:value-type="float" office:value="0.388718" calcext:value-type="float">
            <text:p>0.388718</text:p>
          </table:table-cell>
          <table:table-cell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35" calcext:value-type="float">
            <text:p>0.059235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0.777924" calcext:value-type="float">
            <text:p>0.777924</text:p>
          </table:table-cell>
          <table:table-cell office:value-type="float" office:value="-0.082489" calcext:value-type="float">
            <text:p>-0.082489</text:p>
          </table:table-cell>
          <table:table-cell office:value-type="float" office:value="0.94783" calcext:value-type="float">
            <text:p>0.947830</text:p>
          </table:table-cell>
          <table:table-cell office:value-type="float" office:value="-0.307922" calcext:value-type="float">
            <text:p>-0.307922</text:p>
          </table:table-cell>
          <table:table-cell office:value-type="float" office:value="0.388718" calcext:value-type="float">
            <text:p>0.388718</text:p>
          </table:table-cell>
          <table:table-cell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141846" calcext:value-type="float">
            <text:p>0.141846</text:p>
          </table:table-cell>
          <table:table-cell office:value-type="float" office:value="0.782806" calcext:value-type="float">
            <text:p>0.782806</text:p>
          </table:table-cell>
          <table:table-cell office:value-type="float" office:value="0.082504" calcext:value-type="float">
            <text:p>0.082504</text:p>
          </table:table-cell>
          <table:table-cell office:value-type="float" office:value="0.94783" calcext:value-type="float">
            <text:p>0.947830</text:p>
          </table:table-cell>
          <table:table-cell office:value-type="float" office:value="-0.307922" calcext:value-type="float">
            <text:p>-0.307922</text:p>
          </table:table-cell>
          <table:table-cell office:value-type="float" office:value="0.334671" calcext:value-type="float">
            <text:p>0.334671</text:p>
          </table:table-cell>
          <table:table-cell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0.777924" calcext:value-type="float">
            <text:p>0.777924</text:p>
          </table:table-cell>
          <table:table-cell office:value-type="float" office:value="0.082504" calcext:value-type="float">
            <text:p>0.082504</text:p>
          </table:table-cell>
          <table:table-cell office:value-type="float" office:value="0.94783" calcext:value-type="float">
            <text:p>0.947830</text:p>
          </table:table-cell>
          <table:table-cell office:value-type="float" office:value="-0.307922" calcext:value-type="float">
            <text:p>-0.307922</text:p>
          </table:table-cell>
          <table:table-cell office:value-type="float" office:value="0.334671" calcext:value-type="float">
            <text:p>0.334671</text:p>
          </table:table-cell>
          <table:table-cell office:value-type="float" office:value="0.332657" calcext:value-type="float">
            <text:p>0.332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646" calcext:value-type="float">
            <text:p>0.046646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0.782486" calcext:value-type="float">
            <text:p>0.782486</text:p>
          </table:table-cell>
          <table:table-cell office:value-type="float" office:value="0.269547" calcext:value-type="float">
            <text:p>0.269547</text:p>
          </table:table-cell>
          <table:table-cell office:value-type="float" office:value="0.915878" calcext:value-type="float">
            <text:p>0.915878</text:p>
          </table:table-cell>
          <table:table-cell office:value-type="float" office:value="-0.297531" calcext:value-type="float">
            <text:p>-0.297531</text:p>
          </table:table-cell>
          <table:table-cell office:value-type="float" office:value="0.280624" calcext:value-type="float">
            <text:p>0.280624</text:p>
          </table:table-cell>
          <table:table-cell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646" calcext:value-type="float">
            <text:p>0.046646</text:p>
          </table:table-cell>
          <table:table-cell office:value-type="float" office:value="0.141251" calcext:value-type="float">
            <text:p>0.141251</text:p>
          </table:table-cell>
          <table:table-cell office:value-type="float" office:value="0.777603" calcext:value-type="float">
            <text:p>0.777603</text:p>
          </table:table-cell>
          <table:table-cell office:value-type="float" office:value="0.269547" calcext:value-type="float">
            <text:p>0.269547</text:p>
          </table:table-cell>
          <table:table-cell office:value-type="float" office:value="0.915878" calcext:value-type="float">
            <text:p>0.915878</text:p>
          </table:table-cell>
          <table:table-cell office:value-type="float" office:value="-0.297531" calcext:value-type="float">
            <text:p>-0.297531</text:p>
          </table:table-cell>
          <table:table-cell office:value-type="float" office:value="0.280624" calcext:value-type="float">
            <text:p>0.280624</text:p>
          </table:table-cell>
          <table:table-cell office:value-type="float" office:value="0.341736" calcext:value-type="float">
            <text:p>0.3417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144836" calcext:value-type="float">
            <text:p>0.144836</text:p>
          </table:table-cell>
          <table:table-cell office:value-type="float" office:value="0.78183" calcext:value-type="float">
            <text:p>0.781830</text:p>
          </table:table-cell>
          <table:table-cell office:value-type="float" office:value="0.409683" calcext:value-type="float">
            <text:p>0.409683</text:p>
          </table:table-cell>
          <table:table-cell office:value-type="float" office:value="0.867599" calcext:value-type="float">
            <text:p>0.867599</text:p>
          </table:table-cell>
          <table:table-cell office:value-type="float" office:value="-0.281845" calcext:value-type="float">
            <text:p>-0.281845</text:p>
          </table:table-cell>
          <table:table-cell office:value-type="float" office:value="0.23558" calcext:value-type="float">
            <text:p>0.235580</text:p>
          </table:table-cell>
          <table:table-cell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14325" calcext:value-type="float">
            <text:p>0.143250</text:p>
          </table:table-cell>
          <table:table-cell office:value-type="float" office:value="0.776947" calcext:value-type="float">
            <text:p>0.776947</text:p>
          </table:table-cell>
          <table:table-cell office:value-type="float" office:value="0.409683" calcext:value-type="float">
            <text:p>0.409683</text:p>
          </table:table-cell>
          <table:table-cell office:value-type="float" office:value="0.867599" calcext:value-type="float">
            <text:p>0.867599</text:p>
          </table:table-cell>
          <table:table-cell office:value-type="float" office:value="-0.281845" calcext:value-type="float">
            <text:p>-0.281845</text:p>
          </table:table-cell>
          <table:table-cell office:value-type="float" office:value="0.23558" calcext:value-type="float">
            <text:p>0.235580</text:p>
          </table:table-cell>
          <table:table-cell office:value-type="float" office:value="0.359894" calcext:value-type="float">
            <text:p>0.3598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7201" calcext:value-type="float">
            <text:p>0.037201</text:p>
          </table:table-cell>
          <table:table-cell office:value-type="float" office:value="0.146835" calcext:value-type="float">
            <text:p>0.146835</text:p>
          </table:table-cell>
          <table:table-cell office:value-type="float" office:value="0.781189" calcext:value-type="float">
            <text:p>0.781189</text:p>
          </table:table-cell>
          <table:table-cell office:value-type="float" office:value="0.538849" calcext:value-type="float">
            <text:p>0.538849</text:p>
          </table:table-cell>
          <table:table-cell office:value-type="float" office:value="0.801178" calcext:value-type="float">
            <text:p>0.801178</text:p>
          </table:table-cell>
          <table:table-cell office:value-type="float" office:value="-0.260315" calcext:value-type="float">
            <text:p>-0.260315</text:p>
          </table:table-cell>
          <table:table-cell office:value-type="float" office:value="0.199539" calcext:value-type="float">
            <text:p>0.199539</text:p>
          </table:table-cell>
          <table:table-cell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7201" calcext:value-type="float">
            <text:p>0.037201</text:p>
          </table:table-cell>
          <table:table-cell office:value-type="float" office:value="0.145248" calcext:value-type="float">
            <text:p>0.145248</text:p>
          </table:table-cell>
          <table:table-cell office:value-type="float" office:value="0.776306" calcext:value-type="float">
            <text:p>0.776306</text:p>
          </table:table-cell>
          <table:table-cell office:value-type="float" office:value="0.538849" calcext:value-type="float">
            <text:p>0.538849</text:p>
          </table:table-cell>
          <table:table-cell office:value-type="float" office:value="0.801178" calcext:value-type="float">
            <text:p>0.801178</text:p>
          </table:table-cell>
          <table:table-cell office:value-type="float" office:value="-0.260315" calcext:value-type="float">
            <text:p>-0.260315</text:p>
          </table:table-cell>
          <table:table-cell office:value-type="float" office:value="0.199539" calcext:value-type="float">
            <text:p>0.199539</text:p>
          </table:table-cell>
          <table:table-cell office:value-type="float" office:value="0.378052" calcext:value-type="float">
            <text:p>0.3780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150818" calcext:value-type="float">
            <text:p>0.150818</text:p>
          </table:table-cell>
          <table:table-cell office:value-type="float" office:value="0.779892" calcext:value-type="float">
            <text:p>0.779892</text:p>
          </table:table-cell>
          <table:table-cell office:value-type="float" office:value="0.666931" calcext:value-type="float">
            <text:p>0.666931</text:p>
          </table:table-cell>
          <table:table-cell office:value-type="float" office:value="0.708649" calcext:value-type="float">
            <text:p>0.708649</text:p>
          </table:table-cell>
          <table:table-cell office:value-type="float" office:value="-0.230286" calcext:value-type="float">
            <text:p>-0.230286</text:p>
          </table:table-cell>
          <table:table-cell office:value-type="float" office:value="0.154495" calcext:value-type="float">
            <text:p>0.154495</text:p>
          </table:table-cell>
          <table:table-cell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0.775009" calcext:value-type="float">
            <text:p>0.775009</text:p>
          </table:table-cell>
          <table:table-cell office:value-type="float" office:value="0.666931" calcext:value-type="float">
            <text:p>0.666931</text:p>
          </table:table-cell>
          <table:table-cell office:value-type="float" office:value="0.708649" calcext:value-type="float">
            <text:p>0.708649</text:p>
          </table:table-cell>
          <table:table-cell office:value-type="float" office:value="-0.230286" calcext:value-type="float">
            <text:p>-0.230286</text:p>
          </table:table-cell>
          <table:table-cell office:value-type="float" office:value="0.154495" calcext:value-type="float">
            <text:p>0.154495</text:p>
          </table:table-cell>
          <table:table-cell office:value-type="float" office:value="0.414352" calcext:value-type="float">
            <text:p>0.414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779236" calcext:value-type="float">
            <text:p>0.779236</text:p>
          </table:table-cell>
          <table:table-cell office:value-type="float" office:value="0.745178" calcext:value-type="float">
            <text:p>0.745178</text:p>
          </table:table-cell>
          <table:table-cell office:value-type="float" office:value="0.634232" calcext:value-type="float">
            <text:p>0.634232</text:p>
          </table:table-cell>
          <table:table-cell office:value-type="float" office:value="-0.20607" calcext:value-type="float">
            <text:p>-0.206070</text:p>
          </table:table-cell>
          <table:table-cell office:value-type="float" office:value="0.13649" calcext:value-type="float">
            <text:p>0.136490</text:p>
          </table:table-cell>
          <table:table-cell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15123" calcext:value-type="float">
            <text:p>0.151230</text:p>
          </table:table-cell>
          <table:table-cell office:value-type="float" office:value="0.774368" calcext:value-type="float">
            <text:p>0.774368</text:p>
          </table:table-cell>
          <table:table-cell office:value-type="float" office:value="0.745178" calcext:value-type="float">
            <text:p>0.745178</text:p>
          </table:table-cell>
          <table:table-cell office:value-type="float" office:value="0.634232" calcext:value-type="float">
            <text:p>0.634232</text:p>
          </table:table-cell>
          <table:table-cell office:value-type="float" office:value="-0.20607" calcext:value-type="float">
            <text:p>-0.206070</text:p>
          </table:table-cell>
          <table:table-cell office:value-type="float" office:value="0.13649" calcext:value-type="float">
            <text:p>0.136490</text:p>
          </table:table-cell>
          <table:table-cell office:value-type="float" office:value="0.43251" calcext:value-type="float">
            <text:p>0.43251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65" calcext:value-type="float">
            <text:p>0.025650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777618" calcext:value-type="float">
            <text:p>0.777618</text:p>
          </table:table-cell>
          <table:table-cell office:value-type="float" office:value="0.8423" calcext:value-type="float">
            <text:p>0.842300</text:p>
          </table:table-cell>
          <table:table-cell office:value-type="float" office:value="0.512634" calcext:value-type="float">
            <text:p>0.512634</text:p>
          </table:table-cell>
          <table:table-cell office:value-type="float" office:value="-0.166534" calcext:value-type="float">
            <text:p>-0.166534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65" calcext:value-type="float">
            <text:p>0.025650</text:p>
          </table:table-cell>
          <table:table-cell office:value-type="float" office:value="0.156219" calcext:value-type="float">
            <text:p>0.156219</text:p>
          </table:table-cell>
          <table:table-cell office:value-type="float" office:value="0.772736" calcext:value-type="float">
            <text:p>0.772736</text:p>
          </table:table-cell>
          <table:table-cell office:value-type="float" office:value="0.8423" calcext:value-type="float">
            <text:p>0.842300</text:p>
          </table:table-cell>
          <table:table-cell office:value-type="float" office:value="0.512634" calcext:value-type="float">
            <text:p>0.512634</text:p>
          </table:table-cell>
          <table:table-cell office:value-type="float" office:value="-0.166534" calcext:value-type="float">
            <text:p>-0.166534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0.477905" calcext:value-type="float">
            <text:p>0.4779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356" calcext:value-type="float">
            <text:p>0.023560</text:p>
          </table:table-cell>
          <table:table-cell office:value-type="float" office:value="0.161804" calcext:value-type="float">
            <text:p>0.161804</text:p>
          </table:table-cell>
          <table:table-cell office:value-type="float" office:value="0.776321" calcext:value-type="float">
            <text:p>0.776321</text:p>
          </table:table-cell>
          <table:table-cell office:value-type="float" office:value="0.912231" calcext:value-type="float">
            <text:p>0.912231</text:p>
          </table:table-cell>
          <table:table-cell office:value-type="float" office:value="0.389618" calcext:value-type="float">
            <text:p>0.389618</text:p>
          </table:table-cell>
          <table:table-cell office:value-type="float" office:value="-0.126572" calcext:value-type="float">
            <text:p>-0.126572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356" calcext:value-type="float">
            <text:p>0.023560</text:p>
          </table:table-cell>
          <table:table-cell office:value-type="float" office:value="0.160217" calcext:value-type="float">
            <text:p>0.160217</text:p>
          </table:table-cell>
          <table:table-cell office:value-type="float" office:value="0.771439" calcext:value-type="float">
            <text:p>0.771439</text:p>
          </table:table-cell>
          <table:table-cell office:value-type="float" office:value="0.912231" calcext:value-type="float">
            <text:p>0.912231</text:p>
          </table:table-cell>
          <table:table-cell office:value-type="float" office:value="0.389618" calcext:value-type="float">
            <text:p>0.389618</text:p>
          </table:table-cell>
          <table:table-cell office:value-type="float" office:value="-0.126572" calcext:value-type="float">
            <text:p>-0.126572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0.514206" calcext:value-type="float">
            <text:p>0.5142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166779" calcext:value-type="float">
            <text:p>0.166779</text:p>
          </table:table-cell>
          <table:table-cell office:value-type="float" office:value="0.774704" calcext:value-type="float">
            <text:p>0.774704</text:p>
          </table:table-cell>
          <table:table-cell office:value-type="float" office:value="0.963043" calcext:value-type="float">
            <text:p>0.963043</text:p>
          </table:table-cell>
          <table:table-cell office:value-type="float" office:value="0.25618" calcext:value-type="float">
            <text:p>0.256180</text:p>
          </table:table-cell>
          <table:table-cell office:value-type="float" office:value="-0.083221" calcext:value-type="float">
            <text:p>-0.083221</text:p>
          </table:table-cell>
          <table:table-cell office:value-type="float" office:value="0.064423" calcext:value-type="float">
            <text:p>0.064423</text:p>
          </table:table-cell>
          <table:table-cell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165207" calcext:value-type="float">
            <text:p>0.165207</text:p>
          </table:table-cell>
          <table:table-cell office:value-type="float" office:value="0.769821" calcext:value-type="float">
            <text:p>0.769821</text:p>
          </table:table-cell>
          <table:table-cell office:value-type="float" office:value="0.963043" calcext:value-type="float">
            <text:p>0.963043</text:p>
          </table:table-cell>
          <table:table-cell office:value-type="float" office:value="0.25618" calcext:value-type="float">
            <text:p>0.256180</text:p>
          </table:table-cell>
          <table:table-cell office:value-type="float" office:value="-0.083221" calcext:value-type="float">
            <text:p>-0.083221</text:p>
          </table:table-cell>
          <table:table-cell office:value-type="float" office:value="0.064423" calcext:value-type="float">
            <text:p>0.064423</text:p>
          </table:table-cell>
          <table:table-cell office:value-type="float" office:value="0.559601" calcext:value-type="float">
            <text:p>0.5596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0.172775" calcext:value-type="float">
            <text:p>0.172775</text:p>
          </table:table-cell>
          <table:table-cell office:value-type="float" office:value="0.772766" calcext:value-type="float">
            <text:p>0.772766</text:p>
          </table:table-cell>
          <table:table-cell office:value-type="float" office:value="0.996597" calcext:value-type="float">
            <text:p>0.996597</text:p>
          </table:table-cell>
          <table:table-cell office:value-type="float" office:value="0.078369" calcext:value-type="float">
            <text:p>0.078369</text:p>
          </table:table-cell>
          <table:table-cell office:value-type="float" office:value="-0.025467" calcext:value-type="float">
            <text:p>-0.025467</text:p>
          </table:table-cell>
          <table:table-cell office:value-type="float" office:value="0.05542" calcext:value-type="float">
            <text:p>0.055420</text:p>
          </table:table-cell>
          <table:table-cell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0.171188" calcext:value-type="float">
            <text:p>0.171188</text:p>
          </table:table-cell>
          <table:table-cell office:value-type="float" office:value="0.767883" calcext:value-type="float">
            <text:p>0.767883</text:p>
          </table:table-cell>
          <table:table-cell office:value-type="float" office:value="0.996597" calcext:value-type="float">
            <text:p>0.996597</text:p>
          </table:table-cell>
          <table:table-cell office:value-type="float" office:value="0.078369" calcext:value-type="float">
            <text:p>0.078369</text:p>
          </table:table-cell>
          <table:table-cell office:value-type="float" office:value="-0.025467" calcext:value-type="float">
            <text:p>-0.025467</text:p>
          </table:table-cell>
          <table:table-cell office:value-type="float" office:value="0.05542" calcext:value-type="float">
            <text:p>0.055420</text:p>
          </table:table-cell>
          <table:table-cell office:value-type="float" office:value="0.614059" calcext:value-type="float">
            <text:p>0.6140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770813" calcext:value-type="float">
            <text:p>0.770813</text:p>
          </table:table-cell>
          <table:table-cell office:value-type="float" office:value="0.996597" calcext:value-type="float">
            <text:p>0.996597</text:p>
          </table:table-cell>
          <table:table-cell office:value-type="float" office:value="-0.078369" calcext:value-type="float">
            <text:p>-0.078369</text:p>
          </table:table-cell>
          <table:table-cell office:value-type="float" office:value="0.025467" calcext:value-type="float">
            <text:p>0.025467</text:p>
          </table:table-cell>
          <table:table-cell office:value-type="float" office:value="0.05542" calcext:value-type="float">
            <text:p>0.055420</text:p>
          </table:table-cell>
          <table:table-cell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0416" calcext:value-type="float">
            <text:p>0.020416</text:p>
          </table:table-cell>
          <table:table-cell office:value-type="float" office:value="0.17717" calcext:value-type="float">
            <text:p>0.177170</text:p>
          </table:table-cell>
          <table:table-cell office:value-type="float" office:value="0.76593" calcext:value-type="float">
            <text:p>0.765930</text:p>
          </table:table-cell>
          <table:table-cell office:value-type="float" office:value="0.996597" calcext:value-type="float">
            <text:p>0.996597</text:p>
          </table:table-cell>
          <table:table-cell office:value-type="float" office:value="-0.078369" calcext:value-type="float">
            <text:p>-0.078369</text:p>
          </table:table-cell>
          <table:table-cell office:value-type="float" office:value="0.025467" calcext:value-type="float">
            <text:p>0.025467</text:p>
          </table:table-cell>
          <table:table-cell office:value-type="float" office:value="0.05542" calcext:value-type="float">
            <text:p>0.055420</text:p>
          </table:table-cell>
          <table:table-cell office:value-type="float" office:value="0.668533" calcext:value-type="float">
            <text:p>0.6685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184738" calcext:value-type="float">
            <text:p>0.184738</text:p>
          </table:table-cell>
          <table:table-cell office:value-type="float" office:value="0.768875" calcext:value-type="float">
            <text:p>0.768875</text:p>
          </table:table-cell>
          <table:table-cell office:value-type="float" office:value="0.963028" calcext:value-type="float">
            <text:p>0.963028</text:p>
          </table:table-cell>
          <table:table-cell office:value-type="float" office:value="-0.256195" calcext:value-type="float">
            <text:p>-0.256195</text:p>
          </table:table-cell>
          <table:table-cell office:value-type="float" office:value="0.083252" calcext:value-type="float">
            <text:p>0.083252</text:p>
          </table:table-cell>
          <table:table-cell office:value-type="float" office:value="0.064423" calcext:value-type="float">
            <text:p>0.064423</text:p>
          </table:table-cell>
          <table:table-cell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1454" calcext:value-type="float">
            <text:p>0.021454</text:p>
          </table:table-cell>
          <table:table-cell office:value-type="float" office:value="0.183167" calcext:value-type="float">
            <text:p>0.183167</text:p>
          </table:table-cell>
          <table:table-cell office:value-type="float" office:value="0.763992" calcext:value-type="float">
            <text:p>0.763992</text:p>
          </table:table-cell>
          <table:table-cell office:value-type="float" office:value="0.963028" calcext:value-type="float">
            <text:p>0.963028</text:p>
          </table:table-cell>
          <table:table-cell office:value-type="float" office:value="-0.256195" calcext:value-type="float">
            <text:p>-0.256195</text:p>
          </table:table-cell>
          <table:table-cell office:value-type="float" office:value="0.083252" calcext:value-type="float">
            <text:p>0.083252</text:p>
          </table:table-cell>
          <table:table-cell office:value-type="float" office:value="0.064423" calcext:value-type="float">
            <text:p>0.064423</text:p>
          </table:table-cell>
          <table:table-cell office:value-type="float" office:value="0.722992" calcext:value-type="float">
            <text:p>0.7229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356" calcext:value-type="float">
            <text:p>0.023560</text:p>
          </table:table-cell>
          <table:table-cell office:value-type="float" office:value="0.189728" calcext:value-type="float">
            <text:p>0.189728</text:p>
          </table:table-cell>
          <table:table-cell office:value-type="float" office:value="0.767242" calcext:value-type="float">
            <text:p>0.767242</text:p>
          </table:table-cell>
          <table:table-cell office:value-type="float" office:value="0.912231" calcext:value-type="float">
            <text:p>0.912231</text:p>
          </table:table-cell>
          <table:table-cell office:value-type="float" office:value="-0.389603" calcext:value-type="float">
            <text:p>-0.389603</text:p>
          </table:table-cell>
          <table:table-cell office:value-type="float" office:value="0.126587" calcext:value-type="float">
            <text:p>0.126587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356" calcext:value-type="float">
            <text:p>0.023560</text:p>
          </table:table-cell>
          <table:table-cell office:value-type="float" office:value="0.188141" calcext:value-type="float">
            <text:p>0.188141</text:p>
          </table:table-cell>
          <table:table-cell office:value-type="float" office:value="0.76236" calcext:value-type="float">
            <text:p>0.762360</text:p>
          </table:table-cell>
          <table:table-cell office:value-type="float" office:value="0.912231" calcext:value-type="float">
            <text:p>0.912231</text:p>
          </table:table-cell>
          <table:table-cell office:value-type="float" office:value="-0.389603" calcext:value-type="float">
            <text:p>-0.389603</text:p>
          </table:table-cell>
          <table:table-cell office:value-type="float" office:value="0.126587" calcext:value-type="float">
            <text:p>0.126587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0.768387" calcext:value-type="float">
            <text:p>0.7683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65" calcext:value-type="float">
            <text:p>0.025650</text:p>
          </table:table-cell>
          <table:table-cell office:value-type="float" office:value="0.193726" calcext:value-type="float">
            <text:p>0.193726</text:p>
          </table:table-cell>
          <table:table-cell office:value-type="float" office:value="0.765945" calcext:value-type="float">
            <text:p>0.765945</text:p>
          </table:table-cell>
          <table:table-cell office:value-type="float" office:value="0.842331" calcext:value-type="float">
            <text:p>0.842331</text:p>
          </table:table-cell>
          <table:table-cell office:value-type="float" office:value="-0.512589" calcext:value-type="float">
            <text:p>-0.512589</text:p>
          </table:table-cell>
          <table:table-cell office:value-type="float" office:value="0.16655" calcext:value-type="float">
            <text:p>0.166550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565" calcext:value-type="float">
            <text:p>0.025650</text:p>
          </table:table-cell>
          <table:table-cell office:value-type="float" office:value="0.192139" calcext:value-type="float">
            <text:p>0.192139</text:p>
          </table:table-cell>
          <table:table-cell office:value-type="float" office:value="0.761063" calcext:value-type="float">
            <text:p>0.761063</text:p>
          </table:table-cell>
          <table:table-cell office:value-type="float" office:value="0.842331" calcext:value-type="float">
            <text:p>0.842331</text:p>
          </table:table-cell>
          <table:table-cell office:value-type="float" office:value="-0.512589" calcext:value-type="float">
            <text:p>-0.512589</text:p>
          </table:table-cell>
          <table:table-cell office:value-type="float" office:value="0.16655" calcext:value-type="float">
            <text:p>0.166550</text:p>
          </table:table-cell>
          <table:table-cell office:value-type="float" office:value="0.100449" calcext:value-type="float">
            <text:p>0.100449</text:p>
          </table:table-cell>
          <table:table-cell office:value-type="float" office:value="0.804688" calcext:value-type="float">
            <text:p>0.8046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764328" calcext:value-type="float">
            <text:p>0.764328</text:p>
          </table:table-cell>
          <table:table-cell office:value-type="float" office:value="0.745117" calcext:value-type="float">
            <text:p>0.745117</text:p>
          </table:table-cell>
          <table:table-cell office:value-type="float" office:value="-0.634293" calcext:value-type="float">
            <text:p>-0.634293</text:p>
          </table:table-cell>
          <table:table-cell office:value-type="float" office:value="0.2061" calcext:value-type="float">
            <text:p>0.206100</text:p>
          </table:table-cell>
          <table:table-cell office:value-type="float" office:value="0.13649" calcext:value-type="float">
            <text:p>0.136490</text:p>
          </table:table-cell>
          <table:table-cell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29861" calcext:value-type="float">
            <text:p>0.029861</text:p>
          </table:table-cell>
          <table:table-cell office:value-type="float" office:value="0.197128" calcext:value-type="float">
            <text:p>0.197128</text:p>
          </table:table-cell>
          <table:table-cell office:value-type="float" office:value="0.759445" calcext:value-type="float">
            <text:p>0.759445</text:p>
          </table:table-cell>
          <table:table-cell office:value-type="float" office:value="0.745117" calcext:value-type="float">
            <text:p>0.745117</text:p>
          </table:table-cell>
          <table:table-cell office:value-type="float" office:value="-0.634293" calcext:value-type="float">
            <text:p>-0.634293</text:p>
          </table:table-cell>
          <table:table-cell office:value-type="float" office:value="0.2061" calcext:value-type="float">
            <text:p>0.206100</text:p>
          </table:table-cell>
          <table:table-cell office:value-type="float" office:value="0.13649" calcext:value-type="float">
            <text:p>0.136490</text:p>
          </table:table-cell>
          <table:table-cell office:value-type="float" office:value="0.850082" calcext:value-type="float">
            <text:p>0.85008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200714" calcext:value-type="float">
            <text:p>0.200714</text:p>
          </table:table-cell>
          <table:table-cell office:value-type="float" office:value="0.763687" calcext:value-type="float">
            <text:p>0.763687</text:p>
          </table:table-cell>
          <table:table-cell office:value-type="float" office:value="0.666885" calcext:value-type="float">
            <text:p>0.666885</text:p>
          </table:table-cell>
          <table:table-cell office:value-type="float" office:value="-0.708694" calcext:value-type="float">
            <text:p>-0.708694</text:p>
          </table:table-cell>
          <table:table-cell office:value-type="float" office:value="0.23027" calcext:value-type="float">
            <text:p>0.230270</text:p>
          </table:table-cell>
          <table:table-cell office:value-type="float" office:value="0.154495" calcext:value-type="float">
            <text:p>0.154495</text:p>
          </table:table-cell>
          <table:table-cell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1952" calcext:value-type="float">
            <text:p>0.031952</text:p>
          </table:table-cell>
          <table:table-cell office:value-type="float" office:value="0.199127" calcext:value-type="float">
            <text:p>0.199127</text:p>
          </table:table-cell>
          <table:table-cell office:value-type="float" office:value="0.758804" calcext:value-type="float">
            <text:p>0.758804</text:p>
          </table:table-cell>
          <table:table-cell office:value-type="float" office:value="0.666885" calcext:value-type="float">
            <text:p>0.666885</text:p>
          </table:table-cell>
          <table:table-cell office:value-type="float" office:value="-0.708694" calcext:value-type="float">
            <text:p>-0.708694</text:p>
          </table:table-cell>
          <table:table-cell office:value-type="float" office:value="0.23027" calcext:value-type="float">
            <text:p>0.230270</text:p>
          </table:table-cell>
          <table:table-cell office:value-type="float" office:value="0.154495" calcext:value-type="float">
            <text:p>0.154495</text:p>
          </table:table-cell>
          <table:table-cell office:value-type="float" office:value="0.86824" calcext:value-type="float">
            <text:p>0.86824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7201" calcext:value-type="float">
            <text:p>0.037201</text:p>
          </table:table-cell>
          <table:table-cell office:value-type="float" office:value="0.204697" calcext:value-type="float">
            <text:p>0.204697</text:p>
          </table:table-cell>
          <table:table-cell office:value-type="float" office:value="0.76239" calcext:value-type="float">
            <text:p>0.762390</text:p>
          </table:table-cell>
          <table:table-cell office:value-type="float" office:value="0.53891" calcext:value-type="float">
            <text:p>0.538910</text:p>
          </table:table-cell>
          <table:table-cell office:value-type="float" office:value="-0.801132" calcext:value-type="float">
            <text:p>-0.801132</text:p>
          </table:table-cell>
          <table:table-cell office:value-type="float" office:value="0.2603" calcext:value-type="float">
            <text:p>0.260300</text:p>
          </table:table-cell>
          <table:table-cell office:value-type="float" office:value="0.199539" calcext:value-type="float">
            <text:p>0.199539</text:p>
          </table:table-cell>
          <table:table-cell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37201" calcext:value-type="float">
            <text:p>0.037201</text:p>
          </table:table-cell>
          <table:table-cell office:value-type="float" office:value="0.20311" calcext:value-type="float">
            <text:p>0.203110</text:p>
          </table:table-cell>
          <table:table-cell office:value-type="float" office:value="0.757507" calcext:value-type="float">
            <text:p>0.757507</text:p>
          </table:table-cell>
          <table:table-cell office:value-type="float" office:value="0.53891" calcext:value-type="float">
            <text:p>0.538910</text:p>
          </table:table-cell>
          <table:table-cell office:value-type="float" office:value="-0.801132" calcext:value-type="float">
            <text:p>-0.801132</text:p>
          </table:table-cell>
          <table:table-cell office:value-type="float" office:value="0.2603" calcext:value-type="float">
            <text:p>0.260300</text:p>
          </table:table-cell>
          <table:table-cell office:value-type="float" office:value="0.199539" calcext:value-type="float">
            <text:p>0.199539</text:p>
          </table:table-cell>
          <table:table-cell office:value-type="float" office:value="0.904541" calcext:value-type="float">
            <text:p>0.90454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206696" calcext:value-type="float">
            <text:p>0.206696</text:p>
          </table:table-cell>
          <table:table-cell office:value-type="float" office:value="0.761734" calcext:value-type="float">
            <text:p>0.761734</text:p>
          </table:table-cell>
          <table:table-cell office:value-type="float" office:value="0.409729" calcext:value-type="float">
            <text:p>0.409729</text:p>
          </table:table-cell>
          <table:table-cell office:value-type="float" office:value="-0.867554" calcext:value-type="float">
            <text:p>-0.867554</text:p>
          </table:table-cell>
          <table:table-cell office:value-type="float" office:value="0.281891" calcext:value-type="float">
            <text:p>0.281891</text:p>
          </table:table-cell>
          <table:table-cell office:value-type="float" office:value="0.23558" calcext:value-type="float">
            <text:p>0.235580</text:p>
          </table:table-cell>
          <table:table-cell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205109" calcext:value-type="float">
            <text:p>0.20510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0.409729" calcext:value-type="float">
            <text:p>0.409729</text:p>
          </table:table-cell>
          <table:table-cell office:value-type="float" office:value="-0.867554" calcext:value-type="float">
            <text:p>-0.867554</text:p>
          </table:table-cell>
          <table:table-cell office:value-type="float" office:value="0.281891" calcext:value-type="float">
            <text:p>0.281891</text:p>
          </table:table-cell>
          <table:table-cell office:value-type="float" office:value="0.23558" calcext:value-type="float">
            <text:p>0.235580</text:p>
          </table:table-cell>
          <table:table-cell office:value-type="float" office:value="0.922699" calcext:value-type="float">
            <text:p>0.92269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646" calcext:value-type="float">
            <text:p>0.046646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761093" calcext:value-type="float">
            <text:p>0.761093</text:p>
          </table:table-cell>
          <table:table-cell office:value-type="float" office:value="0.26947" calcext:value-type="float">
            <text:p>0.269470</text:p>
          </table:table-cell>
          <table:table-cell office:value-type="float" office:value="-0.915878" calcext:value-type="float">
            <text:p>-0.915878</text:p>
          </table:table-cell>
          <table:table-cell office:value-type="float" office:value="0.297577" calcext:value-type="float">
            <text:p>0.297577</text:p>
          </table:table-cell>
          <table:table-cell office:value-type="float" office:value="0.280624" calcext:value-type="float">
            <text:p>0.280624</text:p>
          </table:table-cell>
          <table:table-cell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46646" calcext:value-type="float">
            <text:p>0.046646</text:p>
          </table:table-cell>
          <table:table-cell office:value-type="float" office:value="0.207108" calcext:value-type="float">
            <text:p>0.207108</text:p>
          </table:table-cell>
          <table:table-cell office:value-type="float" office:value="0.75621" calcext:value-type="float">
            <text:p>0.756210</text:p>
          </table:table-cell>
          <table:table-cell office:value-type="float" office:value="0.26947" calcext:value-type="float">
            <text:p>0.269470</text:p>
          </table:table-cell>
          <table:table-cell office:value-type="float" office:value="-0.915878" calcext:value-type="float">
            <text:p>-0.915878</text:p>
          </table:table-cell>
          <table:table-cell office:value-type="float" office:value="0.297577" calcext:value-type="float">
            <text:p>0.297577</text:p>
          </table:table-cell>
          <table:table-cell office:value-type="float" office:value="0.280624" calcext:value-type="float">
            <text:p>0.280624</text:p>
          </table:table-cell>
          <table:table-cell office:value-type="float" office:value="0.940857" calcext:value-type="float">
            <text:p>0.9408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041" calcext:value-type="float">
            <text:p>0.060410</text:p>
          </table:table-cell>
          <table:table-cell office:value-type="float" office:value="0.176529" calcext:value-type="float">
            <text:p>0.176529</text:p>
          </table:table-cell>
          <table:table-cell office:value-type="float" office:value="0.769257" calcext:value-type="float">
            <text:p>0.769257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33975" calcext:value-type="float">
            <text:p>0.933975</text:p>
          </table:table-cell>
          <table:table-cell office:value-type="float" office:value="0.707657" calcext:value-type="float">
            <text:p>0.707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6041" calcext:value-type="float">
            <text:p>0.060410</text:p>
          </table:table-cell>
          <table:table-cell office:value-type="float" office:value="0.174301" calcext:value-type="float">
            <text:p>0.174301</text:p>
          </table:table-cell>
          <table:table-cell office:value-type="float" office:value="0.769989" calcext:value-type="float">
            <text:p>0.769989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33975" calcext:value-type="float">
            <text:p>0.933975</text:p>
          </table:table-cell>
          <table:table-cell office:value-type="float" office:value="0.692795" calcext:value-type="float">
            <text:p>0.69279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5" calcext:value-type="float">
            <text:p>0.059250</text:p>
          </table:table-cell>
          <table:table-cell office:value-type="float" office:value="0.178452" calcext:value-type="float">
            <text:p>0.178452</text:p>
          </table:table-cell>
          <table:table-cell office:value-type="float" office:value="0.768646" calcext:value-type="float">
            <text:p>0.768646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41437" calcext:value-type="float">
            <text:p>0.941437</text:p>
          </table:table-cell>
          <table:table-cell office:value-type="float" office:value="0.72052" calcext:value-type="float">
            <text:p>0.72052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925" calcext:value-type="float">
            <text:p>0.059250</text:p>
          </table:table-cell>
          <table:table-cell office:value-type="float" office:value="0.172379" calcext:value-type="float">
            <text:p>0.172379</text:p>
          </table:table-cell>
          <table:table-cell office:value-type="float" office:value="0.770615" calcext:value-type="float">
            <text:p>0.770615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41437" calcext:value-type="float">
            <text:p>0.941437</text:p>
          </table:table-cell>
          <table:table-cell office:value-type="float" office:value="0.679916" calcext:value-type="float">
            <text:p>0.6799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722" calcext:value-type="float">
            <text:p>0.057220</text:p>
          </table:table-cell>
          <table:table-cell office:value-type="float" office:value="0.179565" calcext:value-type="float">
            <text:p>0.179565</text:p>
          </table:table-cell>
          <table:table-cell office:value-type="float" office:value="0.76828" calcext:value-type="float">
            <text:p>0.768280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54361" calcext:value-type="float">
            <text:p>0.954361</text:p>
          </table:table-cell>
          <table:table-cell office:value-type="float" office:value="0.727951" calcext:value-type="float">
            <text:p>0.72795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722" calcext:value-type="float">
            <text:p>0.057220</text:p>
          </table:table-cell>
          <table:table-cell office:value-type="float" office:value="0.171265" calcext:value-type="float">
            <text:p>0.171265</text:p>
          </table:table-cell>
          <table:table-cell office:value-type="float" office:value="0.770966" calcext:value-type="float">
            <text:p>0.770966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54361" calcext:value-type="float">
            <text:p>0.954361</text:p>
          </table:table-cell>
          <table:table-cell office:value-type="float" office:value="0.672485" calcext:value-type="float">
            <text:p>0.6724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4886" calcext:value-type="float">
            <text:p>0.054886</text:p>
          </table:table-cell>
          <table:table-cell office:value-type="float" office:value="0.179565" calcext:value-type="float">
            <text:p>0.179565</text:p>
          </table:table-cell>
          <table:table-cell office:value-type="float" office:value="0.76828" calcext:value-type="float">
            <text:p>0.768280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69269" calcext:value-type="float">
            <text:p>0.969269</text:p>
          </table:table-cell>
          <table:table-cell office:value-type="float" office:value="0.727951" calcext:value-type="float">
            <text:p>0.72795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4886" calcext:value-type="float">
            <text:p>0.054886</text:p>
          </table:table-cell>
          <table:table-cell office:value-type="float" office:value="0.171265" calcext:value-type="float">
            <text:p>0.171265</text:p>
          </table:table-cell>
          <table:table-cell office:value-type="float" office:value="0.770966" calcext:value-type="float">
            <text:p>0.770966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69269" calcext:value-type="float">
            <text:p>0.969269</text:p>
          </table:table-cell>
          <table:table-cell office:value-type="float" office:value="0.672485" calcext:value-type="float">
            <text:p>0.6724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856" calcext:value-type="float">
            <text:p>0.052856</text:p>
          </table:table-cell>
          <table:table-cell office:value-type="float" office:value="0.178452" calcext:value-type="float">
            <text:p>0.178452</text:p>
          </table:table-cell>
          <table:table-cell office:value-type="float" office:value="0.768646" calcext:value-type="float">
            <text:p>0.768646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82193" calcext:value-type="float">
            <text:p>0.982193</text:p>
          </table:table-cell>
          <table:table-cell office:value-type="float" office:value="0.72052" calcext:value-type="float">
            <text:p>0.720520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2856" calcext:value-type="float">
            <text:p>0.052856</text:p>
          </table:table-cell>
          <table:table-cell office:value-type="float" office:value="0.172379" calcext:value-type="float">
            <text:p>0.172379</text:p>
          </table:table-cell>
          <table:table-cell office:value-type="float" office:value="0.770615" calcext:value-type="float">
            <text:p>0.770615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82193" calcext:value-type="float">
            <text:p>0.982193</text:p>
          </table:table-cell>
          <table:table-cell office:value-type="float" office:value="0.679916" calcext:value-type="float">
            <text:p>0.6799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1697" calcext:value-type="float">
            <text:p>0.051697</text:p>
          </table:table-cell>
          <table:table-cell office:value-type="float" office:value="0.176529" calcext:value-type="float">
            <text:p>0.176529</text:p>
          </table:table-cell>
          <table:table-cell office:value-type="float" office:value="0.769257" calcext:value-type="float">
            <text:p>0.769257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89655" calcext:value-type="float">
            <text:p>0.989655</text:p>
          </table:table-cell>
          <table:table-cell office:value-type="float" office:value="0.707657" calcext:value-type="float">
            <text:p>0.7076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0.051697" calcext:value-type="float">
            <text:p>0.051697</text:p>
          </table:table-cell>
          <table:table-cell office:value-type="float" office:value="0.174301" calcext:value-type="float">
            <text:p>0.174301</text:p>
          </table:table-cell>
          <table:table-cell office:value-type="float" office:value="0.769989" calcext:value-type="float">
            <text:p>0.769989</text:p>
          </table:table-cell>
          <table:table-cell office:value-type="float" office:value="0" calcext:value-type="float">
            <text:p>0.000000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989655" calcext:value-type="float">
            <text:p>0.989655</text:p>
          </table:table-cell>
          <table:table-cell office:value-type="float" office:value="0.692795" calcext:value-type="float">
            <text:p>0.692795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min</text:p>
          </table:table-cell>
          <table:table-cell table:style-name="Default" table:formula="of:=MIN([.B3:.B294])" office:value-type="float" office:value="0.015121" calcext:value-type="float">
            <text:p>0.015121</text:p>
          </table:table-cell>
          <table:table-cell table:style-name="Default" table:formula="of:=MIN([.C3:.C294])" office:value-type="float" office:value="0.137131" calcext:value-type="float">
            <text:p>0.137131</text:p>
          </table:table-cell>
          <table:table-cell table:style-name="Default" table:formula="of:=MIN([.D3:.D294])" office:value-type="float" office:value="0.75589" calcext:value-type="float">
            <text:p>0.75589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table:formula="of:=MAX([.B3:.B294])" office:value-type="float" office:value="0.097046" calcext:value-type="float">
            <text:p>0.097046</text:p>
          </table:table-cell>
          <table:table-cell table:style-name="Default" table:formula="of:=MAX([.C3:.C294])" office:value-type="float" office:value="0.215057" calcext:value-type="float">
            <text:p>0.215057</text:p>
          </table:table-cell>
          <table:table-cell table:style-name="Default" table:formula="of:=MAX([.D3:.D294])" office:value-type="float" office:value="0.786148" calcext:value-type="float">
            <text:p>0.786148</text:p>
          </table:table-cell>
          <table:table-cell table:style-name="Default" table:number-columns-repeated="5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OTALENERGY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080872" calcext:value-type="float">
            <text:p>0.080872</text:p>
          </table:table-cell>
          <table:table-cell office:value-type="float" office:value="0.806183" calcext:value-type="float">
            <text:p>0.806183</text:p>
          </table:table-cell>
          <table:table-cell office:value-type="float" office:value="0.694122" calcext:value-type="float">
            <text:p>0.694122</text:p>
          </table:table-cell>
          <table:table-cell office:value-type="float" office:value="-0.069366" calcext:value-type="float">
            <text:p>-0.069366</text:p>
          </table:table-cell>
          <table:table-cell office:value-type="float" office:value="0.716507" calcext:value-type="float">
            <text:p>0.716507</text:p>
          </table:table-cell>
          <table:table-cell office:value-type="float" office:value="0.777008" calcext:value-type="float">
            <text:p>0.777008</text:p>
          </table:table-cell>
          <table:table-cell office:value-type="float" office:value="0.447128" calcext:value-type="float">
            <text:p>0.4471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0196" calcext:value-type="float">
            <text:p>-0.060196</text:p>
          </table:table-cell>
          <table:table-cell office:value-type="float" office:value="0.074615" calcext:value-type="float">
            <text:p>0.074615</text:p>
          </table:table-cell>
          <table:table-cell office:value-type="float" office:value="0.808212" calcext:value-type="float">
            <text:p>0.808212</text:p>
          </table:table-cell>
          <table:table-cell office:value-type="float" office:value="0.631866" calcext:value-type="float">
            <text:p>0.631866</text:p>
          </table:table-cell>
          <table:table-cell office:value-type="float" office:value="-0.180145" calcext:value-type="float">
            <text:p>-0.180145</text:p>
          </table:table-cell>
          <table:table-cell office:value-type="float" office:value="0.753845" calcext:value-type="float">
            <text:p>0.753845</text:p>
          </table:table-cell>
          <table:table-cell office:value-type="float" office:value="0.746948" calcext:value-type="float">
            <text:p>0.746948</text:p>
          </table:table-cell>
          <table:table-cell office:value-type="float" office:value="0.387009" calcext:value-type="float">
            <text:p>0.38700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838" calcext:value-type="float">
            <text:p>-0.05838</text:p>
          </table:table-cell>
          <table:table-cell office:value-type="float" office:value="0.08139" calcext:value-type="float">
            <text:p>0.08139</text:p>
          </table:table-cell>
          <table:table-cell office:value-type="float" office:value="0.807053" calcext:value-type="float">
            <text:p>0.807053</text:p>
          </table:table-cell>
          <table:table-cell office:value-type="float" office:value="0.275879" calcext:value-type="float">
            <text:p>0.275879</text:p>
          </table:table-cell>
          <table:table-cell office:value-type="float" office:value="0.186218" calcext:value-type="float">
            <text:p>0.186218</text:p>
          </table:table-cell>
          <table:table-cell office:value-type="float" office:value="0.942978" calcext:value-type="float">
            <text:p>0.942978</text:p>
          </table:table-cell>
          <table:table-cell office:value-type="float" office:value="0.763962" calcext:value-type="float">
            <text:p>0.763962</text:p>
          </table:table-cell>
          <table:table-cell office:value-type="float" office:value="0.449371" calcext:value-type="float">
            <text:p>0.4493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134" calcext:value-type="float">
            <text:p>-0.06134</text:p>
          </table:table-cell>
          <table:table-cell office:value-type="float" office:value="0.075775" calcext:value-type="float">
            <text:p>0.075775</text:p>
          </table:table-cell>
          <table:table-cell office:value-type="float" office:value="0.808884" calcext:value-type="float">
            <text:p>0.808884</text:p>
          </table:table-cell>
          <table:table-cell office:value-type="float" office:value="0.248764" calcext:value-type="float">
            <text:p>0.248764</text:p>
          </table:table-cell>
          <table:table-cell office:value-type="float" office:value="0.144119" calcext:value-type="float">
            <text:p>0.144119</text:p>
          </table:table-cell>
          <table:table-cell office:value-type="float" office:value="0.957779" calcext:value-type="float">
            <text:p>0.957779</text:p>
          </table:table-cell>
          <table:table-cell office:value-type="float" office:value="0.736938" calcext:value-type="float">
            <text:p>0.736938</text:p>
          </table:table-cell>
          <table:table-cell office:value-type="float" office:value="0.395325" calcext:value-type="float">
            <text:p>0.3953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4718" calcext:value-type="float">
            <text:p>-0.054718</text:p>
          </table:table-cell>
          <table:table-cell office:value-type="float" office:value="0.087112" calcext:value-type="float">
            <text:p>0.087112</text:p>
          </table:table-cell>
          <table:table-cell office:value-type="float" office:value="0.804153" calcext:value-type="float">
            <text:p>0.804153</text:p>
          </table:table-cell>
          <table:table-cell office:value-type="float" office:value="0.746063" calcext:value-type="float">
            <text:p>0.746063</text:p>
          </table:table-cell>
          <table:table-cell office:value-type="float" office:value="0.025284" calcext:value-type="float">
            <text:p>0.025284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0.797043" calcext:value-type="float">
            <text:p>0.797043</text:p>
          </table:table-cell>
          <table:table-cell office:value-type="float" office:value="0.507233" calcext:value-type="float">
            <text:p>0.5072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6183" calcext:value-type="float">
            <text:p>-0.056183</text:p>
          </table:table-cell>
          <table:table-cell office:value-type="float" office:value="0.087341" calcext:value-type="float">
            <text:p>0.087341</text:p>
          </table:table-cell>
          <table:table-cell office:value-type="float" office:value="0.805115" calcext:value-type="float">
            <text:p>0.805115</text:p>
          </table:table-cell>
          <table:table-cell office:value-type="float" office:value="0.289246" calcext:value-type="float">
            <text:p>0.289246</text:p>
          </table:table-cell>
          <table:table-cell office:value-type="float" office:value="0.226486" calcext:value-type="float">
            <text:p>0.226486</text:p>
          </table:table-cell>
          <table:table-cell office:value-type="float" office:value="0.930084" calcext:value-type="float">
            <text:p>0.930084</text:p>
          </table:table-cell>
          <table:table-cell office:value-type="float" office:value="0.784119" calcext:value-type="float">
            <text:p>0.784119</text:p>
          </table:table-cell>
          <table:table-cell office:value-type="float" office:value="0.506607" calcext:value-type="float">
            <text:p>0.50660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5084" calcext:value-type="float">
            <text:p>-0.055084</text:p>
          </table:table-cell>
          <table:table-cell office:value-type="float" office:value="0.093643" calcext:value-type="float">
            <text:p>0.093643</text:p>
          </table:table-cell>
          <table:table-cell office:value-type="float" office:value="0.80307" calcext:value-type="float">
            <text:p>0.80307</text:p>
          </table:table-cell>
          <table:table-cell office:value-type="float" office:value="0.29422" calcext:value-type="float">
            <text:p>0.29422</text:p>
          </table:table-cell>
          <table:table-cell office:value-type="float" office:value="0.271896" calcext:value-type="float">
            <text:p>0.271896</text:p>
          </table:table-cell>
          <table:table-cell office:value-type="float" office:value="0.916245" calcext:value-type="float">
            <text:p>0.916245</text:p>
          </table:table-cell>
          <table:table-cell office:value-type="float" office:value="0.794205" calcext:value-type="float">
            <text:p>0.794205</text:p>
          </table:table-cell>
          <table:table-cell office:value-type="float" office:value="0.567093" calcext:value-type="float">
            <text:p>0.5670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5378" calcext:value-type="float">
            <text:p>-0.075378</text:p>
          </table:table-cell>
          <table:table-cell office:value-type="float" office:value="0.094315" calcext:value-type="float">
            <text:p>0.094315</text:p>
          </table:table-cell>
          <table:table-cell office:value-type="float" office:value="0.802917" calcext:value-type="float">
            <text:p>0.802917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308716" calcext:value-type="float">
            <text:p>0.308716</text:p>
          </table:table-cell>
          <table:table-cell office:value-type="float" office:value="0.951157" calcext:value-type="float">
            <text:p>0.951157</text:p>
          </table:table-cell>
          <table:table-cell office:value-type="float" office:value="0.606232" calcext:value-type="float">
            <text:p>0.606232</text:p>
          </table:table-cell>
          <table:table-cell office:value-type="float" office:value="0.577789" calcext:value-type="float">
            <text:p>0.5777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6248" calcext:value-type="float">
            <text:p>-0.076248</text:p>
          </table:table-cell>
          <table:table-cell office:value-type="float" office:value="0.089325" calcext:value-type="float">
            <text:p>0.089325</text:p>
          </table:table-cell>
          <table:table-cell office:value-type="float" office:value="0.80455" calcext:value-type="float">
            <text:p>0.80455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308167" calcext:value-type="float">
            <text:p>0.308167</text:p>
          </table:table-cell>
          <table:table-cell office:value-type="float" office:value="0.951324" calcext:value-type="float">
            <text:p>0.951324</text:p>
          </table:table-cell>
          <table:table-cell office:value-type="float" office:value="0.598236" calcext:value-type="float">
            <text:p>0.598236</text:p>
          </table:table-cell>
          <table:table-cell office:value-type="float" office:value="0.529785" calcext:value-type="float">
            <text:p>0.5297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3619" calcext:value-type="float">
            <text:p>-0.053619</text:p>
          </table:table-cell>
          <table:table-cell office:value-type="float" office:value="0.099594" calcext:value-type="float">
            <text:p>0.099594</text:p>
          </table:table-cell>
          <table:table-cell office:value-type="float" office:value="0.800095" calcext:value-type="float">
            <text:p>0.800095</text:p>
          </table:table-cell>
          <table:table-cell office:value-type="float" office:value="0.767593" calcext:value-type="float">
            <text:p>0.767593</text:p>
          </table:table-cell>
          <table:table-cell office:value-type="float" office:value="0.254547" calcext:value-type="float">
            <text:p>0.254547</text:p>
          </table:table-cell>
          <table:table-cell office:value-type="float" office:value="0.588226" calcext:value-type="float">
            <text:p>0.588226</text:p>
          </table:table-cell>
          <table:table-cell office:value-type="float" office:value="0.807068" calcext:value-type="float">
            <text:p>0.807068</text:p>
          </table:table-cell>
          <table:table-cell office:value-type="float" office:value="0.627457" calcext:value-type="float">
            <text:p>0.6274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3619" calcext:value-type="float">
            <text:p>-0.053619</text:p>
          </table:table-cell>
          <table:table-cell office:value-type="float" office:value="0.093353" calcext:value-type="float">
            <text:p>0.093353</text:p>
          </table:table-cell>
          <table:table-cell office:value-type="float" office:value="0.802124" calcext:value-type="float">
            <text:p>0.802124</text:p>
          </table:table-cell>
          <table:table-cell office:value-type="float" office:value="0.777588" calcext:value-type="float">
            <text:p>0.777588</text:p>
          </table:table-cell>
          <table:table-cell office:value-type="float" office:value="0.13475" calcext:value-type="float">
            <text:p>0.13475</text:p>
          </table:table-cell>
          <table:table-cell office:value-type="float" office:value="0.614166" calcext:value-type="float">
            <text:p>0.614166</text:p>
          </table:table-cell>
          <table:table-cell office:value-type="float" office:value="0.807068" calcext:value-type="float">
            <text:p>0.807068</text:p>
          </table:table-cell>
          <table:table-cell office:value-type="float" office:value="0.567337" calcext:value-type="float">
            <text:p>0.56733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5084" calcext:value-type="float">
            <text:p>-0.055084</text:p>
          </table:table-cell>
          <table:table-cell office:value-type="float" office:value="0.09993" calcext:value-type="float">
            <text:p>0.09993</text:p>
          </table:table-cell>
          <table:table-cell office:value-type="float" office:value="0.801025" calcext:value-type="float">
            <text:p>0.801025</text:p>
          </table:table-cell>
          <table:table-cell office:value-type="float" office:value="0.294159" calcext:value-type="float">
            <text:p>0.294159</text:p>
          </table:table-cell>
          <table:table-cell office:value-type="float" office:value="0.318542" calcext:value-type="float">
            <text:p>0.318542</text:p>
          </table:table-cell>
          <table:table-cell office:value-type="float" office:value="0.901108" calcext:value-type="float">
            <text:p>0.901108</text:p>
          </table:table-cell>
          <table:table-cell office:value-type="float" office:value="0.794205" calcext:value-type="float">
            <text:p>0.794205</text:p>
          </table:table-cell>
          <table:table-cell office:value-type="float" office:value="0.627579" calcext:value-type="float">
            <text:p>0.6275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5378" calcext:value-type="float">
            <text:p>-0.075378</text:p>
          </table:table-cell>
          <table:table-cell office:value-type="float" office:value="0.099304" calcext:value-type="float">
            <text:p>0.099304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0.309296" calcext:value-type="float">
            <text:p>0.309296</text:p>
          </table:table-cell>
          <table:table-cell office:value-type="float" office:value="0.950958" calcext:value-type="float">
            <text:p>0.950958</text:p>
          </table:table-cell>
          <table:table-cell office:value-type="float" office:value="0.606232" calcext:value-type="float">
            <text:p>0.606232</text:p>
          </table:table-cell>
          <table:table-cell office:value-type="float" office:value="0.625793" calcext:value-type="float">
            <text:p>0.6257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6183" calcext:value-type="float">
            <text:p>-0.056183</text:p>
          </table:table-cell>
          <table:table-cell office:value-type="float" office:value="0.106216" calcext:value-type="float">
            <text:p>0.106216</text:p>
          </table:table-cell>
          <table:table-cell office:value-type="float" office:value="0.798981" calcext:value-type="float">
            <text:p>0.798981</text:p>
          </table:table-cell>
          <table:table-cell office:value-type="float" office:value="0.289139" calcext:value-type="float">
            <text:p>0.289139</text:p>
          </table:table-cell>
          <table:table-cell office:value-type="float" office:value="0.363434" calcext:value-type="float">
            <text:p>0.363434</text:p>
          </table:table-cell>
          <table:table-cell office:value-type="float" office:value="0.88562" calcext:value-type="float">
            <text:p>0.88562</text:p>
          </table:table-cell>
          <table:table-cell office:value-type="float" office:value="0.784119" calcext:value-type="float">
            <text:p>0.784119</text:p>
          </table:table-cell>
          <table:table-cell office:value-type="float" office:value="0.688049" calcext:value-type="float">
            <text:p>0.68804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6248" calcext:value-type="float">
            <text:p>-0.076248</text:p>
          </table:table-cell>
          <table:table-cell office:value-type="float" office:value="0.104279" calcext:value-type="float">
            <text:p>0.104279</text:p>
          </table:table-cell>
          <table:table-cell office:value-type="float" office:value="0.799683" calcext:value-type="float">
            <text:p>0.79968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30983" calcext:value-type="float">
            <text:p>0.30983</text:p>
          </table:table-cell>
          <table:table-cell office:value-type="float" office:value="0.95079" calcext:value-type="float">
            <text:p>0.95079</text:p>
          </table:table-cell>
          <table:table-cell office:value-type="float" office:value="0.598236" calcext:value-type="float">
            <text:p>0.598236</text:p>
          </table:table-cell>
          <table:table-cell office:value-type="float" office:value="0.673798" calcext:value-type="float">
            <text:p>0.67379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4718" calcext:value-type="float">
            <text:p>-0.054718</text:p>
          </table:table-cell>
          <table:table-cell office:value-type="float" office:value="0.10585" calcext:value-type="float">
            <text:p>0.10585</text:p>
          </table:table-cell>
          <table:table-cell office:value-type="float" office:value="0.798065" calcext:value-type="float">
            <text:p>0.798065</text:p>
          </table:table-cell>
          <table:table-cell office:value-type="float" office:value="0.735962" calcext:value-type="float">
            <text:p>0.735962</text:p>
          </table:table-cell>
          <table:table-cell office:value-type="float" office:value="0.372589" calcext:value-type="float">
            <text:p>0.372589</text:p>
          </table:table-cell>
          <table:table-cell office:value-type="float" office:value="0.565277" calcext:value-type="float">
            <text:p>0.565277</text:p>
          </table:table-cell>
          <table:table-cell office:value-type="float" office:value="0.797043" calcext:value-type="float">
            <text:p>0.797043</text:p>
          </table:table-cell>
          <table:table-cell office:value-type="float" office:value="0.687561" calcext:value-type="float">
            <text:p>0.68756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112091" calcext:value-type="float">
            <text:p>0.112091</text:p>
          </table:table-cell>
          <table:table-cell office:value-type="float" office:value="0.796036" calcext:value-type="float">
            <text:p>0.796036</text:p>
          </table:table-cell>
          <table:table-cell office:value-type="float" office:value="0.694077" calcext:value-type="float">
            <text:p>0.694077</text:p>
          </table:table-cell>
          <table:table-cell office:value-type="float" office:value="0.477295" calcext:value-type="float">
            <text:p>0.477295</text:p>
          </table:table-cell>
          <table:table-cell office:value-type="float" office:value="0.53894" calcext:value-type="float">
            <text:p>0.53894</text:p>
          </table:table-cell>
          <table:table-cell office:value-type="float" office:value="0.777008" calcext:value-type="float">
            <text:p>0.777008</text:p>
          </table:table-cell>
          <table:table-cell office:value-type="float" office:value="0.747681" calcext:value-type="float">
            <text:p>0.74768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838" calcext:value-type="float">
            <text:p>-0.05838</text:p>
          </table:table-cell>
          <table:table-cell office:value-type="float" office:value="0.112167" calcext:value-type="float">
            <text:p>0.112167</text:p>
          </table:table-cell>
          <table:table-cell office:value-type="float" office:value="0.797058" calcext:value-type="float">
            <text:p>0.797058</text:p>
          </table:table-cell>
          <table:table-cell office:value-type="float" office:value="0.275864" calcext:value-type="float">
            <text:p>0.275864</text:p>
          </table:table-cell>
          <table:table-cell office:value-type="float" office:value="0.403595" calcext:value-type="float">
            <text:p>0.403595</text:p>
          </table:table-cell>
          <table:table-cell office:value-type="float" office:value="0.87236" calcext:value-type="float">
            <text:p>0.87236</text:p>
          </table:table-cell>
          <table:table-cell office:value-type="float" office:value="0.763962" calcext:value-type="float">
            <text:p>0.763962</text:p>
          </table:table-cell>
          <table:table-cell office:value-type="float" office:value="0.7453" calcext:value-type="float">
            <text:p>0.74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0196" calcext:value-type="float">
            <text:p>-0.060196</text:p>
          </table:table-cell>
          <table:table-cell office:value-type="float" office:value="0.118332" calcext:value-type="float">
            <text:p>0.118332</text:p>
          </table:table-cell>
          <table:table-cell office:value-type="float" office:value="0.794006" calcext:value-type="float">
            <text:p>0.794006</text:p>
          </table:table-cell>
          <table:table-cell office:value-type="float" office:value="0.631927" calcext:value-type="float">
            <text:p>0.631927</text:p>
          </table:table-cell>
          <table:table-cell office:value-type="float" office:value="0.588837" calcext:value-type="float">
            <text:p>0.588837</text:p>
          </table:table-cell>
          <table:table-cell office:value-type="float" office:value="0.503922" calcext:value-type="float">
            <text:p>0.503922</text:p>
          </table:table-cell>
          <table:table-cell office:value-type="float" office:value="0.746948" calcext:value-type="float">
            <text:p>0.746948</text:p>
          </table:table-cell>
          <table:table-cell office:value-type="float" office:value="0.807785" calcext:value-type="float">
            <text:p>0.8077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134" calcext:value-type="float">
            <text:p>-0.06134</text:p>
          </table:table-cell>
          <table:table-cell office:value-type="float" office:value="0.117798" calcext:value-type="float">
            <text:p>0.117798</text:p>
          </table:table-cell>
          <table:table-cell office:value-type="float" office:value="0.795227" calcext:value-type="float">
            <text:p>0.795227</text:p>
          </table:table-cell>
          <table:table-cell office:value-type="float" office:value="0.24881" calcext:value-type="float">
            <text:p>0.24881</text:p>
          </table:table-cell>
          <table:table-cell office:value-type="float" office:value="0.446365" calcext:value-type="float">
            <text:p>0.446365</text:p>
          </table:table-cell>
          <table:table-cell office:value-type="float" office:value="0.859558" calcext:value-type="float">
            <text:p>0.859558</text:p>
          </table:table-cell>
          <table:table-cell office:value-type="float" office:value="0.736938" calcext:value-type="float">
            <text:p>0.736938</text:p>
          </table:table-cell>
          <table:table-cell office:value-type="float" office:value="0.799332" calcext:value-type="float">
            <text:p>0.79933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575" calcext:value-type="float">
            <text:p>-0.064575</text:p>
          </table:table-cell>
          <table:table-cell office:value-type="float" office:value="0.12355" calcext:value-type="float">
            <text:p>0.12355</text:p>
          </table:table-cell>
          <table:table-cell office:value-type="float" office:value="0.792313" calcext:value-type="float">
            <text:p>0.792313</text:p>
          </table:table-cell>
          <table:table-cell office:value-type="float" office:value="0.564774" calcext:value-type="float">
            <text:p>0.564774</text:p>
          </table:table-cell>
          <table:table-cell office:value-type="float" office:value="0.682571" calcext:value-type="float">
            <text:p>0.682571</text:p>
          </table:table-cell>
          <table:table-cell office:value-type="float" office:value="0.463806" calcext:value-type="float">
            <text:p>0.463806</text:p>
          </table:table-cell>
          <table:table-cell office:value-type="float" office:value="0.706879" calcext:value-type="float">
            <text:p>0.706879</text:p>
          </table:table-cell>
          <table:table-cell office:value-type="float" office:value="0.85788" calcext:value-type="float">
            <text:p>0.857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75" calcext:value-type="float">
            <text:p>-0.06575</text:p>
          </table:table-cell>
          <table:table-cell office:value-type="float" office:value="0.123032" calcext:value-type="float">
            <text:p>0.123032</text:p>
          </table:table-cell>
          <table:table-cell office:value-type="float" office:value="0.793518" calcext:value-type="float">
            <text:p>0.793518</text:p>
          </table:table-cell>
          <table:table-cell office:value-type="float" office:value="0.220108" calcext:value-type="float">
            <text:p>0.220108</text:p>
          </table:table-cell>
          <table:table-cell office:value-type="float" office:value="0.482697" calcext:value-type="float">
            <text:p>0.482697</text:p>
          </table:table-cell>
          <table:table-cell office:value-type="float" office:value="0.847687" calcext:value-type="float">
            <text:p>0.847687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849731" calcext:value-type="float">
            <text:p>0.84973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3252" calcext:value-type="float">
            <text:p>-0.083252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0.795898" calcext:value-type="float">
            <text:p>0.795898</text:p>
          </table:table-cell>
          <table:table-cell office:value-type="float" office:value="0.002609" calcext:value-type="float">
            <text:p>0.002609</text:p>
          </table:table-cell>
          <table:table-cell office:value-type="float" office:value="0.311234" calcext:value-type="float">
            <text:p>0.311234</text:p>
          </table:table-cell>
          <table:table-cell office:value-type="float" office:value="0.950333" calcext:value-type="float">
            <text:p>0.950333</text:p>
          </table:table-cell>
          <table:table-cell office:value-type="float" office:value="0.534225" calcext:value-type="float">
            <text:p>0.534225</text:p>
          </table:table-cell>
          <table:table-cell office:value-type="float" office:value="0.785828" calcext:value-type="float">
            <text:p>0.7858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871" calcext:value-type="float">
            <text:p>-0.06871</text:p>
          </table:table-cell>
          <table:table-cell office:value-type="float" office:value="0.125839" calcext:value-type="float">
            <text:p>0.125839</text:p>
          </table:table-cell>
          <table:table-cell office:value-type="float" office:value="0.792603" calcext:value-type="float">
            <text:p>0.792603</text:p>
          </table:table-cell>
          <table:table-cell office:value-type="float" office:value="0.197128" calcext:value-type="float">
            <text:p>0.197128</text:p>
          </table:table-cell>
          <table:table-cell office:value-type="float" office:value="0.504608" calcext:value-type="float">
            <text:p>0.504608</text:p>
          </table:table-cell>
          <table:table-cell office:value-type="float" office:value="0.84053" calcext:value-type="float">
            <text:p>0.84053</text:p>
          </table:table-cell>
          <table:table-cell office:value-type="float" office:value="0.669617" calcext:value-type="float">
            <text:p>0.669617</text:p>
          </table:table-cell>
          <table:table-cell office:value-type="float" office:value="0.87674" calcext:value-type="float">
            <text:p>0.876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4991" calcext:value-type="float">
            <text:p>-0.084991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795364" calcext:value-type="float">
            <text:p>0.795364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.311584" calcext:value-type="float">
            <text:p>0.311584</text:p>
          </table:table-cell>
          <table:table-cell office:value-type="float" office:value="0.950211" calcext:value-type="float">
            <text:p>0.950211</text:p>
          </table:table-cell>
          <table:table-cell office:value-type="float" office:value="0.518234" calcext:value-type="float">
            <text:p>0.518234</text:p>
          </table:table-cell>
          <table:table-cell office:value-type="float" office:value="0.801819" calcext:value-type="float">
            <text:p>0.80181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4219" calcext:value-type="float">
            <text:p>-0.074219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791245" calcext:value-type="float">
            <text:p>0.791245</text:p>
          </table:table-cell>
          <table:table-cell office:value-type="float" office:value="0.159088" calcext:value-type="float">
            <text:p>0.159088</text:p>
          </table:table-cell>
          <table:table-cell office:value-type="float" office:value="0.532059" calcext:value-type="float">
            <text:p>0.532059</text:p>
          </table:table-cell>
          <table:table-cell office:value-type="float" office:value="0.831619" calcext:value-type="float">
            <text:p>0.831619</text:p>
          </table:table-cell>
          <table:table-cell office:value-type="float" office:value="0.619217" calcext:value-type="float">
            <text:p>0.619217</text:p>
          </table:table-cell>
          <table:table-cell office:value-type="float" office:value="0.917053" calcext:value-type="float">
            <text:p>0.9170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856" calcext:value-type="float">
            <text:p>-0.067856</text:p>
          </table:table-cell>
          <table:table-cell office:value-type="float" office:value="0.126663" calcext:value-type="float">
            <text:p>0.126663</text:p>
          </table:table-cell>
          <table:table-cell office:value-type="float" office:value="0.791306" calcext:value-type="float">
            <text:p>0.791306</text:p>
          </table:table-cell>
          <table:table-cell office:value-type="float" office:value="0.505783" calcext:value-type="float">
            <text:p>0.505783</text:p>
          </table:table-cell>
          <table:table-cell office:value-type="float" office:value="0.738647" calcext:value-type="float">
            <text:p>0.738647</text:p>
          </table:table-cell>
          <table:table-cell office:value-type="float" office:value="0.445618" calcext:value-type="float">
            <text:p>0.445618</text:p>
          </table:table-cell>
          <table:table-cell office:value-type="float" office:value="0.676819" calcext:value-type="float">
            <text:p>0.676819</text:p>
          </table:table-cell>
          <table:table-cell office:value-type="float" office:value="0.887924" calcext:value-type="float">
            <text:p>0.88792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3318" calcext:value-type="float">
            <text:p>-0.073318</text:p>
          </table:table-cell>
          <table:table-cell office:value-type="float" office:value="0.130829" calcext:value-type="float">
            <text:p>0.130829</text:p>
          </table:table-cell>
          <table:table-cell office:value-type="float" office:value="0.789948" calcext:value-type="float">
            <text:p>0.789948</text:p>
          </table:table-cell>
          <table:table-cell office:value-type="float" office:value="0.404327" calcext:value-type="float">
            <text:p>0.404327</text:p>
          </table:table-cell>
          <table:table-cell office:value-type="float" office:value="0.805313" calcext:value-type="float">
            <text:p>0.805313</text:p>
          </table:table-cell>
          <table:table-cell office:value-type="float" office:value="0.433563" calcext:value-type="float">
            <text:p>0.433563</text:p>
          </table:table-cell>
          <table:table-cell office:value-type="float" office:value="0.62674" calcext:value-type="float">
            <text:p>0.62674</text:p>
          </table:table-cell>
          <table:table-cell office:value-type="float" office:value="0.928009" calcext:value-type="float">
            <text:p>0.92800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120911" calcext:value-type="float">
            <text:p>0.120911</text:p>
          </table:table-cell>
          <table:table-cell office:value-type="float" office:value="0.794281" calcext:value-type="float">
            <text:p>0.794281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312088" calcext:value-type="float">
            <text:p>0.312088</text:p>
          </table:table-cell>
          <table:table-cell office:value-type="float" office:value="0.950043" calcext:value-type="float">
            <text:p>0.950043</text:p>
          </table:table-cell>
          <table:table-cell office:value-type="float" office:value="0.478226" calcext:value-type="float">
            <text:p>0.478226</text:p>
          </table:table-cell>
          <table:table-cell office:value-type="float" office:value="0.833832" calcext:value-type="float">
            <text:p>0.83383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0124" calcext:value-type="float">
            <text:p>-0.080124</text:p>
          </table:table-cell>
          <table:table-cell office:value-type="float" office:value="0.132843" calcext:value-type="float">
            <text:p>0.132843</text:p>
          </table:table-cell>
          <table:table-cell office:value-type="float" office:value="0.790329" calcext:value-type="float">
            <text:p>0.790329</text:p>
          </table:table-cell>
          <table:table-cell office:value-type="float" office:value="0.114532" calcext:value-type="float">
            <text:p>0.114532</text:p>
          </table:table-cell>
          <table:table-cell office:value-type="float" office:value="0.557724" calcext:value-type="float">
            <text:p>0.557724</text:p>
          </table:table-cell>
          <table:table-cell office:value-type="float" office:value="0.822098" calcext:value-type="float">
            <text:p>0.822098</text:p>
          </table:table-cell>
          <table:table-cell office:value-type="float" office:value="0.565186" calcext:value-type="float">
            <text:p>0.565186</text:p>
          </table:table-cell>
          <table:table-cell office:value-type="float" office:value="0.944077" calcext:value-type="float">
            <text:p>0.9440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2865" calcext:value-type="float">
            <text:p>-0.092865</text:p>
          </table:table-cell>
          <table:table-cell office:value-type="float" office:value="0.122574" calcext:value-type="float">
            <text:p>0.122574</text:p>
          </table:table-cell>
          <table:table-cell office:value-type="float" office:value="0.793732" calcext:value-type="float">
            <text:p>0.793732</text:p>
          </table:table-cell>
          <table:table-cell office:value-type="float" office:value="0.001709" calcext:value-type="float">
            <text:p>0.001709</text:p>
          </table:table-cell>
          <table:table-cell office:value-type="float" office:value="0.312683" calcext:value-type="float">
            <text:p>0.312683</text:p>
          </table:table-cell>
          <table:table-cell office:value-type="float" office:value="0.94986" calcext:value-type="float">
            <text:p>0.94986</text:p>
          </table:table-cell>
          <table:table-cell office:value-type="float" office:value="0.446213" calcext:value-type="float">
            <text:p>0.446213</text:p>
          </table:table-cell>
          <table:table-cell office:value-type="float" office:value="0.849823" calcext:value-type="float">
            <text:p>0.8498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638" calcext:value-type="float">
            <text:p>-0.08638</text:p>
          </table:table-cell>
          <table:table-cell office:value-type="float" office:value="0.134949" calcext:value-type="float">
            <text:p>0.134949</text:p>
          </table:table-cell>
          <table:table-cell office:value-type="float" office:value="0.789658" calcext:value-type="float">
            <text:p>0.789658</text:p>
          </table:table-cell>
          <table:table-cell office:value-type="float" office:value="0.072128" calcext:value-type="float">
            <text:p>0.072128</text:p>
          </table:table-cell>
          <table:table-cell office:value-type="float" office:value="0.570648" calcext:value-type="float">
            <text:p>0.570648</text:p>
          </table:table-cell>
          <table:table-cell office:value-type="float" office:value="0.818024" calcext:value-type="float">
            <text:p>0.818024</text:p>
          </table:table-cell>
          <table:table-cell office:value-type="float" office:value="0.50795" calcext:value-type="float">
            <text:p>0.50795</text:p>
          </table:table-cell>
          <table:table-cell office:value-type="float" office:value="0.964233" calcext:value-type="float">
            <text:p>0.9642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895" calcext:value-type="float">
            <text:p>-0.079895</text:p>
          </table:table-cell>
          <table:table-cell office:value-type="float" office:value="0.133957" calcext:value-type="float">
            <text:p>0.133957</text:p>
          </table:table-cell>
          <table:table-cell office:value-type="float" office:value="0.78894" calcext:value-type="float">
            <text:p>0.78894</text:p>
          </table:table-cell>
          <table:table-cell office:value-type="float" office:value="0.28746" calcext:value-type="float">
            <text:p>0.28746</text:p>
          </table:table-cell>
          <table:table-cell office:value-type="float" office:value="0.864182" calcext:value-type="float">
            <text:p>0.864182</text:p>
          </table:table-cell>
          <table:table-cell office:value-type="float" office:value="0.412979" calcext:value-type="float">
            <text:p>0.412979</text:p>
          </table:table-cell>
          <table:table-cell office:value-type="float" office:value="0.566635" calcext:value-type="float">
            <text:p>0.566635</text:p>
          </table:table-cell>
          <table:table-cell office:value-type="float" office:value="0.958054" calcext:value-type="float">
            <text:p>0.95805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6456" calcext:value-type="float">
            <text:p>-0.086456</text:p>
          </table:table-cell>
          <table:table-cell office:value-type="float" office:value="0.136032" calcext:value-type="float">
            <text:p>0.136032</text:p>
          </table:table-cell>
          <table:table-cell office:value-type="float" office:value="0.788269" calcext:value-type="float">
            <text:p>0.788269</text:p>
          </table:table-cell>
          <table:table-cell office:value-type="float" office:value="0.181564" calcext:value-type="float">
            <text:p>0.181564</text:p>
          </table:table-cell>
          <table:table-cell office:value-type="float" office:value="0.907532" calcext:value-type="float">
            <text:p>0.907532</text:p>
          </table:table-cell>
          <table:table-cell office:value-type="float" office:value="0.378723" calcext:value-type="float">
            <text:p>0.378723</text:p>
          </table:table-cell>
          <table:table-cell office:value-type="float" office:value="0.506516" calcext:value-type="float">
            <text:p>0.506516</text:p>
          </table:table-cell>
          <table:table-cell office:value-type="float" office:value="0.978088" calcext:value-type="float">
            <text:p>0.9780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229" calcext:value-type="float">
            <text:p>-0.097229</text:p>
          </table:table-cell>
          <table:table-cell office:value-type="float" office:value="0.124237" calcext:value-type="float">
            <text:p>0.124237</text:p>
          </table:table-cell>
          <table:table-cell office:value-type="float" office:value="0.793198" calcext:value-type="float">
            <text:p>0.793198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313309" calcext:value-type="float">
            <text:p>0.313309</text:p>
          </table:table-cell>
          <table:table-cell office:value-type="float" office:value="0.949646" calcext:value-type="float">
            <text:p>0.949646</text:p>
          </table:table-cell>
          <table:table-cell office:value-type="float" office:value="0.406219" calcext:value-type="float">
            <text:p>0.406219</text:p>
          </table:table-cell>
          <table:table-cell office:value-type="float" office:value="0.865829" calcext:value-type="float">
            <text:p>0.8658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002" calcext:value-type="float">
            <text:p>-0.093002</text:p>
          </table:table-cell>
          <table:table-cell office:value-type="float" office:value="0.136002" calcext:value-type="float">
            <text:p>0.136002</text:p>
          </table:table-cell>
          <table:table-cell office:value-type="float" office:value="0.789307" calcext:value-type="float">
            <text:p>0.789307</text:p>
          </table:table-cell>
          <table:table-cell office:value-type="float" office:value="0.024551" calcext:value-type="float">
            <text:p>0.024551</text:p>
          </table:table-cell>
          <table:table-cell office:value-type="float" office:value="0.575928" calcext:value-type="float">
            <text:p>0.575928</text:p>
          </table:table-cell>
          <table:table-cell office:value-type="float" office:value="0.817139" calcext:value-type="float">
            <text:p>0.817139</text:p>
          </table:table-cell>
          <table:table-cell office:value-type="float" office:value="0.447449" calcext:value-type="float">
            <text:p>0.447449</text:p>
          </table:table-cell>
          <table:table-cell office:value-type="float" office:value="0.974319" calcext:value-type="float">
            <text:p>0.97431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478" calcext:value-type="float">
            <text:p>-0.102478</text:p>
          </table:table-cell>
          <table:table-cell office:value-type="float" office:value="0.125076" calcext:value-type="float">
            <text:p>0.125076</text:p>
          </table:table-cell>
          <table:table-cell office:value-type="float" office:value="0.792923" calcext:value-type="float">
            <text:p>0.792923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31395" calcext:value-type="float">
            <text:p>0.31395</text:p>
          </table:table-cell>
          <table:table-cell office:value-type="float" office:value="0.949432" calcext:value-type="float">
            <text:p>0.949432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873825" calcext:value-type="float">
            <text:p>0.8738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9625" calcext:value-type="float">
            <text:p>-0.099625</text:p>
          </table:table-cell>
          <table:table-cell office:value-type="float" office:value="0.136002" calcext:value-type="float">
            <text:p>0.136002</text:p>
          </table:table-cell>
          <table:table-cell office:value-type="float" office:value="0.789307" calcext:value-type="float">
            <text:p>0.789307</text:p>
          </table:table-cell>
          <table:table-cell office:value-type="float" office:value="-0.024612" calcext:value-type="float">
            <text:p>-0.024612</text:p>
          </table:table-cell>
          <table:table-cell office:value-type="float" office:value="0.576202" calcext:value-type="float">
            <text:p>0.576202</text:p>
          </table:table-cell>
          <table:table-cell office:value-type="float" office:value="0.81694" calcext:value-type="float">
            <text:p>0.81694</text:p>
          </table:table-cell>
          <table:table-cell office:value-type="float" office:value="0.386978" calcext:value-type="float">
            <text:p>0.386978</text:p>
          </table:table-cell>
          <table:table-cell office:value-type="float" office:value="0.974319" calcext:value-type="float">
            <text:p>0.97431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033" calcext:value-type="float">
            <text:p>-0.093033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787918" calcext:value-type="float">
            <text:p>0.787918</text:p>
          </table:table-cell>
          <table:table-cell office:value-type="float" office:value="0.061584" calcext:value-type="float">
            <text:p>0.061584</text:p>
          </table:table-cell>
          <table:table-cell office:value-type="float" office:value="0.932861" calcext:value-type="float">
            <text:p>0.932861</text:p>
          </table:table-cell>
          <table:table-cell office:value-type="float" office:value="0.354935" calcext:value-type="float">
            <text:p>0.354935</text:p>
          </table:table-cell>
          <table:table-cell office:value-type="float" office:value="0.446396" calcext:value-type="float">
            <text:p>0.446396</text:p>
          </table:table-cell>
          <table:table-cell office:value-type="float" office:value="0.988129" calcext:value-type="float">
            <text:p>0.9881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9594" calcext:value-type="float">
            <text:p>-0.099594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787918" calcext:value-type="float">
            <text:p>0.787918</text:p>
          </table:table-cell>
          <table:table-cell office:value-type="float" office:value="-0.060349" calcext:value-type="float">
            <text:p>-0.060349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369659" calcext:value-type="float">
            <text:p>0.369659</text:p>
          </table:table-cell>
          <table:table-cell office:value-type="float" office:value="0.386292" calcext:value-type="float">
            <text:p>0.386292</text:p>
          </table:table-cell>
          <table:table-cell office:value-type="float" office:value="0.988129" calcext:value-type="float">
            <text:p>0.9881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478" calcext:value-type="float">
            <text:p>-0.102478</text:p>
          </table:table-cell>
          <table:table-cell office:value-type="float" office:value="0.068542" calcext:value-type="float">
            <text:p>0.068542</text:p>
          </table:table-cell>
          <table:table-cell office:value-type="float" office:value="0.811295" calcext:value-type="float">
            <text:p>0.811295</text:p>
          </table:table-cell>
          <table:table-cell office:value-type="float" office:value="-0.067642" calcext:value-type="float">
            <text:p>-0.067642</text:p>
          </table:table-cell>
          <table:table-cell office:value-type="float" office:value="0.95433" calcext:value-type="float">
            <text:p>0.95433</text:p>
          </table:table-cell>
          <table:table-cell office:value-type="float" office:value="0.290985" calcext:value-type="float">
            <text:p>0.29098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329758" calcext:value-type="float">
            <text:p>0.3297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631" calcext:value-type="float">
            <text:p>-0.102631</text:p>
          </table:table-cell>
          <table:table-cell office:value-type="float" office:value="0.069458" calcext:value-type="float">
            <text:p>0.069458</text:p>
          </table:table-cell>
          <table:table-cell office:value-type="float" office:value="0.808243" calcext:value-type="float">
            <text:p>0.808243</text:p>
          </table:table-cell>
          <table:table-cell office:value-type="float" office:value="-0.067642" calcext:value-type="float">
            <text:p>-0.067642</text:p>
          </table:table-cell>
          <table:table-cell office:value-type="float" office:value="0.95433" calcext:value-type="float">
            <text:p>0.95433</text:p>
          </table:table-cell>
          <table:table-cell office:value-type="float" office:value="0.290985" calcext:value-type="float">
            <text:p>0.290985</text:p>
          </table:table-cell>
          <table:table-cell office:value-type="float" office:value="0.356735" calcext:value-type="float">
            <text:p>0.356735</text:p>
          </table:table-cell>
          <table:table-cell office:value-type="float" office:value="0.346359" calcext:value-type="float">
            <text:p>0.3463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229" calcext:value-type="float">
            <text:p>-0.097229</text:p>
          </table:table-cell>
          <table:table-cell office:value-type="float" office:value="0.069366" calcext:value-type="float">
            <text:p>0.069366</text:p>
          </table:table-cell>
          <table:table-cell office:value-type="float" office:value="0.81102" calcext:value-type="float">
            <text:p>0.81102</text:p>
          </table:table-cell>
          <table:table-cell office:value-type="float" office:value="-0.221054" calcext:value-type="float">
            <text:p>-0.221054</text:p>
          </table:table-cell>
          <table:table-cell office:value-type="float" office:value="0.927811" calcext:value-type="float">
            <text:p>0.927811</text:p>
          </table:table-cell>
          <table:table-cell office:value-type="float" office:value="0.300507" calcext:value-type="float">
            <text:p>0.300507</text:p>
          </table:table-cell>
          <table:table-cell office:value-type="float" office:value="0.406219" calcext:value-type="float">
            <text:p>0.406219</text:p>
          </table:table-cell>
          <table:table-cell office:value-type="float" office:value="0.337753" calcext:value-type="float">
            <text:p>0.3377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717" calcext:value-type="float">
            <text:p>-0.097717</text:p>
          </table:table-cell>
          <table:table-cell office:value-type="float" office:value="0.070236" calcext:value-type="float">
            <text:p>0.070236</text:p>
          </table:table-cell>
          <table:table-cell office:value-type="float" office:value="0.807999" calcext:value-type="float">
            <text:p>0.807999</text:p>
          </table:table-cell>
          <table:table-cell office:value-type="float" office:value="-0.221054" calcext:value-type="float">
            <text:p>-0.221054</text:p>
          </table:table-cell>
          <table:table-cell office:value-type="float" office:value="0.927811" calcext:value-type="float">
            <text:p>0.927811</text:p>
          </table:table-cell>
          <table:table-cell office:value-type="float" office:value="0.300507" calcext:value-type="float">
            <text:p>0.300507</text:p>
          </table:table-cell>
          <table:table-cell office:value-type="float" office:value="0.401825" calcext:value-type="float">
            <text:p>0.401825</text:p>
          </table:table-cell>
          <table:table-cell office:value-type="float" office:value="0.353867" calcext:value-type="float">
            <text:p>0.35386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2865" calcext:value-type="float">
            <text:p>-0.092865</text:p>
          </table:table-cell>
          <table:table-cell office:value-type="float" office:value="0.07103" calcext:value-type="float">
            <text:p>0.07103</text:p>
          </table:table-cell>
          <table:table-cell office:value-type="float" office:value="0.810486" calcext:value-type="float">
            <text:p>0.810486</text:p>
          </table:table-cell>
          <table:table-cell office:value-type="float" office:value="-0.336533" calcext:value-type="float">
            <text:p>-0.336533</text:p>
          </table:table-cell>
          <table:table-cell office:value-type="float" office:value="0.888947" calcext:value-type="float">
            <text:p>0.888947</text:p>
          </table:table-cell>
          <table:table-cell office:value-type="float" office:value="0.310684" calcext:value-type="float">
            <text:p>0.310684</text:p>
          </table:table-cell>
          <table:table-cell office:value-type="float" office:value="0.446213" calcext:value-type="float">
            <text:p>0.446213</text:p>
          </table:table-cell>
          <table:table-cell office:value-type="float" office:value="0.35376" calcext:value-type="float">
            <text:p>0.3537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613" calcext:value-type="float">
            <text:p>-0.093613</text:p>
          </table:table-cell>
          <table:table-cell office:value-type="float" office:value="0.071793" calcext:value-type="float">
            <text:p>0.071793</text:p>
          </table:table-cell>
          <table:table-cell office:value-type="float" office:value="0.807495" calcext:value-type="float">
            <text:p>0.807495</text:p>
          </table:table-cell>
          <table:table-cell office:value-type="float" office:value="-0.336533" calcext:value-type="float">
            <text:p>-0.336533</text:p>
          </table:table-cell>
          <table:table-cell office:value-type="float" office:value="0.888947" calcext:value-type="float">
            <text:p>0.888947</text:p>
          </table:table-cell>
          <table:table-cell office:value-type="float" office:value="0.310684" calcext:value-type="float">
            <text:p>0.310684</text:p>
          </table:table-cell>
          <table:table-cell office:value-type="float" office:value="0.439377" calcext:value-type="float">
            <text:p>0.439377</text:p>
          </table:table-cell>
          <table:table-cell office:value-type="float" office:value="0.368896" calcext:value-type="float">
            <text:p>0.36889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072693" calcext:value-type="float">
            <text:p>0.072693</text:p>
          </table:table-cell>
          <table:table-cell office:value-type="float" office:value="0.809952" calcext:value-type="float">
            <text:p>0.809952</text:p>
          </table:table-cell>
          <table:table-cell office:value-type="float" office:value="-0.442139" calcext:value-type="float">
            <text:p>-0.442139</text:p>
          </table:table-cell>
          <table:table-cell office:value-type="float" office:value="0.834015" calcext:value-type="float">
            <text:p>0.834015</text:p>
          </table:table-cell>
          <table:table-cell office:value-type="float" office:value="0.330063" calcext:value-type="float">
            <text:p>0.330063</text:p>
          </table:table-cell>
          <table:table-cell office:value-type="float" office:value="0.478226" calcext:value-type="float">
            <text:p>0.478226</text:p>
          </table:table-cell>
          <table:table-cell office:value-type="float" office:value="0.369766" calcext:value-type="float">
            <text:p>0.36976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0317" calcext:value-type="float">
            <text:p>-0.090317</text:p>
          </table:table-cell>
          <table:table-cell office:value-type="float" office:value="0.073349" calcext:value-type="float">
            <text:p>0.073349</text:p>
          </table:table-cell>
          <table:table-cell office:value-type="float" office:value="0.806976" calcext:value-type="float">
            <text:p>0.806976</text:p>
          </table:table-cell>
          <table:table-cell office:value-type="float" office:value="-0.442139" calcext:value-type="float">
            <text:p>-0.442139</text:p>
          </table:table-cell>
          <table:table-cell office:value-type="float" office:value="0.834015" calcext:value-type="float">
            <text:p>0.834015</text:p>
          </table:table-cell>
          <table:table-cell office:value-type="float" office:value="0.330063" calcext:value-type="float">
            <text:p>0.330063</text:p>
          </table:table-cell>
          <table:table-cell office:value-type="float" office:value="0.469437" calcext:value-type="float">
            <text:p>0.469437</text:p>
          </table:table-cell>
          <table:table-cell office:value-type="float" office:value="0.383926" calcext:value-type="float">
            <text:p>0.38392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4991" calcext:value-type="float">
            <text:p>-0.084991</text:p>
          </table:table-cell>
          <table:table-cell office:value-type="float" office:value="0.076019" calcext:value-type="float">
            <text:p>0.076019</text:p>
          </table:table-cell>
          <table:table-cell office:value-type="float" office:value="0.808868" calcext:value-type="float">
            <text:p>0.808868</text:p>
          </table:table-cell>
          <table:table-cell office:value-type="float" office:value="-0.547913" calcext:value-type="float">
            <text:p>-0.547913</text:p>
          </table:table-cell>
          <table:table-cell office:value-type="float" office:value="0.758469" calcext:value-type="float">
            <text:p>0.758469</text:p>
          </table:table-cell>
          <table:table-cell office:value-type="float" office:value="0.352875" calcext:value-type="float">
            <text:p>0.352875</text:p>
          </table:table-cell>
          <table:table-cell office:value-type="float" office:value="0.518234" calcext:value-type="float">
            <text:p>0.518234</text:p>
          </table:table-cell>
          <table:table-cell office:value-type="float" office:value="0.401764" calcext:value-type="float">
            <text:p>0.4017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6227" calcext:value-type="float">
            <text:p>-0.086227</text:p>
          </table:table-cell>
          <table:table-cell office:value-type="float" office:value="0.076477" calcext:value-type="float">
            <text:p>0.076477</text:p>
          </table:table-cell>
          <table:table-cell office:value-type="float" office:value="0.805969" calcext:value-type="float">
            <text:p>0.805969</text:p>
          </table:table-cell>
          <table:table-cell office:value-type="float" office:value="-0.547913" calcext:value-type="float">
            <text:p>-0.547913</text:p>
          </table:table-cell>
          <table:table-cell office:value-type="float" office:value="0.758469" calcext:value-type="float">
            <text:p>0.758469</text:p>
          </table:table-cell>
          <table:table-cell office:value-type="float" office:value="0.352875" calcext:value-type="float">
            <text:p>0.352875</text:p>
          </table:table-cell>
          <table:table-cell office:value-type="float" office:value="0.507004" calcext:value-type="float">
            <text:p>0.507004</text:p>
          </table:table-cell>
          <table:table-cell office:value-type="float" office:value="0.413971" calcext:value-type="float">
            <text:p>0.4139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3252" calcext:value-type="float">
            <text:p>-0.083252</text:p>
          </table:table-cell>
          <table:table-cell office:value-type="float" office:value="0.077682" calcext:value-type="float">
            <text:p>0.077682</text:p>
          </table:table-cell>
          <table:table-cell office:value-type="float" office:value="0.808319" calcext:value-type="float">
            <text:p>0.808319</text:p>
          </table:table-cell>
          <table:table-cell office:value-type="float" office:value="-0.612213" calcext:value-type="float">
            <text:p>-0.612213</text:p>
          </table:table-cell>
          <table:table-cell office:value-type="float" office:value="0.697311" calcext:value-type="float">
            <text:p>0.697311</text:p>
          </table:table-cell>
          <table:table-cell office:value-type="float" office:value="0.372757" calcext:value-type="float">
            <text:p>0.372757</text:p>
          </table:table-cell>
          <table:table-cell office:value-type="float" office:value="0.534225" calcext:value-type="float">
            <text:p>0.534225</text:p>
          </table:table-cell>
          <table:table-cell office:value-type="float" office:value="0.41777" calcext:value-type="float">
            <text:p>0.417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4579" calcext:value-type="float">
            <text:p>-0.084579</text:p>
          </table:table-cell>
          <table:table-cell office:value-type="float" office:value="0.078033" calcext:value-type="float">
            <text:p>0.078033</text:p>
          </table:table-cell>
          <table:table-cell office:value-type="float" office:value="0.805466" calcext:value-type="float">
            <text:p>0.805466</text:p>
          </table:table-cell>
          <table:table-cell office:value-type="float" office:value="-0.612213" calcext:value-type="float">
            <text:p>-0.612213</text:p>
          </table:table-cell>
          <table:table-cell office:value-type="float" office:value="0.697311" calcext:value-type="float">
            <text:p>0.697311</text:p>
          </table:table-cell>
          <table:table-cell office:value-type="float" office:value="0.372757" calcext:value-type="float">
            <text:p>0.372757</text:p>
          </table:table-cell>
          <table:table-cell office:value-type="float" office:value="0.522018" calcext:value-type="float">
            <text:p>0.522018</text:p>
          </table:table-cell>
          <table:table-cell office:value-type="float" office:value="0.429001" calcext:value-type="float">
            <text:p>0.4290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742" calcext:value-type="float">
            <text:p>-0.079742</text:p>
          </table:table-cell>
          <table:table-cell office:value-type="float" office:value="0.081833" calcext:value-type="float">
            <text:p>0.081833</text:p>
          </table:table-cell>
          <table:table-cell office:value-type="float" office:value="0.806976" calcext:value-type="float">
            <text:p>0.806976</text:p>
          </table:table-cell>
          <table:table-cell office:value-type="float" office:value="-0.691055" calcext:value-type="float">
            <text:p>-0.691055</text:p>
          </table:table-cell>
          <table:table-cell office:value-type="float" office:value="0.597198" calcext:value-type="float">
            <text:p>0.597198</text:p>
          </table:table-cell>
          <table:table-cell office:value-type="float" office:value="0.407181" calcext:value-type="float">
            <text:p>0.407181</text:p>
          </table:table-cell>
          <table:table-cell office:value-type="float" office:value="0.566238" calcext:value-type="float">
            <text:p>0.566238</text:p>
          </table:table-cell>
          <table:table-cell office:value-type="float" office:value="0.457779" calcext:value-type="float">
            <text:p>0.4577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1299" calcext:value-type="float">
            <text:p>-0.081299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804199" calcext:value-type="float">
            <text:p>0.804199</text:p>
          </table:table-cell>
          <table:table-cell office:value-type="float" office:value="-0.691055" calcext:value-type="float">
            <text:p>-0.691055</text:p>
          </table:table-cell>
          <table:table-cell office:value-type="float" office:value="0.597198" calcext:value-type="float">
            <text:p>0.597198</text:p>
          </table:table-cell>
          <table:table-cell office:value-type="float" office:value="0.407181" calcext:value-type="float">
            <text:p>0.407181</text:p>
          </table:table-cell>
          <table:table-cell office:value-type="float" office:value="0.552078" calcext:value-type="float">
            <text:p>0.552078</text:p>
          </table:table-cell>
          <table:table-cell office:value-type="float" office:value="0.466568" calcext:value-type="float">
            <text:p>0.4665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651" calcext:value-type="float">
            <text:p>-0.079651</text:p>
          </table:table-cell>
          <table:table-cell office:value-type="float" office:value="0.085068" calcext:value-type="float">
            <text:p>0.085068</text:p>
          </table:table-cell>
          <table:table-cell office:value-type="float" office:value="0.803177" calcext:value-type="float">
            <text:p>0.803177</text:p>
          </table:table-cell>
          <table:table-cell office:value-type="float" office:value="-0.749252" calcext:value-type="float">
            <text:p>-0.749252</text:p>
          </table:table-cell>
          <table:table-cell office:value-type="float" office:value="0.496277" calcext:value-type="float">
            <text:p>0.496277</text:p>
          </table:table-cell>
          <table:table-cell office:value-type="float" office:value="0.438553" calcext:value-type="float">
            <text:p>0.438553</text:p>
          </table:table-cell>
          <table:table-cell office:value-type="float" office:value="0.567093" calcext:value-type="float">
            <text:p>0.567093</text:p>
          </table:table-cell>
          <table:table-cell office:value-type="float" office:value="0.496613" calcext:value-type="float">
            <text:p>0.49661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8003" calcext:value-type="float">
            <text:p>-0.078003</text:p>
          </table:table-cell>
          <table:table-cell office:value-type="float" office:value="0.085159" calcext:value-type="float">
            <text:p>0.085159</text:p>
          </table:table-cell>
          <table:table-cell office:value-type="float" office:value="0.805893" calcext:value-type="float">
            <text:p>0.805893</text:p>
          </table:table-cell>
          <table:table-cell office:value-type="float" office:value="-0.749252" calcext:value-type="float">
            <text:p>-0.749252</text:p>
          </table:table-cell>
          <table:table-cell office:value-type="float" office:value="0.496277" calcext:value-type="float">
            <text:p>0.496277</text:p>
          </table:table-cell>
          <table:table-cell office:value-type="float" office:value="0.438553" calcext:value-type="float">
            <text:p>0.438553</text:p>
          </table:table-cell>
          <table:table-cell office:value-type="float" office:value="0.58223" calcext:value-type="float">
            <text:p>0.58223</text:p>
          </table:table-cell>
          <table:table-cell office:value-type="float" office:value="0.489777" calcext:value-type="float">
            <text:p>0.4897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6248" calcext:value-type="float">
            <text:p>-0.076248</text:p>
          </table:table-cell>
          <table:table-cell office:value-type="float" office:value="0.089325" calcext:value-type="float">
            <text:p>0.089325</text:p>
          </table:table-cell>
          <table:table-cell office:value-type="float" office:value="0.80455" calcext:value-type="float">
            <text:p>0.80455</text:p>
          </table:table-cell>
          <table:table-cell office:value-type="float" office:value="-0.789551" calcext:value-type="float">
            <text:p>-0.789551</text:p>
          </table:table-cell>
          <table:table-cell office:value-type="float" office:value="0.387009" calcext:value-type="float">
            <text:p>0.387009</text:p>
          </table:table-cell>
          <table:table-cell office:value-type="float" office:value="0.476273" calcext:value-type="float">
            <text:p>0.476273</text:p>
          </table:table-cell>
          <table:table-cell office:value-type="float" office:value="0.598236" calcext:value-type="float">
            <text:p>0.598236</text:p>
          </table:table-cell>
          <table:table-cell office:value-type="float" office:value="0.529785" calcext:value-type="float">
            <text:p>0.5297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8018" calcext:value-type="float">
            <text:p>-0.078018</text:p>
          </table:table-cell>
          <table:table-cell office:value-type="float" office:value="0.088974" calcext:value-type="float">
            <text:p>0.088974</text:p>
          </table:table-cell>
          <table:table-cell office:value-type="float" office:value="0.80191" calcext:value-type="float">
            <text:p>0.80191</text:p>
          </table:table-cell>
          <table:table-cell office:value-type="float" office:value="-0.789551" calcext:value-type="float">
            <text:p>-0.789551</text:p>
          </table:table-cell>
          <table:table-cell office:value-type="float" office:value="0.387009" calcext:value-type="float">
            <text:p>0.387009</text:p>
          </table:table-cell>
          <table:table-cell office:value-type="float" office:value="0.476273" calcext:value-type="float">
            <text:p>0.476273</text:p>
          </table:table-cell>
          <table:table-cell office:value-type="float" office:value="0.582123" calcext:value-type="float">
            <text:p>0.582123</text:p>
          </table:table-cell>
          <table:table-cell office:value-type="float" office:value="0.53418" calcext:value-type="float">
            <text:p>0.534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5378" calcext:value-type="float">
            <text:p>-0.075378</text:p>
          </table:table-cell>
          <table:table-cell office:value-type="float" office:value="0.094315" calcext:value-type="float">
            <text:p>0.094315</text:p>
          </table:table-cell>
          <table:table-cell office:value-type="float" office:value="0.802917" calcext:value-type="float">
            <text:p>0.802917</text:p>
          </table:table-cell>
          <table:table-cell office:value-type="float" office:value="-0.817719" calcext:value-type="float">
            <text:p>-0.817719</text:p>
          </table:table-cell>
          <table:table-cell office:value-type="float" office:value="0.240982" calcext:value-type="float">
            <text:p>0.240982</text:p>
          </table:table-cell>
          <table:table-cell office:value-type="float" office:value="0.522751" calcext:value-type="float">
            <text:p>0.522751</text:p>
          </table:table-cell>
          <table:table-cell office:value-type="float" office:value="0.606232" calcext:value-type="float">
            <text:p>0.606232</text:p>
          </table:table-cell>
          <table:table-cell office:value-type="float" office:value="0.577789" calcext:value-type="float">
            <text:p>0.5777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7194" calcext:value-type="float">
            <text:p>-0.077194</text:p>
          </table:table-cell>
          <table:table-cell office:value-type="float" office:value="0.093658" calcext:value-type="float">
            <text:p>0.093658</text:p>
          </table:table-cell>
          <table:table-cell office:value-type="float" office:value="0.800385" calcext:value-type="float">
            <text:p>0.800385</text:p>
          </table:table-cell>
          <table:table-cell office:value-type="float" office:value="-0.817719" calcext:value-type="float">
            <text:p>-0.817719</text:p>
          </table:table-cell>
          <table:table-cell office:value-type="float" office:value="0.240982" calcext:value-type="float">
            <text:p>0.240982</text:p>
          </table:table-cell>
          <table:table-cell office:value-type="float" office:value="0.522751" calcext:value-type="float">
            <text:p>0.522751</text:p>
          </table:table-cell>
          <table:table-cell office:value-type="float" office:value="0.58963" calcext:value-type="float">
            <text:p>0.58963</text:p>
          </table:table-cell>
          <table:table-cell office:value-type="float" office:value="0.579254" calcext:value-type="float">
            <text:p>0.57925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5378" calcext:value-type="float">
            <text:p>-0.075378</text:p>
          </table:table-cell>
          <table:table-cell office:value-type="float" office:value="0.099304" calcext:value-type="float">
            <text:p>0.099304</text:p>
          </table:table-cell>
          <table:table-cell office:value-type="float" office:value="0.8013" calcext:value-type="float">
            <text:p>0.8013</text:p>
          </table:table-cell>
          <table:table-cell office:value-type="float" office:value="-0.817688" calcext:value-type="float">
            <text:p>-0.817688</text:p>
          </table:table-cell>
          <table:table-cell office:value-type="float" office:value="0.11232" calcext:value-type="float">
            <text:p>0.11232</text:p>
          </table:table-cell>
          <table:table-cell office:value-type="float" office:value="0.564606" calcext:value-type="float">
            <text:p>0.564606</text:p>
          </table:table-cell>
          <table:table-cell office:value-type="float" office:value="0.606232" calcext:value-type="float">
            <text:p>0.606232</text:p>
          </table:table-cell>
          <table:table-cell office:value-type="float" office:value="0.625793" calcext:value-type="float">
            <text:p>0.6257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7194" calcext:value-type="float">
            <text:p>-0.077194</text:p>
          </table:table-cell>
          <table:table-cell office:value-type="float" office:value="0.098343" calcext:value-type="float">
            <text:p>0.098343</text:p>
          </table:table-cell>
          <table:table-cell office:value-type="float" office:value="0.798859" calcext:value-type="float">
            <text:p>0.798859</text:p>
          </table:table-cell>
          <table:table-cell office:value-type="float" office:value="-0.817688" calcext:value-type="float">
            <text:p>-0.817688</text:p>
          </table:table-cell>
          <table:table-cell office:value-type="float" office:value="0.11232" calcext:value-type="float">
            <text:p>0.11232</text:p>
          </table:table-cell>
          <table:table-cell office:value-type="float" office:value="0.564606" calcext:value-type="float">
            <text:p>0.564606</text:p>
          </table:table-cell>
          <table:table-cell office:value-type="float" office:value="0.58963" calcext:value-type="float">
            <text:p>0.58963</text:p>
          </table:table-cell>
          <table:table-cell office:value-type="float" office:value="0.624329" calcext:value-type="float">
            <text:p>0.6243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6248" calcext:value-type="float">
            <text:p>-0.076248</text:p>
          </table:table-cell>
          <table:table-cell office:value-type="float" office:value="0.104279" calcext:value-type="float">
            <text:p>0.104279</text:p>
          </table:table-cell>
          <table:table-cell office:value-type="float" office:value="0.799683" calcext:value-type="float">
            <text:p>0.799683</text:p>
          </table:table-cell>
          <table:table-cell office:value-type="float" office:value="-0.78949" calcext:value-type="float">
            <text:p>-0.78949</text:p>
          </table:table-cell>
          <table:table-cell office:value-type="float" office:value="-0.033127" calcext:value-type="float">
            <text:p>-0.033127</text:p>
          </table:table-cell>
          <table:table-cell office:value-type="float" office:value="0.612885" calcext:value-type="float">
            <text:p>0.612885</text:p>
          </table:table-cell>
          <table:table-cell office:value-type="float" office:value="0.598236" calcext:value-type="float">
            <text:p>0.598236</text:p>
          </table:table-cell>
          <table:table-cell office:value-type="float" office:value="0.673798" calcext:value-type="float">
            <text:p>0.67379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8018" calcext:value-type="float">
            <text:p>-0.078018</text:p>
          </table:table-cell>
          <table:table-cell office:value-type="float" office:value="0.103027" calcext:value-type="float">
            <text:p>0.103027</text:p>
          </table:table-cell>
          <table:table-cell office:value-type="float" office:value="0.797348" calcext:value-type="float">
            <text:p>0.797348</text:p>
          </table:table-cell>
          <table:table-cell office:value-type="float" office:value="-0.78949" calcext:value-type="float">
            <text:p>-0.78949</text:p>
          </table:table-cell>
          <table:table-cell office:value-type="float" office:value="-0.033127" calcext:value-type="float">
            <text:p>-0.033127</text:p>
          </table:table-cell>
          <table:table-cell office:value-type="float" office:value="0.612885" calcext:value-type="float">
            <text:p>0.612885</text:p>
          </table:table-cell>
          <table:table-cell office:value-type="float" office:value="0.582123" calcext:value-type="float">
            <text:p>0.582123</text:p>
          </table:table-cell>
          <table:table-cell office:value-type="float" office:value="0.669403" calcext:value-type="float">
            <text:p>0.66940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8003" calcext:value-type="float">
            <text:p>-0.078003</text:p>
          </table:table-cell>
          <table:table-cell office:value-type="float" office:value="0.108444" calcext:value-type="float">
            <text:p>0.108444</text:p>
          </table:table-cell>
          <table:table-cell office:value-type="float" office:value="0.798325" calcext:value-type="float">
            <text:p>0.798325</text:p>
          </table:table-cell>
          <table:table-cell office:value-type="float" office:value="-0.749222" calcext:value-type="float">
            <text:p>-0.749222</text:p>
          </table:table-cell>
          <table:table-cell office:value-type="float" office:value="-0.143661" calcext:value-type="float">
            <text:p>-0.143661</text:p>
          </table:table-cell>
          <table:table-cell office:value-type="float" office:value="0.646545" calcext:value-type="float">
            <text:p>0.646545</text:p>
          </table:table-cell>
          <table:table-cell office:value-type="float" office:value="0.58223" calcext:value-type="float">
            <text:p>0.58223</text:p>
          </table:table-cell>
          <table:table-cell office:value-type="float" office:value="0.713806" calcext:value-type="float">
            <text:p>0.7138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651" calcext:value-type="float">
            <text:p>-0.079651</text:p>
          </table:table-cell>
          <table:table-cell office:value-type="float" office:value="0.106918" calcext:value-type="float">
            <text:p>0.106918</text:p>
          </table:table-cell>
          <table:table-cell office:value-type="float" office:value="0.796082" calcext:value-type="float">
            <text:p>0.796082</text:p>
          </table:table-cell>
          <table:table-cell office:value-type="float" office:value="-0.749222" calcext:value-type="float">
            <text:p>-0.749222</text:p>
          </table:table-cell>
          <table:table-cell office:value-type="float" office:value="-0.143661" calcext:value-type="float">
            <text:p>-0.143661</text:p>
          </table:table-cell>
          <table:table-cell office:value-type="float" office:value="0.646545" calcext:value-type="float">
            <text:p>0.646545</text:p>
          </table:table-cell>
          <table:table-cell office:value-type="float" office:value="0.567093" calcext:value-type="float">
            <text:p>0.567093</text:p>
          </table:table-cell>
          <table:table-cell office:value-type="float" office:value="0.70697" calcext:value-type="float">
            <text:p>0.7069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742" calcext:value-type="float">
            <text:p>-0.079742</text:p>
          </table:table-cell>
          <table:table-cell office:value-type="float" office:value="0.111771" calcext:value-type="float">
            <text:p>0.111771</text:p>
          </table:table-cell>
          <table:table-cell office:value-type="float" office:value="0.797256" calcext:value-type="float">
            <text:p>0.797256</text:p>
          </table:table-cell>
          <table:table-cell office:value-type="float" office:value="-0.691055" calcext:value-type="float">
            <text:p>-0.691055</text:p>
          </table:table-cell>
          <table:table-cell office:value-type="float" office:value="-0.243851" calcext:value-type="float">
            <text:p>-0.243851</text:p>
          </table:table-cell>
          <table:table-cell office:value-type="float" office:value="0.680435" calcext:value-type="float">
            <text:p>0.680435</text:p>
          </table:table-cell>
          <table:table-cell office:value-type="float" office:value="0.566238" calcext:value-type="float">
            <text:p>0.566238</text:p>
          </table:table-cell>
          <table:table-cell office:value-type="float" office:value="0.745804" calcext:value-type="float">
            <text:p>0.7458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1299" calcext:value-type="float">
            <text:p>-0.081299</text:p>
          </table:table-cell>
          <table:table-cell office:value-type="float" office:value="0.110046" calcext:value-type="float">
            <text:p>0.110046</text:p>
          </table:table-cell>
          <table:table-cell office:value-type="float" office:value="0.795059" calcext:value-type="float">
            <text:p>0.795059</text:p>
          </table:table-cell>
          <table:table-cell office:value-type="float" office:value="-0.691055" calcext:value-type="float">
            <text:p>-0.691055</text:p>
          </table:table-cell>
          <table:table-cell office:value-type="float" office:value="-0.243851" calcext:value-type="float">
            <text:p>-0.243851</text:p>
          </table:table-cell>
          <table:table-cell office:value-type="float" office:value="0.680435" calcext:value-type="float">
            <text:p>0.680435</text:p>
          </table:table-cell>
          <table:table-cell office:value-type="float" office:value="0.552078" calcext:value-type="float">
            <text:p>0.552078</text:p>
          </table:table-cell>
          <table:table-cell office:value-type="float" office:value="0.737015" calcext:value-type="float">
            <text:p>0.737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3252" calcext:value-type="float">
            <text:p>-0.083252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0.795898" calcext:value-type="float">
            <text:p>0.795898</text:p>
          </table:table-cell>
          <table:table-cell office:value-type="float" office:value="-0.61232" calcext:value-type="float">
            <text:p>-0.61232</text:p>
          </table:table-cell>
          <table:table-cell office:value-type="float" office:value="-0.345047" calcext:value-type="float">
            <text:p>-0.345047</text:p>
          </table:table-cell>
          <table:table-cell office:value-type="float" office:value="0.711334" calcext:value-type="float">
            <text:p>0.711334</text:p>
          </table:table-cell>
          <table:table-cell office:value-type="float" office:value="0.534225" calcext:value-type="float">
            <text:p>0.534225</text:p>
          </table:table-cell>
          <table:table-cell office:value-type="float" office:value="0.785828" calcext:value-type="float">
            <text:p>0.7858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4579" calcext:value-type="float">
            <text:p>-0.084579</text:p>
          </table:table-cell>
          <table:table-cell office:value-type="float" office:value="0.113953" calcext:value-type="float">
            <text:p>0.113953</text:p>
          </table:table-cell>
          <table:table-cell office:value-type="float" office:value="0.793793" calcext:value-type="float">
            <text:p>0.793793</text:p>
          </table:table-cell>
          <table:table-cell office:value-type="float" office:value="-0.61232" calcext:value-type="float">
            <text:p>-0.61232</text:p>
          </table:table-cell>
          <table:table-cell office:value-type="float" office:value="-0.345047" calcext:value-type="float">
            <text:p>-0.345047</text:p>
          </table:table-cell>
          <table:table-cell office:value-type="float" office:value="0.711334" calcext:value-type="float">
            <text:p>0.711334</text:p>
          </table:table-cell>
          <table:table-cell office:value-type="float" office:value="0.522018" calcext:value-type="float">
            <text:p>0.522018</text:p>
          </table:table-cell>
          <table:table-cell office:value-type="float" office:value="0.774597" calcext:value-type="float">
            <text:p>0.77459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4991" calcext:value-type="float">
            <text:p>-0.084991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795364" calcext:value-type="float">
            <text:p>0.795364</text:p>
          </table:table-cell>
          <table:table-cell office:value-type="float" office:value="-0.548065" calcext:value-type="float">
            <text:p>-0.548065</text:p>
          </table:table-cell>
          <table:table-cell office:value-type="float" office:value="-0.406265" calcext:value-type="float">
            <text:p>-0.406265</text:p>
          </table:table-cell>
          <table:table-cell office:value-type="float" office:value="0.731155" calcext:value-type="float">
            <text:p>0.731155</text:p>
          </table:table-cell>
          <table:table-cell office:value-type="float" office:value="0.518234" calcext:value-type="float">
            <text:p>0.518234</text:p>
          </table:table-cell>
          <table:table-cell office:value-type="float" office:value="0.801819" calcext:value-type="float">
            <text:p>0.80181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6227" calcext:value-type="float">
            <text:p>-0.086227</text:p>
          </table:table-cell>
          <table:table-cell office:value-type="float" office:value="0.115509" calcext:value-type="float">
            <text:p>0.115509</text:p>
          </table:table-cell>
          <table:table-cell office:value-type="float" office:value="0.793289" calcext:value-type="float">
            <text:p>0.793289</text:p>
          </table:table-cell>
          <table:table-cell office:value-type="float" office:value="-0.548065" calcext:value-type="float">
            <text:p>-0.548065</text:p>
          </table:table-cell>
          <table:table-cell office:value-type="float" office:value="-0.406265" calcext:value-type="float">
            <text:p>-0.406265</text:p>
          </table:table-cell>
          <table:table-cell office:value-type="float" office:value="0.731155" calcext:value-type="float">
            <text:p>0.731155</text:p>
          </table:table-cell>
          <table:table-cell office:value-type="float" office:value="0.507004" calcext:value-type="float">
            <text:p>0.507004</text:p>
          </table:table-cell>
          <table:table-cell office:value-type="float" office:value="0.789612" calcext:value-type="float">
            <text:p>0.78961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120911" calcext:value-type="float">
            <text:p>0.120911</text:p>
          </table:table-cell>
          <table:table-cell office:value-type="float" office:value="0.794281" calcext:value-type="float">
            <text:p>0.794281</text:p>
          </table:table-cell>
          <table:table-cell office:value-type="float" office:value="-0.4422" calcext:value-type="float">
            <text:p>-0.4422</text:p>
          </table:table-cell>
          <table:table-cell office:value-type="float" office:value="-0.480606" calcext:value-type="float">
            <text:p>-0.480606</text:p>
          </table:table-cell>
          <table:table-cell office:value-type="float" office:value="0.757278" calcext:value-type="float">
            <text:p>0.757278</text:p>
          </table:table-cell>
          <table:table-cell office:value-type="float" office:value="0.478226" calcext:value-type="float">
            <text:p>0.478226</text:p>
          </table:table-cell>
          <table:table-cell office:value-type="float" office:value="0.833832" calcext:value-type="float">
            <text:p>0.83383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0317" calcext:value-type="float">
            <text:p>-0.090317</text:p>
          </table:table-cell>
          <table:table-cell office:value-type="float" office:value="0.118637" calcext:value-type="float">
            <text:p>0.118637</text:p>
          </table:table-cell>
          <table:table-cell office:value-type="float" office:value="0.792267" calcext:value-type="float">
            <text:p>0.792267</text:p>
          </table:table-cell>
          <table:table-cell office:value-type="float" office:value="-0.4422" calcext:value-type="float">
            <text:p>-0.4422</text:p>
          </table:table-cell>
          <table:table-cell office:value-type="float" office:value="-0.480606" calcext:value-type="float">
            <text:p>-0.480606</text:p>
          </table:table-cell>
          <table:table-cell office:value-type="float" office:value="0.757278" calcext:value-type="float">
            <text:p>0.757278</text:p>
          </table:table-cell>
          <table:table-cell office:value-type="float" office:value="0.469437" calcext:value-type="float">
            <text:p>0.469437</text:p>
          </table:table-cell>
          <table:table-cell office:value-type="float" office:value="0.819672" calcext:value-type="float">
            <text:p>0.8196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2865" calcext:value-type="float">
            <text:p>-0.092865</text:p>
          </table:table-cell>
          <table:table-cell office:value-type="float" office:value="0.122574" calcext:value-type="float">
            <text:p>0.122574</text:p>
          </table:table-cell>
          <table:table-cell office:value-type="float" office:value="0.793732" calcext:value-type="float">
            <text:p>0.793732</text:p>
          </table:table-cell>
          <table:table-cell office:value-type="float" office:value="-0.336502" calcext:value-type="float">
            <text:p>-0.336502</text:p>
          </table:table-cell>
          <table:table-cell office:value-type="float" office:value="-0.536346" calcext:value-type="float">
            <text:p>-0.536346</text:p>
          </table:table-cell>
          <table:table-cell office:value-type="float" office:value="0.774017" calcext:value-type="float">
            <text:p>0.774017</text:p>
          </table:table-cell>
          <table:table-cell office:value-type="float" office:value="0.446213" calcext:value-type="float">
            <text:p>0.446213</text:p>
          </table:table-cell>
          <table:table-cell office:value-type="float" office:value="0.849823" calcext:value-type="float">
            <text:p>0.8498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613" calcext:value-type="float">
            <text:p>-0.093613</text:p>
          </table:table-cell>
          <table:table-cell office:value-type="float" office:value="0.120193" calcext:value-type="float">
            <text:p>0.120193</text:p>
          </table:table-cell>
          <table:table-cell office:value-type="float" office:value="0.791763" calcext:value-type="float">
            <text:p>0.791763</text:p>
          </table:table-cell>
          <table:table-cell office:value-type="float" office:value="-0.336502" calcext:value-type="float">
            <text:p>-0.336502</text:p>
          </table:table-cell>
          <table:table-cell office:value-type="float" office:value="-0.536346" calcext:value-type="float">
            <text:p>-0.536346</text:p>
          </table:table-cell>
          <table:table-cell office:value-type="float" office:value="0.774017" calcext:value-type="float">
            <text:p>0.774017</text:p>
          </table:table-cell>
          <table:table-cell office:value-type="float" office:value="0.439377" calcext:value-type="float">
            <text:p>0.439377</text:p>
          </table:table-cell>
          <table:table-cell office:value-type="float" office:value="0.834686" calcext:value-type="float">
            <text:p>0.8346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229" calcext:value-type="float">
            <text:p>-0.097229</text:p>
          </table:table-cell>
          <table:table-cell office:value-type="float" office:value="0.124237" calcext:value-type="float">
            <text:p>0.124237</text:p>
          </table:table-cell>
          <table:table-cell office:value-type="float" office:value="0.793198" calcext:value-type="float">
            <text:p>0.793198</text:p>
          </table:table-cell>
          <table:table-cell office:value-type="float" office:value="-0.220901" calcext:value-type="float">
            <text:p>-0.220901</text:p>
          </table:table-cell>
          <table:table-cell office:value-type="float" office:value="-0.573975" calcext:value-type="float">
            <text:p>-0.573975</text:p>
          </table:table-cell>
          <table:table-cell office:value-type="float" office:value="0.788513" calcext:value-type="float">
            <text:p>0.788513</text:p>
          </table:table-cell>
          <table:table-cell office:value-type="float" office:value="0.406219" calcext:value-type="float">
            <text:p>0.406219</text:p>
          </table:table-cell>
          <table:table-cell office:value-type="float" office:value="0.865829" calcext:value-type="float">
            <text:p>0.8658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717" calcext:value-type="float">
            <text:p>-0.097717</text:p>
          </table:table-cell>
          <table:table-cell office:value-type="float" office:value="0.12175" calcext:value-type="float">
            <text:p>0.12175</text:p>
          </table:table-cell>
          <table:table-cell office:value-type="float" office:value="0.79126" calcext:value-type="float">
            <text:p>0.79126</text:p>
          </table:table-cell>
          <table:table-cell office:value-type="float" office:value="-0.220901" calcext:value-type="float">
            <text:p>-0.220901</text:p>
          </table:table-cell>
          <table:table-cell office:value-type="float" office:value="-0.573975" calcext:value-type="float">
            <text:p>-0.573975</text:p>
          </table:table-cell>
          <table:table-cell office:value-type="float" office:value="0.788513" calcext:value-type="float">
            <text:p>0.788513</text:p>
          </table:table-cell>
          <table:table-cell office:value-type="float" office:value="0.401825" calcext:value-type="float">
            <text:p>0.401825</text:p>
          </table:table-cell>
          <table:table-cell office:value-type="float" office:value="0.849716" calcext:value-type="float">
            <text:p>0.8497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478" calcext:value-type="float">
            <text:p>-0.102478</text:p>
          </table:table-cell>
          <table:table-cell office:value-type="float" office:value="0.125076" calcext:value-type="float">
            <text:p>0.125076</text:p>
          </table:table-cell>
          <table:table-cell office:value-type="float" office:value="0.792923" calcext:value-type="float">
            <text:p>0.792923</text:p>
          </table:table-cell>
          <table:table-cell office:value-type="float" office:value="-0.067551" calcext:value-type="float">
            <text:p>-0.067551</text:p>
          </table:table-cell>
          <table:table-cell office:value-type="float" office:value="-0.600906" calcext:value-type="float">
            <text:p>-0.600906</text:p>
          </table:table-cell>
          <table:table-cell office:value-type="float" office:value="0.796448" calcext:value-type="float">
            <text:p>0.796448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873825" calcext:value-type="float">
            <text:p>0.8738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631" calcext:value-type="float">
            <text:p>-0.102631</text:p>
          </table:table-cell>
          <table:table-cell office:value-type="float" office:value="0.122528" calcext:value-type="float">
            <text:p>0.122528</text:p>
          </table:table-cell>
          <table:table-cell office:value-type="float" office:value="0.791" calcext:value-type="float">
            <text:p>0.791</text:p>
          </table:table-cell>
          <table:table-cell office:value-type="float" office:value="-0.067551" calcext:value-type="float">
            <text:p>-0.067551</text:p>
          </table:table-cell>
          <table:table-cell office:value-type="float" office:value="-0.600906" calcext:value-type="float">
            <text:p>-0.600906</text:p>
          </table:table-cell>
          <table:table-cell office:value-type="float" office:value="0.796448" calcext:value-type="float">
            <text:p>0.796448</text:p>
          </table:table-cell>
          <table:table-cell office:value-type="float" office:value="0.356735" calcext:value-type="float">
            <text:p>0.356735</text:p>
          </table:table-cell>
          <table:table-cell office:value-type="float" office:value="0.857224" calcext:value-type="float">
            <text:p>0.85722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559" calcext:value-type="float">
            <text:p>-0.107559</text:p>
          </table:table-cell>
          <table:table-cell office:value-type="float" office:value="0.122528" calcext:value-type="float">
            <text:p>0.122528</text:p>
          </table:table-cell>
          <table:table-cell office:value-type="float" office:value="0.791" calcext:value-type="float">
            <text:p>0.791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-0.600967" calcext:value-type="float">
            <text:p>-0.600967</text:p>
          </table:table-cell>
          <table:table-cell office:value-type="float" office:value="0.796417" calcext:value-type="float">
            <text:p>0.796417</text:p>
          </table:table-cell>
          <table:table-cell office:value-type="float" office:value="0.311661" calcext:value-type="float">
            <text:p>0.311661</text:p>
          </table:table-cell>
          <table:table-cell office:value-type="float" office:value="0.857224" calcext:value-type="float">
            <text:p>0.85722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727" calcext:value-type="float">
            <text:p>-0.107727</text:p>
          </table:table-cell>
          <table:table-cell office:value-type="float" office:value="0.125076" calcext:value-type="float">
            <text:p>0.125076</text:p>
          </table:table-cell>
          <table:table-cell office:value-type="float" office:value="0.792923" calcext:value-type="float">
            <text:p>0.792923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-0.600967" calcext:value-type="float">
            <text:p>-0.600967</text:p>
          </table:table-cell>
          <table:table-cell office:value-type="float" office:value="0.796417" calcext:value-type="float">
            <text:p>0.796417</text:p>
          </table:table-cell>
          <table:table-cell office:value-type="float" office:value="0.310196" calcext:value-type="float">
            <text:p>0.310196</text:p>
          </table:table-cell>
          <table:table-cell office:value-type="float" office:value="0.873825" calcext:value-type="float">
            <text:p>0.8738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6232" calcext:value-type="float">
            <text:p>-0.106232</text:p>
          </table:table-cell>
          <table:table-cell office:value-type="float" office:value="0.134949" calcext:value-type="float">
            <text:p>0.134949</text:p>
          </table:table-cell>
          <table:table-cell office:value-type="float" office:value="0.789658" calcext:value-type="float">
            <text:p>0.789658</text:p>
          </table:table-cell>
          <table:table-cell office:value-type="float" office:value="-0.072433" calcext:value-type="float">
            <text:p>-0.072433</text:p>
          </table:table-cell>
          <table:table-cell office:value-type="float" office:value="0.571472" calcext:value-type="float">
            <text:p>0.571472</text:p>
          </table:table-cell>
          <table:table-cell office:value-type="float" office:value="0.817413" calcext:value-type="float">
            <text:p>0.817413</text:p>
          </table:table-cell>
          <table:table-cell office:value-type="float" office:value="0.326492" calcext:value-type="float">
            <text:p>0.326492</text:p>
          </table:table-cell>
          <table:table-cell office:value-type="float" office:value="0.964233" calcext:value-type="float">
            <text:p>0.9642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6155" calcext:value-type="float">
            <text:p>-0.106155</text:p>
          </table:table-cell>
          <table:table-cell office:value-type="float" office:value="0.136032" calcext:value-type="float">
            <text:p>0.136032</text:p>
          </table:table-cell>
          <table:table-cell office:value-type="float" office:value="0.788269" calcext:value-type="float">
            <text:p>0.788269</text:p>
          </table:table-cell>
          <table:table-cell office:value-type="float" office:value="-0.179688" calcext:value-type="float">
            <text:p>-0.179688</text:p>
          </table:table-cell>
          <table:table-cell office:value-type="float" office:value="0.901718" calcext:value-type="float">
            <text:p>0.901718</text:p>
          </table:table-cell>
          <table:table-cell office:value-type="float" office:value="0.393219" calcext:value-type="float">
            <text:p>0.393219</text:p>
          </table:table-cell>
          <table:table-cell office:value-type="float" office:value="0.326187" calcext:value-type="float">
            <text:p>0.326187</text:p>
          </table:table-cell>
          <table:table-cell office:value-type="float" office:value="0.978088" calcext:value-type="float">
            <text:p>0.9780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961" calcext:value-type="float">
            <text:p>-0.112961</text:p>
          </table:table-cell>
          <table:table-cell office:value-type="float" office:value="0.124237" calcext:value-type="float">
            <text:p>0.124237</text:p>
          </table:table-cell>
          <table:table-cell office:value-type="float" office:value="0.793198" calcext:value-type="float">
            <text:p>0.793198</text:p>
          </table:table-cell>
          <table:table-cell office:value-type="float" office:value="-0.00177" calcext:value-type="float">
            <text:p>-0.00177</text:p>
          </table:table-cell>
          <table:table-cell office:value-type="float" office:value="0.315247" calcext:value-type="float">
            <text:p>0.315247</text:p>
          </table:table-cell>
          <table:table-cell office:value-type="float" office:value="0.949005" calcext:value-type="float">
            <text:p>0.949005</text:p>
          </table:table-cell>
          <table:table-cell office:value-type="float" office:value="0.262192" calcext:value-type="float">
            <text:p>0.262192</text:p>
          </table:table-cell>
          <table:table-cell office:value-type="float" office:value="0.865829" calcext:value-type="float">
            <text:p>0.8658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488" calcext:value-type="float">
            <text:p>-0.112488</text:p>
          </table:table-cell>
          <table:table-cell office:value-type="float" office:value="0.132843" calcext:value-type="float">
            <text:p>0.132843</text:p>
          </table:table-cell>
          <table:table-cell office:value-type="float" office:value="0.790329" calcext:value-type="float">
            <text:p>0.790329</text:p>
          </table:table-cell>
          <table:table-cell office:value-type="float" office:value="-0.115234" calcext:value-type="float">
            <text:p>-0.115234</text:p>
          </table:table-cell>
          <table:table-cell office:value-type="float" office:value="0.559036" calcext:value-type="float">
            <text:p>0.559036</text:p>
          </table:table-cell>
          <table:table-cell office:value-type="float" office:value="0.821091" calcext:value-type="float">
            <text:p>0.821091</text:p>
          </table:table-cell>
          <table:table-cell office:value-type="float" office:value="0.269241" calcext:value-type="float">
            <text:p>0.269241</text:p>
          </table:table-cell>
          <table:table-cell office:value-type="float" office:value="0.944077" calcext:value-type="float">
            <text:p>0.9440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734" calcext:value-type="float">
            <text:p>-0.11734</text:p>
          </table:table-cell>
          <table:table-cell office:value-type="float" office:value="0.122574" calcext:value-type="float">
            <text:p>0.122574</text:p>
          </table:table-cell>
          <table:table-cell office:value-type="float" office:value="0.793732" calcext:value-type="float">
            <text:p>0.793732</text:p>
          </table:table-cell>
          <table:table-cell office:value-type="float" office:value="-0.003204" calcext:value-type="float">
            <text:p>-0.003204</text:p>
          </table:table-cell>
          <table:table-cell office:value-type="float" office:value="0.315857" calcext:value-type="float">
            <text:p>0.315857</text:p>
          </table:table-cell>
          <table:table-cell office:value-type="float" office:value="0.948807" calcext:value-type="float">
            <text:p>0.948807</text:p>
          </table:table-cell>
          <table:table-cell office:value-type="float" office:value="0.222198" calcext:value-type="float">
            <text:p>0.222198</text:p>
          </table:table-cell>
          <table:table-cell office:value-type="float" office:value="0.849823" calcext:value-type="float">
            <text:p>0.8498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8408" calcext:value-type="float">
            <text:p>-0.118408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791245" calcext:value-type="float">
            <text:p>0.791245</text:p>
          </table:table-cell>
          <table:table-cell office:value-type="float" office:value="-0.160553" calcext:value-type="float">
            <text:p>-0.160553</text:p>
          </table:table-cell>
          <table:table-cell office:value-type="float" office:value="0.53389" calcext:value-type="float">
            <text:p>0.53389</text:p>
          </table:table-cell>
          <table:table-cell office:value-type="float" office:value="0.83017" calcext:value-type="float">
            <text:p>0.83017</text:p>
          </table:table-cell>
          <table:table-cell office:value-type="float" office:value="0.215225" calcext:value-type="float">
            <text:p>0.215225</text:p>
          </table:table-cell>
          <table:table-cell office:value-type="float" office:value="0.917053" calcext:value-type="float">
            <text:p>0.9170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9293" calcext:value-type="float">
            <text:p>-0.119293</text:p>
          </table:table-cell>
          <table:table-cell office:value-type="float" office:value="0.130829" calcext:value-type="float">
            <text:p>0.130829</text:p>
          </table:table-cell>
          <table:table-cell office:value-type="float" office:value="0.789948" calcext:value-type="float">
            <text:p>0.789948</text:p>
          </table:table-cell>
          <table:table-cell office:value-type="float" office:value="-0.404282" calcext:value-type="float">
            <text:p>-0.404282</text:p>
          </table:table-cell>
          <table:table-cell office:value-type="float" office:value="0.805298" calcext:value-type="float">
            <text:p>0.805298</text:p>
          </table:table-cell>
          <table:table-cell office:value-type="float" office:value="0.43367" calcext:value-type="float">
            <text:p>0.43367</text:p>
          </table:table-cell>
          <table:table-cell office:value-type="float" office:value="0.205978" calcext:value-type="float">
            <text:p>0.205978</text:p>
          </table:table-cell>
          <table:table-cell office:value-type="float" office:value="0.928009" calcext:value-type="float">
            <text:p>0.92800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732" calcext:value-type="float">
            <text:p>-0.112732</text:p>
          </table:table-cell>
          <table:table-cell office:value-type="float" office:value="0.133957" calcext:value-type="float">
            <text:p>0.133957</text:p>
          </table:table-cell>
          <table:table-cell office:value-type="float" office:value="0.78894" calcext:value-type="float">
            <text:p>0.78894</text:p>
          </table:table-cell>
          <table:table-cell office:value-type="float" office:value="-0.287415" calcext:value-type="float">
            <text:p>-0.287415</text:p>
          </table:table-cell>
          <table:table-cell office:value-type="float" office:value="0.864105" calcext:value-type="float">
            <text:p>0.864105</text:p>
          </table:table-cell>
          <table:table-cell office:value-type="float" office:value="0.413177" calcext:value-type="float">
            <text:p>0.413177</text:p>
          </table:table-cell>
          <table:table-cell office:value-type="float" office:value="0.266068" calcext:value-type="float">
            <text:p>0.266068</text:p>
          </table:table-cell>
          <table:table-cell office:value-type="float" office:value="0.958054" calcext:value-type="float">
            <text:p>0.95805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0834" calcext:value-type="float">
            <text:p>-0.120834</text:p>
          </table:table-cell>
          <table:table-cell office:value-type="float" office:value="0.120911" calcext:value-type="float">
            <text:p>0.120911</text:p>
          </table:table-cell>
          <table:table-cell office:value-type="float" office:value="0.794281" calcext:value-type="float">
            <text:p>0.794281</text:p>
          </table:table-cell>
          <table:table-cell office:value-type="float" office:value="-0.005203" calcext:value-type="float">
            <text:p>-0.005203</text:p>
          </table:table-cell>
          <table:table-cell office:value-type="float" office:value="0.316483" calcext:value-type="float">
            <text:p>0.316483</text:p>
          </table:table-cell>
          <table:table-cell office:value-type="float" office:value="0.948578" calcext:value-type="float">
            <text:p>0.948578</text:p>
          </table:table-cell>
          <table:table-cell office:value-type="float" office:value="0.190186" calcext:value-type="float">
            <text:p>0.190186</text:p>
          </table:table-cell>
          <table:table-cell office:value-type="float" office:value="0.833832" calcext:value-type="float">
            <text:p>0.83383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3917" calcext:value-type="float">
            <text:p>-0.123917</text:p>
          </table:table-cell>
          <table:table-cell office:value-type="float" office:value="0.125839" calcext:value-type="float">
            <text:p>0.125839</text:p>
          </table:table-cell>
          <table:table-cell office:value-type="float" office:value="0.792603" calcext:value-type="float">
            <text:p>0.792603</text:p>
          </table:table-cell>
          <table:table-cell office:value-type="float" office:value="-0.199539" calcext:value-type="float">
            <text:p>-0.199539</text:p>
          </table:table-cell>
          <table:table-cell office:value-type="float" office:value="0.506821" calcext:value-type="float">
            <text:p>0.506821</text:p>
          </table:table-cell>
          <table:table-cell office:value-type="float" office:value="0.838638" calcext:value-type="float">
            <text:p>0.838638</text:p>
          </table:table-cell>
          <table:table-cell office:value-type="float" office:value="0.164825" calcext:value-type="float">
            <text:p>0.164825</text:p>
          </table:table-cell>
          <table:table-cell office:value-type="float" office:value="0.87674" calcext:value-type="float">
            <text:p>0.876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5198" calcext:value-type="float">
            <text:p>-0.125198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795364" calcext:value-type="float">
            <text:p>0.795364</text:p>
          </table:table-cell>
          <table:table-cell office:value-type="float" office:value="-0.007568" calcext:value-type="float">
            <text:p>-0.007568</text:p>
          </table:table-cell>
          <table:table-cell office:value-type="float" office:value="0.316971" calcext:value-type="float">
            <text:p>0.316971</text:p>
          </table:table-cell>
          <table:table-cell office:value-type="float" office:value="0.94841" calcext:value-type="float">
            <text:p>0.94841</text:p>
          </table:table-cell>
          <table:table-cell office:value-type="float" office:value="0.150192" calcext:value-type="float">
            <text:p>0.150192</text:p>
          </table:table-cell>
          <table:table-cell office:value-type="float" office:value="0.801819" calcext:value-type="float">
            <text:p>0.80181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6862" calcext:value-type="float">
            <text:p>-0.126862</text:p>
          </table:table-cell>
          <table:table-cell office:value-type="float" office:value="0.123032" calcext:value-type="float">
            <text:p>0.123032</text:p>
          </table:table-cell>
          <table:table-cell office:value-type="float" office:value="0.793518" calcext:value-type="float">
            <text:p>0.793518</text:p>
          </table:table-cell>
          <table:table-cell office:value-type="float" office:value="-0.223389" calcext:value-type="float">
            <text:p>-0.223389</text:p>
          </table:table-cell>
          <table:table-cell office:value-type="float" office:value="0.485031" calcext:value-type="float">
            <text:p>0.485031</text:p>
          </table:table-cell>
          <table:table-cell office:value-type="float" office:value="0.84549" calcext:value-type="float">
            <text:p>0.84549</text:p>
          </table:table-cell>
          <table:table-cell office:value-type="float" office:value="0.137802" calcext:value-type="float">
            <text:p>0.137802</text:p>
          </table:table-cell>
          <table:table-cell office:value-type="float" office:value="0.849731" calcext:value-type="float">
            <text:p>0.84973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4771" calcext:value-type="float">
            <text:p>-0.124771</text:p>
          </table:table-cell>
          <table:table-cell office:value-type="float" office:value="0.126663" calcext:value-type="float">
            <text:p>0.126663</text:p>
          </table:table-cell>
          <table:table-cell office:value-type="float" office:value="0.791306" calcext:value-type="float">
            <text:p>0.791306</text:p>
          </table:table-cell>
          <table:table-cell office:value-type="float" office:value="-0.505753" calcext:value-type="float">
            <text:p>-0.505753</text:p>
          </table:table-cell>
          <table:table-cell office:value-type="float" office:value="0.738693" calcext:value-type="float">
            <text:p>0.738693</text:p>
          </table:table-cell>
          <table:table-cell office:value-type="float" office:value="0.445587" calcext:value-type="float">
            <text:p>0.445587</text:p>
          </table:table-cell>
          <table:table-cell office:value-type="float" office:value="0.155869" calcext:value-type="float">
            <text:p>0.155869</text:p>
          </table:table-cell>
          <table:table-cell office:value-type="float" office:value="0.887924" calcext:value-type="float">
            <text:p>0.88792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8052" calcext:value-type="float">
            <text:p>-0.128052</text:p>
          </table:table-cell>
          <table:table-cell office:value-type="float" office:value="0.12355" calcext:value-type="float">
            <text:p>0.12355</text:p>
          </table:table-cell>
          <table:table-cell office:value-type="float" office:value="0.792313" calcext:value-type="float">
            <text:p>0.792313</text:p>
          </table:table-cell>
          <table:table-cell office:value-type="float" office:value="-0.564804" calcext:value-type="float">
            <text:p>-0.564804</text:p>
          </table:table-cell>
          <table:table-cell office:value-type="float" office:value="0.682587" calcext:value-type="float">
            <text:p>0.682587</text:p>
          </table:table-cell>
          <table:table-cell office:value-type="float" office:value="0.463776" calcext:value-type="float">
            <text:p>0.463776</text:p>
          </table:table-cell>
          <table:table-cell office:value-type="float" office:value="0.125809" calcext:value-type="float">
            <text:p>0.125809</text:p>
          </table:table-cell>
          <table:table-cell office:value-type="float" office:value="0.85788" calcext:value-type="float">
            <text:p>0.857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6953" calcext:value-type="float">
            <text:p>-0.126953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0.795898" calcext:value-type="float">
            <text:p>0.795898</text:p>
          </table:table-cell>
          <table:table-cell office:value-type="float" office:value="-0.009552" calcext:value-type="float">
            <text:p>-0.009552</text:p>
          </table:table-cell>
          <table:table-cell office:value-type="float" office:value="0.317062" calcext:value-type="float">
            <text:p>0.317062</text:p>
          </table:table-cell>
          <table:table-cell office:value-type="float" office:value="0.948349" calcext:value-type="float">
            <text:p>0.948349</text:p>
          </table:table-cell>
          <table:table-cell office:value-type="float" office:value="0.134186" calcext:value-type="float">
            <text:p>0.134186</text:p>
          </table:table-cell>
          <table:table-cell office:value-type="float" office:value="0.785828" calcext:value-type="float">
            <text:p>0.7858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0447" calcext:value-type="float">
            <text:p>-0.130447</text:p>
          </table:table-cell>
          <table:table-cell office:value-type="float" office:value="0.111771" calcext:value-type="float">
            <text:p>0.111771</text:p>
          </table:table-cell>
          <table:table-cell office:value-type="float" office:value="0.797256" calcext:value-type="float">
            <text:p>0.797256</text:p>
          </table:table-cell>
          <table:table-cell office:value-type="float" office:value="-0.013153" calcext:value-type="float">
            <text:p>-0.013153</text:p>
          </table:table-cell>
          <table:table-cell office:value-type="float" office:value="0.316711" calcext:value-type="float">
            <text:p>0.316711</text:p>
          </table:table-cell>
          <table:table-cell office:value-type="float" office:value="0.948425" calcext:value-type="float">
            <text:p>0.948425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745804" calcext:value-type="float">
            <text:p>0.7458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1271" calcext:value-type="float">
            <text:p>-0.131271</text:p>
          </table:table-cell>
          <table:table-cell office:value-type="float" office:value="0.117798" calcext:value-type="float">
            <text:p>0.117798</text:p>
          </table:table-cell>
          <table:table-cell office:value-type="float" office:value="0.795227" calcext:value-type="float">
            <text:p>0.795227</text:p>
          </table:table-cell>
          <table:table-cell office:value-type="float" office:value="-0.253754" calcext:value-type="float">
            <text:p>-0.253754</text:p>
          </table:table-cell>
          <table:table-cell office:value-type="float" office:value="0.448669" calcext:value-type="float">
            <text:p>0.448669</text:p>
          </table:table-cell>
          <table:table-cell office:value-type="float" office:value="0.856918" calcext:value-type="float">
            <text:p>0.856918</text:p>
          </table:table-cell>
          <table:table-cell office:value-type="float" office:value="0.097488" calcext:value-type="float">
            <text:p>0.097488</text:p>
          </table:table-cell>
          <table:table-cell office:value-type="float" office:value="0.799332" calcext:value-type="float">
            <text:p>0.79933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4232" calcext:value-type="float">
            <text:p>-0.134232</text:p>
          </table:table-cell>
          <table:table-cell office:value-type="float" office:value="0.112167" calcext:value-type="float">
            <text:p>0.112167</text:p>
          </table:table-cell>
          <table:table-cell office:value-type="float" office:value="0.797058" calcext:value-type="float">
            <text:p>0.797058</text:p>
          </table:table-cell>
          <table:table-cell office:value-type="float" office:value="-0.282867" calcext:value-type="float">
            <text:p>-0.282867</text:p>
          </table:table-cell>
          <table:table-cell office:value-type="float" office:value="0.405701" calcext:value-type="float">
            <text:p>0.405701</text:p>
          </table:table-cell>
          <table:table-cell office:value-type="float" office:value="0.869125" calcext:value-type="float">
            <text:p>0.869125</text:p>
          </table:table-cell>
          <table:table-cell office:value-type="float" office:value="0.07048" calcext:value-type="float">
            <text:p>0.07048</text:p>
          </table:table-cell>
          <table:table-cell office:value-type="float" office:value="0.7453" calcext:value-type="float">
            <text:p>0.74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431" calcext:value-type="float">
            <text:p>-0.132431</text:p>
          </table:table-cell>
          <table:table-cell office:value-type="float" office:value="0.118332" calcext:value-type="float">
            <text:p>0.118332</text:p>
          </table:table-cell>
          <table:table-cell office:value-type="float" office:value="0.794006" calcext:value-type="float">
            <text:p>0.794006</text:p>
          </table:table-cell>
          <table:table-cell office:value-type="float" office:value="-0.631943" calcext:value-type="float">
            <text:p>-0.631943</text:p>
          </table:table-cell>
          <table:table-cell office:value-type="float" office:value="0.588791" calcext:value-type="float">
            <text:p>0.588791</text:p>
          </table:table-cell>
          <table:table-cell office:value-type="float" office:value="0.503952" calcext:value-type="float">
            <text:p>0.503952</text:p>
          </table:table-cell>
          <table:table-cell office:value-type="float" office:value="0.085739" calcext:value-type="float">
            <text:p>0.085739</text:p>
          </table:table-cell>
          <table:table-cell office:value-type="float" office:value="0.807785" calcext:value-type="float">
            <text:p>0.8077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5712" calcext:value-type="float">
            <text:p>-0.135712</text:p>
          </table:table-cell>
          <table:table-cell office:value-type="float" office:value="0.112091" calcext:value-type="float">
            <text:p>0.112091</text:p>
          </table:table-cell>
          <table:table-cell office:value-type="float" office:value="0.796036" calcext:value-type="float">
            <text:p>0.796036</text:p>
          </table:table-cell>
          <table:table-cell office:value-type="float" office:value="-0.694092" calcext:value-type="float">
            <text:p>-0.694092</text:p>
          </table:table-cell>
          <table:table-cell office:value-type="float" office:value="0.477325" calcext:value-type="float">
            <text:p>0.477325</text:p>
          </table:table-cell>
          <table:table-cell office:value-type="float" office:value="0.538879" calcext:value-type="float">
            <text:p>0.538879</text:p>
          </table:table-cell>
          <table:table-cell office:value-type="float" office:value="0.055695" calcext:value-type="float">
            <text:p>0.055695</text:p>
          </table:table-cell>
          <table:table-cell office:value-type="float" office:value="0.747681" calcext:value-type="float">
            <text:p>0.74768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202" calcext:value-type="float">
            <text:p>-0.132202</text:p>
          </table:table-cell>
          <table:table-cell office:value-type="float" office:value="0.108444" calcext:value-type="float">
            <text:p>0.108444</text:p>
          </table:table-cell>
          <table:table-cell office:value-type="float" office:value="0.798325" calcext:value-type="float">
            <text:p>0.798325</text:p>
          </table:table-cell>
          <table:table-cell office:value-type="float" office:value="-0.017563" calcext:value-type="float">
            <text:p>-0.017563</text:p>
          </table:table-cell>
          <table:table-cell office:value-type="float" office:value="0.316101" calcext:value-type="float">
            <text:p>0.316101</text:p>
          </table:table-cell>
          <table:table-cell office:value-type="float" office:value="0.948563" calcext:value-type="float">
            <text:p>0.948563</text:p>
          </table:table-cell>
          <table:table-cell office:value-type="float" office:value="0.086166" calcext:value-type="float">
            <text:p>0.086166</text:p>
          </table:table-cell>
          <table:table-cell office:value-type="float" office:value="0.713806" calcext:value-type="float">
            <text:p>0.7138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942" calcext:value-type="float">
            <text:p>-0.133942</text:p>
          </table:table-cell>
          <table:table-cell office:value-type="float" office:value="0.104279" calcext:value-type="float">
            <text:p>0.104279</text:p>
          </table:table-cell>
          <table:table-cell office:value-type="float" office:value="0.799683" calcext:value-type="float">
            <text:p>0.799683</text:p>
          </table:table-cell>
          <table:table-cell office:value-type="float" office:value="-0.020813" calcext:value-type="float">
            <text:p>-0.020813</text:p>
          </table:table-cell>
          <table:table-cell office:value-type="float" office:value="0.314178" calcext:value-type="float">
            <text:p>0.314178</text:p>
          </table:table-cell>
          <table:table-cell office:value-type="float" office:value="0.949142" calcext:value-type="float">
            <text:p>0.949142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0.673798" calcext:value-type="float">
            <text:p>0.67379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6444" calcext:value-type="float">
            <text:p>-0.136444</text:p>
          </table:table-cell>
          <table:table-cell office:value-type="float" office:value="0.106216" calcext:value-type="float">
            <text:p>0.106216</text:p>
          </table:table-cell>
          <table:table-cell office:value-type="float" office:value="0.798981" calcext:value-type="float">
            <text:p>0.798981</text:p>
          </table:table-cell>
          <table:table-cell office:value-type="float" office:value="-0.297684" calcext:value-type="float">
            <text:p>-0.297684</text:p>
          </table:table-cell>
          <table:table-cell office:value-type="float" office:value="0.364685" calcext:value-type="float">
            <text:p>0.364685</text:p>
          </table:table-cell>
          <table:table-cell office:value-type="float" office:value="0.882263" calcext:value-type="float">
            <text:p>0.882263</text:p>
          </table:table-cell>
          <table:table-cell office:value-type="float" office:value="0.050323" calcext:value-type="float">
            <text:p>0.050323</text:p>
          </table:table-cell>
          <table:table-cell office:value-type="float" office:value="0.688049" calcext:value-type="float">
            <text:p>0.68804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7543" calcext:value-type="float">
            <text:p>-0.137543</text:p>
          </table:table-cell>
          <table:table-cell office:value-type="float" office:value="0.09993" calcext:value-type="float">
            <text:p>0.09993</text:p>
          </table:table-cell>
          <table:table-cell office:value-type="float" office:value="0.801025" calcext:value-type="float">
            <text:p>0.801025</text:p>
          </table:table-cell>
          <table:table-cell office:value-type="float" office:value="-0.30368" calcext:value-type="float">
            <text:p>-0.30368</text:p>
          </table:table-cell>
          <table:table-cell office:value-type="float" office:value="0.318314" calcext:value-type="float">
            <text:p>0.318314</text:p>
          </table:table-cell>
          <table:table-cell office:value-type="float" office:value="0.898026" calcext:value-type="float">
            <text:p>0.898026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627579" calcext:value-type="float">
            <text:p>0.6275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7909" calcext:value-type="float">
            <text:p>-0.137909</text:p>
          </table:table-cell>
          <table:table-cell office:value-type="float" office:value="0.10585" calcext:value-type="float">
            <text:p>0.10585</text:p>
          </table:table-cell>
          <table:table-cell office:value-type="float" office:value="0.798065" calcext:value-type="float">
            <text:p>0.798065</text:p>
          </table:table-cell>
          <table:table-cell office:value-type="float" office:value="-0.745941" calcext:value-type="float">
            <text:p>-0.745941</text:p>
          </table:table-cell>
          <table:table-cell office:value-type="float" office:value="0.370636" calcext:value-type="float">
            <text:p>0.370636</text:p>
          </table:table-cell>
          <table:table-cell office:value-type="float" office:value="0.553345" calcext:value-type="float">
            <text:p>0.553345</text:p>
          </table:table-cell>
          <table:table-cell office:value-type="float" office:value="0.03566" calcext:value-type="float">
            <text:p>0.03566</text:p>
          </table:table-cell>
          <table:table-cell office:value-type="float" office:value="0.687561" calcext:value-type="float">
            <text:p>0.68756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8992" calcext:value-type="float">
            <text:p>-0.138992</text:p>
          </table:table-cell>
          <table:table-cell office:value-type="float" office:value="0.099594" calcext:value-type="float">
            <text:p>0.099594</text:p>
          </table:table-cell>
          <table:table-cell office:value-type="float" office:value="0.800095" calcext:value-type="float">
            <text:p>0.800095</text:p>
          </table:table-cell>
          <table:table-cell office:value-type="float" office:value="-0.777496" calcext:value-type="float">
            <text:p>-0.777496</text:p>
          </table:table-cell>
          <table:table-cell office:value-type="float" office:value="0.251877" calcext:value-type="float">
            <text:p>0.251877</text:p>
          </table:table-cell>
          <table:table-cell office:value-type="float" office:value="0.576248" calcext:value-type="float">
            <text:p>0.576248</text:p>
          </table:table-cell>
          <table:table-cell office:value-type="float" office:value="0.025635" calcext:value-type="float">
            <text:p>0.025635</text:p>
          </table:table-cell>
          <table:table-cell office:value-type="float" office:value="0.627457" calcext:value-type="float">
            <text:p>0.6274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4827" calcext:value-type="float">
            <text:p>-0.134827</text:p>
          </table:table-cell>
          <table:table-cell office:value-type="float" office:value="0.099304" calcext:value-type="float">
            <text:p>0.099304</text:p>
          </table:table-cell>
          <table:table-cell office:value-type="float" office:value="0.8013" calcext:value-type="float">
            <text:p>0.8013</text:p>
          </table:table-cell>
          <table:table-cell office:value-type="float" office:value="-0.022797" calcext:value-type="float">
            <text:p>-0.022797</text:p>
          </table:table-cell>
          <table:table-cell office:value-type="float" office:value="0.31073" calcext:value-type="float">
            <text:p>0.31073</text:p>
          </table:table-cell>
          <table:table-cell office:value-type="float" office:value="0.950226" calcext:value-type="float">
            <text:p>0.950226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0.625793" calcext:value-type="float">
            <text:p>0.6257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4827" calcext:value-type="float">
            <text:p>-0.134827</text:p>
          </table:table-cell>
          <table:table-cell office:value-type="float" office:value="0.094315" calcext:value-type="float">
            <text:p>0.094315</text:p>
          </table:table-cell>
          <table:table-cell office:value-type="float" office:value="0.802917" calcext:value-type="float">
            <text:p>0.802917</text:p>
          </table:table-cell>
          <table:table-cell office:value-type="float" office:value="-0.022675" calcext:value-type="float">
            <text:p>-0.022675</text:p>
          </table:table-cell>
          <table:table-cell office:value-type="float" office:value="0.307129" calcext:value-type="float">
            <text:p>0.307129</text:p>
          </table:table-cell>
          <table:table-cell office:value-type="float" office:value="0.951401" calcext:value-type="float">
            <text:p>0.951401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0.577789" calcext:value-type="float">
            <text:p>0.5777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7543" calcext:value-type="float">
            <text:p>-0.137543</text:p>
          </table:table-cell>
          <table:table-cell office:value-type="float" office:value="0.093643" calcext:value-type="float">
            <text:p>0.093643</text:p>
          </table:table-cell>
          <table:table-cell office:value-type="float" office:value="0.80307" calcext:value-type="float">
            <text:p>0.80307</text:p>
          </table:table-cell>
          <table:table-cell office:value-type="float" office:value="-0.30368" calcext:value-type="float">
            <text:p>-0.30368</text:p>
          </table:table-cell>
          <table:table-cell office:value-type="float" office:value="0.270294" calcext:value-type="float">
            <text:p>0.270294</text:p>
          </table:table-cell>
          <table:table-cell office:value-type="float" office:value="0.913635" calcext:value-type="float">
            <text:p>0.913635</text:p>
          </table:table-cell>
          <table:table-cell office:value-type="float" office:value="0.040237" calcext:value-type="float">
            <text:p>0.040237</text:p>
          </table:table-cell>
          <table:table-cell office:value-type="float" office:value="0.567093" calcext:value-type="float">
            <text:p>0.5670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6444" calcext:value-type="float">
            <text:p>-0.136444</text:p>
          </table:table-cell>
          <table:table-cell office:value-type="float" office:value="0.087341" calcext:value-type="float">
            <text:p>0.087341</text:p>
          </table:table-cell>
          <table:table-cell office:value-type="float" office:value="0.805115" calcext:value-type="float">
            <text:p>0.805115</text:p>
          </table:table-cell>
          <table:table-cell office:value-type="float" office:value="-0.297409" calcext:value-type="float">
            <text:p>-0.297409</text:p>
          </table:table-cell>
          <table:table-cell office:value-type="float" office:value="0.223679" calcext:value-type="float">
            <text:p>0.223679</text:p>
          </table:table-cell>
          <table:table-cell office:value-type="float" office:value="0.928177" calcext:value-type="float">
            <text:p>0.928177</text:p>
          </table:table-cell>
          <table:table-cell office:value-type="float" office:value="0.050323" calcext:value-type="float">
            <text:p>0.050323</text:p>
          </table:table-cell>
          <table:table-cell office:value-type="float" office:value="0.506607" calcext:value-type="float">
            <text:p>0.50660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7909" calcext:value-type="float">
            <text:p>-0.137909</text:p>
          </table:table-cell>
          <table:table-cell office:value-type="float" office:value="0.087112" calcext:value-type="float">
            <text:p>0.087112</text:p>
          </table:table-cell>
          <table:table-cell office:value-type="float" office:value="0.804153" calcext:value-type="float">
            <text:p>0.804153</text:p>
          </table:table-cell>
          <table:table-cell office:value-type="float" office:value="-0.739273" calcext:value-type="float">
            <text:p>-0.739273</text:p>
          </table:table-cell>
          <table:table-cell office:value-type="float" office:value="0.027496" calcext:value-type="float">
            <text:p>0.027496</text:p>
          </table:table-cell>
          <table:table-cell office:value-type="float" office:value="0.672852" calcext:value-type="float">
            <text:p>0.672852</text:p>
          </table:table-cell>
          <table:table-cell office:value-type="float" office:value="0.03566" calcext:value-type="float">
            <text:p>0.03566</text:p>
          </table:table-cell>
          <table:table-cell office:value-type="float" office:value="0.507233" calcext:value-type="float">
            <text:p>0.5072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8992" calcext:value-type="float">
            <text:p>-0.138992</text:p>
          </table:table-cell>
          <table:table-cell office:value-type="float" office:value="0.093353" calcext:value-type="float">
            <text:p>0.093353</text:p>
          </table:table-cell>
          <table:table-cell office:value-type="float" office:value="0.802124" calcext:value-type="float">
            <text:p>0.802124</text:p>
          </table:table-cell>
          <table:table-cell office:value-type="float" office:value="-0.767578" calcext:value-type="float">
            <text:p>-0.767578</text:p>
          </table:table-cell>
          <table:table-cell office:value-type="float" office:value="0.139893" calcext:value-type="float">
            <text:p>0.139893</text:p>
          </table:table-cell>
          <table:table-cell office:value-type="float" office:value="0.625504" calcext:value-type="float">
            <text:p>0.625504</text:p>
          </table:table-cell>
          <table:table-cell office:value-type="float" office:value="0.025635" calcext:value-type="float">
            <text:p>0.025635</text:p>
          </table:table-cell>
          <table:table-cell office:value-type="float" office:value="0.567337" calcext:value-type="float">
            <text:p>0.56733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202" calcext:value-type="float">
            <text:p>-0.132202</text:p>
          </table:table-cell>
          <table:table-cell office:value-type="float" office:value="0.085159" calcext:value-type="float">
            <text:p>0.085159</text:p>
          </table:table-cell>
          <table:table-cell office:value-type="float" office:value="0.805893" calcext:value-type="float">
            <text:p>0.805893</text:p>
          </table:table-cell>
          <table:table-cell office:value-type="float" office:value="-0.016754" calcext:value-type="float">
            <text:p>-0.016754</text:p>
          </table:table-cell>
          <table:table-cell office:value-type="float" office:value="0.302017" calcext:value-type="float">
            <text:p>0.302017</text:p>
          </table:table-cell>
          <table:table-cell office:value-type="float" office:value="0.953156" calcext:value-type="float">
            <text:p>0.953156</text:p>
          </table:table-cell>
          <table:table-cell office:value-type="float" office:value="0.086166" calcext:value-type="float">
            <text:p>0.086166</text:p>
          </table:table-cell>
          <table:table-cell office:value-type="float" office:value="0.489777" calcext:value-type="float">
            <text:p>0.4897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4232" calcext:value-type="float">
            <text:p>-0.134232</text:p>
          </table:table-cell>
          <table:table-cell office:value-type="float" office:value="0.08139" calcext:value-type="float">
            <text:p>0.08139</text:p>
          </table:table-cell>
          <table:table-cell office:value-type="float" office:value="0.807053" calcext:value-type="float">
            <text:p>0.807053</text:p>
          </table:table-cell>
          <table:table-cell office:value-type="float" office:value="-0.282501" calcext:value-type="float">
            <text:p>-0.282501</text:p>
          </table:table-cell>
          <table:table-cell office:value-type="float" office:value="0.182785" calcext:value-type="float">
            <text:p>0.182785</text:p>
          </table:table-cell>
          <table:table-cell office:value-type="float" office:value="0.941696" calcext:value-type="float">
            <text:p>0.941696</text:p>
          </table:table-cell>
          <table:table-cell office:value-type="float" office:value="0.07048" calcext:value-type="float">
            <text:p>0.07048</text:p>
          </table:table-cell>
          <table:table-cell office:value-type="float" office:value="0.449371" calcext:value-type="float">
            <text:p>0.4493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942" calcext:value-type="float">
            <text:p>-0.133942</text:p>
          </table:table-cell>
          <table:table-cell office:value-type="float" office:value="0.089325" calcext:value-type="float">
            <text:p>0.089325</text:p>
          </table:table-cell>
          <table:table-cell office:value-type="float" office:value="0.80455" calcext:value-type="float">
            <text:p>0.80455</text:p>
          </table:table-cell>
          <table:table-cell office:value-type="float" office:value="-0.019989" calcext:value-type="float">
            <text:p>-0.019989</text:p>
          </table:table-cell>
          <table:table-cell office:value-type="float" office:value="0.303955" calcext:value-type="float">
            <text:p>0.303955</text:p>
          </table:table-cell>
          <table:table-cell office:value-type="float" office:value="0.952484" calcext:value-type="float">
            <text:p>0.952484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0.529785" calcext:value-type="float">
            <text:p>0.5297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1271" calcext:value-type="float">
            <text:p>-0.131271</text:p>
          </table:table-cell>
          <table:table-cell office:value-type="float" office:value="0.075775" calcext:value-type="float">
            <text:p>0.075775</text:p>
          </table:table-cell>
          <table:table-cell office:value-type="float" office:value="0.808884" calcext:value-type="float">
            <text:p>0.808884</text:p>
          </table:table-cell>
          <table:table-cell office:value-type="float" office:value="-0.253677" calcext:value-type="float">
            <text:p>-0.253677</text:p>
          </table:table-cell>
          <table:table-cell office:value-type="float" office:value="0.140732" calcext:value-type="float">
            <text:p>0.140732</text:p>
          </table:table-cell>
          <table:table-cell office:value-type="float" office:value="0.957001" calcext:value-type="float">
            <text:p>0.957001</text:p>
          </table:table-cell>
          <table:table-cell office:value-type="float" office:value="0.097488" calcext:value-type="float">
            <text:p>0.097488</text:p>
          </table:table-cell>
          <table:table-cell office:value-type="float" office:value="0.395325" calcext:value-type="float">
            <text:p>0.3953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431" calcext:value-type="float">
            <text:p>-0.132431</text:p>
          </table:table-cell>
          <table:table-cell office:value-type="float" office:value="0.074615" calcext:value-type="float">
            <text:p>0.074615</text:p>
          </table:table-cell>
          <table:table-cell office:value-type="float" office:value="0.808212" calcext:value-type="float">
            <text:p>0.808212</text:p>
          </table:table-cell>
          <table:table-cell office:value-type="float" office:value="-0.632462" calcext:value-type="float">
            <text:p>-0.632462</text:p>
          </table:table-cell>
          <table:table-cell office:value-type="float" office:value="-0.179214" calcext:value-type="float">
            <text:p>-0.179214</text:p>
          </table:table-cell>
          <table:table-cell office:value-type="float" office:value="0.753571" calcext:value-type="float">
            <text:p>0.753571</text:p>
          </table:table-cell>
          <table:table-cell office:value-type="float" office:value="0.085739" calcext:value-type="float">
            <text:p>0.085739</text:p>
          </table:table-cell>
          <table:table-cell office:value-type="float" office:value="0.387009" calcext:value-type="float">
            <text:p>0.38700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5712" calcext:value-type="float">
            <text:p>-0.135712</text:p>
          </table:table-cell>
          <table:table-cell office:value-type="float" office:value="0.080872" calcext:value-type="float">
            <text:p>0.080872</text:p>
          </table:table-cell>
          <table:table-cell office:value-type="float" office:value="0.806183" calcext:value-type="float">
            <text:p>0.806183</text:p>
          </table:table-cell>
          <table:table-cell office:value-type="float" office:value="-0.697693" calcext:value-type="float">
            <text:p>-0.697693</text:p>
          </table:table-cell>
          <table:table-cell office:value-type="float" office:value="-0.071976" calcext:value-type="float">
            <text:p>-0.071976</text:p>
          </table:table-cell>
          <table:table-cell office:value-type="float" office:value="0.712769" calcext:value-type="float">
            <text:p>0.712769</text:p>
          </table:table-cell>
          <table:table-cell office:value-type="float" office:value="0.055695" calcext:value-type="float">
            <text:p>0.055695</text:p>
          </table:table-cell>
          <table:table-cell office:value-type="float" office:value="0.447128" calcext:value-type="float">
            <text:p>0.4471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6953" calcext:value-type="float">
            <text:p>-0.126953</text:p>
          </table:table-cell>
          <table:table-cell office:value-type="float" office:value="0.077682" calcext:value-type="float">
            <text:p>0.077682</text:p>
          </table:table-cell>
          <table:table-cell office:value-type="float" office:value="0.808319" calcext:value-type="float">
            <text:p>0.808319</text:p>
          </table:table-cell>
          <table:table-cell office:value-type="float" office:value="-0.009415" calcext:value-type="float">
            <text:p>-0.009415</text:p>
          </table:table-cell>
          <table:table-cell office:value-type="float" office:value="0.30101" calcext:value-type="float">
            <text:p>0.30101</text:p>
          </table:table-cell>
          <table:table-cell office:value-type="float" office:value="0.953583" calcext:value-type="float">
            <text:p>0.953583</text:p>
          </table:table-cell>
          <table:table-cell office:value-type="float" office:value="0.134186" calcext:value-type="float">
            <text:p>0.134186</text:p>
          </table:table-cell>
          <table:table-cell office:value-type="float" office:value="0.41777" calcext:value-type="float">
            <text:p>0.417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6862" calcext:value-type="float">
            <text:p>-0.126862</text:p>
          </table:table-cell>
          <table:table-cell office:value-type="float" office:value="0.070526" calcext:value-type="float">
            <text:p>0.070526</text:p>
          </table:table-cell>
          <table:table-cell office:value-type="float" office:value="0.810577" calcext:value-type="float">
            <text:p>0.810577</text:p>
          </table:table-cell>
          <table:table-cell office:value-type="float" office:value="-0.223343" calcext:value-type="float">
            <text:p>-0.223343</text:p>
          </table:table-cell>
          <table:table-cell office:value-type="float" office:value="0.104553" calcext:value-type="float">
            <text:p>0.104553</text:p>
          </table:table-cell>
          <table:table-cell office:value-type="float" office:value="0.969116" calcext:value-type="float">
            <text:p>0.969116</text:p>
          </table:table-cell>
          <table:table-cell office:value-type="float" office:value="0.137802" calcext:value-type="float">
            <text:p>0.137802</text:p>
          </table:table-cell>
          <table:table-cell office:value-type="float" office:value="0.34494" calcext:value-type="float">
            <text:p>0.344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0447" calcext:value-type="float">
            <text:p>-0.130447</text:p>
          </table:table-cell>
          <table:table-cell office:value-type="float" office:value="0.081833" calcext:value-type="float">
            <text:p>0.081833</text:p>
          </table:table-cell>
          <table:table-cell office:value-type="float" office:value="0.806976" calcext:value-type="float">
            <text:p>0.806976</text:p>
          </table:table-cell>
          <table:table-cell office:value-type="float" office:value="-0.013077" calcext:value-type="float">
            <text:p>-0.013077</text:p>
          </table:table-cell>
          <table:table-cell office:value-type="float" office:value="0.301254" calcext:value-type="float">
            <text:p>0.301254</text:p>
          </table:table-cell>
          <table:table-cell office:value-type="float" office:value="0.953461" calcext:value-type="float">
            <text:p>0.953461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457779" calcext:value-type="float">
            <text:p>0.4577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3917" calcext:value-type="float">
            <text:p>-0.123917</text:p>
          </table:table-cell>
          <table:table-cell office:value-type="float" office:value="0.067719" calcext:value-type="float">
            <text:p>0.067719</text:p>
          </table:table-cell>
          <table:table-cell office:value-type="float" office:value="0.811493" calcext:value-type="float">
            <text:p>0.811493</text:p>
          </table:table-cell>
          <table:table-cell office:value-type="float" office:value="-0.19957" calcext:value-type="float">
            <text:p>-0.19957</text:p>
          </table:table-cell>
          <table:table-cell office:value-type="float" office:value="0.08284" calcext:value-type="float">
            <text:p>0.08284</text:p>
          </table:table-cell>
          <table:table-cell office:value-type="float" office:value="0.976379" calcext:value-type="float">
            <text:p>0.976379</text:p>
          </table:table-cell>
          <table:table-cell office:value-type="float" office:value="0.164825" calcext:value-type="float">
            <text:p>0.164825</text:p>
          </table:table-cell>
          <table:table-cell office:value-type="float" office:value="0.317932" calcext:value-type="float">
            <text:p>0.31793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5198" calcext:value-type="float">
            <text:p>-0.125198</text:p>
          </table:table-cell>
          <table:table-cell office:value-type="float" office:value="0.076019" calcext:value-type="float">
            <text:p>0.076019</text:p>
          </table:table-cell>
          <table:table-cell office:value-type="float" office:value="0.808868" calcext:value-type="float">
            <text:p>0.808868</text:p>
          </table:table-cell>
          <table:table-cell office:value-type="float" office:value="-0.007507" calcext:value-type="float">
            <text:p>-0.007507</text:p>
          </table:table-cell>
          <table:table-cell office:value-type="float" office:value="0.301071" calcext:value-type="float">
            <text:p>0.301071</text:p>
          </table:table-cell>
          <table:table-cell office:value-type="float" office:value="0.953568" calcext:value-type="float">
            <text:p>0.953568</text:p>
          </table:table-cell>
          <table:table-cell office:value-type="float" office:value="0.150192" calcext:value-type="float">
            <text:p>0.150192</text:p>
          </table:table-cell>
          <table:table-cell office:value-type="float" office:value="0.401764" calcext:value-type="float">
            <text:p>0.4017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8408" calcext:value-type="float">
            <text:p>-0.118408</text:p>
          </table:table-cell>
          <table:table-cell office:value-type="float" office:value="0.063522" calcext:value-type="float">
            <text:p>0.063522</text:p>
          </table:table-cell>
          <table:table-cell office:value-type="float" office:value="0.812851" calcext:value-type="float">
            <text:p>0.812851</text:p>
          </table:table-cell>
          <table:table-cell office:value-type="float" office:value="-0.160614" calcext:value-type="float">
            <text:p>-0.160614</text:p>
          </table:table-cell>
          <table:table-cell office:value-type="float" office:value="0.056061" calcext:value-type="float">
            <text:p>0.056061</text:p>
          </table:table-cell>
          <table:table-cell office:value-type="float" office:value="0.985428" calcext:value-type="float">
            <text:p>0.985428</text:p>
          </table:table-cell>
          <table:table-cell office:value-type="float" office:value="0.215225" calcext:value-type="float">
            <text:p>0.215225</text:p>
          </table:table-cell>
          <table:table-cell office:value-type="float" office:value="0.277603" calcext:value-type="float">
            <text:p>0.27760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9293" calcext:value-type="float">
            <text:p>-0.119293</text:p>
          </table:table-cell>
          <table:table-cell office:value-type="float" office:value="0.062119" calcext:value-type="float">
            <text:p>0.062119</text:p>
          </table:table-cell>
          <table:table-cell office:value-type="float" office:value="0.812271" calcext:value-type="float">
            <text:p>0.812271</text:p>
          </table:table-cell>
          <table:table-cell office:value-type="float" office:value="-0.405869" calcext:value-type="float">
            <text:p>-0.405869</text:p>
          </table:table-cell>
          <table:table-cell office:value-type="float" office:value="-0.4048" calcext:value-type="float">
            <text:p>-0.4048</text:p>
          </table:table-cell>
          <table:table-cell office:value-type="float" office:value="0.819397" calcext:value-type="float">
            <text:p>0.819397</text:p>
          </table:table-cell>
          <table:table-cell office:value-type="float" office:value="0.205978" calcext:value-type="float">
            <text:p>0.205978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4771" calcext:value-type="float">
            <text:p>-0.124771</text:p>
          </table:table-cell>
          <table:table-cell office:value-type="float" office:value="0.066284" calcext:value-type="float">
            <text:p>0.066284</text:p>
          </table:table-cell>
          <table:table-cell office:value-type="float" office:value="0.810928" calcext:value-type="float">
            <text:p>0.810928</text:p>
          </table:table-cell>
          <table:table-cell office:value-type="float" office:value="-0.505692" calcext:value-type="float">
            <text:p>-0.505692</text:p>
          </table:table-cell>
          <table:table-cell office:value-type="float" office:value="-0.335617" calcext:value-type="float">
            <text:p>-0.335617</text:p>
          </table:table-cell>
          <table:table-cell office:value-type="float" office:value="0.794754" calcext:value-type="float">
            <text:p>0.794754</text:p>
          </table:table-cell>
          <table:table-cell office:value-type="float" office:value="0.155869" calcext:value-type="float">
            <text:p>0.155869</text:p>
          </table:table-cell>
          <table:table-cell office:value-type="float" office:value="0.30687" calcext:value-type="float">
            <text:p>0.306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488" calcext:value-type="float">
            <text:p>-0.112488</text:p>
          </table:table-cell>
          <table:table-cell office:value-type="float" office:value="0.060715" calcext:value-type="float">
            <text:p>0.060715</text:p>
          </table:table-cell>
          <table:table-cell office:value-type="float" office:value="0.813766" calcext:value-type="float">
            <text:p>0.813766</text:p>
          </table:table-cell>
          <table:table-cell office:value-type="float" office:value="-0.115219" calcext:value-type="float">
            <text:p>-0.115219</text:p>
          </table:table-cell>
          <table:table-cell office:value-type="float" office:value="0.030441" calcext:value-type="float">
            <text:p>0.030441</text:p>
          </table:table-cell>
          <table:table-cell office:value-type="float" office:value="0.992874" calcext:value-type="float">
            <text:p>0.992874</text:p>
          </table:table-cell>
          <table:table-cell office:value-type="float" office:value="0.269241" calcext:value-type="float">
            <text:p>0.269241</text:p>
          </table:table-cell>
          <table:table-cell office:value-type="float" office:value="0.250595" calcext:value-type="float">
            <text:p>0.25059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734" calcext:value-type="float">
            <text:p>-0.11734</text:p>
          </table:table-cell>
          <table:table-cell office:value-type="float" office:value="0.07103" calcext:value-type="float">
            <text:p>0.07103</text:p>
          </table:table-cell>
          <table:table-cell office:value-type="float" office:value="0.810486" calcext:value-type="float">
            <text:p>0.810486</text:p>
          </table:table-cell>
          <table:table-cell office:value-type="float" office:value="-0.003235" calcext:value-type="float">
            <text:p>-0.003235</text:p>
          </table:table-cell>
          <table:table-cell office:value-type="float" office:value="0.302063" calcext:value-type="float">
            <text:p>0.302063</text:p>
          </table:table-cell>
          <table:table-cell office:value-type="float" office:value="0.953278" calcext:value-type="float">
            <text:p>0.953278</text:p>
          </table:table-cell>
          <table:table-cell office:value-type="float" office:value="0.222198" calcext:value-type="float">
            <text:p>0.222198</text:p>
          </table:table-cell>
          <table:table-cell office:value-type="float" office:value="0.35376" calcext:value-type="float">
            <text:p>0.3537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0834" calcext:value-type="float">
            <text:p>-0.120834</text:p>
          </table:table-cell>
          <table:table-cell office:value-type="float" office:value="0.072693" calcext:value-type="float">
            <text:p>0.072693</text:p>
          </table:table-cell>
          <table:table-cell office:value-type="float" office:value="0.809952" calcext:value-type="float">
            <text:p>0.809952</text:p>
          </table:table-cell>
          <table:table-cell office:value-type="float" office:value="-0.005264" calcext:value-type="float">
            <text:p>-0.005264</text:p>
          </table:table-cell>
          <table:table-cell office:value-type="float" office:value="0.301514" calcext:value-type="float">
            <text:p>0.301514</text:p>
          </table:table-cell>
          <table:table-cell office:value-type="float" office:value="0.953445" calcext:value-type="float">
            <text:p>0.953445</text:p>
          </table:table-cell>
          <table:table-cell office:value-type="float" office:value="0.190186" calcext:value-type="float">
            <text:p>0.190186</text:p>
          </table:table-cell>
          <table:table-cell office:value-type="float" office:value="0.369766" calcext:value-type="float">
            <text:p>0.36976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6232" calcext:value-type="float">
            <text:p>-0.106232</text:p>
          </table:table-cell>
          <table:table-cell office:value-type="float" office:value="0.058624" calcext:value-type="float">
            <text:p>0.058624</text:p>
          </table:table-cell>
          <table:table-cell office:value-type="float" office:value="0.814453" calcext:value-type="float">
            <text:p>0.814453</text:p>
          </table:table-cell>
          <table:table-cell office:value-type="float" office:value="-0.072418" calcext:value-type="float">
            <text:p>-0.072418</text:p>
          </table:table-cell>
          <table:table-cell office:value-type="float" office:value="0.018219" calcext:value-type="float">
            <text:p>0.018219</text:p>
          </table:table-cell>
          <table:table-cell office:value-type="float" office:value="0.997208" calcext:value-type="float">
            <text:p>0.997208</text:p>
          </table:table-cell>
          <table:table-cell office:value-type="float" office:value="0.326492" calcext:value-type="float">
            <text:p>0.326492</text:p>
          </table:table-cell>
          <table:table-cell office:value-type="float" office:value="0.230438" calcext:value-type="float">
            <text:p>0.23043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6155" calcext:value-type="float">
            <text:p>-0.106155</text:p>
          </table:table-cell>
          <table:table-cell office:value-type="float" office:value="0.056915" calcext:value-type="float">
            <text:p>0.056915</text:p>
          </table:table-cell>
          <table:table-cell office:value-type="float" office:value="0.813965" calcext:value-type="float">
            <text:p>0.813965</text:p>
          </table:table-cell>
          <table:table-cell office:value-type="float" office:value="-0.18248" calcext:value-type="float">
            <text:p>-0.18248</text:p>
          </table:table-cell>
          <table:table-cell office:value-type="float" office:value="-0.510941" calcext:value-type="float">
            <text:p>-0.510941</text:p>
          </table:table-cell>
          <table:table-cell office:value-type="float" office:value="0.840027" calcext:value-type="float">
            <text:p>0.840027</text:p>
          </table:table-cell>
          <table:table-cell office:value-type="float" office:value="0.326187" calcext:value-type="float">
            <text:p>0.326187</text:p>
          </table:table-cell>
          <table:table-cell office:value-type="float" office:value="0.216705" calcext:value-type="float">
            <text:p>0.2167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732" calcext:value-type="float">
            <text:p>-0.112732</text:p>
          </table:table-cell>
          <table:table-cell office:value-type="float" office:value="0.059006" calcext:value-type="float">
            <text:p>0.059006</text:p>
          </table:table-cell>
          <table:table-cell office:value-type="float" office:value="0.813293" calcext:value-type="float">
            <text:p>0.813293</text:p>
          </table:table-cell>
          <table:table-cell office:value-type="float" office:value="-0.289627" calcext:value-type="float">
            <text:p>-0.289627</text:p>
          </table:table-cell>
          <table:table-cell office:value-type="float" office:value="-0.463821" calcext:value-type="float">
            <text:p>-0.463821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266068" calcext:value-type="float">
            <text:p>0.266068</text:p>
          </table:table-cell>
          <table:table-cell office:value-type="float" office:value="0.23674" calcext:value-type="float">
            <text:p>0.236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9625" calcext:value-type="float">
            <text:p>-0.099625</text:p>
          </table:table-cell>
          <table:table-cell office:value-type="float" office:value="0.057571" calcext:value-type="float">
            <text:p>0.057571</text:p>
          </table:table-cell>
          <table:table-cell office:value-type="float" office:value="0.814789" calcext:value-type="float">
            <text:p>0.814789</text:p>
          </table:table-cell>
          <table:table-cell office:value-type="float" office:value="-0.024612" calcext:value-type="float">
            <text:p>-0.024612</text:p>
          </table:table-cell>
          <table:table-cell office:value-type="float" office:value="0.014099" calcext:value-type="float">
            <text:p>0.014099</text:p>
          </table:table-cell>
          <table:table-cell office:value-type="float" office:value="0.999603" calcext:value-type="float">
            <text:p>0.999603</text:p>
          </table:table-cell>
          <table:table-cell office:value-type="float" office:value="0.386978" calcext:value-type="float">
            <text:p>0.386978</text:p>
          </table:table-cell>
          <table:table-cell office:value-type="float" office:value="0.220352" calcext:value-type="float">
            <text:p>0.220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727" calcext:value-type="float">
            <text:p>-0.107727</text:p>
          </table:table-cell>
          <table:table-cell office:value-type="float" office:value="0.068542" calcext:value-type="float">
            <text:p>0.068542</text:p>
          </table:table-cell>
          <table:table-cell office:value-type="float" office:value="0.811295" calcext:value-type="float">
            <text:p>0.811295</text:p>
          </table:table-cell>
          <table:table-cell office:value-type="float" office:value="-0.000534" calcext:value-type="float">
            <text:p>-0.000534</text:p>
          </table:table-cell>
          <table:table-cell office:value-type="float" office:value="0.303513" calcext:value-type="float">
            <text:p>0.303513</text:p>
          </table:table-cell>
          <table:table-cell office:value-type="float" office:value="0.95282" calcext:value-type="float">
            <text:p>0.95282</text:p>
          </table:table-cell>
          <table:table-cell office:value-type="float" office:value="0.310196" calcext:value-type="float">
            <text:p>0.310196</text:p>
          </table:table-cell>
          <table:table-cell office:value-type="float" office:value="0.329758" calcext:value-type="float">
            <text:p>0.3297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961" calcext:value-type="float">
            <text:p>-0.112961</text:p>
          </table:table-cell>
          <table:table-cell office:value-type="float" office:value="0.069366" calcext:value-type="float">
            <text:p>0.069366</text:p>
          </table:table-cell>
          <table:table-cell office:value-type="float" office:value="0.81102" calcext:value-type="float">
            <text:p>0.81102</text:p>
          </table:table-cell>
          <table:table-cell office:value-type="float" office:value="-0.001877" calcext:value-type="float">
            <text:p>-0.001877</text:p>
          </table:table-cell>
          <table:table-cell office:value-type="float" office:value="0.302704" calcext:value-type="float">
            <text:p>0.302704</text:p>
          </table:table-cell>
          <table:table-cell office:value-type="float" office:value="0.953079" calcext:value-type="float">
            <text:p>0.953079</text:p>
          </table:table-cell>
          <table:table-cell office:value-type="float" office:value="0.262192" calcext:value-type="float">
            <text:p>0.262192</text:p>
          </table:table-cell>
          <table:table-cell office:value-type="float" office:value="0.337753" calcext:value-type="float">
            <text:p>0.3377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033" calcext:value-type="float">
            <text:p>-0.093033</text:p>
          </table:table-cell>
          <table:table-cell office:value-type="float" office:value="0.055878" calcext:value-type="float">
            <text:p>0.055878</text:p>
          </table:table-cell>
          <table:table-cell office:value-type="float" office:value="0.814301" calcext:value-type="float">
            <text:p>0.814301</text:p>
          </table:table-cell>
          <table:table-cell office:value-type="float" office:value="0.060226" calcext:value-type="float">
            <text:p>0.060226</text:p>
          </table:table-cell>
          <table:table-cell office:value-type="float" office:value="-0.532791" calcext:value-type="float">
            <text:p>-0.532791</text:p>
          </table:table-cell>
          <table:table-cell office:value-type="float" office:value="0.844101" calcext:value-type="float">
            <text:p>0.844101</text:p>
          </table:table-cell>
          <table:table-cell office:value-type="float" office:value="0.446396" calcext:value-type="float">
            <text:p>0.446396</text:p>
          </table:table-cell>
          <table:table-cell office:value-type="float" office:value="0.206696" calcext:value-type="float">
            <text:p>0.20669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9594" calcext:value-type="float">
            <text:p>-0.099594</text:p>
          </table:table-cell>
          <table:table-cell office:value-type="float" office:value="0.055878" calcext:value-type="float">
            <text:p>0.055878</text:p>
          </table:table-cell>
          <table:table-cell office:value-type="float" office:value="0.814301" calcext:value-type="float">
            <text:p>0.814301</text:p>
          </table:table-cell>
          <table:table-cell office:value-type="float" office:value="-0.061523" calcext:value-type="float">
            <text:p>-0.061523</text:p>
          </table:table-cell>
          <table:table-cell office:value-type="float" office:value="-0.546127" calcext:value-type="float">
            <text:p>-0.546127</text:p>
          </table:table-cell>
          <table:table-cell office:value-type="float" office:value="0.835434" calcext:value-type="float">
            <text:p>0.835434</text:p>
          </table:table-cell>
          <table:table-cell office:value-type="float" office:value="0.386292" calcext:value-type="float">
            <text:p>0.386292</text:p>
          </table:table-cell>
          <table:table-cell office:value-type="float" office:value="0.206696" calcext:value-type="float">
            <text:p>0.20669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002" calcext:value-type="float">
            <text:p>-0.093002</text:p>
          </table:table-cell>
          <table:table-cell office:value-type="float" office:value="0.057571" calcext:value-type="float">
            <text:p>0.057571</text:p>
          </table:table-cell>
          <table:table-cell office:value-type="float" office:value="0.814789" calcext:value-type="float">
            <text:p>0.814789</text:p>
          </table:table-cell>
          <table:table-cell office:value-type="float" office:value="0.024536" calcext:value-type="float">
            <text:p>0.024536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999588" calcext:value-type="float">
            <text:p>0.999588</text:p>
          </table:table-cell>
          <table:table-cell office:value-type="float" office:value="0.447449" calcext:value-type="float">
            <text:p>0.447449</text:p>
          </table:table-cell>
          <table:table-cell office:value-type="float" office:value="0.220352" calcext:value-type="float">
            <text:p>0.22035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638" calcext:value-type="float">
            <text:p>-0.08638</text:p>
          </table:table-cell>
          <table:table-cell office:value-type="float" office:value="0.058624" calcext:value-type="float">
            <text:p>0.058624</text:p>
          </table:table-cell>
          <table:table-cell office:value-type="float" office:value="0.814453" calcext:value-type="float">
            <text:p>0.814453</text:p>
          </table:table-cell>
          <table:table-cell office:value-type="float" office:value="0.072067" calcext:value-type="float">
            <text:p>0.072067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0.997208" calcext:value-type="float">
            <text:p>0.997208</text:p>
          </table:table-cell>
          <table:table-cell office:value-type="float" office:value="0.50795" calcext:value-type="float">
            <text:p>0.50795</text:p>
          </table:table-cell>
          <table:table-cell office:value-type="float" office:value="0.230438" calcext:value-type="float">
            <text:p>0.23043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229" calcext:value-type="float">
            <text:p>-0.097229</text:p>
          </table:table-cell>
          <table:table-cell office:value-type="float" office:value="0.069366" calcext:value-type="float">
            <text:p>0.069366</text:p>
          </table:table-cell>
          <table:table-cell office:value-type="float" office:value="0.81102" calcext:value-type="float">
            <text:p>0.81102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0.952408" calcext:value-type="float">
            <text:p>0.952408</text:p>
          </table:table-cell>
          <table:table-cell office:value-type="float" office:value="0.406219" calcext:value-type="float">
            <text:p>0.406219</text:p>
          </table:table-cell>
          <table:table-cell office:value-type="float" office:value="0.337753" calcext:value-type="float">
            <text:p>0.3377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478" calcext:value-type="float">
            <text:p>-0.102478</text:p>
          </table:table-cell>
          <table:table-cell office:value-type="float" office:value="0.068542" calcext:value-type="float">
            <text:p>0.068542</text:p>
          </table:table-cell>
          <table:table-cell office:value-type="float" office:value="0.811295" calcext:value-type="float">
            <text:p>0.811295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304184" calcext:value-type="float">
            <text:p>0.304184</text:p>
          </table:table-cell>
          <table:table-cell office:value-type="float" office:value="0.952621" calcext:value-type="float">
            <text:p>0.952621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329758" calcext:value-type="float">
            <text:p>0.3297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0124" calcext:value-type="float">
            <text:p>-0.080124</text:p>
          </table:table-cell>
          <table:table-cell office:value-type="float" office:value="0.060715" calcext:value-type="float">
            <text:p>0.060715</text:p>
          </table:table-cell>
          <table:table-cell office:value-type="float" office:value="0.813766" calcext:value-type="float">
            <text:p>0.813766</text:p>
          </table:table-cell>
          <table:table-cell office:value-type="float" office:value="0.114471" calcext:value-type="float">
            <text:p>0.114471</text:p>
          </table:table-cell>
          <table:table-cell office:value-type="float" office:value="0.032135" calcext:value-type="float">
            <text:p>0.032135</text:p>
          </table:table-cell>
          <table:table-cell office:value-type="float" office:value="0.992905" calcext:value-type="float">
            <text:p>0.992905</text:p>
          </table:table-cell>
          <table:table-cell office:value-type="float" office:value="0.565186" calcext:value-type="float">
            <text:p>0.565186</text:p>
          </table:table-cell>
          <table:table-cell office:value-type="float" office:value="0.250595" calcext:value-type="float">
            <text:p>0.25059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895" calcext:value-type="float">
            <text:p>-0.079895</text:p>
          </table:table-cell>
          <table:table-cell office:value-type="float" office:value="0.059006" calcext:value-type="float">
            <text:p>0.059006</text:p>
          </table:table-cell>
          <table:table-cell office:value-type="float" office:value="0.813293" calcext:value-type="float">
            <text:p>0.813293</text:p>
          </table:table-cell>
          <table:table-cell office:value-type="float" office:value="0.28746" calcext:value-type="float">
            <text:p>0.28746</text:p>
          </table:table-cell>
          <table:table-cell office:value-type="float" office:value="-0.456207" calcext:value-type="float">
            <text:p>-0.456207</text:p>
          </table:table-cell>
          <table:table-cell office:value-type="float" office:value="0.842163" calcext:value-type="float">
            <text:p>0.842163</text:p>
          </table:table-cell>
          <table:table-cell office:value-type="float" office:value="0.566635" calcext:value-type="float">
            <text:p>0.566635</text:p>
          </table:table-cell>
          <table:table-cell office:value-type="float" office:value="0.23674" calcext:value-type="float">
            <text:p>0.236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6456" calcext:value-type="float">
            <text:p>-0.086456</text:p>
          </table:table-cell>
          <table:table-cell office:value-type="float" office:value="0.056915" calcext:value-type="float">
            <text:p>0.056915</text:p>
          </table:table-cell>
          <table:table-cell office:value-type="float" office:value="0.813965" calcext:value-type="float">
            <text:p>0.813965</text:p>
          </table:table-cell>
          <table:table-cell office:value-type="float" office:value="0.179581" calcext:value-type="float">
            <text:p>0.179581</text:p>
          </table:table-cell>
          <table:table-cell office:value-type="float" office:value="-0.498291" calcext:value-type="float">
            <text:p>-0.498291</text:p>
          </table:table-cell>
          <table:table-cell office:value-type="float" office:value="0.848206" calcext:value-type="float">
            <text:p>0.848206</text:p>
          </table:table-cell>
          <table:table-cell office:value-type="float" office:value="0.506516" calcext:value-type="float">
            <text:p>0.506516</text:p>
          </table:table-cell>
          <table:table-cell office:value-type="float" office:value="0.216705" calcext:value-type="float">
            <text:p>0.21670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4219" calcext:value-type="float">
            <text:p>-0.074219</text:p>
          </table:table-cell>
          <table:table-cell office:value-type="float" office:value="0.063522" calcext:value-type="float">
            <text:p>0.063522</text:p>
          </table:table-cell>
          <table:table-cell office:value-type="float" office:value="0.812851" calcext:value-type="float">
            <text:p>0.812851</text:p>
          </table:table-cell>
          <table:table-cell office:value-type="float" office:value="0.159134" calcext:value-type="float">
            <text:p>0.159134</text:p>
          </table:table-cell>
          <table:table-cell office:value-type="float" office:value="0.058395" calcext:value-type="float">
            <text:p>0.058395</text:p>
          </table:table-cell>
          <table:table-cell office:value-type="float" office:value="0.985535" calcext:value-type="float">
            <text:p>0.985535</text:p>
          </table:table-cell>
          <table:table-cell office:value-type="float" office:value="0.619217" calcext:value-type="float">
            <text:p>0.619217</text:p>
          </table:table-cell>
          <table:table-cell office:value-type="float" office:value="0.277603" calcext:value-type="float">
            <text:p>0.27760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9371" calcext:value-type="float">
            <text:p>-0.089371</text:p>
          </table:table-cell>
          <table:table-cell office:value-type="float" office:value="0.072693" calcext:value-type="float">
            <text:p>0.072693</text:p>
          </table:table-cell>
          <table:table-cell office:value-type="float" office:value="0.809952" calcext:value-type="float">
            <text:p>0.809952</text:p>
          </table:table-cell>
          <table:table-cell office:value-type="float" office:value="0.002121" calcext:value-type="float">
            <text:p>0.002121</text:p>
          </table:table-cell>
          <table:table-cell office:value-type="float" office:value="0.305954" calcext:value-type="float">
            <text:p>0.305954</text:p>
          </table:table-cell>
          <table:table-cell office:value-type="float" office:value="0.952042" calcext:value-type="float">
            <text:p>0.952042</text:p>
          </table:table-cell>
          <table:table-cell office:value-type="float" office:value="0.478226" calcext:value-type="float">
            <text:p>0.478226</text:p>
          </table:table-cell>
          <table:table-cell office:value-type="float" office:value="0.369766" calcext:value-type="float">
            <text:p>0.36976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2865" calcext:value-type="float">
            <text:p>-0.092865</text:p>
          </table:table-cell>
          <table:table-cell office:value-type="float" office:value="0.07103" calcext:value-type="float">
            <text:p>0.07103</text:p>
          </table:table-cell>
          <table:table-cell office:value-type="float" office:value="0.810486" calcext:value-type="float">
            <text:p>0.810486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.305328" calcext:value-type="float">
            <text:p>0.305328</text:p>
          </table:table-cell>
          <table:table-cell office:value-type="float" office:value="0.95224" calcext:value-type="float">
            <text:p>0.95224</text:p>
          </table:table-cell>
          <table:table-cell office:value-type="float" office:value="0.446213" calcext:value-type="float">
            <text:p>0.446213</text:p>
          </table:table-cell>
          <table:table-cell office:value-type="float" office:value="0.35376" calcext:value-type="float">
            <text:p>0.3537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856" calcext:value-type="float">
            <text:p>-0.067856</text:p>
          </table:table-cell>
          <table:table-cell office:value-type="float" office:value="0.066284" calcext:value-type="float">
            <text:p>0.066284</text:p>
          </table:table-cell>
          <table:table-cell office:value-type="float" office:value="0.810928" calcext:value-type="float">
            <text:p>0.810928</text:p>
          </table:table-cell>
          <table:table-cell office:value-type="float" office:value="0.505814" calcext:value-type="float">
            <text:p>0.505814</text:p>
          </table:table-cell>
          <table:table-cell office:value-type="float" office:value="-0.335693" calcext:value-type="float">
            <text:p>-0.335693</text:p>
          </table:table-cell>
          <table:table-cell office:value-type="float" office:value="0.794647" calcext:value-type="float">
            <text:p>0.794647</text:p>
          </table:table-cell>
          <table:table-cell office:value-type="float" office:value="0.676819" calcext:value-type="float">
            <text:p>0.676819</text:p>
          </table:table-cell>
          <table:table-cell office:value-type="float" office:value="0.30687" calcext:value-type="float">
            <text:p>0.306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3318" calcext:value-type="float">
            <text:p>-0.073318</text:p>
          </table:table-cell>
          <table:table-cell office:value-type="float" office:value="0.062119" calcext:value-type="float">
            <text:p>0.062119</text:p>
          </table:table-cell>
          <table:table-cell office:value-type="float" office:value="0.812271" calcext:value-type="float">
            <text:p>0.812271</text:p>
          </table:table-cell>
          <table:table-cell office:value-type="float" office:value="0.404327" calcext:value-type="float">
            <text:p>0.404327</text:p>
          </table:table-cell>
          <table:table-cell office:value-type="float" office:value="-0.396545" calcext:value-type="float">
            <text:p>-0.396545</text:p>
          </table:table-cell>
          <table:table-cell office:value-type="float" office:value="0.824173" calcext:value-type="float">
            <text:p>0.824173</text:p>
          </table:table-cell>
          <table:table-cell office:value-type="float" office:value="0.62674" calcext:value-type="float">
            <text:p>0.62674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871" calcext:value-type="float">
            <text:p>-0.06871</text:p>
          </table:table-cell>
          <table:table-cell office:value-type="float" office:value="0.067719" calcext:value-type="float">
            <text:p>0.067719</text:p>
          </table:table-cell>
          <table:table-cell office:value-type="float" office:value="0.811493" calcext:value-type="float">
            <text:p>0.811493</text:p>
          </table:table-cell>
          <table:table-cell office:value-type="float" office:value="0.197189" calcext:value-type="float">
            <text:p>0.197189</text:p>
          </table:table-cell>
          <table:table-cell office:value-type="float" office:value="0.085724" calcext:value-type="float">
            <text:p>0.085724</text:p>
          </table:table-cell>
          <table:table-cell office:value-type="float" office:value="0.976608" calcext:value-type="float">
            <text:p>0.976608</text:p>
          </table:table-cell>
          <table:table-cell office:value-type="float" office:value="0.669617" calcext:value-type="float">
            <text:p>0.669617</text:p>
          </table:table-cell>
          <table:table-cell office:value-type="float" office:value="0.317932" calcext:value-type="float">
            <text:p>0.31793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75" calcext:value-type="float">
            <text:p>-0.06575</text:p>
          </table:table-cell>
          <table:table-cell office:value-type="float" office:value="0.070526" calcext:value-type="float">
            <text:p>0.070526</text:p>
          </table:table-cell>
          <table:table-cell office:value-type="float" office:value="0.810577" calcext:value-type="float">
            <text:p>0.810577</text:p>
          </table:table-cell>
          <table:table-cell office:value-type="float" office:value="0.220093" calcext:value-type="float">
            <text:p>0.220093</text:p>
          </table:table-cell>
          <table:table-cell office:value-type="float" office:value="0.107681" calcext:value-type="float">
            <text:p>0.107681</text:p>
          </table:table-cell>
          <table:table-cell office:value-type="float" office:value="0.969513" calcext:value-type="float">
            <text:p>0.969513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34494" calcext:value-type="float">
            <text:p>0.344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3252" calcext:value-type="float">
            <text:p>-0.083252</text:p>
          </table:table-cell>
          <table:table-cell office:value-type="float" office:value="0.077682" calcext:value-type="float">
            <text:p>0.077682</text:p>
          </table:table-cell>
          <table:table-cell office:value-type="float" office:value="0.808319" calcext:value-type="float">
            <text:p>0.808319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306778" calcext:value-type="float">
            <text:p>0.306778</text:p>
          </table:table-cell>
          <table:table-cell office:value-type="float" office:value="0.951782" calcext:value-type="float">
            <text:p>0.951782</text:p>
          </table:table-cell>
          <table:table-cell office:value-type="float" office:value="0.534225" calcext:value-type="float">
            <text:p>0.534225</text:p>
          </table:table-cell>
          <table:table-cell office:value-type="float" office:value="0.41777" calcext:value-type="float">
            <text:p>0.417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4991" calcext:value-type="float">
            <text:p>-0.084991</text:p>
          </table:table-cell>
          <table:table-cell office:value-type="float" office:value="0.076019" calcext:value-type="float">
            <text:p>0.076019</text:p>
          </table:table-cell>
          <table:table-cell office:value-type="float" office:value="0.808868" calcext:value-type="float">
            <text:p>0.808868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.306458" calcext:value-type="float">
            <text:p>0.306458</text:p>
          </table:table-cell>
          <table:table-cell office:value-type="float" office:value="0.951874" calcext:value-type="float">
            <text:p>0.951874</text:p>
          </table:table-cell>
          <table:table-cell office:value-type="float" office:value="0.518234" calcext:value-type="float">
            <text:p>0.518234</text:p>
          </table:table-cell>
          <table:table-cell office:value-type="float" office:value="0.401764" calcext:value-type="float">
            <text:p>0.4017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575" calcext:value-type="float">
            <text:p>-0.064575</text:p>
          </table:table-cell>
          <table:table-cell office:value-type="float" office:value="0.069412" calcext:value-type="float">
            <text:p>0.069412</text:p>
          </table:table-cell>
          <table:table-cell office:value-type="float" office:value="0.809906" calcext:value-type="float">
            <text:p>0.809906</text:p>
          </table:table-cell>
          <table:table-cell office:value-type="float" office:value="0.564804" calcext:value-type="float">
            <text:p>0.564804</text:p>
          </table:table-cell>
          <table:table-cell office:value-type="float" office:value="-0.279678" calcext:value-type="float">
            <text:p>-0.279678</text:p>
          </table:table-cell>
          <table:table-cell office:value-type="float" office:value="0.776382" calcext:value-type="float">
            <text:p>0.776382</text:p>
          </table:table-cell>
          <table:table-cell office:value-type="float" office:value="0.706879" calcext:value-type="float">
            <text:p>0.706879</text:p>
          </table:table-cell>
          <table:table-cell office:value-type="float" office:value="0.336929" calcext:value-type="float">
            <text:p>0.3369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8003" calcext:value-type="float">
            <text:p>-0.078003</text:p>
          </table:table-cell>
          <table:table-cell office:value-type="float" office:value="0.085159" calcext:value-type="float">
            <text:p>0.085159</text:p>
          </table:table-cell>
          <table:table-cell office:value-type="float" office:value="0.805893" calcext:value-type="float">
            <text:p>0.805893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307755" calcext:value-type="float">
            <text:p>0.307755</text:p>
          </table:table-cell>
          <table:table-cell office:value-type="float" office:value="0.951462" calcext:value-type="float">
            <text:p>0.951462</text:p>
          </table:table-cell>
          <table:table-cell office:value-type="float" office:value="0.58223" calcext:value-type="float">
            <text:p>0.58223</text:p>
          </table:table-cell>
          <table:table-cell office:value-type="float" office:value="0.489777" calcext:value-type="float">
            <text:p>0.4897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742" calcext:value-type="float">
            <text:p>-0.079742</text:p>
          </table:table-cell>
          <table:table-cell office:value-type="float" office:value="0.081833" calcext:value-type="float">
            <text:p>0.081833</text:p>
          </table:table-cell>
          <table:table-cell office:value-type="float" office:value="0.806976" calcext:value-type="float">
            <text:p>0.806976</text:p>
          </table:table-cell>
          <table:table-cell office:value-type="float" office:value="0.002777" calcext:value-type="float">
            <text:p>0.002777</text:p>
          </table:table-cell>
          <table:table-cell office:value-type="float" office:value="0.307297" calcext:value-type="float">
            <text:p>0.307297</text:p>
          </table:table-cell>
          <table:table-cell office:value-type="float" office:value="0.951614" calcext:value-type="float">
            <text:p>0.951614</text:p>
          </table:table-cell>
          <table:table-cell office:value-type="float" office:value="0.566238" calcext:value-type="float">
            <text:p>0.566238</text:p>
          </table:table-cell>
          <table:table-cell office:value-type="float" office:value="0.457779" calcext:value-type="float">
            <text:p>0.4577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8003" calcext:value-type="float">
            <text:p>-0.078003</text:p>
          </table:table-cell>
          <table:table-cell office:value-type="float" office:value="0.108444" calcext:value-type="float">
            <text:p>0.108444</text:p>
          </table:table-cell>
          <table:table-cell office:value-type="float" office:value="0.798325" calcext:value-type="float">
            <text:p>0.798325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310211" calcext:value-type="float">
            <text:p>0.310211</text:p>
          </table:table-cell>
          <table:table-cell office:value-type="float" office:value="0.950668" calcext:value-type="float">
            <text:p>0.950668</text:p>
          </table:table-cell>
          <table:table-cell office:value-type="float" office:value="0.58223" calcext:value-type="float">
            <text:p>0.58223</text:p>
          </table:table-cell>
          <table:table-cell office:value-type="float" office:value="0.713806" calcext:value-type="float">
            <text:p>0.7138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742" calcext:value-type="float">
            <text:p>-0.079742</text:p>
          </table:table-cell>
          <table:table-cell office:value-type="float" office:value="0.111771" calcext:value-type="float">
            <text:p>0.111771</text:p>
          </table:table-cell>
          <table:table-cell office:value-type="float" office:value="0.797256" calcext:value-type="float">
            <text:p>0.797256</text:p>
          </table:table-cell>
          <table:table-cell office:value-type="float" office:value="0.002792" calcext:value-type="float">
            <text:p>0.002792</text:p>
          </table:table-cell>
          <table:table-cell office:value-type="float" office:value="0.310699" calcext:value-type="float">
            <text:p>0.310699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566238" calcext:value-type="float">
            <text:p>0.566238</text:p>
          </table:table-cell>
          <table:table-cell office:value-type="float" office:value="0.745804" calcext:value-type="float">
            <text:p>0.7458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727" calcext:value-type="float">
            <text:p>-0.107727</text:p>
          </table:table-cell>
          <table:table-cell office:value-type="float" office:value="0.125076" calcext:value-type="float">
            <text:p>0.125076</text:p>
          </table:table-cell>
          <table:table-cell office:value-type="float" office:value="0.792923" calcext:value-type="float">
            <text:p>0.792923</text:p>
          </table:table-cell>
          <table:table-cell office:value-type="float" office:value="-0.000504" calcext:value-type="float">
            <text:p>-0.000504</text:p>
          </table:table-cell>
          <table:table-cell office:value-type="float" office:value="0.31459" calcext:value-type="float">
            <text:p>0.31459</text:p>
          </table:table-cell>
          <table:table-cell office:value-type="float" office:value="0.949234" calcext:value-type="float">
            <text:p>0.949234</text:p>
          </table:table-cell>
          <table:table-cell office:value-type="float" office:value="0.310196" calcext:value-type="float">
            <text:p>0.310196</text:p>
          </table:table-cell>
          <table:table-cell office:value-type="float" office:value="0.873825" calcext:value-type="float">
            <text:p>0.8738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6934" calcext:value-type="float">
            <text:p>-0.106934</text:p>
          </table:table-cell>
          <table:table-cell office:value-type="float" office:value="0.13623" calcext:value-type="float">
            <text:p>0.13623</text:p>
          </table:table-cell>
          <table:table-cell office:value-type="float" office:value="0.785889" calcext:value-type="float">
            <text:p>0.785889</text:p>
          </table:table-cell>
          <table:table-cell office:value-type="float" office:value="-0.210815" calcext:value-type="float">
            <text:p>-0.210815</text:p>
          </table:table-cell>
          <table:table-cell office:value-type="float" office:value="0.966507" calcext:value-type="float">
            <text:p>0.966507</text:p>
          </table:table-cell>
          <table:table-cell office:value-type="float" office:value="0.146332" calcext:value-type="float">
            <text:p>0.146332</text:p>
          </table:table-cell>
          <table:table-cell office:value-type="float" office:value="0.319092" calcext:value-type="float">
            <text:p>0.319092</text:p>
          </table:table-cell>
          <table:table-cell office:value-type="float" office:value="0.986465" calcext:value-type="float">
            <text:p>0.98646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9503" calcext:value-type="float">
            <text:p>-0.099503</text:p>
          </table:table-cell>
          <table:table-cell office:value-type="float" office:value="0.137238" calcext:value-type="float">
            <text:p>0.137238</text:p>
          </table:table-cell>
          <table:table-cell office:value-type="float" office:value="0.785568" calcext:value-type="float">
            <text:p>0.785568</text:p>
          </table:table-cell>
          <table:table-cell office:value-type="float" office:value="-0.069305" calcext:value-type="float">
            <text:p>-0.069305</text:p>
          </table:table-cell>
          <table:table-cell office:value-type="float" office:value="0.992981" calcext:value-type="float">
            <text:p>0.992981</text:p>
          </table:table-cell>
          <table:table-cell office:value-type="float" office:value="0.095871" calcext:value-type="float">
            <text:p>0.095871</text:p>
          </table:table-cell>
          <table:table-cell office:value-type="float" office:value="0.387161" calcext:value-type="float">
            <text:p>0.387161</text:p>
          </table:table-cell>
          <table:table-cell office:value-type="float" office:value="0.996201" calcext:value-type="float">
            <text:p>0.9962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3312" calcext:value-type="float">
            <text:p>-0.113312</text:p>
          </table:table-cell>
          <table:table-cell office:value-type="float" office:value="0.134201" calcext:value-type="float">
            <text:p>0.134201</text:p>
          </table:table-cell>
          <table:table-cell office:value-type="float" office:value="0.786545" calcext:value-type="float">
            <text:p>0.786545</text:p>
          </table:table-cell>
          <table:table-cell office:value-type="float" office:value="-0.340332" calcext:value-type="float">
            <text:p>-0.340332</text:p>
          </table:table-cell>
          <table:table-cell office:value-type="float" office:value="0.922882" calcext:value-type="float">
            <text:p>0.922882</text:p>
          </table:table-cell>
          <table:table-cell office:value-type="float" office:value="0.180161" calcext:value-type="float">
            <text:p>0.180161</text:p>
          </table:table-cell>
          <table:table-cell office:value-type="float" office:value="0.260727" calcext:value-type="float">
            <text:p>0.260727</text:p>
          </table:table-cell>
          <table:table-cell office:value-type="float" office:value="0.96701" calcext:value-type="float">
            <text:p>0.967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969" calcext:value-type="float">
            <text:p>-0.11969</text:p>
          </table:table-cell>
          <table:table-cell office:value-type="float" office:value="0.13118" calcext:value-type="float">
            <text:p>0.13118</text:p>
          </table:table-cell>
          <table:table-cell office:value-type="float" office:value="0.787537" calcext:value-type="float">
            <text:p>0.787537</text:p>
          </table:table-cell>
          <table:table-cell office:value-type="float" office:value="-0.48082" calcext:value-type="float">
            <text:p>-0.48082</text:p>
          </table:table-cell>
          <table:table-cell office:value-type="float" office:value="0.853958" calcext:value-type="float">
            <text:p>0.853958</text:p>
          </table:table-cell>
          <table:table-cell office:value-type="float" office:value="0.198898" calcext:value-type="float">
            <text:p>0.198898</text:p>
          </table:table-cell>
          <table:table-cell office:value-type="float" office:value="0.202362" calcext:value-type="float">
            <text:p>0.202362</text:p>
          </table:table-cell>
          <table:table-cell office:value-type="float" office:value="0.937836" calcext:value-type="float">
            <text:p>0.9378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27136" calcext:value-type="float">
            <text:p>0.127136</text:p>
          </table:table-cell>
          <table:table-cell office:value-type="float" office:value="0.788849" calcext:value-type="float">
            <text:p>0.788849</text:p>
          </table:table-cell>
          <table:table-cell office:value-type="float" office:value="-0.601852" calcext:value-type="float">
            <text:p>-0.601852</text:p>
          </table:table-cell>
          <table:table-cell office:value-type="float" office:value="0.772491" calcext:value-type="float">
            <text:p>0.772491</text:p>
          </table:table-cell>
          <table:table-cell office:value-type="float" office:value="0.20256" calcext:value-type="float">
            <text:p>0.20256</text:p>
          </table:table-cell>
          <table:table-cell office:value-type="float" office:value="0.153732" calcext:value-type="float">
            <text:p>0.153732</text:p>
          </table:table-cell>
          <table:table-cell office:value-type="float" office:value="0.898911" calcext:value-type="float">
            <text:p>0.89891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9257" calcext:value-type="float">
            <text:p>-0.129257</text:p>
          </table:table-cell>
          <table:table-cell office:value-type="float" office:value="0.123093" calcext:value-type="float">
            <text:p>0.123093</text:p>
          </table:table-cell>
          <table:table-cell office:value-type="float" office:value="0.790161" calcext:value-type="float">
            <text:p>0.790161</text:p>
          </table:table-cell>
          <table:table-cell office:value-type="float" office:value="-0.672073" calcext:value-type="float">
            <text:p>-0.672073</text:p>
          </table:table-cell>
          <table:table-cell office:value-type="float" office:value="0.705765" calcext:value-type="float">
            <text:p>0.705765</text:p>
          </table:table-cell>
          <table:table-cell office:value-type="float" office:value="0.224106" calcext:value-type="float">
            <text:p>0.224106</text:p>
          </table:table-cell>
          <table:table-cell office:value-type="float" office:value="0.114822" calcext:value-type="float">
            <text:p>0.114822</text:p>
          </table:table-cell>
          <table:table-cell office:value-type="float" office:value="0.860016" calcext:value-type="float">
            <text:p>0.8600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499" calcext:value-type="float">
            <text:p>-0.133499</text:p>
          </table:table-cell>
          <table:table-cell office:value-type="float" office:value="0.118027" calcext:value-type="float">
            <text:p>0.118027</text:p>
          </table:table-cell>
          <table:table-cell office:value-type="float" office:value="0.791809" calcext:value-type="float">
            <text:p>0.791809</text:p>
          </table:table-cell>
          <table:table-cell office:value-type="float" office:value="-0.750824" calcext:value-type="float">
            <text:p>-0.750824</text:p>
          </table:table-cell>
          <table:table-cell office:value-type="float" office:value="0.597214" calcext:value-type="float">
            <text:p>0.597214</text:p>
          </table:table-cell>
          <table:table-cell office:value-type="float" office:value="0.28215" calcext:value-type="float">
            <text:p>0.28215</text:p>
          </table:table-cell>
          <table:table-cell office:value-type="float" office:value="0.075912" calcext:value-type="float">
            <text:p>0.075912</text:p>
          </table:table-cell>
          <table:table-cell office:value-type="float" office:value="0.811371" calcext:value-type="float">
            <text:p>0.8113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6688" calcext:value-type="float">
            <text:p>-0.136688</text:p>
          </table:table-cell>
          <table:table-cell office:value-type="float" office:value="0.111969" calcext:value-type="float">
            <text:p>0.111969</text:p>
          </table:table-cell>
          <table:table-cell office:value-type="float" office:value="0.793777" calcext:value-type="float">
            <text:p>0.793777</text:p>
          </table:table-cell>
          <table:table-cell office:value-type="float" office:value="-0.821991" calcext:value-type="float">
            <text:p>-0.821991</text:p>
          </table:table-cell>
          <table:table-cell office:value-type="float" office:value="0.464813" calcext:value-type="float">
            <text:p>0.464813</text:p>
          </table:table-cell>
          <table:table-cell office:value-type="float" office:value="0.329041" calcext:value-type="float">
            <text:p>0.329041</text:p>
          </table:table-cell>
          <table:table-cell office:value-type="float" office:value="0.046738" calcext:value-type="float">
            <text:p>0.046738</text:p>
          </table:table-cell>
          <table:table-cell office:value-type="float" office:value="0.753021" calcext:value-type="float">
            <text:p>0.7530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8824" calcext:value-type="float">
            <text:p>-0.138824</text:p>
          </table:table-cell>
          <table:table-cell office:value-type="float" office:value="0.105911" calcext:value-type="float">
            <text:p>0.105911</text:p>
          </table:table-cell>
          <table:table-cell office:value-type="float" office:value="0.795746" calcext:value-type="float">
            <text:p>0.795746</text:p>
          </table:table-cell>
          <table:table-cell office:value-type="float" office:value="-0.887161" calcext:value-type="float">
            <text:p>-0.887161</text:p>
          </table:table-cell>
          <table:table-cell office:value-type="float" office:value="0.328995" calcext:value-type="float">
            <text:p>0.328995</text:p>
          </table:table-cell>
          <table:table-cell office:value-type="float" office:value="0.323578" calcext:value-type="float">
            <text:p>0.323578</text:p>
          </table:table-cell>
          <table:table-cell office:value-type="float" office:value="0.027283" calcext:value-type="float">
            <text:p>0.027283</text:p>
          </table:table-cell>
          <table:table-cell office:value-type="float" office:value="0.694672" calcext:value-type="float">
            <text:p>0.6946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9877" calcext:value-type="float">
            <text:p>-0.139877</text:p>
          </table:table-cell>
          <table:table-cell office:value-type="float" office:value="0.098831" calcext:value-type="float">
            <text:p>0.098831</text:p>
          </table:table-cell>
          <table:table-cell office:value-type="float" office:value="0.798035" calcext:value-type="float">
            <text:p>0.798035</text:p>
          </table:table-cell>
          <table:table-cell office:value-type="float" office:value="-0.926682" calcext:value-type="float">
            <text:p>-0.926682</text:p>
          </table:table-cell>
          <table:table-cell office:value-type="float" office:value="0.181595" calcext:value-type="float">
            <text:p>0.181595</text:p>
          </table:table-cell>
          <table:table-cell office:value-type="float" office:value="0.329041" calcext:value-type="float">
            <text:p>0.329041</text:p>
          </table:table-cell>
          <table:table-cell office:value-type="float" office:value="0.017563" calcext:value-type="float">
            <text:p>0.017563</text:p>
          </table:table-cell>
          <table:table-cell office:value-type="float" office:value="0.626587" calcext:value-type="float">
            <text:p>0.6265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9877" calcext:value-type="float">
            <text:p>-0.139877</text:p>
          </table:table-cell>
          <table:table-cell office:value-type="float" office:value="0.092773" calcext:value-type="float">
            <text:p>0.092773</text:p>
          </table:table-cell>
          <table:table-cell office:value-type="float" office:value="0.800003" calcext:value-type="float">
            <text:p>0.800003</text:p>
          </table:table-cell>
          <table:table-cell office:value-type="float" office:value="-0.914642" calcext:value-type="float">
            <text:p>-0.914642</text:p>
          </table:table-cell>
          <table:table-cell office:value-type="float" office:value="0.057312" calcext:value-type="float">
            <text:p>0.057312</text:p>
          </table:table-cell>
          <table:table-cell office:value-type="float" office:value="0.400192" calcext:value-type="float">
            <text:p>0.400192</text:p>
          </table:table-cell>
          <table:table-cell office:value-type="float" office:value="0.017563" calcext:value-type="float">
            <text:p>0.017563</text:p>
          </table:table-cell>
          <table:table-cell office:value-type="float" office:value="0.568222" calcext:value-type="float">
            <text:p>0.5682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8824" calcext:value-type="float">
            <text:p>-0.138824</text:p>
          </table:table-cell>
          <table:table-cell office:value-type="float" office:value="0.085693" calcext:value-type="float">
            <text:p>0.085693</text:p>
          </table:table-cell>
          <table:table-cell office:value-type="float" office:value="0.802307" calcext:value-type="float">
            <text:p>0.802307</text:p>
          </table:table-cell>
          <table:table-cell office:value-type="float" office:value="-0.877991" calcext:value-type="float">
            <text:p>-0.877991</text:p>
          </table:table-cell>
          <table:table-cell office:value-type="float" office:value="-0.071594" calcext:value-type="float">
            <text:p>-0.071594</text:p>
          </table:table-cell>
          <table:table-cell office:value-type="float" office:value="0.473297" calcext:value-type="float">
            <text:p>0.473297</text:p>
          </table:table-cell>
          <table:table-cell office:value-type="float" office:value="0.027283" calcext:value-type="float">
            <text:p>0.027283</text:p>
          </table:table-cell>
          <table:table-cell office:value-type="float" office:value="0.500137" calcext:value-type="float">
            <text:p>0.50013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6642" calcext:value-type="float">
            <text:p>-0.136642</text:p>
          </table:table-cell>
          <table:table-cell office:value-type="float" office:value="0.079681" calcext:value-type="float">
            <text:p>0.079681</text:p>
          </table:table-cell>
          <table:table-cell office:value-type="float" office:value="0.80426" calcext:value-type="float">
            <text:p>0.80426</text:p>
          </table:table-cell>
          <table:table-cell office:value-type="float" office:value="-0.82695" calcext:value-type="float">
            <text:p>-0.82695</text:p>
          </table:table-cell>
          <table:table-cell office:value-type="float" office:value="-0.187393" calcext:value-type="float">
            <text:p>-0.187393</text:p>
          </table:table-cell>
          <table:table-cell office:value-type="float" office:value="0.530121" calcext:value-type="float">
            <text:p>0.530121</text:p>
          </table:table-cell>
          <table:table-cell office:value-type="float" office:value="0.04718" calcext:value-type="float">
            <text:p>0.04718</text:p>
          </table:table-cell>
          <table:table-cell office:value-type="float" office:value="0.442322" calcext:value-type="float">
            <text:p>0.4423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499" calcext:value-type="float">
            <text:p>-0.133499</text:p>
          </table:table-cell>
          <table:table-cell office:value-type="float" office:value="0.073563" calcext:value-type="float">
            <text:p>0.073563</text:p>
          </table:table-cell>
          <table:table-cell office:value-type="float" office:value="0.806244" calcext:value-type="float">
            <text:p>0.806244</text:p>
          </table:table-cell>
          <table:table-cell office:value-type="float" office:value="-0.751923" calcext:value-type="float">
            <text:p>-0.751923</text:p>
          </table:table-cell>
          <table:table-cell office:value-type="float" office:value="-0.315613" calcext:value-type="float">
            <text:p>-0.315613</text:p>
          </table:table-cell>
          <table:table-cell office:value-type="float" office:value="0.578796" calcext:value-type="float">
            <text:p>0.578796</text:p>
          </table:table-cell>
          <table:table-cell office:value-type="float" office:value="0.075912" calcext:value-type="float">
            <text:p>0.075912</text:p>
          </table:table-cell>
          <table:table-cell office:value-type="float" office:value="0.383423" calcext:value-type="float">
            <text:p>0.3834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8052" calcext:value-type="float">
            <text:p>-0.128052</text:p>
          </table:table-cell>
          <table:table-cell office:value-type="float" office:value="0.069412" calcext:value-type="float">
            <text:p>0.069412</text:p>
          </table:table-cell>
          <table:table-cell office:value-type="float" office:value="0.809906" calcext:value-type="float">
            <text:p>0.809906</text:p>
          </table:table-cell>
          <table:table-cell office:value-type="float" office:value="-0.564713" calcext:value-type="float">
            <text:p>-0.564713</text:p>
          </table:table-cell>
          <table:table-cell office:value-type="float" office:value="-0.279541" calcext:value-type="float">
            <text:p>-0.279541</text:p>
          </table:table-cell>
          <table:table-cell office:value-type="float" office:value="0.776505" calcext:value-type="float">
            <text:p>0.776505</text:p>
          </table:table-cell>
          <table:table-cell office:value-type="float" office:value="0.125809" calcext:value-type="float">
            <text:p>0.125809</text:p>
          </table:table-cell>
          <table:table-cell office:value-type="float" office:value="0.336929" calcext:value-type="float">
            <text:p>0.3369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9257" calcext:value-type="float">
            <text:p>-0.129257</text:p>
          </table:table-cell>
          <table:table-cell office:value-type="float" office:value="0.068512" calcext:value-type="float">
            <text:p>0.068512</text:p>
          </table:table-cell>
          <table:table-cell office:value-type="float" office:value="0.807892" calcext:value-type="float">
            <text:p>0.807892</text:p>
          </table:table-cell>
          <table:table-cell office:value-type="float" office:value="-0.671951" calcext:value-type="float">
            <text:p>-0.671951</text:p>
          </table:table-cell>
          <table:table-cell office:value-type="float" office:value="-0.439011" calcext:value-type="float">
            <text:p>-0.439011</text:p>
          </table:table-cell>
          <table:table-cell office:value-type="float" office:value="0.596436" calcext:value-type="float">
            <text:p>0.596436</text:p>
          </table:table-cell>
          <table:table-cell office:value-type="float" office:value="0.114822" calcext:value-type="float">
            <text:p>0.114822</text:p>
          </table:table-cell>
          <table:table-cell office:value-type="float" office:value="0.334778" calcext:value-type="float">
            <text:p>0.3347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064468" calcext:value-type="float">
            <text:p>0.064468</text:p>
          </table:table-cell>
          <table:table-cell office:value-type="float" office:value="0.809204" calcext:value-type="float">
            <text:p>0.809204</text:p>
          </table:table-cell>
          <table:table-cell office:value-type="float" office:value="-0.601746" calcext:value-type="float">
            <text:p>-0.601746</text:p>
          </table:table-cell>
          <table:table-cell office:value-type="float" office:value="-0.505615" calcext:value-type="float">
            <text:p>-0.505615</text:p>
          </table:table-cell>
          <table:table-cell office:value-type="float" office:value="0.618271" calcext:value-type="float">
            <text:p>0.618271</text:p>
          </table:table-cell>
          <table:table-cell office:value-type="float" office:value="0.153732" calcext:value-type="float">
            <text:p>0.153732</text:p>
          </table:table-cell>
          <table:table-cell office:value-type="float" office:value="0.295883" calcext:value-type="float">
            <text:p>0.29588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969" calcext:value-type="float">
            <text:p>-0.11969</text:p>
          </table:table-cell>
          <table:table-cell office:value-type="float" office:value="0.060425" calcext:value-type="float">
            <text:p>0.060425</text:p>
          </table:table-cell>
          <table:table-cell office:value-type="float" office:value="0.810516" calcext:value-type="float">
            <text:p>0.810516</text:p>
          </table:table-cell>
          <table:table-cell office:value-type="float" office:value="-0.481918" calcext:value-type="float">
            <text:p>-0.481918</text:p>
          </table:table-cell>
          <table:table-cell office:value-type="float" office:value="-0.588043" calcext:value-type="float">
            <text:p>-0.588043</text:p>
          </table:table-cell>
          <table:table-cell office:value-type="float" office:value="0.649582" calcext:value-type="float">
            <text:p>0.649582</text:p>
          </table:table-cell>
          <table:table-cell office:value-type="float" office:value="0.202362" calcext:value-type="float">
            <text:p>0.202362</text:p>
          </table:table-cell>
          <table:table-cell office:value-type="float" office:value="0.256973" calcext:value-type="float">
            <text:p>0.25697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3037" calcext:value-type="float">
            <text:p>-0.113037</text:p>
          </table:table-cell>
          <table:table-cell office:value-type="float" office:value="0.057373" calcext:value-type="float">
            <text:p>0.057373</text:p>
          </table:table-cell>
          <table:table-cell office:value-type="float" office:value="0.811508" calcext:value-type="float">
            <text:p>0.811508</text:p>
          </table:table-cell>
          <table:table-cell office:value-type="float" office:value="-0.343277" calcext:value-type="float">
            <text:p>-0.343277</text:p>
          </table:table-cell>
          <table:table-cell office:value-type="float" office:value="-0.653519" calcext:value-type="float">
            <text:p>-0.653519</text:p>
          </table:table-cell>
          <table:table-cell office:value-type="float" office:value="0.674591" calcext:value-type="float">
            <text:p>0.674591</text:p>
          </table:table-cell>
          <table:table-cell office:value-type="float" office:value="0.263306" calcext:value-type="float">
            <text:p>0.263306</text:p>
          </table:table-cell>
          <table:table-cell office:value-type="float" office:value="0.22757" calcext:value-type="float">
            <text:p>0.2275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6934" calcext:value-type="float">
            <text:p>-0.106934</text:p>
          </table:table-cell>
          <table:table-cell office:value-type="float" office:value="0.055374" calcext:value-type="float">
            <text:p>0.055374</text:p>
          </table:table-cell>
          <table:table-cell office:value-type="float" office:value="0.812164" calcext:value-type="float">
            <text:p>0.812164</text:p>
          </table:table-cell>
          <table:table-cell office:value-type="float" office:value="-0.21489" calcext:value-type="float">
            <text:p>-0.21489</text:p>
          </table:table-cell>
          <table:table-cell office:value-type="float" office:value="-0.716553" calcext:value-type="float">
            <text:p>-0.716553</text:p>
          </table:table-cell>
          <table:table-cell office:value-type="float" office:value="0.663605" calcext:value-type="float">
            <text:p>0.663605</text:p>
          </table:table-cell>
          <table:table-cell office:value-type="float" office:value="0.319092" calcext:value-type="float">
            <text:p>0.319092</text:p>
          </table:table-cell>
          <table:table-cell office:value-type="float" office:value="0.208328" calcext:value-type="float">
            <text:p>0.2083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9503" calcext:value-type="float">
            <text:p>-0.099503</text:p>
          </table:table-cell>
          <table:table-cell office:value-type="float" office:value="0.054367" calcext:value-type="float">
            <text:p>0.054367</text:p>
          </table:table-cell>
          <table:table-cell office:value-type="float" office:value="0.812485" calcext:value-type="float">
            <text:p>0.812485</text:p>
          </table:table-cell>
          <table:table-cell office:value-type="float" office:value="-0.071045" calcext:value-type="float">
            <text:p>-0.071045</text:p>
          </table:table-cell>
          <table:table-cell office:value-type="float" office:value="-0.767517" calcext:value-type="float">
            <text:p>-0.767517</text:p>
          </table:table-cell>
          <table:table-cell office:value-type="float" office:value="0.637085" calcext:value-type="float">
            <text:p>0.637085</text:p>
          </table:table-cell>
          <table:table-cell office:value-type="float" office:value="0.387161" calcext:value-type="float">
            <text:p>0.387161</text:p>
          </table:table-cell>
          <table:table-cell office:value-type="float" office:value="0.198624" calcext:value-type="float">
            <text:p>0.19862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124" calcext:value-type="float">
            <text:p>-0.093124</text:p>
          </table:table-cell>
          <table:table-cell office:value-type="float" office:value="0.054367" calcext:value-type="float">
            <text:p>0.054367</text:p>
          </table:table-cell>
          <table:table-cell office:value-type="float" office:value="0.812485" calcext:value-type="float">
            <text:p>0.812485</text:p>
          </table:table-cell>
          <table:table-cell office:value-type="float" office:value="0.069138" calcext:value-type="float">
            <text:p>0.069138</text:p>
          </table:table-cell>
          <table:table-cell office:value-type="float" office:value="-0.746933" calcext:value-type="float">
            <text:p>-0.746933</text:p>
          </table:table-cell>
          <table:table-cell office:value-type="float" office:value="0.661301" calcext:value-type="float">
            <text:p>0.661301</text:p>
          </table:table-cell>
          <table:table-cell office:value-type="float" office:value="0.445526" calcext:value-type="float">
            <text:p>0.445526</text:p>
          </table:table-cell>
          <table:table-cell office:value-type="float" office:value="0.198624" calcext:value-type="float">
            <text:p>0.19862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5678" calcext:value-type="float">
            <text:p>-0.085678</text:p>
          </table:table-cell>
          <table:table-cell office:value-type="float" office:value="0.055374" calcext:value-type="float">
            <text:p>0.055374</text:p>
          </table:table-cell>
          <table:table-cell office:value-type="float" office:value="0.812164" calcext:value-type="float">
            <text:p>0.812164</text:p>
          </table:table-cell>
          <table:table-cell office:value-type="float" office:value="0.210724" calcext:value-type="float">
            <text:p>0.210724</text:p>
          </table:table-cell>
          <table:table-cell office:value-type="float" office:value="-0.695923" calcext:value-type="float">
            <text:p>-0.695923</text:p>
          </table:table-cell>
          <table:table-cell office:value-type="float" office:value="0.686493" calcext:value-type="float">
            <text:p>0.686493</text:p>
          </table:table-cell>
          <table:table-cell office:value-type="float" office:value="0.513611" calcext:value-type="float">
            <text:p>0.513611</text:p>
          </table:table-cell>
          <table:table-cell office:value-type="float" office:value="0.208328" calcext:value-type="float">
            <text:p>0.2083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315" calcext:value-type="float">
            <text:p>-0.079315</text:p>
          </table:table-cell>
          <table:table-cell office:value-type="float" office:value="0.057388" calcext:value-type="float">
            <text:p>0.057388</text:p>
          </table:table-cell>
          <table:table-cell office:value-type="float" office:value="0.811508" calcext:value-type="float">
            <text:p>0.811508</text:p>
          </table:table-cell>
          <table:table-cell office:value-type="float" office:value="0.340408" calcext:value-type="float">
            <text:p>0.340408</text:p>
          </table:table-cell>
          <table:table-cell office:value-type="float" office:value="-0.640869" calcext:value-type="float">
            <text:p>-0.640869</text:p>
          </table:table-cell>
          <table:table-cell office:value-type="float" office:value="0.688049" calcext:value-type="float">
            <text:p>0.688049</text:p>
          </table:table-cell>
          <table:table-cell office:value-type="float" office:value="0.571976" calcext:value-type="float">
            <text:p>0.571976</text:p>
          </table:table-cell>
          <table:table-cell office:value-type="float" office:value="0.227798" calcext:value-type="float">
            <text:p>0.22779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2937" calcext:value-type="float">
            <text:p>-0.072937</text:p>
          </table:table-cell>
          <table:table-cell office:value-type="float" office:value="0.060425" calcext:value-type="float">
            <text:p>0.060425</text:p>
          </table:table-cell>
          <table:table-cell office:value-type="float" office:value="0.810516" calcext:value-type="float">
            <text:p>0.810516</text:p>
          </table:table-cell>
          <table:table-cell office:value-type="float" office:value="0.48082" calcext:value-type="float">
            <text:p>0.48082</text:p>
          </table:table-cell>
          <table:table-cell office:value-type="float" office:value="-0.573883" calcext:value-type="float">
            <text:p>-0.573883</text:p>
          </table:table-cell>
          <table:table-cell office:value-type="float" office:value="0.662933" calcext:value-type="float">
            <text:p>0.662933</text:p>
          </table:table-cell>
          <table:table-cell office:value-type="float" office:value="0.630341" calcext:value-type="float">
            <text:p>0.630341</text:p>
          </table:table-cell>
          <table:table-cell office:value-type="float" office:value="0.256973" calcext:value-type="float">
            <text:p>0.25697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612" calcext:value-type="float">
            <text:p>-0.067612</text:p>
          </table:table-cell>
          <table:table-cell office:value-type="float" office:value="0.064468" calcext:value-type="float">
            <text:p>0.064468</text:p>
          </table:table-cell>
          <table:table-cell office:value-type="float" office:value="0.809204" calcext:value-type="float">
            <text:p>0.809204</text:p>
          </table:table-cell>
          <table:table-cell office:value-type="float" office:value="0.601852" calcext:value-type="float">
            <text:p>0.601852</text:p>
          </table:table-cell>
          <table:table-cell office:value-type="float" office:value="-0.505707" calcext:value-type="float">
            <text:p>-0.505707</text:p>
          </table:table-cell>
          <table:table-cell office:value-type="float" office:value="0.618088" calcext:value-type="float">
            <text:p>0.618088</text:p>
          </table:table-cell>
          <table:table-cell office:value-type="float" office:value="0.67897" calcext:value-type="float">
            <text:p>0.67897</text:p>
          </table:table-cell>
          <table:table-cell office:value-type="float" office:value="0.295883" calcext:value-type="float">
            <text:p>0.29588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337" calcext:value-type="float">
            <text:p>-0.06337</text:p>
          </table:table-cell>
          <table:table-cell office:value-type="float" office:value="0.068512" calcext:value-type="float">
            <text:p>0.068512</text:p>
          </table:table-cell>
          <table:table-cell office:value-type="float" office:value="0.807892" calcext:value-type="float">
            <text:p>0.807892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-0.439194" calcext:value-type="float">
            <text:p>-0.439194</text:p>
          </table:table-cell>
          <table:table-cell office:value-type="float" office:value="0.596222" calcext:value-type="float">
            <text:p>0.596222</text:p>
          </table:table-cell>
          <table:table-cell office:value-type="float" office:value="0.717865" calcext:value-type="float">
            <text:p>0.717865</text:p>
          </table:table-cell>
          <table:table-cell office:value-type="float" office:value="0.334778" calcext:value-type="float">
            <text:p>0.3347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9113" calcext:value-type="float">
            <text:p>-0.059113</text:p>
          </table:table-cell>
          <table:table-cell office:value-type="float" office:value="0.073563" calcext:value-type="float">
            <text:p>0.073563</text:p>
          </table:table-cell>
          <table:table-cell office:value-type="float" office:value="0.806244" calcext:value-type="float">
            <text:p>0.806244</text:p>
          </table:table-cell>
          <table:table-cell office:value-type="float" office:value="0.750732" calcext:value-type="float">
            <text:p>0.750732</text:p>
          </table:table-cell>
          <table:table-cell office:value-type="float" office:value="-0.317322" calcext:value-type="float">
            <text:p>-0.317322</text:p>
          </table:table-cell>
          <table:table-cell office:value-type="float" office:value="0.579391" calcext:value-type="float">
            <text:p>0.579391</text:p>
          </table:table-cell>
          <table:table-cell office:value-type="float" office:value="0.756775" calcext:value-type="float">
            <text:p>0.756775</text:p>
          </table:table-cell>
          <table:table-cell office:value-type="float" office:value="0.383423" calcext:value-type="float">
            <text:p>0.3834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5923" calcext:value-type="float">
            <text:p>-0.055923</text:p>
          </table:table-cell>
          <table:table-cell office:value-type="float" office:value="0.079636" calcext:value-type="float">
            <text:p>0.079636</text:p>
          </table:table-cell>
          <table:table-cell office:value-type="float" office:value="0.804276" calcext:value-type="float">
            <text:p>0.804276</text:p>
          </table:table-cell>
          <table:table-cell office:value-type="float" office:value="0.822052" calcext:value-type="float">
            <text:p>0.822052</text:p>
          </table:table-cell>
          <table:table-cell office:value-type="float" office:value="-0.182587" calcext:value-type="float">
            <text:p>-0.182587</text:p>
          </table:table-cell>
          <table:table-cell office:value-type="float" office:value="0.539337" calcext:value-type="float">
            <text:p>0.539337</text:p>
          </table:table-cell>
          <table:table-cell office:value-type="float" office:value="0.78595" calcext:value-type="float">
            <text:p>0.78595</text:p>
          </table:table-cell>
          <table:table-cell office:value-type="float" office:value="0.441772" calcext:value-type="float">
            <text:p>0.4417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3802" calcext:value-type="float">
            <text:p>-0.053802</text:p>
          </table:table-cell>
          <table:table-cell office:value-type="float" office:value="0.085693" calcext:value-type="float">
            <text:p>0.085693</text:p>
          </table:table-cell>
          <table:table-cell office:value-type="float" office:value="0.802307" calcext:value-type="float">
            <text:p>0.802307</text:p>
          </table:table-cell>
          <table:table-cell office:value-type="float" office:value="0.887283" calcext:value-type="float">
            <text:p>0.887283</text:p>
          </table:table-cell>
          <table:table-cell office:value-type="float" office:value="-0.076126" calcext:value-type="float">
            <text:p>-0.076126</text:p>
          </table:table-cell>
          <table:table-cell office:value-type="float" office:value="0.454895" calcext:value-type="float">
            <text:p>0.454895</text:p>
          </table:table-cell>
          <table:table-cell office:value-type="float" office:value="0.805405" calcext:value-type="float">
            <text:p>0.805405</text:p>
          </table:table-cell>
          <table:table-cell office:value-type="float" office:value="0.500137" calcext:value-type="float">
            <text:p>0.50013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2734" calcext:value-type="float">
            <text:p>-0.052734</text:p>
          </table:table-cell>
          <table:table-cell office:value-type="float" office:value="0.092773" calcext:value-type="float">
            <text:p>0.092773</text:p>
          </table:table-cell>
          <table:table-cell office:value-type="float" office:value="0.800003" calcext:value-type="float">
            <text:p>0.800003</text:p>
          </table:table-cell>
          <table:table-cell office:value-type="float" office:value="0.926834" calcext:value-type="float">
            <text:p>0.926834</text:p>
          </table:table-cell>
          <table:table-cell office:value-type="float" office:value="0.046234" calcext:value-type="float">
            <text:p>0.046234</text:p>
          </table:table-cell>
          <table:table-cell office:value-type="float" office:value="0.37262" calcext:value-type="float">
            <text:p>0.37262</text:p>
          </table:table-cell>
          <table:table-cell office:value-type="float" office:value="0.81514" calcext:value-type="float">
            <text:p>0.81514</text:p>
          </table:table-cell>
          <table:table-cell office:value-type="float" office:value="0.568222" calcext:value-type="float">
            <text:p>0.5682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2734" calcext:value-type="float">
            <text:p>-0.052734</text:p>
          </table:table-cell>
          <table:table-cell office:value-type="float" office:value="0.098831" calcext:value-type="float">
            <text:p>0.098831</text:p>
          </table:table-cell>
          <table:table-cell office:value-type="float" office:value="0.798035" calcext:value-type="float">
            <text:p>0.798035</text:p>
          </table:table-cell>
          <table:table-cell office:value-type="float" office:value="0.91481" calcext:value-type="float">
            <text:p>0.91481</text:p>
          </table:table-cell>
          <table:table-cell office:value-type="float" office:value="0.188858" calcext:value-type="float">
            <text:p>0.188858</text:p>
          </table:table-cell>
          <table:table-cell office:value-type="float" office:value="0.357025" calcext:value-type="float">
            <text:p>0.357025</text:p>
          </table:table-cell>
          <table:table-cell office:value-type="float" office:value="0.81514" calcext:value-type="float">
            <text:p>0.81514</text:p>
          </table:table-cell>
          <table:table-cell office:value-type="float" office:value="0.626587" calcext:value-type="float">
            <text:p>0.6265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3802" calcext:value-type="float">
            <text:p>-0.053802</text:p>
          </table:table-cell>
          <table:table-cell office:value-type="float" office:value="0.105911" calcext:value-type="float">
            <text:p>0.105911</text:p>
          </table:table-cell>
          <table:table-cell office:value-type="float" office:value="0.795746" calcext:value-type="float">
            <text:p>0.795746</text:p>
          </table:table-cell>
          <table:table-cell office:value-type="float" office:value="0.873917" calcext:value-type="float">
            <text:p>0.873917</text:p>
          </table:table-cell>
          <table:table-cell office:value-type="float" office:value="0.335831" calcext:value-type="float">
            <text:p>0.335831</text:p>
          </table:table-cell>
          <table:table-cell office:value-type="float" office:value="0.351395" calcext:value-type="float">
            <text:p>0.351395</text:p>
          </table:table-cell>
          <table:table-cell office:value-type="float" office:value="0.805405" calcext:value-type="float">
            <text:p>0.805405</text:p>
          </table:table-cell>
          <table:table-cell office:value-type="float" office:value="0.694672" calcext:value-type="float">
            <text:p>0.6946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5923" calcext:value-type="float">
            <text:p>-0.055923</text:p>
          </table:table-cell>
          <table:table-cell office:value-type="float" office:value="0.111969" calcext:value-type="float">
            <text:p>0.111969</text:p>
          </table:table-cell>
          <table:table-cell office:value-type="float" office:value="0.793777" calcext:value-type="float">
            <text:p>0.793777</text:p>
          </table:table-cell>
          <table:table-cell office:value-type="float" office:value="0.822006" calcext:value-type="float">
            <text:p>0.822006</text:p>
          </table:table-cell>
          <table:table-cell office:value-type="float" office:value="0.464767" calcext:value-type="float">
            <text:p>0.464767</text:p>
          </table:table-cell>
          <table:table-cell office:value-type="float" office:value="0.329086" calcext:value-type="float">
            <text:p>0.329086</text:p>
          </table:table-cell>
          <table:table-cell office:value-type="float" office:value="0.78595" calcext:value-type="float">
            <text:p>0.78595</text:p>
          </table:table-cell>
          <table:table-cell office:value-type="float" office:value="0.753021" calcext:value-type="float">
            <text:p>0.75302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59113" calcext:value-type="float">
            <text:p>-0.059113</text:p>
          </table:table-cell>
          <table:table-cell office:value-type="float" office:value="0.118027" calcext:value-type="float">
            <text:p>0.118027</text:p>
          </table:table-cell>
          <table:table-cell office:value-type="float" office:value="0.791809" calcext:value-type="float">
            <text:p>0.791809</text:p>
          </table:table-cell>
          <table:table-cell office:value-type="float" office:value="0.750778" calcext:value-type="float">
            <text:p>0.750778</text:p>
          </table:table-cell>
          <table:table-cell office:value-type="float" office:value="0.59726" calcext:value-type="float">
            <text:p>0.59726</text:p>
          </table:table-cell>
          <table:table-cell office:value-type="float" office:value="0.28215" calcext:value-type="float">
            <text:p>0.28215</text:p>
          </table:table-cell>
          <table:table-cell office:value-type="float" office:value="0.756775" calcext:value-type="float">
            <text:p>0.756775</text:p>
          </table:table-cell>
          <table:table-cell office:value-type="float" office:value="0.811371" calcext:value-type="float">
            <text:p>0.8113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337" calcext:value-type="float">
            <text:p>-0.06337</text:p>
          </table:table-cell>
          <table:table-cell office:value-type="float" office:value="0.123093" calcext:value-type="float">
            <text:p>0.123093</text:p>
          </table:table-cell>
          <table:table-cell office:value-type="float" office:value="0.790161" calcext:value-type="float">
            <text:p>0.790161</text:p>
          </table:table-cell>
          <table:table-cell office:value-type="float" office:value="0.671997" calcext:value-type="float">
            <text:p>0.671997</text:p>
          </table:table-cell>
          <table:table-cell office:value-type="float" office:value="0.70578" calcext:value-type="float">
            <text:p>0.70578</text:p>
          </table:table-cell>
          <table:table-cell office:value-type="float" office:value="0.224289" calcext:value-type="float">
            <text:p>0.224289</text:p>
          </table:table-cell>
          <table:table-cell office:value-type="float" office:value="0.717865" calcext:value-type="float">
            <text:p>0.717865</text:p>
          </table:table-cell>
          <table:table-cell office:value-type="float" office:value="0.860016" calcext:value-type="float">
            <text:p>0.8600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612" calcext:value-type="float">
            <text:p>-0.067612</text:p>
          </table:table-cell>
          <table:table-cell office:value-type="float" office:value="0.127136" calcext:value-type="float">
            <text:p>0.127136</text:p>
          </table:table-cell>
          <table:table-cell office:value-type="float" office:value="0.788849" calcext:value-type="float">
            <text:p>0.788849</text:p>
          </table:table-cell>
          <table:table-cell office:value-type="float" office:value="0.601852" calcext:value-type="float">
            <text:p>0.601852</text:p>
          </table:table-cell>
          <table:table-cell office:value-type="float" office:value="0.772446" calcext:value-type="float">
            <text:p>0.772446</text:p>
          </table:table-cell>
          <table:table-cell office:value-type="float" office:value="0.202713" calcext:value-type="float">
            <text:p>0.202713</text:p>
          </table:table-cell>
          <table:table-cell office:value-type="float" office:value="0.67897" calcext:value-type="float">
            <text:p>0.67897</text:p>
          </table:table-cell>
          <table:table-cell office:value-type="float" office:value="0.898911" calcext:value-type="float">
            <text:p>0.89891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2937" calcext:value-type="float">
            <text:p>-0.072937</text:p>
          </table:table-cell>
          <table:table-cell office:value-type="float" office:value="0.13118" calcext:value-type="float">
            <text:p>0.13118</text:p>
          </table:table-cell>
          <table:table-cell office:value-type="float" office:value="0.787537" calcext:value-type="float">
            <text:p>0.787537</text:p>
          </table:table-cell>
          <table:table-cell office:value-type="float" office:value="0.480881" calcext:value-type="float">
            <text:p>0.480881</text:p>
          </table:table-cell>
          <table:table-cell office:value-type="float" office:value="0.853973" calcext:value-type="float">
            <text:p>0.853973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630341" calcext:value-type="float">
            <text:p>0.630341</text:p>
          </table:table-cell>
          <table:table-cell office:value-type="float" office:value="0.937836" calcext:value-type="float">
            <text:p>0.93783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315" calcext:value-type="float">
            <text:p>-0.079315</text:p>
          </table:table-cell>
          <table:table-cell office:value-type="float" office:value="0.134201" calcext:value-type="float">
            <text:p>0.134201</text:p>
          </table:table-cell>
          <table:table-cell office:value-type="float" office:value="0.786545" calcext:value-type="float">
            <text:p>0.786545</text:p>
          </table:table-cell>
          <table:table-cell office:value-type="float" office:value="0.340378" calcext:value-type="float">
            <text:p>0.340378</text:p>
          </table:table-cell>
          <table:table-cell office:value-type="float" office:value="0.922943" calcext:value-type="float">
            <text:p>0.922943</text:p>
          </table:table-cell>
          <table:table-cell office:value-type="float" office:value="0.179794" calcext:value-type="float">
            <text:p>0.179794</text:p>
          </table:table-cell>
          <table:table-cell office:value-type="float" office:value="0.571976" calcext:value-type="float">
            <text:p>0.571976</text:p>
          </table:table-cell>
          <table:table-cell office:value-type="float" office:value="0.96701" calcext:value-type="float">
            <text:p>0.967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5678" calcext:value-type="float">
            <text:p>-0.085678</text:p>
          </table:table-cell>
          <table:table-cell office:value-type="float" office:value="0.13623" calcext:value-type="float">
            <text:p>0.13623</text:p>
          </table:table-cell>
          <table:table-cell office:value-type="float" office:value="0.785889" calcext:value-type="float">
            <text:p>0.785889</text:p>
          </table:table-cell>
          <table:table-cell office:value-type="float" office:value="0.212982" calcext:value-type="float">
            <text:p>0.212982</text:p>
          </table:table-cell>
          <table:table-cell office:value-type="float" office:value="0.970291" calcext:value-type="float">
            <text:p>0.970291</text:p>
          </table:table-cell>
          <table:table-cell office:value-type="float" office:value="0.114822" calcext:value-type="float">
            <text:p>0.114822</text:p>
          </table:table-cell>
          <table:table-cell office:value-type="float" office:value="0.513611" calcext:value-type="float">
            <text:p>0.513611</text:p>
          </table:table-cell>
          <table:table-cell office:value-type="float" office:value="0.986465" calcext:value-type="float">
            <text:p>0.98646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124" calcext:value-type="float">
            <text:p>-0.093124</text:p>
          </table:table-cell>
          <table:table-cell office:value-type="float" office:value="0.137238" calcext:value-type="float">
            <text:p>0.137238</text:p>
          </table:table-cell>
          <table:table-cell office:value-type="float" office:value="0.785568" calcext:value-type="float">
            <text:p>0.785568</text:p>
          </table:table-cell>
          <table:table-cell office:value-type="float" office:value="0.071152" calcext:value-type="float">
            <text:p>0.071152</text:p>
          </table:table-cell>
          <table:table-cell office:value-type="float" office:value="0.995377" calcext:value-type="float">
            <text:p>0.995377</text:p>
          </table:table-cell>
          <table:table-cell office:value-type="float" office:value="0.064438" calcext:value-type="float">
            <text:p>0.064438</text:p>
          </table:table-cell>
          <table:table-cell office:value-type="float" office:value="0.445526" calcext:value-type="float">
            <text:p>0.445526</text:p>
          </table:table-cell>
          <table:table-cell office:value-type="float" office:value="0.996201" calcext:value-type="float">
            <text:p>0.9962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4827" calcext:value-type="float">
            <text:p>-0.134827</text:p>
          </table:table-cell>
          <table:table-cell office:value-type="float" office:value="0.099304" calcext:value-type="float">
            <text:p>0.099304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17581" calcext:value-type="float">
            <text:p>0.817581</text:p>
          </table:table-cell>
          <table:table-cell office:value-type="float" office:value="0.112488" calcext:value-type="float">
            <text:p>0.112488</text:p>
          </table:table-cell>
          <table:table-cell office:value-type="float" office:value="0.564728" calcext:value-type="float">
            <text:p>0.564728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0.625793" calcext:value-type="float">
            <text:p>0.6257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011" calcext:value-type="float">
            <text:p>-0.133011</text:p>
          </table:table-cell>
          <table:table-cell office:value-type="float" office:value="0.098343" calcext:value-type="float">
            <text:p>0.098343</text:p>
          </table:table-cell>
          <table:table-cell office:value-type="float" office:value="0.798859" calcext:value-type="float">
            <text:p>0.798859</text:p>
          </table:table-cell>
          <table:table-cell office:value-type="float" office:value="0.817581" calcext:value-type="float">
            <text:p>0.817581</text:p>
          </table:table-cell>
          <table:table-cell office:value-type="float" office:value="0.112488" calcext:value-type="float">
            <text:p>0.112488</text:p>
          </table:table-cell>
          <table:table-cell office:value-type="float" office:value="0.564728" calcext:value-type="float">
            <text:p>0.564728</text:p>
          </table:table-cell>
          <table:table-cell office:value-type="float" office:value="0.078781" calcext:value-type="float">
            <text:p>0.078781</text:p>
          </table:table-cell>
          <table:table-cell office:value-type="float" office:value="0.624329" calcext:value-type="float">
            <text:p>0.6243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4827" calcext:value-type="float">
            <text:p>-0.134827</text:p>
          </table:table-cell>
          <table:table-cell office:value-type="float" office:value="0.094315" calcext:value-type="float">
            <text:p>0.094315</text:p>
          </table:table-cell>
          <table:table-cell office:value-type="float" office:value="0.802917" calcext:value-type="float">
            <text:p>0.802917</text:p>
          </table:table-cell>
          <table:table-cell office:value-type="float" office:value="0.817596" calcext:value-type="float">
            <text:p>0.817596</text:p>
          </table:table-cell>
          <table:table-cell office:value-type="float" office:value="0.240936" calcext:value-type="float">
            <text:p>0.240936</text:p>
          </table:table-cell>
          <table:table-cell office:value-type="float" office:value="0.522964" calcext:value-type="float">
            <text:p>0.522964</text:p>
          </table:table-cell>
          <table:table-cell office:value-type="float" office:value="0.06218" calcext:value-type="float">
            <text:p>0.06218</text:p>
          </table:table-cell>
          <table:table-cell office:value-type="float" office:value="0.577789" calcext:value-type="float">
            <text:p>0.57778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011" calcext:value-type="float">
            <text:p>-0.133011</text:p>
          </table:table-cell>
          <table:table-cell office:value-type="float" office:value="0.093658" calcext:value-type="float">
            <text:p>0.093658</text:p>
          </table:table-cell>
          <table:table-cell office:value-type="float" office:value="0.800385" calcext:value-type="float">
            <text:p>0.800385</text:p>
          </table:table-cell>
          <table:table-cell office:value-type="float" office:value="0.817596" calcext:value-type="float">
            <text:p>0.817596</text:p>
          </table:table-cell>
          <table:table-cell office:value-type="float" office:value="0.240936" calcext:value-type="float">
            <text:p>0.240936</text:p>
          </table:table-cell>
          <table:table-cell office:value-type="float" office:value="0.522964" calcext:value-type="float">
            <text:p>0.522964</text:p>
          </table:table-cell>
          <table:table-cell office:value-type="float" office:value="0.078781" calcext:value-type="float">
            <text:p>0.078781</text:p>
          </table:table-cell>
          <table:table-cell office:value-type="float" office:value="0.579254" calcext:value-type="float">
            <text:p>0.57925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488" calcext:value-type="float">
            <text:p>-0.112488</text:p>
          </table:table-cell>
          <table:table-cell office:value-type="float" office:value="0.12175" calcext:value-type="float">
            <text:p>0.12175</text:p>
          </table:table-cell>
          <table:table-cell office:value-type="float" office:value="0.79126" calcext:value-type="float">
            <text:p>0.79126</text:p>
          </table:table-cell>
          <table:table-cell office:value-type="float" office:value="0.220901" calcext:value-type="float">
            <text:p>0.220901</text:p>
          </table:table-cell>
          <table:table-cell office:value-type="float" office:value="-0.573959" calcext:value-type="float">
            <text:p>-0.573959</text:p>
          </table:table-cell>
          <table:table-cell office:value-type="float" office:value="0.788528" calcext:value-type="float">
            <text:p>0.788528</text:p>
          </table:table-cell>
          <table:table-cell office:value-type="float" office:value="0.266586" calcext:value-type="float">
            <text:p>0.266586</text:p>
          </table:table-cell>
          <table:table-cell office:value-type="float" office:value="0.849716" calcext:value-type="float">
            <text:p>0.8497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961" calcext:value-type="float">
            <text:p>-0.112961</text:p>
          </table:table-cell>
          <table:table-cell office:value-type="float" office:value="0.124237" calcext:value-type="float">
            <text:p>0.124237</text:p>
          </table:table-cell>
          <table:table-cell office:value-type="float" office:value="0.793198" calcext:value-type="float">
            <text:p>0.793198</text:p>
          </table:table-cell>
          <table:table-cell office:value-type="float" office:value="0.220901" calcext:value-type="float">
            <text:p>0.220901</text:p>
          </table:table-cell>
          <table:table-cell office:value-type="float" office:value="-0.573959" calcext:value-type="float">
            <text:p>-0.573959</text:p>
          </table:table-cell>
          <table:table-cell office:value-type="float" office:value="0.788528" calcext:value-type="float">
            <text:p>0.788528</text:p>
          </table:table-cell>
          <table:table-cell office:value-type="float" office:value="0.262192" calcext:value-type="float">
            <text:p>0.262192</text:p>
          </table:table-cell>
          <table:table-cell office:value-type="float" office:value="0.865829" calcext:value-type="float">
            <text:p>0.8658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6592" calcext:value-type="float">
            <text:p>-0.116592</text:p>
          </table:table-cell>
          <table:table-cell office:value-type="float" office:value="0.120193" calcext:value-type="float">
            <text:p>0.120193</text:p>
          </table:table-cell>
          <table:table-cell office:value-type="float" office:value="0.791763" calcext:value-type="float">
            <text:p>0.791763</text:p>
          </table:table-cell>
          <table:table-cell office:value-type="float" office:value="0.336502" calcext:value-type="float">
            <text:p>0.336502</text:p>
          </table:table-cell>
          <table:table-cell office:value-type="float" office:value="-0.536285" calcext:value-type="float">
            <text:p>-0.536285</text:p>
          </table:table-cell>
          <table:table-cell office:value-type="float" office:value="0.774063" calcext:value-type="float">
            <text:p>0.774063</text:p>
          </table:table-cell>
          <table:table-cell office:value-type="float" office:value="0.229034" calcext:value-type="float">
            <text:p>0.229034</text:p>
          </table:table-cell>
          <table:table-cell office:value-type="float" office:value="0.834686" calcext:value-type="float">
            <text:p>0.8346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734" calcext:value-type="float">
            <text:p>-0.11734</text:p>
          </table:table-cell>
          <table:table-cell office:value-type="float" office:value="0.122574" calcext:value-type="float">
            <text:p>0.122574</text:p>
          </table:table-cell>
          <table:table-cell office:value-type="float" office:value="0.793732" calcext:value-type="float">
            <text:p>0.793732</text:p>
          </table:table-cell>
          <table:table-cell office:value-type="float" office:value="0.336502" calcext:value-type="float">
            <text:p>0.336502</text:p>
          </table:table-cell>
          <table:table-cell office:value-type="float" office:value="-0.536285" calcext:value-type="float">
            <text:p>-0.536285</text:p>
          </table:table-cell>
          <table:table-cell office:value-type="float" office:value="0.774063" calcext:value-type="float">
            <text:p>0.774063</text:p>
          </table:table-cell>
          <table:table-cell office:value-type="float" office:value="0.222198" calcext:value-type="float">
            <text:p>0.222198</text:p>
          </table:table-cell>
          <table:table-cell office:value-type="float" office:value="0.849823" calcext:value-type="float">
            <text:p>0.8498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118637" calcext:value-type="float">
            <text:p>0.118637</text:p>
          </table:table-cell>
          <table:table-cell office:value-type="float" office:value="0.792267" calcext:value-type="float">
            <text:p>0.792267</text:p>
          </table:table-cell>
          <table:table-cell office:value-type="float" office:value="0.442261" calcext:value-type="float">
            <text:p>0.442261</text:p>
          </table:table-cell>
          <table:table-cell office:value-type="float" office:value="-0.480667" calcext:value-type="float">
            <text:p>-0.480667</text:p>
          </table:table-cell>
          <table:table-cell office:value-type="float" office:value="0.757217" calcext:value-type="float">
            <text:p>0.757217</text:p>
          </table:table-cell>
          <table:table-cell office:value-type="float" office:value="0.198975" calcext:value-type="float">
            <text:p>0.198975</text:p>
          </table:table-cell>
          <table:table-cell office:value-type="float" office:value="0.819672" calcext:value-type="float">
            <text:p>0.8196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0834" calcext:value-type="float">
            <text:p>-0.120834</text:p>
          </table:table-cell>
          <table:table-cell office:value-type="float" office:value="0.120911" calcext:value-type="float">
            <text:p>0.120911</text:p>
          </table:table-cell>
          <table:table-cell office:value-type="float" office:value="0.794281" calcext:value-type="float">
            <text:p>0.794281</text:p>
          </table:table-cell>
          <table:table-cell office:value-type="float" office:value="0.442261" calcext:value-type="float">
            <text:p>0.442261</text:p>
          </table:table-cell>
          <table:table-cell office:value-type="float" office:value="-0.480667" calcext:value-type="float">
            <text:p>-0.480667</text:p>
          </table:table-cell>
          <table:table-cell office:value-type="float" office:value="0.757217" calcext:value-type="float">
            <text:p>0.757217</text:p>
          </table:table-cell>
          <table:table-cell office:value-type="float" office:value="0.190186" calcext:value-type="float">
            <text:p>0.190186</text:p>
          </table:table-cell>
          <table:table-cell office:value-type="float" office:value="0.833832" calcext:value-type="float">
            <text:p>0.83383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3978" calcext:value-type="float">
            <text:p>-0.123978</text:p>
          </table:table-cell>
          <table:table-cell office:value-type="float" office:value="0.115509" calcext:value-type="float">
            <text:p>0.115509</text:p>
          </table:table-cell>
          <table:table-cell office:value-type="float" office:value="0.793289" calcext:value-type="float">
            <text:p>0.793289</text:p>
          </table:table-cell>
          <table:table-cell office:value-type="float" office:value="0.548019" calcext:value-type="float">
            <text:p>0.548019</text:p>
          </table:table-cell>
          <table:table-cell office:value-type="float" office:value="-0.406296" calcext:value-type="float">
            <text:p>-0.406296</text:p>
          </table:table-cell>
          <table:table-cell office:value-type="float" office:value="0.731171" calcext:value-type="float">
            <text:p>0.731171</text:p>
          </table:table-cell>
          <table:table-cell office:value-type="float" office:value="0.161423" calcext:value-type="float">
            <text:p>0.161423</text:p>
          </table:table-cell>
          <table:table-cell office:value-type="float" office:value="0.789612" calcext:value-type="float">
            <text:p>0.78961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5198" calcext:value-type="float">
            <text:p>-0.125198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795364" calcext:value-type="float">
            <text:p>0.795364</text:p>
          </table:table-cell>
          <table:table-cell office:value-type="float" office:value="0.548019" calcext:value-type="float">
            <text:p>0.548019</text:p>
          </table:table-cell>
          <table:table-cell office:value-type="float" office:value="-0.406296" calcext:value-type="float">
            <text:p>-0.406296</text:p>
          </table:table-cell>
          <table:table-cell office:value-type="float" office:value="0.731171" calcext:value-type="float">
            <text:p>0.731171</text:p>
          </table:table-cell>
          <table:table-cell office:value-type="float" office:value="0.150192" calcext:value-type="float">
            <text:p>0.150192</text:p>
          </table:table-cell>
          <table:table-cell office:value-type="float" office:value="0.801819" calcext:value-type="float">
            <text:p>0.80181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5626" calcext:value-type="float">
            <text:p>-0.125626</text:p>
          </table:table-cell>
          <table:table-cell office:value-type="float" office:value="0.113953" calcext:value-type="float">
            <text:p>0.113953</text:p>
          </table:table-cell>
          <table:table-cell office:value-type="float" office:value="0.793793" calcext:value-type="float">
            <text:p>0.793793</text:p>
          </table:table-cell>
          <table:table-cell office:value-type="float" office:value="0.612228" calcext:value-type="float">
            <text:p>0.612228</text:p>
          </table:table-cell>
          <table:table-cell office:value-type="float" office:value="-0.345093" calcext:value-type="float">
            <text:p>-0.345093</text:p>
          </table:table-cell>
          <table:table-cell office:value-type="float" office:value="0.711395" calcext:value-type="float">
            <text:p>0.711395</text:p>
          </table:table-cell>
          <table:table-cell office:value-type="float" office:value="0.146393" calcext:value-type="float">
            <text:p>0.146393</text:p>
          </table:table-cell>
          <table:table-cell office:value-type="float" office:value="0.774597" calcext:value-type="float">
            <text:p>0.77459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6953" calcext:value-type="float">
            <text:p>-0.126953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0.795898" calcext:value-type="float">
            <text:p>0.795898</text:p>
          </table:table-cell>
          <table:table-cell office:value-type="float" office:value="0.612228" calcext:value-type="float">
            <text:p>0.612228</text:p>
          </table:table-cell>
          <table:table-cell office:value-type="float" office:value="-0.345093" calcext:value-type="float">
            <text:p>-0.345093</text:p>
          </table:table-cell>
          <table:table-cell office:value-type="float" office:value="0.711395" calcext:value-type="float">
            <text:p>0.711395</text:p>
          </table:table-cell>
          <table:table-cell office:value-type="float" office:value="0.134186" calcext:value-type="float">
            <text:p>0.134186</text:p>
          </table:table-cell>
          <table:table-cell office:value-type="float" office:value="0.785828" calcext:value-type="float">
            <text:p>0.7858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8906" calcext:value-type="float">
            <text:p>-0.128906</text:p>
          </table:table-cell>
          <table:table-cell office:value-type="float" office:value="0.110046" calcext:value-type="float">
            <text:p>0.110046</text:p>
          </table:table-cell>
          <table:table-cell office:value-type="float" office:value="0.795059" calcext:value-type="float">
            <text:p>0.795059</text:p>
          </table:table-cell>
          <table:table-cell office:value-type="float" office:value="0.69101" calcext:value-type="float">
            <text:p>0.69101</text:p>
          </table:table-cell>
          <table:table-cell office:value-type="float" office:value="-0.243896" calcext:value-type="float">
            <text:p>-0.243896</text:p>
          </table:table-cell>
          <table:table-cell office:value-type="float" office:value="0.680466" calcext:value-type="float">
            <text:p>0.680466</text:p>
          </table:table-cell>
          <table:table-cell office:value-type="float" office:value="0.116333" calcext:value-type="float">
            <text:p>0.116333</text:p>
          </table:table-cell>
          <table:table-cell office:value-type="float" office:value="0.737015" calcext:value-type="float">
            <text:p>0.73701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0447" calcext:value-type="float">
            <text:p>-0.130447</text:p>
          </table:table-cell>
          <table:table-cell office:value-type="float" office:value="0.111771" calcext:value-type="float">
            <text:p>0.111771</text:p>
          </table:table-cell>
          <table:table-cell office:value-type="float" office:value="0.797256" calcext:value-type="float">
            <text:p>0.797256</text:p>
          </table:table-cell>
          <table:table-cell office:value-type="float" office:value="0.69101" calcext:value-type="float">
            <text:p>0.69101</text:p>
          </table:table-cell>
          <table:table-cell office:value-type="float" office:value="-0.243896" calcext:value-type="float">
            <text:p>-0.243896</text:p>
          </table:table-cell>
          <table:table-cell office:value-type="float" office:value="0.680466" calcext:value-type="float">
            <text:p>0.680466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745804" calcext:value-type="float">
            <text:p>0.7458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202" calcext:value-type="float">
            <text:p>-0.132202</text:p>
          </table:table-cell>
          <table:table-cell office:value-type="float" office:value="0.108444" calcext:value-type="float">
            <text:p>0.108444</text:p>
          </table:table-cell>
          <table:table-cell office:value-type="float" office:value="0.798325" calcext:value-type="float">
            <text:p>0.798325</text:p>
          </table:table-cell>
          <table:table-cell office:value-type="float" office:value="0.749222" calcext:value-type="float">
            <text:p>0.749222</text:p>
          </table:table-cell>
          <table:table-cell office:value-type="float" office:value="-0.143661" calcext:value-type="float">
            <text:p>-0.143661</text:p>
          </table:table-cell>
          <table:table-cell office:value-type="float" office:value="0.646545" calcext:value-type="float">
            <text:p>0.646545</text:p>
          </table:table-cell>
          <table:table-cell office:value-type="float" office:value="0.086166" calcext:value-type="float">
            <text:p>0.086166</text:p>
          </table:table-cell>
          <table:table-cell office:value-type="float" office:value="0.713806" calcext:value-type="float">
            <text:p>0.7138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0539" calcext:value-type="float">
            <text:p>-0.130539</text:p>
          </table:table-cell>
          <table:table-cell office:value-type="float" office:value="0.106918" calcext:value-type="float">
            <text:p>0.106918</text:p>
          </table:table-cell>
          <table:table-cell office:value-type="float" office:value="0.796082" calcext:value-type="float">
            <text:p>0.796082</text:p>
          </table:table-cell>
          <table:table-cell office:value-type="float" office:value="0.749222" calcext:value-type="float">
            <text:p>0.749222</text:p>
          </table:table-cell>
          <table:table-cell office:value-type="float" office:value="-0.143661" calcext:value-type="float">
            <text:p>-0.143661</text:p>
          </table:table-cell>
          <table:table-cell office:value-type="float" office:value="0.646545" calcext:value-type="float">
            <text:p>0.646545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.70697" calcext:value-type="float">
            <text:p>0.7069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942" calcext:value-type="float">
            <text:p>-0.133942</text:p>
          </table:table-cell>
          <table:table-cell office:value-type="float" office:value="0.089325" calcext:value-type="float">
            <text:p>0.089325</text:p>
          </table:table-cell>
          <table:table-cell office:value-type="float" office:value="0.80455" calcext:value-type="float">
            <text:p>0.80455</text:p>
          </table:table-cell>
          <table:table-cell office:value-type="float" office:value="0.789566" calcext:value-type="float">
            <text:p>0.789566</text:p>
          </table:table-cell>
          <table:table-cell office:value-type="float" office:value="0.386902" calcext:value-type="float">
            <text:p>0.386902</text:p>
          </table:table-cell>
          <table:table-cell office:value-type="float" office:value="0.476334" calcext:value-type="float">
            <text:p>0.476334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0.529785" calcext:value-type="float">
            <text:p>0.5297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187" calcext:value-type="float">
            <text:p>-0.132187</text:p>
          </table:table-cell>
          <table:table-cell office:value-type="float" office:value="0.088974" calcext:value-type="float">
            <text:p>0.088974</text:p>
          </table:table-cell>
          <table:table-cell office:value-type="float" office:value="0.80191" calcext:value-type="float">
            <text:p>0.80191</text:p>
          </table:table-cell>
          <table:table-cell office:value-type="float" office:value="0.789566" calcext:value-type="float">
            <text:p>0.789566</text:p>
          </table:table-cell>
          <table:table-cell office:value-type="float" office:value="0.386902" calcext:value-type="float">
            <text:p>0.386902</text:p>
          </table:table-cell>
          <table:table-cell office:value-type="float" office:value="0.476334" calcext:value-type="float">
            <text:p>0.476334</text:p>
          </table:table-cell>
          <table:table-cell office:value-type="float" office:value="0.086273" calcext:value-type="float">
            <text:p>0.086273</text:p>
          </table:table-cell>
          <table:table-cell office:value-type="float" office:value="0.53418" calcext:value-type="float">
            <text:p>0.5341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202" calcext:value-type="float">
            <text:p>-0.132202</text:p>
          </table:table-cell>
          <table:table-cell office:value-type="float" office:value="0.085159" calcext:value-type="float">
            <text:p>0.085159</text:p>
          </table:table-cell>
          <table:table-cell office:value-type="float" office:value="0.805893" calcext:value-type="float">
            <text:p>0.805893</text:p>
          </table:table-cell>
          <table:table-cell office:value-type="float" office:value="0.749207" calcext:value-type="float">
            <text:p>0.749207</text:p>
          </table:table-cell>
          <table:table-cell office:value-type="float" office:value="0.496277" calcext:value-type="float">
            <text:p>0.496277</text:p>
          </table:table-cell>
          <table:table-cell office:value-type="float" office:value="0.438629" calcext:value-type="float">
            <text:p>0.438629</text:p>
          </table:table-cell>
          <table:table-cell office:value-type="float" office:value="0.086166" calcext:value-type="float">
            <text:p>0.086166</text:p>
          </table:table-cell>
          <table:table-cell office:value-type="float" office:value="0.489777" calcext:value-type="float">
            <text:p>0.4897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0539" calcext:value-type="float">
            <text:p>-0.130539</text:p>
          </table:table-cell>
          <table:table-cell office:value-type="float" office:value="0.085068" calcext:value-type="float">
            <text:p>0.085068</text:p>
          </table:table-cell>
          <table:table-cell office:value-type="float" office:value="0.803177" calcext:value-type="float">
            <text:p>0.803177</text:p>
          </table:table-cell>
          <table:table-cell office:value-type="float" office:value="0.749207" calcext:value-type="float">
            <text:p>0.749207</text:p>
          </table:table-cell>
          <table:table-cell office:value-type="float" office:value="0.496277" calcext:value-type="float">
            <text:p>0.496277</text:p>
          </table:table-cell>
          <table:table-cell office:value-type="float" office:value="0.438629" calcext:value-type="float">
            <text:p>0.438629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.496613" calcext:value-type="float">
            <text:p>0.49661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8906" calcext:value-type="float">
            <text:p>-0.128906</text:p>
          </table:table-cell>
          <table:table-cell office:value-type="float" office:value="0.08194" calcext:value-type="float">
            <text:p>0.08194</text:p>
          </table:table-cell>
          <table:table-cell office:value-type="float" office:value="0.804199" calcext:value-type="float">
            <text:p>0.804199</text:p>
          </table:table-cell>
          <table:table-cell office:value-type="float" office:value="0.69101" calcext:value-type="float">
            <text:p>0.69101</text:p>
          </table:table-cell>
          <table:table-cell office:value-type="float" office:value="0.59726" calcext:value-type="float">
            <text:p>0.59726</text:p>
          </table:table-cell>
          <table:table-cell office:value-type="float" office:value="0.407181" calcext:value-type="float">
            <text:p>0.407181</text:p>
          </table:table-cell>
          <table:table-cell office:value-type="float" office:value="0.116333" calcext:value-type="float">
            <text:p>0.116333</text:p>
          </table:table-cell>
          <table:table-cell office:value-type="float" office:value="0.466568" calcext:value-type="float">
            <text:p>0.4665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0447" calcext:value-type="float">
            <text:p>-0.130447</text:p>
          </table:table-cell>
          <table:table-cell office:value-type="float" office:value="0.081833" calcext:value-type="float">
            <text:p>0.081833</text:p>
          </table:table-cell>
          <table:table-cell office:value-type="float" office:value="0.806976" calcext:value-type="float">
            <text:p>0.806976</text:p>
          </table:table-cell>
          <table:table-cell office:value-type="float" office:value="0.69101" calcext:value-type="float">
            <text:p>0.69101</text:p>
          </table:table-cell>
          <table:table-cell office:value-type="float" office:value="0.59726" calcext:value-type="float">
            <text:p>0.59726</text:p>
          </table:table-cell>
          <table:table-cell office:value-type="float" office:value="0.407181" calcext:value-type="float">
            <text:p>0.407181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457779" calcext:value-type="float">
            <text:p>0.4577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942" calcext:value-type="float">
            <text:p>-0.133942</text:p>
          </table:table-cell>
          <table:table-cell office:value-type="float" office:value="0.104279" calcext:value-type="float">
            <text:p>0.104279</text:p>
          </table:table-cell>
          <table:table-cell office:value-type="float" office:value="0.799683" calcext:value-type="float">
            <text:p>0.799683</text:p>
          </table:table-cell>
          <table:table-cell office:value-type="float" office:value="0.789536" calcext:value-type="float">
            <text:p>0.789536</text:p>
          </table:table-cell>
          <table:table-cell office:value-type="float" office:value="-0.033051" calcext:value-type="float">
            <text:p>-0.033051</text:p>
          </table:table-cell>
          <table:table-cell office:value-type="float" office:value="0.612808" calcext:value-type="float">
            <text:p>0.612808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0.673798" calcext:value-type="float">
            <text:p>0.67379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187" calcext:value-type="float">
            <text:p>-0.132187</text:p>
          </table:table-cell>
          <table:table-cell office:value-type="float" office:value="0.103027" calcext:value-type="float">
            <text:p>0.103027</text:p>
          </table:table-cell>
          <table:table-cell office:value-type="float" office:value="0.797348" calcext:value-type="float">
            <text:p>0.797348</text:p>
          </table:table-cell>
          <table:table-cell office:value-type="float" office:value="0.789536" calcext:value-type="float">
            <text:p>0.789536</text:p>
          </table:table-cell>
          <table:table-cell office:value-type="float" office:value="-0.033051" calcext:value-type="float">
            <text:p>-0.033051</text:p>
          </table:table-cell>
          <table:table-cell office:value-type="float" office:value="0.612808" calcext:value-type="float">
            <text:p>0.612808</text:p>
          </table:table-cell>
          <table:table-cell office:value-type="float" office:value="0.086273" calcext:value-type="float">
            <text:p>0.086273</text:p>
          </table:table-cell>
          <table:table-cell office:value-type="float" office:value="0.669403" calcext:value-type="float">
            <text:p>0.66940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5198" calcext:value-type="float">
            <text:p>-0.125198</text:p>
          </table:table-cell>
          <table:table-cell office:value-type="float" office:value="0.076019" calcext:value-type="float">
            <text:p>0.076019</text:p>
          </table:table-cell>
          <table:table-cell office:value-type="float" office:value="0.808868" calcext:value-type="float">
            <text:p>0.808868</text:p>
          </table:table-cell>
          <table:table-cell office:value-type="float" office:value="0.547943" calcext:value-type="float">
            <text:p>0.547943</text:p>
          </table:table-cell>
          <table:table-cell office:value-type="float" office:value="0.758545" calcext:value-type="float">
            <text:p>0.758545</text:p>
          </table:table-cell>
          <table:table-cell office:value-type="float" office:value="0.352661" calcext:value-type="float">
            <text:p>0.352661</text:p>
          </table:table-cell>
          <table:table-cell office:value-type="float" office:value="0.150192" calcext:value-type="float">
            <text:p>0.150192</text:p>
          </table:table-cell>
          <table:table-cell office:value-type="float" office:value="0.401764" calcext:value-type="float">
            <text:p>0.4017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6953" calcext:value-type="float">
            <text:p>-0.126953</text:p>
          </table:table-cell>
          <table:table-cell office:value-type="float" office:value="0.077682" calcext:value-type="float">
            <text:p>0.077682</text:p>
          </table:table-cell>
          <table:table-cell office:value-type="float" office:value="0.808319" calcext:value-type="float">
            <text:p>0.808319</text:p>
          </table:table-cell>
          <table:table-cell office:value-type="float" office:value="0.612167" calcext:value-type="float">
            <text:p>0.612167</text:p>
          </table:table-cell>
          <table:table-cell office:value-type="float" office:value="0.697403" calcext:value-type="float">
            <text:p>0.697403</text:p>
          </table:table-cell>
          <table:table-cell office:value-type="float" office:value="0.37265" calcext:value-type="float">
            <text:p>0.37265</text:p>
          </table:table-cell>
          <table:table-cell office:value-type="float" office:value="0.134186" calcext:value-type="float">
            <text:p>0.134186</text:p>
          </table:table-cell>
          <table:table-cell office:value-type="float" office:value="0.41777" calcext:value-type="float">
            <text:p>0.417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3978" calcext:value-type="float">
            <text:p>-0.123978</text:p>
          </table:table-cell>
          <table:table-cell office:value-type="float" office:value="0.076477" calcext:value-type="float">
            <text:p>0.076477</text:p>
          </table:table-cell>
          <table:table-cell office:value-type="float" office:value="0.805969" calcext:value-type="float">
            <text:p>0.805969</text:p>
          </table:table-cell>
          <table:table-cell office:value-type="float" office:value="0.547943" calcext:value-type="float">
            <text:p>0.547943</text:p>
          </table:table-cell>
          <table:table-cell office:value-type="float" office:value="0.758545" calcext:value-type="float">
            <text:p>0.758545</text:p>
          </table:table-cell>
          <table:table-cell office:value-type="float" office:value="0.352661" calcext:value-type="float">
            <text:p>0.352661</text:p>
          </table:table-cell>
          <table:table-cell office:value-type="float" office:value="0.161423" calcext:value-type="float">
            <text:p>0.161423</text:p>
          </table:table-cell>
          <table:table-cell office:value-type="float" office:value="0.413971" calcext:value-type="float">
            <text:p>0.4139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5626" calcext:value-type="float">
            <text:p>-0.125626</text:p>
          </table:table-cell>
          <table:table-cell office:value-type="float" office:value="0.078033" calcext:value-type="float">
            <text:p>0.078033</text:p>
          </table:table-cell>
          <table:table-cell office:value-type="float" office:value="0.805466" calcext:value-type="float">
            <text:p>0.805466</text:p>
          </table:table-cell>
          <table:table-cell office:value-type="float" office:value="0.612167" calcext:value-type="float">
            <text:p>0.612167</text:p>
          </table:table-cell>
          <table:table-cell office:value-type="float" office:value="0.697403" calcext:value-type="float">
            <text:p>0.697403</text:p>
          </table:table-cell>
          <table:table-cell office:value-type="float" office:value="0.37265" calcext:value-type="float">
            <text:p>0.37265</text:p>
          </table:table-cell>
          <table:table-cell office:value-type="float" office:value="0.146393" calcext:value-type="float">
            <text:p>0.146393</text:p>
          </table:table-cell>
          <table:table-cell office:value-type="float" office:value="0.429001" calcext:value-type="float">
            <text:p>0.4290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0834" calcext:value-type="float">
            <text:p>-0.120834</text:p>
          </table:table-cell>
          <table:table-cell office:value-type="float" office:value="0.072693" calcext:value-type="float">
            <text:p>0.072693</text:p>
          </table:table-cell>
          <table:table-cell office:value-type="float" office:value="0.809952" calcext:value-type="float">
            <text:p>0.809952</text:p>
          </table:table-cell>
          <table:table-cell office:value-type="float" office:value="0.442215" calcext:value-type="float">
            <text:p>0.442215</text:p>
          </table:table-cell>
          <table:table-cell office:value-type="float" office:value="0.834" calcext:value-type="float">
            <text:p>0.834</text:p>
          </table:table-cell>
          <table:table-cell office:value-type="float" office:value="0.329971" calcext:value-type="float">
            <text:p>0.329971</text:p>
          </table:table-cell>
          <table:table-cell office:value-type="float" office:value="0.190186" calcext:value-type="float">
            <text:p>0.190186</text:p>
          </table:table-cell>
          <table:table-cell office:value-type="float" office:value="0.369766" calcext:value-type="float">
            <text:p>0.36976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073349" calcext:value-type="float">
            <text:p>0.073349</text:p>
          </table:table-cell>
          <table:table-cell office:value-type="float" office:value="0.806976" calcext:value-type="float">
            <text:p>0.806976</text:p>
          </table:table-cell>
          <table:table-cell office:value-type="float" office:value="0.442215" calcext:value-type="float">
            <text:p>0.442215</text:p>
          </table:table-cell>
          <table:table-cell office:value-type="float" office:value="0.834" calcext:value-type="float">
            <text:p>0.834</text:p>
          </table:table-cell>
          <table:table-cell office:value-type="float" office:value="0.329971" calcext:value-type="float">
            <text:p>0.329971</text:p>
          </table:table-cell>
          <table:table-cell office:value-type="float" office:value="0.198975" calcext:value-type="float">
            <text:p>0.198975</text:p>
          </table:table-cell>
          <table:table-cell office:value-type="float" office:value="0.383926" calcext:value-type="float">
            <text:p>0.38392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734" calcext:value-type="float">
            <text:p>-0.11734</text:p>
          </table:table-cell>
          <table:table-cell office:value-type="float" office:value="0.07103" calcext:value-type="float">
            <text:p>0.07103</text:p>
          </table:table-cell>
          <table:table-cell office:value-type="float" office:value="0.810486" calcext:value-type="float">
            <text:p>0.810486</text:p>
          </table:table-cell>
          <table:table-cell office:value-type="float" office:value="0.336487" calcext:value-type="float">
            <text:p>0.336487</text:p>
          </table:table-cell>
          <table:table-cell office:value-type="float" office:value="0.888885" calcext:value-type="float">
            <text:p>0.888885</text:p>
          </table:table-cell>
          <table:table-cell office:value-type="float" office:value="0.310913" calcext:value-type="float">
            <text:p>0.310913</text:p>
          </table:table-cell>
          <table:table-cell office:value-type="float" office:value="0.222198" calcext:value-type="float">
            <text:p>0.222198</text:p>
          </table:table-cell>
          <table:table-cell office:value-type="float" office:value="0.35376" calcext:value-type="float">
            <text:p>0.3537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6592" calcext:value-type="float">
            <text:p>-0.116592</text:p>
          </table:table-cell>
          <table:table-cell office:value-type="float" office:value="0.071793" calcext:value-type="float">
            <text:p>0.071793</text:p>
          </table:table-cell>
          <table:table-cell office:value-type="float" office:value="0.807495" calcext:value-type="float">
            <text:p>0.807495</text:p>
          </table:table-cell>
          <table:table-cell office:value-type="float" office:value="0.336487" calcext:value-type="float">
            <text:p>0.336487</text:p>
          </table:table-cell>
          <table:table-cell office:value-type="float" office:value="0.888885" calcext:value-type="float">
            <text:p>0.888885</text:p>
          </table:table-cell>
          <table:table-cell office:value-type="float" office:value="0.310913" calcext:value-type="float">
            <text:p>0.310913</text:p>
          </table:table-cell>
          <table:table-cell office:value-type="float" office:value="0.229034" calcext:value-type="float">
            <text:p>0.229034</text:p>
          </table:table-cell>
          <table:table-cell office:value-type="float" office:value="0.368896" calcext:value-type="float">
            <text:p>0.36889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961" calcext:value-type="float">
            <text:p>-0.112961</text:p>
          </table:table-cell>
          <table:table-cell office:value-type="float" office:value="0.069366" calcext:value-type="float">
            <text:p>0.069366</text:p>
          </table:table-cell>
          <table:table-cell office:value-type="float" office:value="0.81102" calcext:value-type="float">
            <text:p>0.81102</text:p>
          </table:table-cell>
          <table:table-cell office:value-type="float" office:value="0.221039" calcext:value-type="float">
            <text:p>0.221039</text:p>
          </table:table-cell>
          <table:table-cell office:value-type="float" office:value="0.927811" calcext:value-type="float">
            <text:p>0.927811</text:p>
          </table:table-cell>
          <table:table-cell office:value-type="float" office:value="0.300537" calcext:value-type="float">
            <text:p>0.300537</text:p>
          </table:table-cell>
          <table:table-cell office:value-type="float" office:value="0.262192" calcext:value-type="float">
            <text:p>0.262192</text:p>
          </table:table-cell>
          <table:table-cell office:value-type="float" office:value="0.337753" calcext:value-type="float">
            <text:p>0.33775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488" calcext:value-type="float">
            <text:p>-0.112488</text:p>
          </table:table-cell>
          <table:table-cell office:value-type="float" office:value="0.070236" calcext:value-type="float">
            <text:p>0.070236</text:p>
          </table:table-cell>
          <table:table-cell office:value-type="float" office:value="0.807999" calcext:value-type="float">
            <text:p>0.807999</text:p>
          </table:table-cell>
          <table:table-cell office:value-type="float" office:value="0.221039" calcext:value-type="float">
            <text:p>0.221039</text:p>
          </table:table-cell>
          <table:table-cell office:value-type="float" office:value="0.927811" calcext:value-type="float">
            <text:p>0.927811</text:p>
          </table:table-cell>
          <table:table-cell office:value-type="float" office:value="0.300537" calcext:value-type="float">
            <text:p>0.300537</text:p>
          </table:table-cell>
          <table:table-cell office:value-type="float" office:value="0.266586" calcext:value-type="float">
            <text:p>0.266586</text:p>
          </table:table-cell>
          <table:table-cell office:value-type="float" office:value="0.353867" calcext:value-type="float">
            <text:p>0.35386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727" calcext:value-type="float">
            <text:p>-0.107727</text:p>
          </table:table-cell>
          <table:table-cell office:value-type="float" office:value="0.068542" calcext:value-type="float">
            <text:p>0.068542</text:p>
          </table:table-cell>
          <table:table-cell office:value-type="float" office:value="0.811295" calcext:value-type="float">
            <text:p>0.811295</text:p>
          </table:table-cell>
          <table:table-cell office:value-type="float" office:value="0.067673" calcext:value-type="float">
            <text:p>0.067673</text:p>
          </table:table-cell>
          <table:table-cell office:value-type="float" office:value="0.954361" calcext:value-type="float">
            <text:p>0.954361</text:p>
          </table:table-cell>
          <table:table-cell office:value-type="float" office:value="0.290878" calcext:value-type="float">
            <text:p>0.290878</text:p>
          </table:table-cell>
          <table:table-cell office:value-type="float" office:value="0.310196" calcext:value-type="float">
            <text:p>0.310196</text:p>
          </table:table-cell>
          <table:table-cell office:value-type="float" office:value="0.329758" calcext:value-type="float">
            <text:p>0.3297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559" calcext:value-type="float">
            <text:p>-0.107559</text:p>
          </table:table-cell>
          <table:table-cell office:value-type="float" office:value="0.069458" calcext:value-type="float">
            <text:p>0.069458</text:p>
          </table:table-cell>
          <table:table-cell office:value-type="float" office:value="0.808243" calcext:value-type="float">
            <text:p>0.808243</text:p>
          </table:table-cell>
          <table:table-cell office:value-type="float" office:value="0.067673" calcext:value-type="float">
            <text:p>0.067673</text:p>
          </table:table-cell>
          <table:table-cell office:value-type="float" office:value="0.954361" calcext:value-type="float">
            <text:p>0.954361</text:p>
          </table:table-cell>
          <table:table-cell office:value-type="float" office:value="0.290878" calcext:value-type="float">
            <text:p>0.290878</text:p>
          </table:table-cell>
          <table:table-cell office:value-type="float" office:value="0.311661" calcext:value-type="float">
            <text:p>0.311661</text:p>
          </table:table-cell>
          <table:table-cell office:value-type="float" office:value="0.346359" calcext:value-type="float">
            <text:p>0.3463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6675" calcext:value-type="float">
            <text:p>-0.076675</text:p>
          </table:table-cell>
          <table:table-cell office:value-type="float" office:value="0.098419" calcext:value-type="float">
            <text:p>0.098419</text:p>
          </table:table-cell>
          <table:table-cell office:value-type="float" office:value="0.798935" calcext:value-type="float">
            <text:p>0.79893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78781" calcext:value-type="float">
            <text:p>0.578781</text:p>
          </table:table-cell>
          <table:table-cell office:value-type="float" office:value="0.621063" calcext:value-type="float">
            <text:p>0.62106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6675" calcext:value-type="float">
            <text:p>-0.076675</text:p>
          </table:table-cell>
          <table:table-cell office:value-type="float" office:value="0.093628" calcext:value-type="float">
            <text:p>0.093628</text:p>
          </table:table-cell>
          <table:table-cell office:value-type="float" office:value="0.800491" calcext:value-type="float">
            <text:p>0.80049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7869" calcext:value-type="float">
            <text:p>0.57869</text:p>
          </table:table-cell>
          <table:table-cell office:value-type="float" office:value="0.577744" calcext:value-type="float">
            <text:p>0.57774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7515" calcext:value-type="float">
            <text:p>-0.077515</text:p>
          </table:table-cell>
          <table:table-cell office:value-type="float" office:value="0.10321" calcext:value-type="float">
            <text:p>0.10321</text:p>
          </table:table-cell>
          <table:table-cell office:value-type="float" office:value="0.797379" calcext:value-type="float">
            <text:p>0.79737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7164" calcext:value-type="float">
            <text:p>0.57164</text:p>
          </table:table-cell>
          <table:table-cell office:value-type="float" office:value="0.664398" calcext:value-type="float">
            <text:p>0.66439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7515" calcext:value-type="float">
            <text:p>-0.077515</text:p>
          </table:table-cell>
          <table:table-cell office:value-type="float" office:value="0.088837" calcext:value-type="float">
            <text:p>0.088837</text:p>
          </table:table-cell>
          <table:table-cell office:value-type="float" office:value="0.802048" calcext:value-type="float">
            <text:p>0.80204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71381" calcext:value-type="float">
            <text:p>0.571381</text:p>
          </table:table-cell>
          <table:table-cell office:value-type="float" office:value="0.534439" calcext:value-type="float">
            <text:p>0.53443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193" calcext:value-type="float">
            <text:p>-0.079193</text:p>
          </table:table-cell>
          <table:table-cell office:value-type="float" office:value="0.107208" calcext:value-type="float">
            <text:p>0.107208</text:p>
          </table:table-cell>
          <table:table-cell office:value-type="float" office:value="0.796082" calcext:value-type="float">
            <text:p>0.79608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57281" calcext:value-type="float">
            <text:p>0.557281</text:p>
          </table:table-cell>
          <table:table-cell office:value-type="float" office:value="0.700516" calcext:value-type="float">
            <text:p>0.7005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9193" calcext:value-type="float">
            <text:p>-0.079193</text:p>
          </table:table-cell>
          <table:table-cell office:value-type="float" office:value="0.084854" calcext:value-type="float">
            <text:p>0.084854</text:p>
          </table:table-cell>
          <table:table-cell office:value-type="float" office:value="0.803345" calcext:value-type="float">
            <text:p>0.80334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5687" calcext:value-type="float">
            <text:p>0.55687</text:p>
          </table:table-cell>
          <table:table-cell office:value-type="float" office:value="0.498367" calcext:value-type="float">
            <text:p>0.49836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0872" calcext:value-type="float">
            <text:p>-0.080872</text:p>
          </table:table-cell>
          <table:table-cell office:value-type="float" office:value="0.110397" calcext:value-type="float">
            <text:p>0.110397</text:p>
          </table:table-cell>
          <table:table-cell office:value-type="float" office:value="0.795044" calcext:value-type="float">
            <text:p>0.79504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42892" calcext:value-type="float">
            <text:p>0.542892</text:p>
          </table:table-cell>
          <table:table-cell office:value-type="float" office:value="0.729416" calcext:value-type="float">
            <text:p>0.7294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0872" calcext:value-type="float">
            <text:p>-0.080872</text:p>
          </table:table-cell>
          <table:table-cell office:value-type="float" office:value="0.08165" calcext:value-type="float">
            <text:p>0.08165</text:p>
          </table:table-cell>
          <table:table-cell office:value-type="float" office:value="0.804382" calcext:value-type="float">
            <text:p>0.80438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42374" calcext:value-type="float">
            <text:p>0.542374</text:p>
          </table:table-cell>
          <table:table-cell office:value-type="float" office:value="0.469513" calcext:value-type="float">
            <text:p>0.46951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4229" calcext:value-type="float">
            <text:p>-0.084229</text:p>
          </table:table-cell>
          <table:table-cell office:value-type="float" office:value="0.11438" calcext:value-type="float">
            <text:p>0.11438</text:p>
          </table:table-cell>
          <table:table-cell office:value-type="float" office:value="0.793747" calcext:value-type="float">
            <text:p>0.793747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14099" calcext:value-type="float">
            <text:p>0.514099</text:p>
          </table:table-cell>
          <table:table-cell office:value-type="float" office:value="0.765579" calcext:value-type="float">
            <text:p>0.76557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4229" calcext:value-type="float">
            <text:p>-0.084229</text:p>
          </table:table-cell>
          <table:table-cell office:value-type="float" office:value="0.077667" calcext:value-type="float">
            <text:p>0.077667</text:p>
          </table:table-cell>
          <table:table-cell office:value-type="float" office:value="0.805679" calcext:value-type="float">
            <text:p>0.80567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513412" calcext:value-type="float">
            <text:p>0.513412</text:p>
          </table:table-cell>
          <table:table-cell office:value-type="float" office:value="0.433472" calcext:value-type="float">
            <text:p>0.4334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5907" calcext:value-type="float">
            <text:p>-0.085907</text:p>
          </table:table-cell>
          <table:table-cell office:value-type="float" office:value="0.115982" calcext:value-type="float">
            <text:p>0.115982</text:p>
          </table:table-cell>
          <table:table-cell office:value-type="float" office:value="0.793228" calcext:value-type="float">
            <text:p>0.79322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49968" calcext:value-type="float">
            <text:p>0.49968</text:p>
          </table:table-cell>
          <table:table-cell office:value-type="float" office:value="0.780045" calcext:value-type="float">
            <text:p>0.78004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85907" calcext:value-type="float">
            <text:p>-0.085907</text:p>
          </table:table-cell>
          <table:table-cell office:value-type="float" office:value="0.076065" calcext:value-type="float">
            <text:p>0.076065</text:p>
          </table:table-cell>
          <table:table-cell office:value-type="float" office:value="0.806198" calcext:value-type="float">
            <text:p>0.80619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498947" calcext:value-type="float">
            <text:p>0.498947</text:p>
          </table:table-cell>
          <table:table-cell office:value-type="float" office:value="0.419067" calcext:value-type="float">
            <text:p>0.41906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0103" calcext:value-type="float">
            <text:p>-0.090103</text:p>
          </table:table-cell>
          <table:table-cell office:value-type="float" office:value="0.119171" calcext:value-type="float">
            <text:p>0.119171</text:p>
          </table:table-cell>
          <table:table-cell office:value-type="float" office:value="0.792191" calcext:value-type="float">
            <text:p>0.79219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463638" calcext:value-type="float">
            <text:p>0.463638</text:p>
          </table:table-cell>
          <table:table-cell office:value-type="float" office:value="0.809006" calcext:value-type="float">
            <text:p>0.8090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0103" calcext:value-type="float">
            <text:p>-0.090103</text:p>
          </table:table-cell>
          <table:table-cell office:value-type="float" office:value="0.072876" calcext:value-type="float">
            <text:p>0.072876</text:p>
          </table:table-cell>
          <table:table-cell office:value-type="float" office:value="0.807236" calcext:value-type="float">
            <text:p>0.80723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462784" calcext:value-type="float">
            <text:p>0.462784</text:p>
          </table:table-cell>
          <table:table-cell office:value-type="float" office:value="0.390259" calcext:value-type="float">
            <text:p>0.3902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46" calcext:value-type="float">
            <text:p>-0.09346</text:p>
          </table:table-cell>
          <table:table-cell office:value-type="float" office:value="0.120773" calcext:value-type="float">
            <text:p>0.120773</text:p>
          </table:table-cell>
          <table:table-cell office:value-type="float" office:value="0.791672" calcext:value-type="float">
            <text:p>0.79167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434799" calcext:value-type="float">
            <text:p>0.434799</text:p>
          </table:table-cell>
          <table:table-cell office:value-type="float" office:value="0.823502" calcext:value-type="float">
            <text:p>0.82350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346" calcext:value-type="float">
            <text:p>-0.09346</text:p>
          </table:table-cell>
          <table:table-cell office:value-type="float" office:value="0.071274" calcext:value-type="float">
            <text:p>0.071274</text:p>
          </table:table-cell>
          <table:table-cell office:value-type="float" office:value="0.807755" calcext:value-type="float">
            <text:p>0.80775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433884" calcext:value-type="float">
            <text:p>0.433884</text:p>
          </table:table-cell>
          <table:table-cell office:value-type="float" office:value="0.375885" calcext:value-type="float">
            <text:p>0.3758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656" calcext:value-type="float">
            <text:p>-0.097656</text:p>
          </table:table-cell>
          <table:table-cell office:value-type="float" office:value="0.122375" calcext:value-type="float">
            <text:p>0.122375</text:p>
          </table:table-cell>
          <table:table-cell office:value-type="float" office:value="0.791153" calcext:value-type="float">
            <text:p>0.79115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398727" calcext:value-type="float">
            <text:p>0.398727</text:p>
          </table:table-cell>
          <table:table-cell office:value-type="float" office:value="0.838013" calcext:value-type="float">
            <text:p>0.83801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656" calcext:value-type="float">
            <text:p>-0.097656</text:p>
          </table:table-cell>
          <table:table-cell office:value-type="float" office:value="0.069687" calcext:value-type="float">
            <text:p>0.069687</text:p>
          </table:table-cell>
          <table:table-cell office:value-type="float" office:value="0.808273" calcext:value-type="float">
            <text:p>0.80827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397751" calcext:value-type="float">
            <text:p>0.397751</text:p>
          </table:table-cell>
          <table:table-cell office:value-type="float" office:value="0.361511" calcext:value-type="float">
            <text:p>0.36151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707" calcext:value-type="float">
            <text:p>-0.102707</text:p>
          </table:table-cell>
          <table:table-cell office:value-type="float" office:value="0.123169" calcext:value-type="float">
            <text:p>0.123169</text:p>
          </table:table-cell>
          <table:table-cell office:value-type="float" office:value="0.790894" calcext:value-type="float">
            <text:p>0.79089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355408" calcext:value-type="float">
            <text:p>0.355408</text:p>
          </table:table-cell>
          <table:table-cell office:value-type="float" office:value="0.845322" calcext:value-type="float">
            <text:p>0.8453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707" calcext:value-type="float">
            <text:p>-0.102707</text:p>
          </table:table-cell>
          <table:table-cell office:value-type="float" office:value="0.068878" calcext:value-type="float">
            <text:p>0.068878</text:p>
          </table:table-cell>
          <table:table-cell office:value-type="float" office:value="0.808533" calcext:value-type="float">
            <text:p>0.80853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354416" calcext:value-type="float">
            <text:p>0.354416</text:p>
          </table:table-cell>
          <table:table-cell office:value-type="float" office:value="0.354385" calcext:value-type="float">
            <text:p>0.35438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742" calcext:value-type="float">
            <text:p>-0.107742</text:p>
          </table:table-cell>
          <table:table-cell office:value-type="float" office:value="0.123169" calcext:value-type="float">
            <text:p>0.123169</text:p>
          </table:table-cell>
          <table:table-cell office:value-type="float" office:value="0.790894" calcext:value-type="float">
            <text:p>0.79089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312103" calcext:value-type="float">
            <text:p>0.312103</text:p>
          </table:table-cell>
          <table:table-cell office:value-type="float" office:value="0.845413" calcext:value-type="float">
            <text:p>0.84541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742" calcext:value-type="float">
            <text:p>-0.107742</text:p>
          </table:table-cell>
          <table:table-cell office:value-type="float" office:value="0.068878" calcext:value-type="float">
            <text:p>0.068878</text:p>
          </table:table-cell>
          <table:table-cell office:value-type="float" office:value="0.808533" calcext:value-type="float">
            <text:p>0.80853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311096" calcext:value-type="float">
            <text:p>0.311096</text:p>
          </table:table-cell>
          <table:table-cell office:value-type="float" office:value="0.354477" calcext:value-type="float">
            <text:p>0.3544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778" calcext:value-type="float">
            <text:p>-0.112778</text:p>
          </table:table-cell>
          <table:table-cell office:value-type="float" office:value="0.122375" calcext:value-type="float">
            <text:p>0.122375</text:p>
          </table:table-cell>
          <table:table-cell office:value-type="float" office:value="0.791153" calcext:value-type="float">
            <text:p>0.79115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268768" calcext:value-type="float">
            <text:p>0.268768</text:p>
          </table:table-cell>
          <table:table-cell office:value-type="float" office:value="0.838287" calcext:value-type="float">
            <text:p>0.8382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778" calcext:value-type="float">
            <text:p>-0.112778</text:p>
          </table:table-cell>
          <table:table-cell office:value-type="float" office:value="0.069687" calcext:value-type="float">
            <text:p>0.069687</text:p>
          </table:table-cell>
          <table:table-cell office:value-type="float" office:value="0.808273" calcext:value-type="float">
            <text:p>0.80827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267792" calcext:value-type="float">
            <text:p>0.267792</text:p>
          </table:table-cell>
          <table:table-cell office:value-type="float" office:value="0.361771" calcext:value-type="float">
            <text:p>0.3617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6974" calcext:value-type="float">
            <text:p>-0.116974</text:p>
          </table:table-cell>
          <table:table-cell office:value-type="float" office:value="0.120773" calcext:value-type="float">
            <text:p>0.120773</text:p>
          </table:table-cell>
          <table:table-cell office:value-type="float" office:value="0.791672" calcext:value-type="float">
            <text:p>0.79167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232635" calcext:value-type="float">
            <text:p>0.232635</text:p>
          </table:table-cell>
          <table:table-cell office:value-type="float" office:value="0.823914" calcext:value-type="float">
            <text:p>0.8239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6974" calcext:value-type="float">
            <text:p>-0.116974</text:p>
          </table:table-cell>
          <table:table-cell office:value-type="float" office:value="0.071274" calcext:value-type="float">
            <text:p>0.071274</text:p>
          </table:table-cell>
          <table:table-cell office:value-type="float" office:value="0.807755" calcext:value-type="float">
            <text:p>0.80775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23172" calcext:value-type="float">
            <text:p>0.23172</text:p>
          </table:table-cell>
          <table:table-cell office:value-type="float" office:value="0.376297" calcext:value-type="float">
            <text:p>0.37629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0331" calcext:value-type="float">
            <text:p>-0.120331</text:p>
          </table:table-cell>
          <table:table-cell office:value-type="float" office:value="0.119171" calcext:value-type="float">
            <text:p>0.119171</text:p>
          </table:table-cell>
          <table:table-cell office:value-type="float" office:value="0.792191" calcext:value-type="float">
            <text:p>0.79219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203735" calcext:value-type="float">
            <text:p>0.203735</text:p>
          </table:table-cell>
          <table:table-cell office:value-type="float" office:value="0.809525" calcext:value-type="float">
            <text:p>0.8095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0331" calcext:value-type="float">
            <text:p>-0.120331</text:p>
          </table:table-cell>
          <table:table-cell office:value-type="float" office:value="0.072876" calcext:value-type="float">
            <text:p>0.072876</text:p>
          </table:table-cell>
          <table:table-cell office:value-type="float" office:value="0.807236" calcext:value-type="float">
            <text:p>0.80723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202881" calcext:value-type="float">
            <text:p>0.202881</text:p>
          </table:table-cell>
          <table:table-cell office:value-type="float" office:value="0.390793" calcext:value-type="float">
            <text:p>0.39079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4527" calcext:value-type="float">
            <text:p>-0.124527</text:p>
          </table:table-cell>
          <table:table-cell office:value-type="float" office:value="0.115982" calcext:value-type="float">
            <text:p>0.115982</text:p>
          </table:table-cell>
          <table:table-cell office:value-type="float" office:value="0.793228" calcext:value-type="float">
            <text:p>0.79322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167572" calcext:value-type="float">
            <text:p>0.167572</text:p>
          </table:table-cell>
          <table:table-cell office:value-type="float" office:value="0.780731" calcext:value-type="float">
            <text:p>0.78073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4527" calcext:value-type="float">
            <text:p>-0.124527</text:p>
          </table:table-cell>
          <table:table-cell office:value-type="float" office:value="0.076065" calcext:value-type="float">
            <text:p>0.076065</text:p>
          </table:table-cell>
          <table:table-cell office:value-type="float" office:value="0.806198" calcext:value-type="float">
            <text:p>0.80619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16684" calcext:value-type="float">
            <text:p>0.16684</text:p>
          </table:table-cell>
          <table:table-cell office:value-type="float" office:value="0.419739" calcext:value-type="float">
            <text:p>0.41973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6205" calcext:value-type="float">
            <text:p>-0.126205</text:p>
          </table:table-cell>
          <table:table-cell office:value-type="float" office:value="0.11438" calcext:value-type="float">
            <text:p>0.11438</text:p>
          </table:table-cell>
          <table:table-cell office:value-type="float" office:value="0.793747" calcext:value-type="float">
            <text:p>0.793747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153107" calcext:value-type="float">
            <text:p>0.153107</text:p>
          </table:table-cell>
          <table:table-cell office:value-type="float" office:value="0.766312" calcext:value-type="float">
            <text:p>0.76631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6205" calcext:value-type="float">
            <text:p>-0.126205</text:p>
          </table:table-cell>
          <table:table-cell office:value-type="float" office:value="0.077667" calcext:value-type="float">
            <text:p>0.077667</text:p>
          </table:table-cell>
          <table:table-cell office:value-type="float" office:value="0.805679" calcext:value-type="float">
            <text:p>0.80567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15242" calcext:value-type="float">
            <text:p>0.15242</text:p>
          </table:table-cell>
          <table:table-cell office:value-type="float" office:value="0.434204" calcext:value-type="float">
            <text:p>0.4342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9562" calcext:value-type="float">
            <text:p>-0.129562</text:p>
          </table:table-cell>
          <table:table-cell office:value-type="float" office:value="0.110397" calcext:value-type="float">
            <text:p>0.110397</text:p>
          </table:table-cell>
          <table:table-cell office:value-type="float" office:value="0.795044" calcext:value-type="float">
            <text:p>0.79504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73027" calcext:value-type="float">
            <text:p>0.7302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9562" calcext:value-type="float">
            <text:p>-0.129562</text:p>
          </table:table-cell>
          <table:table-cell office:value-type="float" office:value="0.08165" calcext:value-type="float">
            <text:p>0.08165</text:p>
          </table:table-cell>
          <table:table-cell office:value-type="float" office:value="0.804382" calcext:value-type="float">
            <text:p>0.80438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123611" calcext:value-type="float">
            <text:p>0.123611</text:p>
          </table:table-cell>
          <table:table-cell office:value-type="float" office:value="0.470367" calcext:value-type="float">
            <text:p>0.47036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1241" calcext:value-type="float">
            <text:p>-0.131241</text:p>
          </table:table-cell>
          <table:table-cell office:value-type="float" office:value="0.107208" calcext:value-type="float">
            <text:p>0.107208</text:p>
          </table:table-cell>
          <table:table-cell office:value-type="float" office:value="0.796082" calcext:value-type="float">
            <text:p>0.79608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10965" calcext:value-type="float">
            <text:p>0.10965</text:p>
          </table:table-cell>
          <table:table-cell office:value-type="float" office:value="0.701431" calcext:value-type="float">
            <text:p>0.70143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1241" calcext:value-type="float">
            <text:p>-0.131241</text:p>
          </table:table-cell>
          <table:table-cell office:value-type="float" office:value="0.084854" calcext:value-type="float">
            <text:p>0.084854</text:p>
          </table:table-cell>
          <table:table-cell office:value-type="float" office:value="0.803345" calcext:value-type="float">
            <text:p>0.80334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109238" calcext:value-type="float">
            <text:p>0.109238</text:p>
          </table:table-cell>
          <table:table-cell office:value-type="float" office:value="0.499268" calcext:value-type="float">
            <text:p>0.49926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919" calcext:value-type="float">
            <text:p>-0.132919</text:p>
          </table:table-cell>
          <table:table-cell office:value-type="float" office:value="0.10321" calcext:value-type="float">
            <text:p>0.10321</text:p>
          </table:table-cell>
          <table:table-cell office:value-type="float" office:value="0.797379" calcext:value-type="float">
            <text:p>0.79737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095139" calcext:value-type="float">
            <text:p>0.095139</text:p>
          </table:table-cell>
          <table:table-cell office:value-type="float" office:value="0.665359" calcext:value-type="float">
            <text:p>0.66535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919" calcext:value-type="float">
            <text:p>-0.132919</text:p>
          </table:table-cell>
          <table:table-cell office:value-type="float" office:value="0.088837" calcext:value-type="float">
            <text:p>0.088837</text:p>
          </table:table-cell>
          <table:table-cell office:value-type="float" office:value="0.802048" calcext:value-type="float">
            <text:p>0.80204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094864" calcext:value-type="float">
            <text:p>0.094864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759" calcext:value-type="float">
            <text:p>-0.133759</text:p>
          </table:table-cell>
          <table:table-cell office:value-type="float" office:value="0.098419" calcext:value-type="float">
            <text:p>0.098419</text:p>
          </table:table-cell>
          <table:table-cell office:value-type="float" office:value="0.798935" calcext:value-type="float">
            <text:p>0.79893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08783" calcext:value-type="float">
            <text:p>0.08783</text:p>
          </table:table-cell>
          <table:table-cell office:value-type="float" office:value="0.622055" calcext:value-type="float">
            <text:p>0.62205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3759" calcext:value-type="float">
            <text:p>-0.133759</text:p>
          </table:table-cell>
          <table:table-cell office:value-type="float" office:value="0.093628" calcext:value-type="float">
            <text:p>0.093628</text:p>
          </table:table-cell>
          <table:table-cell office:value-type="float" office:value="0.800491" calcext:value-type="float">
            <text:p>0.80049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9006" calcext:value-type="float">
            <text:p>0.309006</text:p>
          </table:table-cell>
          <table:table-cell office:value-type="float" office:value="0.951065" calcext:value-type="float">
            <text:p>0.951065</text:p>
          </table:table-cell>
          <table:table-cell office:value-type="float" office:value="0.087738" calcext:value-type="float">
            <text:p>0.087738</text:p>
          </table:table-cell>
          <table:table-cell office:value-type="float" office:value="0.578735" calcext:value-type="float">
            <text:p>0.57873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4615" calcext:value-type="float">
            <text:p>-0.074615</text:p>
          </table:table-cell>
          <table:table-cell office:value-type="float" office:value="0.093475" calcext:value-type="float">
            <text:p>0.093475</text:p>
          </table:table-cell>
          <table:table-cell office:value-type="float" office:value="0.801727" calcext:value-type="float">
            <text:p>0.801727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8701" calcext:value-type="float">
            <text:p>0.308701</text:p>
          </table:table-cell>
          <table:table-cell office:value-type="float" office:value="0.951157" calcext:value-type="float">
            <text:p>0.951157</text:p>
          </table:table-cell>
          <table:table-cell office:value-type="float" office:value="0.409943" calcext:value-type="float">
            <text:p>0.409943</text:p>
          </table:table-cell>
          <table:table-cell office:value-type="float" office:value="0.087006" calcext:value-type="float">
            <text:p>0.08700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5134" calcext:value-type="float">
            <text:p>-0.075134</text:p>
          </table:table-cell>
          <table:table-cell office:value-type="float" office:value="0.091187" calcext:value-type="float">
            <text:p>0.091187</text:p>
          </table:table-cell>
          <table:table-cell office:value-type="float" office:value="0.802475" calcext:value-type="float">
            <text:p>0.80247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30896" calcext:value-type="float">
            <text:p>0.30896</text:p>
          </table:table-cell>
          <table:table-cell office:value-type="float" office:value="0.95108" calcext:value-type="float">
            <text:p>0.95108</text:p>
          </table:table-cell>
          <table:table-cell office:value-type="float" office:value="0.405029" calcext:value-type="float">
            <text:p>0.405029</text:p>
          </table:table-cell>
          <table:table-cell office:value-type="float" office:value="0.065384" calcext:value-type="float">
            <text:p>0.06538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4772" calcext:value-type="float">
            <text:p>-0.094772</text:p>
          </table:table-cell>
          <table:table-cell office:value-type="float" office:value="0.093628" calcext:value-type="float">
            <text:p>0.093628</text:p>
          </table:table-cell>
          <table:table-cell office:value-type="float" office:value="0.801666" calcext:value-type="float">
            <text:p>0.80166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308777" calcext:value-type="float">
            <text:p>0.308777</text:p>
          </table:table-cell>
          <table:table-cell office:value-type="float" office:value="0.951126" calcext:value-type="float">
            <text:p>0.951126</text:p>
          </table:table-cell>
          <table:table-cell office:value-type="float" office:value="0.223572" calcext:value-type="float">
            <text:p>0.223572</text:p>
          </table:table-cell>
          <table:table-cell office:value-type="float" office:value="0.089325" calcext:value-type="float">
            <text:p>0.08932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5535" calcext:value-type="float">
            <text:p>-0.095535</text:p>
          </table:table-cell>
          <table:table-cell office:value-type="float" office:value="0.091187" calcext:value-type="float">
            <text:p>0.091187</text:p>
          </table:table-cell>
          <table:table-cell office:value-type="float" office:value="0.80246" calcext:value-type="float">
            <text:p>0.8024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309174" calcext:value-type="float">
            <text:p>0.309174</text:p>
          </table:table-cell>
          <table:table-cell office:value-type="float" office:value="0.951004" calcext:value-type="float">
            <text:p>0.951004</text:p>
          </table:table-cell>
          <table:table-cell office:value-type="float" office:value="0.214813" calcext:value-type="float">
            <text:p>0.214813</text:p>
          </table:table-cell>
          <table:table-cell office:value-type="float" office:value="0.065964" calcext:value-type="float">
            <text:p>0.0659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4417" calcext:value-type="float">
            <text:p>-0.074417</text:p>
          </table:table-cell>
          <table:table-cell office:value-type="float" office:value="0.096268" calcext:value-type="float">
            <text:p>0.096268</text:p>
          </table:table-cell>
          <table:table-cell office:value-type="float" office:value="0.800827" calcext:value-type="float">
            <text:p>0.800827</text:p>
          </table:table-cell>
          <table:table-cell office:value-type="float" office:value="0" calcext:value-type="float">
            <text:p>0</text:p>
          </table:table-cell>
          <table:table-cell office:value-type="float" office:value="0.308441" calcext:value-type="float">
            <text:p>0.308441</text:p>
          </table:table-cell>
          <table:table-cell office:value-type="float" office:value="0.951248" calcext:value-type="float">
            <text:p>0.951248</text:p>
          </table:table-cell>
          <table:table-cell office:value-type="float" office:value="0.411804" calcext:value-type="float">
            <text:p>0.411804</text:p>
          </table:table-cell>
          <table:table-cell office:value-type="float" office:value="0.113388" calcext:value-type="float">
            <text:p>0.1133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4513" calcext:value-type="float">
            <text:p>-0.094513</text:p>
          </table:table-cell>
          <table:table-cell office:value-type="float" office:value="0.096252" calcext:value-type="float">
            <text:p>0.096252</text:p>
          </table:table-cell>
          <table:table-cell office:value-type="float" office:value="0.800827" calcext:value-type="float">
            <text:p>0.80082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308594" calcext:value-type="float">
            <text:p>0.308594</text:p>
          </table:table-cell>
          <table:table-cell office:value-type="float" office:value="0.951187" calcext:value-type="float">
            <text:p>0.951187</text:p>
          </table:table-cell>
          <table:table-cell office:value-type="float" office:value="0.22699" calcext:value-type="float">
            <text:p>0.22699</text:p>
          </table:table-cell>
          <table:table-cell office:value-type="float" office:value="0.11412" calcext:value-type="float">
            <text:p>0.1141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4615" calcext:value-type="float">
            <text:p>-0.074615</text:p>
          </table:table-cell>
          <table:table-cell office:value-type="float" office:value="0.09906" calcext:value-type="float">
            <text:p>0.09906</text:p>
          </table:table-cell>
          <table:table-cell office:value-type="float" office:value="0.799911" calcext:value-type="float">
            <text:p>0.799911</text:p>
          </table:table-cell>
          <table:table-cell office:value-type="float" office:value="0" calcext:value-type="float">
            <text:p>0</text:p>
          </table:table-cell>
          <table:table-cell office:value-type="float" office:value="0.308716" calcext:value-type="float">
            <text:p>0.308716</text:p>
          </table:table-cell>
          <table:table-cell office:value-type="float" office:value="0.951157" calcext:value-type="float">
            <text:p>0.951157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139771" calcext:value-type="float">
            <text:p>0.1397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4772" calcext:value-type="float">
            <text:p>-0.094772</text:p>
          </table:table-cell>
          <table:table-cell office:value-type="float" office:value="0.098877" calcext:value-type="float">
            <text:p>0.098877</text:p>
          </table:table-cell>
          <table:table-cell office:value-type="float" office:value="0.799973" calcext:value-type="float">
            <text:p>0.79997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308655" calcext:value-type="float">
            <text:p>0.308655</text:p>
          </table:table-cell>
          <table:table-cell office:value-type="float" office:value="0.951172" calcext:value-type="float">
            <text:p>0.951172</text:p>
          </table:table-cell>
          <table:table-cell office:value-type="float" office:value="0.223557" calcext:value-type="float">
            <text:p>0.223557</text:p>
          </table:table-cell>
          <table:table-cell office:value-type="float" office:value="0.138916" calcext:value-type="float">
            <text:p>0.13891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75134" calcext:value-type="float">
            <text:p>-0.075134</text:p>
          </table:table-cell>
          <table:table-cell office:value-type="float" office:value="0.101334" calcext:value-type="float">
            <text:p>0.101334</text:p>
          </table:table-cell>
          <table:table-cell office:value-type="float" office:value="0.799179" calcext:value-type="float">
            <text:p>0.799179</text:p>
          </table:table-cell>
          <table:table-cell office:value-type="float" office:value="-0" calcext:value-type="float">
            <text:p>0</text:p>
          </table:table-cell>
          <table:table-cell office:value-type="float" office:value="0.30896" calcext:value-type="float">
            <text:p>0.30896</text:p>
          </table:table-cell>
          <table:table-cell office:value-type="float" office:value="0.95108" calcext:value-type="float">
            <text:p>0.95108</text:p>
          </table:table-cell>
          <table:table-cell office:value-type="float" office:value="0.404999" calcext:value-type="float">
            <text:p>0.404999</text:p>
          </table:table-cell>
          <table:table-cell office:value-type="float" office:value="0.161392" calcext:value-type="float">
            <text:p>0.16139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5535" calcext:value-type="float">
            <text:p>-0.095535</text:p>
          </table:table-cell>
          <table:table-cell office:value-type="float" office:value="0.101318" calcext:value-type="float">
            <text:p>0.101318</text:p>
          </table:table-cell>
          <table:table-cell office:value-type="float" office:value="0.799179" calcext:value-type="float">
            <text:p>0.799179</text:p>
          </table:table-cell>
          <table:table-cell office:value-type="float" office:value="-0.000092" calcext:value-type="float">
            <text:p>-9.2E-05</text:p>
          </table:table-cell>
          <table:table-cell office:value-type="float" office:value="0.30896" calcext:value-type="float">
            <text:p>0.30896</text:p>
          </table:table-cell>
          <table:table-cell office:value-type="float" office:value="0.95108" calcext:value-type="float">
            <text:p>0.95108</text:p>
          </table:table-cell>
          <table:table-cell office:value-type="float" office:value="0.215973" calcext:value-type="float">
            <text:p>0.215973</text:p>
          </table:table-cell>
          <table:table-cell office:value-type="float" office:value="0.161987" calcext:value-type="float">
            <text:p>0.16198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473" calcext:value-type="float">
            <text:p>-0.097473</text:p>
          </table:table-cell>
          <table:table-cell office:value-type="float" office:value="0.088959" calcext:value-type="float">
            <text:p>0.088959</text:p>
          </table:table-cell>
          <table:table-cell office:value-type="float" office:value="0.803192" calcext:value-type="float">
            <text:p>0.803192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309616" calcext:value-type="float">
            <text:p>0.309616</text:p>
          </table:table-cell>
          <table:table-cell office:value-type="float" office:value="0.950867" calcext:value-type="float">
            <text:p>0.950867</text:p>
          </table:table-cell>
          <table:table-cell office:value-type="float" office:value="0.193115" calcext:value-type="float">
            <text:p>0.193115</text:p>
          </table:table-cell>
          <table:table-cell office:value-type="float" office:value="0.035812" calcext:value-type="float">
            <text:p>0.03581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9716" calcext:value-type="float">
            <text:p>-0.099716</text:p>
          </table:table-cell>
          <table:table-cell office:value-type="float" office:value="0.087326" calcext:value-type="float">
            <text:p>0.087326</text:p>
          </table:table-cell>
          <table:table-cell office:value-type="float" office:value="0.803726" calcext:value-type="float">
            <text:p>0.803726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309494" calcext:value-type="float">
            <text:p>0.309494</text:p>
          </table:table-cell>
          <table:table-cell office:value-type="float" office:value="0.950897" calcext:value-type="float">
            <text:p>0.950897</text:p>
          </table:table-cell>
          <table:table-cell office:value-type="float" office:value="0.170334" calcext:value-type="float">
            <text:p>0.170334</text:p>
          </table:table-cell>
          <table:table-cell office:value-type="float" office:value="0.018402" calcext:value-type="float">
            <text:p>0.01840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5148" calcext:value-type="float">
            <text:p>-0.105148</text:p>
          </table:table-cell>
          <table:table-cell office:value-type="float" office:value="0.096222" calcext:value-type="float">
            <text:p>0.096222</text:p>
          </table:table-cell>
          <table:table-cell office:value-type="float" office:value="0.800842" calcext:value-type="float">
            <text:p>0.80084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309235" calcext:value-type="float">
            <text:p>0.309235</text:p>
          </table:table-cell>
          <table:table-cell office:value-type="float" office:value="0.950989" calcext:value-type="float">
            <text:p>0.950989</text:p>
          </table:table-cell>
          <table:table-cell office:value-type="float" office:value="0.115372" calcext:value-type="float">
            <text:p>0.115372</text:p>
          </table:table-cell>
          <table:table-cell office:value-type="float" office:value="0.113129" calcext:value-type="float">
            <text:p>0.11312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7473" calcext:value-type="float">
            <text:p>-0.097473</text:p>
          </table:table-cell>
          <table:table-cell office:value-type="float" office:value="0.103546" calcext:value-type="float">
            <text:p>0.103546</text:p>
          </table:table-cell>
          <table:table-cell office:value-type="float" office:value="0.798447" calcext:value-type="float">
            <text:p>0.798447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0.309387" calcext:value-type="float">
            <text:p>0.309387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193069" calcext:value-type="float">
            <text:p>0.193069</text:p>
          </table:table-cell>
          <table:table-cell office:value-type="float" office:value="0.191269" calcext:value-type="float">
            <text:p>0.19126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99716" calcext:value-type="float">
            <text:p>-0.099716</text:p>
          </table:table-cell>
          <table:table-cell office:value-type="float" office:value="0.105194" calcext:value-type="float">
            <text:p>0.105194</text:p>
          </table:table-cell>
          <table:table-cell office:value-type="float" office:value="0.797913" calcext:value-type="float">
            <text:p>0.797913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0.309402" calcext:value-type="float">
            <text:p>0.309402</text:p>
          </table:table-cell>
          <table:table-cell office:value-type="float" office:value="0.950928" calcext:value-type="float">
            <text:p>0.950928</text:p>
          </table:table-cell>
          <table:table-cell office:value-type="float" office:value="0.170273" calcext:value-type="float">
            <text:p>0.170273</text:p>
          </table:table-cell>
          <table:table-cell office:value-type="float" office:value="0.208664" calcext:value-type="float">
            <text:p>0.2086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341" calcext:value-type="float">
            <text:p>-0.102341</text:p>
          </table:table-cell>
          <table:table-cell office:value-type="float" office:value="0.106216" calcext:value-type="float">
            <text:p>0.106216</text:p>
          </table:table-cell>
          <table:table-cell office:value-type="float" office:value="0.797577" calcext:value-type="float">
            <text:p>0.797577</text:p>
          </table:table-cell>
          <table:table-cell office:value-type="float" office:value="-0.000305" calcext:value-type="float">
            <text:p>-0.000305</text:p>
          </table:table-cell>
          <table:table-cell office:value-type="float" office:value="0.309418" calcext:value-type="float">
            <text:p>0.309418</text:p>
          </table:table-cell>
          <table:table-cell office:value-type="float" office:value="0.950928" calcext:value-type="float">
            <text:p>0.950928</text:p>
          </table:table-cell>
          <table:table-cell office:value-type="float" office:value="0.143784" calcext:value-type="float">
            <text:p>0.143784</text:p>
          </table:table-cell>
          <table:table-cell office:value-type="float" office:value="0.219696" calcext:value-type="float">
            <text:p>0.21969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5148" calcext:value-type="float">
            <text:p>-0.105148</text:p>
          </table:table-cell>
          <table:table-cell office:value-type="float" office:value="0.106567" calcext:value-type="float">
            <text:p>0.106567</text:p>
          </table:table-cell>
          <table:table-cell office:value-type="float" office:value="0.79747" calcext:value-type="float">
            <text:p>0.79747</text:p>
          </table:table-cell>
          <table:table-cell office:value-type="float" office:value="-0.000046" calcext:value-type="float">
            <text:p>-4.6E-05</text:p>
          </table:table-cell>
          <table:table-cell office:value-type="float" office:value="0.309402" calcext:value-type="float">
            <text:p>0.309402</text:p>
          </table:table-cell>
          <table:table-cell office:value-type="float" office:value="0.950928" calcext:value-type="float">
            <text:p>0.950928</text:p>
          </table:table-cell>
          <table:table-cell office:value-type="float" office:value="0.115341" calcext:value-type="float">
            <text:p>0.115341</text:p>
          </table:table-cell>
          <table:table-cell office:value-type="float" office:value="0.223358" calcext:value-type="float">
            <text:p>0.2233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956" calcext:value-type="float">
            <text:p>-0.107956</text:p>
          </table:table-cell>
          <table:table-cell office:value-type="float" office:value="0.106216" calcext:value-type="float">
            <text:p>0.106216</text:p>
          </table:table-cell>
          <table:table-cell office:value-type="float" office:value="0.797577" calcext:value-type="float">
            <text:p>0.79757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309387" calcext:value-type="float">
            <text:p>0.309387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086899" calcext:value-type="float">
            <text:p>0.086899</text:p>
          </table:table-cell>
          <table:table-cell office:value-type="float" office:value="0.219666" calcext:value-type="float">
            <text:p>0.21966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0565" calcext:value-type="float">
            <text:p>-0.110565</text:p>
          </table:table-cell>
          <table:table-cell office:value-type="float" office:value="0.105179" calcext:value-type="float">
            <text:p>0.105179</text:p>
          </table:table-cell>
          <table:table-cell office:value-type="float" office:value="0.797913" calcext:value-type="float">
            <text:p>0.797913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309433" calcext:value-type="float">
            <text:p>0.309433</text:p>
          </table:table-cell>
          <table:table-cell office:value-type="float" office:value="0.950912" calcext:value-type="float">
            <text:p>0.950912</text:p>
          </table:table-cell>
          <table:table-cell office:value-type="float" office:value="0.060425" calcext:value-type="float">
            <text:p>0.060425</text:p>
          </table:table-cell>
          <table:table-cell office:value-type="float" office:value="0.208633" calcext:value-type="float">
            <text:p>0.20863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823" calcext:value-type="float">
            <text:p>-0.112823</text:p>
          </table:table-cell>
          <table:table-cell office:value-type="float" office:value="0.103546" calcext:value-type="float">
            <text:p>0.103546</text:p>
          </table:table-cell>
          <table:table-cell office:value-type="float" office:value="0.798447" calcext:value-type="float">
            <text:p>0.798447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309494" calcext:value-type="float">
            <text:p>0.309494</text:p>
          </table:table-cell>
          <table:table-cell office:value-type="float" office:value="0.950897" calcext:value-type="float">
            <text:p>0.950897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0.191223" calcext:value-type="float">
            <text:p>0.19122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4532" calcext:value-type="float">
            <text:p>-0.114532</text:p>
          </table:table-cell>
          <table:table-cell office:value-type="float" office:value="0.10141" calcext:value-type="float">
            <text:p>0.10141</text:p>
          </table:table-cell>
          <table:table-cell office:value-type="float" office:value="0.799149" calcext:value-type="float">
            <text:p>0.799149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309219" calcext:value-type="float">
            <text:p>0.309219</text:p>
          </table:table-cell>
          <table:table-cell office:value-type="float" office:value="0.950989" calcext:value-type="float">
            <text:p>0.950989</text:p>
          </table:table-cell>
          <table:table-cell office:value-type="float" office:value="0.020233" calcext:value-type="float">
            <text:p>0.020233</text:p>
          </table:table-cell>
          <table:table-cell office:value-type="float" office:value="0.168411" calcext:value-type="float">
            <text:p>0.16841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5631" calcext:value-type="float">
            <text:p>-0.115631</text:p>
          </table:table-cell>
          <table:table-cell office:value-type="float" office:value="0.098923" calcext:value-type="float">
            <text:p>0.098923</text:p>
          </table:table-cell>
          <table:table-cell office:value-type="float" office:value="0.799957" calcext:value-type="float">
            <text:p>0.79995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308929" calcext:value-type="float">
            <text:p>0.308929</text:p>
          </table:table-cell>
          <table:table-cell office:value-type="float" office:value="0.95108" calcext:value-type="float">
            <text:p>0.95108</text:p>
          </table:table-cell>
          <table:table-cell office:value-type="float" office:value="0.009201" calcext:value-type="float">
            <text:p>0.009201</text:p>
          </table:table-cell>
          <table:table-cell office:value-type="float" office:value="0.141922" calcext:value-type="float">
            <text:p>0.1419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5982" calcext:value-type="float">
            <text:p>-0.115982</text:p>
          </table:table-cell>
          <table:table-cell office:value-type="float" office:value="0.096252" calcext:value-type="float">
            <text:p>0.096252</text:p>
          </table:table-cell>
          <table:table-cell office:value-type="float" office:value="0.800827" calcext:value-type="float">
            <text:p>0.800827</text:p>
          </table:table-cell>
          <table:table-cell office:value-type="float" office:value="-0" calcext:value-type="float">
            <text:p>0</text:p>
          </table:table-cell>
          <table:table-cell office:value-type="float" office:value="0.308899" calcext:value-type="float">
            <text:p>0.308899</text:p>
          </table:table-cell>
          <table:table-cell office:value-type="float" office:value="0.951096" calcext:value-type="float">
            <text:p>0.951096</text:p>
          </table:table-cell>
          <table:table-cell office:value-type="float" office:value="0.005539" calcext:value-type="float">
            <text:p>0.005539</text:p>
          </table:table-cell>
          <table:table-cell office:value-type="float" office:value="0.113464" calcext:value-type="float">
            <text:p>0.11346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4532" calcext:value-type="float">
            <text:p>-0.114532</text:p>
          </table:table-cell>
          <table:table-cell office:value-type="float" office:value="0.091095" calcext:value-type="float">
            <text:p>0.091095</text:p>
          </table:table-cell>
          <table:table-cell office:value-type="float" office:value="0.802505" calcext:value-type="float">
            <text:p>0.802505</text:p>
          </table:table-cell>
          <table:table-cell office:value-type="float" office:value="-0.000244" calcext:value-type="float">
            <text:p>-0.000244</text:p>
          </table:table-cell>
          <table:table-cell office:value-type="float" office:value="0.309219" calcext:value-type="float">
            <text:p>0.309219</text:p>
          </table:table-cell>
          <table:table-cell office:value-type="float" office:value="0.950989" calcext:value-type="float">
            <text:p>0.950989</text:p>
          </table:table-cell>
          <table:table-cell office:value-type="float" office:value="0.020264" calcext:value-type="float">
            <text:p>0.020264</text:p>
          </table:table-cell>
          <table:table-cell office:value-type="float" office:value="0.058548" calcext:value-type="float">
            <text:p>0.05854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5631" calcext:value-type="float">
            <text:p>-0.115631</text:p>
          </table:table-cell>
          <table:table-cell office:value-type="float" office:value="0.093582" calcext:value-type="float">
            <text:p>0.093582</text:p>
          </table:table-cell>
          <table:table-cell office:value-type="float" office:value="0.801697" calcext:value-type="float">
            <text:p>0.801697</text:p>
          </table:table-cell>
          <table:table-cell office:value-type="float" office:value="-0.000046" calcext:value-type="float">
            <text:p>-4.6E-05</text:p>
          </table:table-cell>
          <table:table-cell office:value-type="float" office:value="0.308868" calcext:value-type="float">
            <text:p>0.308868</text:p>
          </table:table-cell>
          <table:table-cell office:value-type="float" office:value="0.951111" calcext:value-type="float">
            <text:p>0.951111</text:p>
          </table:table-cell>
          <table:table-cell office:value-type="float" office:value="0.009232" calcext:value-type="float">
            <text:p>0.009232</text:p>
          </table:table-cell>
          <table:table-cell office:value-type="float" office:value="0.085022" calcext:value-type="float">
            <text:p>0.08502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0565" calcext:value-type="float">
            <text:p>-0.110565</text:p>
          </table:table-cell>
          <table:table-cell office:value-type="float" office:value="0.087326" calcext:value-type="float">
            <text:p>0.087326</text:p>
          </table:table-cell>
          <table:table-cell office:value-type="float" office:value="0.803726" calcext:value-type="float">
            <text:p>0.803726</text:p>
          </table:table-cell>
          <table:table-cell office:value-type="float" office:value="-0.000229" calcext:value-type="float">
            <text:p>-0.000229</text:p>
          </table:table-cell>
          <table:table-cell office:value-type="float" office:value="0.309479" calcext:value-type="float">
            <text:p>0.309479</text:p>
          </table:table-cell>
          <table:table-cell office:value-type="float" office:value="0.950912" calcext:value-type="float">
            <text:p>0.950912</text:p>
          </table:table-cell>
          <table:table-cell office:value-type="float" office:value="0.060486" calcext:value-type="float">
            <text:p>0.060486</text:p>
          </table:table-cell>
          <table:table-cell office:value-type="float" office:value="0.018372" calcext:value-type="float">
            <text:p>0.0183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12808" calcext:value-type="float">
            <text:p>-0.112808</text:p>
          </table:table-cell>
          <table:table-cell office:value-type="float" office:value="0.088959" calcext:value-type="float">
            <text:p>0.088959</text:p>
          </table:table-cell>
          <table:table-cell office:value-type="float" office:value="0.803192" calcext:value-type="float">
            <text:p>0.803192</text:p>
          </table:table-cell>
          <table:table-cell office:value-type="float" office:value="-0.000427" calcext:value-type="float">
            <text:p>-0.000427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950867" calcext:value-type="float">
            <text:p>0.950867</text:p>
          </table:table-cell>
          <table:table-cell office:value-type="float" office:value="0.037674" calcext:value-type="float">
            <text:p>0.037674</text:p>
          </table:table-cell>
          <table:table-cell office:value-type="float" office:value="0.035767" calcext:value-type="float">
            <text:p>0.03576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5133" calcext:value-type="float">
            <text:p>-0.105133</text:p>
          </table:table-cell>
          <table:table-cell office:value-type="float" office:value="0.085938" calcext:value-type="float">
            <text:p>0.085938</text:p>
          </table:table-cell>
          <table:table-cell office:value-type="float" office:value="0.804184" calcext:value-type="float">
            <text:p>0.80418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115417" calcext:value-type="float">
            <text:p>0.115417</text:p>
          </table:table-cell>
          <table:table-cell office:value-type="float" office:value="0.003677" calcext:value-type="float">
            <text:p>0.00367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7941" calcext:value-type="float">
            <text:p>-0.107941</text:p>
          </table:table-cell>
          <table:table-cell office:value-type="float" office:value="0.086288" calcext:value-type="float">
            <text:p>0.086288</text:p>
          </table:table-cell>
          <table:table-cell office:value-type="float" office:value="0.804062" calcext:value-type="float">
            <text:p>0.804062</text:p>
          </table:table-cell>
          <table:table-cell office:value-type="float" office:value="-0.000031" calcext:value-type="float">
            <text:p>-3.1E-05</text:p>
          </table:table-cell>
          <table:table-cell office:value-type="float" office:value="0.309372" calcext:value-type="float">
            <text:p>0.309372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086975" calcext:value-type="float">
            <text:p>0.086975</text:p>
          </table:table-cell>
          <table:table-cell office:value-type="float" office:value="0.007339" calcext:value-type="float">
            <text:p>0.00733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2325" calcext:value-type="float">
            <text:p>-0.102325</text:p>
          </table:table-cell>
          <table:table-cell office:value-type="float" office:value="0.086288" calcext:value-type="float">
            <text:p>0.086288</text:p>
          </table:table-cell>
          <table:table-cell office:value-type="float" office:value="0.804062" calcext:value-type="float">
            <text:p>0.804062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309357" calcext:value-type="float">
            <text:p>0.309357</text:p>
          </table:table-cell>
          <table:table-cell office:value-type="float" office:value="0.950943" calcext:value-type="float">
            <text:p>0.950943</text:p>
          </table:table-cell>
          <table:table-cell office:value-type="float" office:value="0.14386" calcext:value-type="float">
            <text:p>0.14386</text:p>
          </table:table-cell>
          <table:table-cell office:value-type="float" office:value="0.00737" calcext:value-type="float">
            <text:p>0.0073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972" calcext:value-type="float">
            <text:p>-0.064972</text:p>
          </table:table-cell>
          <table:table-cell office:value-type="float" office:value="0.098358" calcext:value-type="float">
            <text:p>0.098358</text:p>
          </table:table-cell>
          <table:table-cell office:value-type="float" office:value="0.806671" calcext:value-type="float">
            <text:p>0.806671</text:p>
          </table:table-cell>
          <table:table-cell office:value-type="float" office:value="1" calcext:value-type="float">
            <text:p>1</text:p>
          </table:table-cell>
          <table:table-cell office:value-type="float" office:value="-0.000412" calcext:value-type="float">
            <text:p>-0.000412</text:p>
          </table:table-cell>
          <table:table-cell office:value-type="float" office:value="-0.001099" calcext:value-type="float">
            <text:p>-0.001099</text:p>
          </table:table-cell>
          <table:table-cell office:value-type="float" office:value="0.835068" calcext:value-type="float">
            <text:p>0.835068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972" calcext:value-type="float">
            <text:p>-0.064972</text:p>
          </table:table-cell>
          <table:table-cell office:value-type="float" office:value="0.096481" calcext:value-type="float">
            <text:p>0.096481</text:p>
          </table:table-cell>
          <table:table-cell office:value-type="float" office:value="0.800903" calcext:value-type="float">
            <text:p>0.800903</text:p>
          </table:table-cell>
          <table:table-cell office:value-type="float" office:value="1" calcext:value-type="float">
            <text:p>1</text:p>
          </table:table-cell>
          <table:table-cell office:value-type="float" office:value="-0.000412" calcext:value-type="float">
            <text:p>-0.000412</text:p>
          </table:table-cell>
          <table:table-cell office:value-type="float" office:value="-0.001099" calcext:value-type="float">
            <text:p>-0.001099</text:p>
          </table:table-cell>
          <table:table-cell office:value-type="float" office:value="0.835068" calcext:value-type="float">
            <text:p>0.835068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247" calcext:value-type="float">
            <text:p>-0.065247</text:p>
          </table:table-cell>
          <table:table-cell office:value-type="float" office:value="0.097549" calcext:value-type="float">
            <text:p>0.097549</text:p>
          </table:table-cell>
          <table:table-cell office:value-type="float" office:value="0.806931" calcext:value-type="float">
            <text:p>0.806931</text:p>
          </table:table-cell>
          <table:table-cell office:value-type="float" office:value="0.80896" calcext:value-type="float">
            <text:p>0.80896</text:p>
          </table:table-cell>
          <table:table-cell office:value-type="float" office:value="-0.559433" calcext:value-type="float">
            <text:p>-0.559433</text:p>
          </table:table-cell>
          <table:table-cell office:value-type="float" office:value="0.180603" calcext:value-type="float">
            <text:p>0.180603</text:p>
          </table:table-cell>
          <table:table-cell office:value-type="float" office:value="0.850906" calcext:value-type="float">
            <text:p>0.850906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247" calcext:value-type="float">
            <text:p>-0.065247</text:p>
          </table:table-cell>
          <table:table-cell office:value-type="float" office:value="0.095688" calcext:value-type="float">
            <text:p>0.095688</text:p>
          </table:table-cell>
          <table:table-cell office:value-type="float" office:value="0.801163" calcext:value-type="float">
            <text:p>0.801163</text:p>
          </table:table-cell>
          <table:table-cell office:value-type="float" office:value="0.80896" calcext:value-type="float">
            <text:p>0.80896</text:p>
          </table:table-cell>
          <table:table-cell office:value-type="float" office:value="-0.559433" calcext:value-type="float">
            <text:p>-0.559433</text:p>
          </table:table-cell>
          <table:table-cell office:value-type="float" office:value="0.180603" calcext:value-type="float">
            <text:p>0.180603</text:p>
          </table:table-cell>
          <table:table-cell office:value-type="float" office:value="0.850906" calcext:value-type="float">
            <text:p>0.850906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308" calcext:value-type="float">
            <text:p>-0.06308</text:p>
          </table:table-cell>
          <table:table-cell office:value-type="float" office:value="0.102051" calcext:value-type="float">
            <text:p>0.102051</text:p>
          </table:table-cell>
          <table:table-cell office:value-type="float" office:value="0.818024" calcext:value-type="float">
            <text:p>0.818024</text:p>
          </table:table-cell>
          <table:table-cell office:value-type="float" office:value="0.997971" calcext:value-type="float">
            <text:p>0.997971</text:p>
          </table:table-cell>
          <table:table-cell office:value-type="float" office:value="0.01976" calcext:value-type="float">
            <text:p>0.01976</text:p>
          </table:table-cell>
          <table:table-cell office:value-type="float" office:value="0.060501" calcext:value-type="float">
            <text:p>0.060501</text:p>
          </table:table-cell>
          <table:table-cell office:value-type="float" office:value="0.83577" calcext:value-type="float">
            <text:p>0.83577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24" calcext:value-type="float">
            <text:p>-0.06424</text:p>
          </table:table-cell>
          <table:table-cell office:value-type="float" office:value="0.098389" calcext:value-type="float">
            <text:p>0.098389</text:p>
          </table:table-cell>
          <table:table-cell office:value-type="float" office:value="0.806747" calcext:value-type="float">
            <text:p>0.806747</text:p>
          </table:table-cell>
          <table:table-cell office:value-type="float" office:value="0.995331" calcext:value-type="float">
            <text:p>0.995331</text:p>
          </table:table-cell>
          <table:table-cell office:value-type="float" office:value="-0.02977" calcext:value-type="float">
            <text:p>-0.02977</text:p>
          </table:table-cell>
          <table:table-cell office:value-type="float" office:value="-0.091827" calcext:value-type="float">
            <text:p>-0.091827</text:p>
          </table:table-cell>
          <table:table-cell office:value-type="float" office:value="0.83577" calcext:value-type="float">
            <text:p>0.83577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3721" calcext:value-type="float">
            <text:p>-0.063721</text:p>
          </table:table-cell>
          <table:table-cell office:value-type="float" office:value="0.100189" calcext:value-type="float">
            <text:p>0.100189</text:p>
          </table:table-cell>
          <table:table-cell office:value-type="float" office:value="0.818634" calcext:value-type="float">
            <text:p>0.818634</text:p>
          </table:table-cell>
          <table:table-cell office:value-type="float" office:value="0.807343" calcext:value-type="float">
            <text:p>0.807343</text:p>
          </table:table-cell>
          <table:table-cell office:value-type="float" office:value="-0.538269" calcext:value-type="float">
            <text:p>-0.538269</text:p>
          </table:table-cell>
          <table:table-cell office:value-type="float" office:value="0.241791" calcext:value-type="float">
            <text:p>0.241791</text:p>
          </table:table-cell>
          <table:table-cell office:value-type="float" office:value="0.819763" calcext:value-type="float">
            <text:p>0.819763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651" calcext:value-type="float">
            <text:p>-0.064651</text:p>
          </table:table-cell>
          <table:table-cell office:value-type="float" office:value="0.097168" calcext:value-type="float">
            <text:p>0.097168</text:p>
          </table:table-cell>
          <table:table-cell office:value-type="float" office:value="0.807144" calcext:value-type="float">
            <text:p>0.807144</text:p>
          </table:table-cell>
          <table:table-cell office:value-type="float" office:value="0.805206" calcext:value-type="float">
            <text:p>0.805206</text:p>
          </table:table-cell>
          <table:table-cell office:value-type="float" office:value="-0.586273" calcext:value-type="float">
            <text:p>-0.586273</text:p>
          </table:table-cell>
          <table:table-cell office:value-type="float" office:value="0.089005" calcext:value-type="float">
            <text:p>0.089005</text:p>
          </table:table-cell>
          <table:table-cell office:value-type="float" office:value="0.819763" calcext:value-type="float">
            <text:p>0.819763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3477" calcext:value-type="float">
            <text:p>-0.063477</text:p>
          </table:table-cell>
          <table:table-cell office:value-type="float" office:value="0.102585" calcext:value-type="float">
            <text:p>0.102585</text:p>
          </table:table-cell>
          <table:table-cell office:value-type="float" office:value="0.819672" calcext:value-type="float">
            <text:p>0.819672</text:p>
          </table:table-cell>
          <table:table-cell office:value-type="float" office:value="0.88176" calcext:value-type="float">
            <text:p>0.88176</text:p>
          </table:table-cell>
          <table:table-cell office:value-type="float" office:value="0.14592" calcext:value-type="float">
            <text:p>0.14592</text:p>
          </table:table-cell>
          <table:table-cell office:value-type="float" office:value="0.448563" calcext:value-type="float">
            <text:p>0.448563</text:p>
          </table:table-cell>
          <table:table-cell office:value-type="float" office:value="0.914612" calcext:value-type="float">
            <text:p>0.914612</text:p>
          </table:table-cell>
          <table:table-cell office:value-type="float" office:value="0.861572" calcext:value-type="float">
            <text:p>0.8615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308" calcext:value-type="float">
            <text:p>-0.06308</text:p>
          </table:table-cell>
          <table:table-cell office:value-type="float" office:value="0.102051" calcext:value-type="float">
            <text:p>0.102051</text:p>
          </table:table-cell>
          <table:table-cell office:value-type="float" office:value="0.818024" calcext:value-type="float">
            <text:p>0.818024</text:p>
          </table:table-cell>
          <table:table-cell office:value-type="float" office:value="0.997971" calcext:value-type="float">
            <text:p>0.997971</text:p>
          </table:table-cell>
          <table:table-cell office:value-type="float" office:value="0.01976" calcext:value-type="float">
            <text:p>0.01976</text:p>
          </table:table-cell>
          <table:table-cell office:value-type="float" office:value="0.060501" calcext:value-type="float">
            <text:p>0.060501</text:p>
          </table:table-cell>
          <table:table-cell office:value-type="float" office:value="0.919464" calcext:value-type="float">
            <text:p>0.919464</text:p>
          </table:table-cell>
          <table:table-cell office:value-type="float" office:value="0.861572" calcext:value-type="float">
            <text:p>0.8615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041" calcext:value-type="float">
            <text:p>-0.064041</text:p>
          </table:table-cell>
          <table:table-cell office:value-type="float" office:value="0.100952" calcext:value-type="float">
            <text:p>0.100952</text:p>
          </table:table-cell>
          <table:table-cell office:value-type="float" office:value="0.820206" calcext:value-type="float">
            <text:p>0.820206</text:p>
          </table:table-cell>
          <table:table-cell office:value-type="float" office:value="0.713257" calcext:value-type="float">
            <text:p>0.713257</text:p>
          </table:table-cell>
          <table:table-cell office:value-type="float" office:value="-0.347137" calcext:value-type="float">
            <text:p>-0.347137</text:p>
          </table:table-cell>
          <table:table-cell office:value-type="float" office:value="0.608902" calcext:value-type="float">
            <text:p>0.608902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40317" calcext:value-type="float">
            <text:p>0.8403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3721" calcext:value-type="float">
            <text:p>-0.063721</text:p>
          </table:table-cell>
          <table:table-cell office:value-type="float" office:value="0.100189" calcext:value-type="float">
            <text:p>0.100189</text:p>
          </table:table-cell>
          <table:table-cell office:value-type="float" office:value="0.818634" calcext:value-type="float">
            <text:p>0.818634</text:p>
          </table:table-cell>
          <table:table-cell office:value-type="float" office:value="0.807343" calcext:value-type="float">
            <text:p>0.807343</text:p>
          </table:table-cell>
          <table:table-cell office:value-type="float" office:value="-0.538269" calcext:value-type="float">
            <text:p>-0.538269</text:p>
          </table:table-cell>
          <table:table-cell office:value-type="float" office:value="0.241791" calcext:value-type="float">
            <text:p>0.241791</text:p>
          </table:table-cell>
          <table:table-cell office:value-type="float" office:value="0.911621" calcext:value-type="float">
            <text:p>0.911621</text:p>
          </table:table-cell>
          <table:table-cell office:value-type="float" office:value="0.837494" calcext:value-type="float">
            <text:p>0.8374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713" calcext:value-type="float">
            <text:p>-0.064713</text:p>
          </table:table-cell>
          <table:table-cell office:value-type="float" office:value="0.102997" calcext:value-type="float">
            <text:p>0.102997</text:p>
          </table:table-cell>
          <table:table-cell office:value-type="float" office:value="0.820923" calcext:value-type="float">
            <text:p>0.820923</text:p>
          </table:table-cell>
          <table:table-cell office:value-type="float" office:value="0.502655" calcext:value-type="float">
            <text:p>0.502655</text:p>
          </table:table-cell>
          <table:table-cell office:value-type="float" office:value="0.267319" calcext:value-type="float">
            <text:p>0.267319</text:p>
          </table:table-cell>
          <table:table-cell office:value-type="float" office:value="0.822113" calcext:value-type="float">
            <text:p>0.822113</text:p>
          </table:table-cell>
          <table:table-cell office:value-type="float" office:value="0.899368" calcext:value-type="float">
            <text:p>0.899368</text:p>
          </table:table-cell>
          <table:table-cell office:value-type="float" office:value="0.861572" calcext:value-type="float">
            <text:p>0.8615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033" calcext:value-type="float">
            <text:p>-0.065033</text:p>
          </table:table-cell>
          <table:table-cell office:value-type="float" office:value="0.102051" calcext:value-type="float">
            <text:p>0.102051</text:p>
          </table:table-cell>
          <table:table-cell office:value-type="float" office:value="0.821228" calcext:value-type="float">
            <text:p>0.821228</text:p>
          </table:table-cell>
          <table:table-cell office:value-type="float" office:value="0.406372" calcext:value-type="float">
            <text:p>0.406372</text:p>
          </table:table-cell>
          <table:table-cell office:value-type="float" office:value="-0.013641" calcext:value-type="float">
            <text:p>-0.013641</text:p>
          </table:table-cell>
          <table:table-cell office:value-type="float" office:value="0.913605" calcext:value-type="float">
            <text:p>0.913605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49274" calcext:value-type="float">
            <text:p>0.8492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6406" calcext:value-type="float">
            <text:p>-0.066406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82132" calcext:value-type="float">
            <text:p>0.82132</text:p>
          </table:table-cell>
          <table:table-cell office:value-type="float" office:value="-0.000168" calcext:value-type="float">
            <text:p>-0.000168</text:p>
          </table:table-cell>
          <table:table-cell office:value-type="float" office:value="0.309128" calcext:value-type="float">
            <text:p>0.309128</text:p>
          </table:table-cell>
          <table:table-cell office:value-type="float" office:value="0.951019" calcext:value-type="float">
            <text:p>0.951019</text:p>
          </table:table-cell>
          <table:table-cell office:value-type="float" office:value="0.878403" calcext:value-type="float">
            <text:p>0.878403</text:p>
          </table:table-cell>
          <table:table-cell office:value-type="float" office:value="0.861588" calcext:value-type="float">
            <text:p>0.8615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566" calcext:value-type="float">
            <text:p>-0.067566</text:p>
          </table:table-cell>
          <table:table-cell office:value-type="float" office:value="0.099167" calcext:value-type="float">
            <text:p>0.099167</text:p>
          </table:table-cell>
          <table:table-cell office:value-type="float" office:value="0.806412" calcext:value-type="float">
            <text:p>0.806412</text:p>
          </table:table-cell>
          <table:table-cell office:value-type="float" office:value="-0.808685" calcext:value-type="float">
            <text:p>-0.808685</text:p>
          </table:table-cell>
          <table:table-cell office:value-type="float" office:value="0.559097" calcext:value-type="float">
            <text:p>0.559097</text:p>
          </table:table-cell>
          <table:table-cell office:value-type="float" office:value="-0.182846" calcext:value-type="float">
            <text:p>-0.182846</text:p>
          </table:table-cell>
          <table:table-cell office:value-type="float" office:value="0.771667" calcext:value-type="float">
            <text:p>0.771667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856" calcext:value-type="float">
            <text:p>-0.067856</text:p>
          </table:table-cell>
          <table:table-cell office:value-type="float" office:value="0.098358" calcext:value-type="float">
            <text:p>0.098358</text:p>
          </table:table-cell>
          <table:table-cell office:value-type="float" office:value="0.806671" calcext:value-type="float">
            <text:p>0.806671</text:p>
          </table:table-cell>
          <table:table-cell office:value-type="float" office:value="-1" calcext:value-type="float">
            <text:p>-1</text:p>
          </table:table-cell>
          <table:table-cell office:value-type="float" office:value="-0.000412" calcext:value-type="float">
            <text:p>-0.000412</text:p>
          </table:table-cell>
          <table:table-cell office:value-type="float" office:value="-0.001099" calcext:value-type="float">
            <text:p>-0.001099</text:p>
          </table:table-cell>
          <table:table-cell office:value-type="float" office:value="0.755814" calcext:value-type="float">
            <text:p>0.755814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566" calcext:value-type="float">
            <text:p>-0.067566</text:p>
          </table:table-cell>
          <table:table-cell office:value-type="float" office:value="0.09729" calcext:value-type="float">
            <text:p>0.09729</text:p>
          </table:table-cell>
          <table:table-cell office:value-type="float" office:value="0.800644" calcext:value-type="float">
            <text:p>0.800644</text:p>
          </table:table-cell>
          <table:table-cell office:value-type="float" office:value="-0.808685" calcext:value-type="float">
            <text:p>-0.808685</text:p>
          </table:table-cell>
          <table:table-cell office:value-type="float" office:value="0.559097" calcext:value-type="float">
            <text:p>0.559097</text:p>
          </table:table-cell>
          <table:table-cell office:value-type="float" office:value="-0.182846" calcext:value-type="float">
            <text:p>-0.182846</text:p>
          </table:table-cell>
          <table:table-cell office:value-type="float" office:value="0.771667" calcext:value-type="float">
            <text:p>0.771667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841" calcext:value-type="float">
            <text:p>-0.067841</text:p>
          </table:table-cell>
          <table:table-cell office:value-type="float" office:value="0.096481" calcext:value-type="float">
            <text:p>0.096481</text:p>
          </table:table-cell>
          <table:table-cell office:value-type="float" office:value="0.800903" calcext:value-type="float">
            <text:p>0.800903</text:p>
          </table:table-cell>
          <table:table-cell office:value-type="float" office:value="-1" calcext:value-type="float">
            <text:p>-1</text:p>
          </table:table-cell>
          <table:table-cell office:value-type="float" office:value="-0.000412" calcext:value-type="float">
            <text:p>-0.000412</text:p>
          </table:table-cell>
          <table:table-cell office:value-type="float" office:value="-0.001099" calcext:value-type="float">
            <text:p>-0.001099</text:p>
          </table:table-cell>
          <table:table-cell office:value-type="float" office:value="0.755814" calcext:value-type="float">
            <text:p>0.755814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247" calcext:value-type="float">
            <text:p>-0.065247</text:p>
          </table:table-cell>
          <table:table-cell office:value-type="float" office:value="0.099167" calcext:value-type="float">
            <text:p>0.099167</text:p>
          </table:table-cell>
          <table:table-cell office:value-type="float" office:value="0.806412" calcext:value-type="float">
            <text:p>0.806412</text:p>
          </table:table-cell>
          <table:table-cell office:value-type="float" office:value="0.809006" calcext:value-type="float">
            <text:p>0.809006</text:p>
          </table:table-cell>
          <table:table-cell office:value-type="float" office:value="0.558685" calcext:value-type="float">
            <text:p>0.558685</text:p>
          </table:table-cell>
          <table:table-cell office:value-type="float" office:value="-0.182709" calcext:value-type="float">
            <text:p>-0.182709</text:p>
          </table:table-cell>
          <table:table-cell office:value-type="float" office:value="0.819214" calcext:value-type="float">
            <text:p>0.819214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247" calcext:value-type="float">
            <text:p>-0.065247</text:p>
          </table:table-cell>
          <table:table-cell office:value-type="float" office:value="0.09729" calcext:value-type="float">
            <text:p>0.09729</text:p>
          </table:table-cell>
          <table:table-cell office:value-type="float" office:value="0.800644" calcext:value-type="float">
            <text:p>0.800644</text:p>
          </table:table-cell>
          <table:table-cell office:value-type="float" office:value="0.809006" calcext:value-type="float">
            <text:p>0.809006</text:p>
          </table:table-cell>
          <table:table-cell office:value-type="float" office:value="0.558685" calcext:value-type="float">
            <text:p>0.558685</text:p>
          </table:table-cell>
          <table:table-cell office:value-type="float" office:value="-0.182709" calcext:value-type="float">
            <text:p>-0.182709</text:p>
          </table:table-cell>
          <table:table-cell office:value-type="float" office:value="0.819214" calcext:value-type="float">
            <text:p>0.819214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3721" calcext:value-type="float">
            <text:p>-0.063721</text:p>
          </table:table-cell>
          <table:table-cell office:value-type="float" office:value="0.103912" calcext:value-type="float">
            <text:p>0.103912</text:p>
          </table:table-cell>
          <table:table-cell office:value-type="float" office:value="0.817429" calcext:value-type="float">
            <text:p>0.817429</text:p>
          </table:table-cell>
          <table:table-cell office:value-type="float" office:value="0.807373" calcext:value-type="float">
            <text:p>0.807373</text:p>
          </table:table-cell>
          <table:table-cell office:value-type="float" office:value="0.577545" calcext:value-type="float">
            <text:p>0.577545</text:p>
          </table:table-cell>
          <table:table-cell office:value-type="float" office:value="-0.120834" calcext:value-type="float">
            <text:p>-0.120834</text:p>
          </table:table-cell>
          <table:table-cell office:value-type="float" office:value="0.851791" calcext:value-type="float">
            <text:p>0.851791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651" calcext:value-type="float">
            <text:p>-0.064651</text:p>
          </table:table-cell>
          <table:table-cell office:value-type="float" office:value="0.099609" calcext:value-type="float">
            <text:p>0.099609</text:p>
          </table:table-cell>
          <table:table-cell office:value-type="float" office:value="0.806351" calcext:value-type="float">
            <text:p>0.806351</text:p>
          </table:table-cell>
          <table:table-cell office:value-type="float" office:value="0.80513" calcext:value-type="float">
            <text:p>0.80513</text:p>
          </table:table-cell>
          <table:table-cell office:value-type="float" office:value="0.526718" calcext:value-type="float">
            <text:p>0.526718</text:p>
          </table:table-cell>
          <table:table-cell office:value-type="float" office:value="-0.272659" calcext:value-type="float">
            <text:p>-0.272659</text:p>
          </table:table-cell>
          <table:table-cell office:value-type="float" office:value="0.851791" calcext:value-type="float">
            <text:p>0.851791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4041" calcext:value-type="float">
            <text:p>-0.064041</text:p>
          </table:table-cell>
          <table:table-cell office:value-type="float" office:value="0.104233" calcext:value-type="float">
            <text:p>0.104233</text:p>
          </table:table-cell>
          <table:table-cell office:value-type="float" office:value="0.819138" calcext:value-type="float">
            <text:p>0.819138</text:p>
          </table:table-cell>
          <table:table-cell office:value-type="float" office:value="0.713303" calcext:value-type="float">
            <text:p>0.713303</text:p>
          </table:table-cell>
          <table:table-cell office:value-type="float" office:value="0.638687" calcext:value-type="float">
            <text:p>0.638687</text:p>
          </table:table-cell>
          <table:table-cell office:value-type="float" office:value="0.288544" calcext:value-type="float">
            <text:p>0.288544</text:p>
          </table:table-cell>
          <table:table-cell office:value-type="float" office:value="0.907715" calcext:value-type="float">
            <text:p>0.907715</text:p>
          </table:table-cell>
          <table:table-cell office:value-type="float" office:value="0.882828" calcext:value-type="float">
            <text:p>0.88282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3721" calcext:value-type="float">
            <text:p>-0.063721</text:p>
          </table:table-cell>
          <table:table-cell office:value-type="float" office:value="0.103912" calcext:value-type="float">
            <text:p>0.103912</text:p>
          </table:table-cell>
          <table:table-cell office:value-type="float" office:value="0.817429" calcext:value-type="float">
            <text:p>0.817429</text:p>
          </table:table-cell>
          <table:table-cell office:value-type="float" office:value="0.807373" calcext:value-type="float">
            <text:p>0.807373</text:p>
          </table:table-cell>
          <table:table-cell office:value-type="float" office:value="0.577545" calcext:value-type="float">
            <text:p>0.577545</text:p>
          </table:table-cell>
          <table:table-cell office:value-type="float" office:value="-0.120834" calcext:value-type="float">
            <text:p>-0.120834</text:p>
          </table:table-cell>
          <table:table-cell office:value-type="float" office:value="0.911636" calcext:value-type="float">
            <text:p>0.911636</text:p>
          </table:table-cell>
          <table:table-cell office:value-type="float" office:value="0.885666" calcext:value-type="float">
            <text:p>0.88566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033" calcext:value-type="float">
            <text:p>-0.065033</text:p>
          </table:table-cell>
          <table:table-cell office:value-type="float" office:value="0.103943" calcext:value-type="float">
            <text:p>0.103943</text:p>
          </table:table-cell>
          <table:table-cell office:value-type="float" office:value="0.820618" calcext:value-type="float">
            <text:p>0.820618</text:p>
          </table:table-cell>
          <table:table-cell office:value-type="float" office:value="0.406479" calcext:value-type="float">
            <text:p>0.406479</text:p>
          </table:table-cell>
          <table:table-cell office:value-type="float" office:value="0.548111" calcext:value-type="float">
            <text:p>0.548111</text:p>
          </table:table-cell>
          <table:table-cell office:value-type="float" office:value="0.731003" calcext:value-type="float">
            <text:p>0.731003</text:p>
          </table:table-cell>
          <table:table-cell office:value-type="float" office:value="0.89537" calcext:value-type="float">
            <text:p>0.89537</text:p>
          </table:table-cell>
          <table:table-cell office:value-type="float" office:value="0.873871" calcext:value-type="float">
            <text:p>0.8738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9092" calcext:value-type="float">
            <text:p>-0.069092</text:p>
          </table:table-cell>
          <table:table-cell office:value-type="float" office:value="0.103912" calcext:value-type="float">
            <text:p>0.103912</text:p>
          </table:table-cell>
          <table:table-cell office:value-type="float" office:value="0.817429" calcext:value-type="float">
            <text:p>0.817429</text:p>
          </table:table-cell>
          <table:table-cell office:value-type="float" office:value="-0.807449" calcext:value-type="float">
            <text:p>-0.807449</text:p>
          </table:table-cell>
          <table:table-cell office:value-type="float" office:value="0.577408" calcext:value-type="float">
            <text:p>0.577408</text:p>
          </table:table-cell>
          <table:table-cell office:value-type="float" office:value="-0.120941" calcext:value-type="float">
            <text:p>-0.120941</text:p>
          </table:table-cell>
          <table:table-cell office:value-type="float" office:value="0.899841" calcext:value-type="float">
            <text:p>0.899841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9733" calcext:value-type="float">
            <text:p>-0.069733</text:p>
          </table:table-cell>
          <table:table-cell office:value-type="float" office:value="0.102051" calcext:value-type="float">
            <text:p>0.102051</text:p>
          </table:table-cell>
          <table:table-cell office:value-type="float" office:value="0.818024" calcext:value-type="float">
            <text:p>0.818024</text:p>
          </table:table-cell>
          <table:table-cell office:value-type="float" office:value="-0.997986" calcext:value-type="float">
            <text:p>-0.997986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0.060364" calcext:value-type="float">
            <text:p>0.060364</text:p>
          </table:table-cell>
          <table:table-cell office:value-type="float" office:value="0.915848" calcext:value-type="float">
            <text:p>0.915848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8161" calcext:value-type="float">
            <text:p>-0.068161</text:p>
          </table:table-cell>
          <table:table-cell office:value-type="float" office:value="0.099609" calcext:value-type="float">
            <text:p>0.099609</text:p>
          </table:table-cell>
          <table:table-cell office:value-type="float" office:value="0.806351" calcext:value-type="float">
            <text:p>0.806351</text:p>
          </table:table-cell>
          <table:table-cell office:value-type="float" office:value="-0.80513" calcext:value-type="float">
            <text:p>-0.80513</text:p>
          </table:table-cell>
          <table:table-cell office:value-type="float" office:value="0.526718" calcext:value-type="float">
            <text:p>0.526718</text:p>
          </table:table-cell>
          <table:table-cell office:value-type="float" office:value="-0.272659" calcext:value-type="float">
            <text:p>-0.272659</text:p>
          </table:table-cell>
          <table:table-cell office:value-type="float" office:value="0.899841" calcext:value-type="float">
            <text:p>0.899841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8573" calcext:value-type="float">
            <text:p>-0.068573</text:p>
          </table:table-cell>
          <table:table-cell office:value-type="float" office:value="0.098389" calcext:value-type="float">
            <text:p>0.098389</text:p>
          </table:table-cell>
          <table:table-cell office:value-type="float" office:value="0.806747" calcext:value-type="float">
            <text:p>0.806747</text:p>
          </table:table-cell>
          <table:table-cell office:value-type="float" office:value="-0.995331" calcext:value-type="float">
            <text:p>-0.995331</text:p>
          </table:table-cell>
          <table:table-cell office:value-type="float" office:value="-0.02977" calcext:value-type="float">
            <text:p>-0.02977</text:p>
          </table:table-cell>
          <table:table-cell office:value-type="float" office:value="-0.091827" calcext:value-type="float">
            <text:p>-0.091827</text:p>
          </table:table-cell>
          <table:table-cell office:value-type="float" office:value="0.915848" calcext:value-type="float">
            <text:p>0.915848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8787" calcext:value-type="float">
            <text:p>-0.068787</text:p>
          </table:table-cell>
          <table:table-cell office:value-type="float" office:value="0.104233" calcext:value-type="float">
            <text:p>0.104233</text:p>
          </table:table-cell>
          <table:table-cell office:value-type="float" office:value="0.819138" calcext:value-type="float">
            <text:p>0.819138</text:p>
          </table:table-cell>
          <table:table-cell office:value-type="float" office:value="-0.71347" calcext:value-type="float">
            <text:p>-0.71347</text:p>
          </table:table-cell>
          <table:table-cell office:value-type="float" office:value="0.638519" calcext:value-type="float">
            <text:p>0.638519</text:p>
          </table:table-cell>
          <table:table-cell office:value-type="float" office:value="0.288544" calcext:value-type="float">
            <text:p>0.288544</text:p>
          </table:table-cell>
          <table:table-cell office:value-type="float" office:value="0.849213" calcext:value-type="float">
            <text:p>0.849213</text:p>
          </table:table-cell>
          <table:table-cell office:value-type="float" office:value="0.882843" calcext:value-type="float">
            <text:p>0.88284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9336" calcext:value-type="float">
            <text:p>-0.069336</text:p>
          </table:table-cell>
          <table:table-cell office:value-type="float" office:value="0.102585" calcext:value-type="float">
            <text:p>0.102585</text:p>
          </table:table-cell>
          <table:table-cell office:value-type="float" office:value="0.819672" calcext:value-type="float">
            <text:p>0.819672</text:p>
          </table:table-cell>
          <table:table-cell office:value-type="float" office:value="-0.88179" calcext:value-type="float">
            <text:p>-0.88179</text:p>
          </table:table-cell>
          <table:table-cell office:value-type="float" office:value="0.145889" calcext:value-type="float">
            <text:p>0.145889</text:p>
          </table:table-cell>
          <table:table-cell office:value-type="float" office:value="0.448502" calcext:value-type="float">
            <text:p>0.448502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861588" calcext:value-type="float">
            <text:p>0.86158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9092" calcext:value-type="float">
            <text:p>-0.069092</text:p>
          </table:table-cell>
          <table:table-cell office:value-type="float" office:value="0.103912" calcext:value-type="float">
            <text:p>0.103912</text:p>
          </table:table-cell>
          <table:table-cell office:value-type="float" office:value="0.817429" calcext:value-type="float">
            <text:p>0.817429</text:p>
          </table:table-cell>
          <table:table-cell office:value-type="float" office:value="-0.807449" calcext:value-type="float">
            <text:p>-0.807449</text:p>
          </table:table-cell>
          <table:table-cell office:value-type="float" office:value="0.577408" calcext:value-type="float">
            <text:p>0.577408</text:p>
          </table:table-cell>
          <table:table-cell office:value-type="float" office:value="-0.120941" calcext:value-type="float">
            <text:p>-0.120941</text:p>
          </table:table-cell>
          <table:table-cell office:value-type="float" office:value="0.845322" calcext:value-type="float">
            <text:p>0.845322</text:p>
          </table:table-cell>
          <table:table-cell office:value-type="float" office:value="0.885681" calcext:value-type="float">
            <text:p>0.88568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9733" calcext:value-type="float">
            <text:p>-0.069733</text:p>
          </table:table-cell>
          <table:table-cell office:value-type="float" office:value="0.102051" calcext:value-type="float">
            <text:p>0.102051</text:p>
          </table:table-cell>
          <table:table-cell office:value-type="float" office:value="0.818024" calcext:value-type="float">
            <text:p>0.818024</text:p>
          </table:table-cell>
          <table:table-cell office:value-type="float" office:value="-0.997986" calcext:value-type="float">
            <text:p>-0.997986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0.060364" calcext:value-type="float">
            <text:p>0.060364</text:p>
          </table:table-cell>
          <table:table-cell office:value-type="float" office:value="0.837494" calcext:value-type="float">
            <text:p>0.837494</text:p>
          </table:table-cell>
          <table:table-cell office:value-type="float" office:value="0.861603" calcext:value-type="float">
            <text:p>0.861603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964" calcext:value-type="float">
            <text:p>-0.065964</text:p>
          </table:table-cell>
          <table:table-cell office:value-type="float" office:value="0.09967" calcext:value-type="float">
            <text:p>0.09967</text:p>
          </table:table-cell>
          <table:table-cell office:value-type="float" office:value="0.806244" calcext:value-type="float">
            <text:p>0.806244</text:p>
          </table:table-cell>
          <table:table-cell office:value-type="float" office:value="0.30896" calcext:value-type="float">
            <text:p>0.30896</text:p>
          </table:table-cell>
          <table:table-cell office:value-type="float" office:value="0.904205" calcext:value-type="float">
            <text:p>0.904205</text:p>
          </table:table-cell>
          <table:table-cell office:value-type="float" office:value="-0.294907" calcext:value-type="float">
            <text:p>-0.294907</text:p>
          </table:table-cell>
          <table:table-cell office:value-type="float" office:value="0.80336" calcext:value-type="float">
            <text:p>0.80336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964" calcext:value-type="float">
            <text:p>-0.065964</text:p>
          </table:table-cell>
          <table:table-cell office:value-type="float" office:value="0.097778" calcext:value-type="float">
            <text:p>0.097778</text:p>
          </table:table-cell>
          <table:table-cell office:value-type="float" office:value="0.800476" calcext:value-type="float">
            <text:p>0.800476</text:p>
          </table:table-cell>
          <table:table-cell office:value-type="float" office:value="0.30896" calcext:value-type="float">
            <text:p>0.30896</text:p>
          </table:table-cell>
          <table:table-cell office:value-type="float" office:value="0.904205" calcext:value-type="float">
            <text:p>0.904205</text:p>
          </table:table-cell>
          <table:table-cell office:value-type="float" office:value="-0.294907" calcext:value-type="float">
            <text:p>-0.294907</text:p>
          </table:table-cell>
          <table:table-cell office:value-type="float" office:value="0.80336" calcext:value-type="float">
            <text:p>0.80336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384" calcext:value-type="float">
            <text:p>-0.065384</text:p>
          </table:table-cell>
          <table:table-cell office:value-type="float" office:value="0.105057" calcext:value-type="float">
            <text:p>0.105057</text:p>
          </table:table-cell>
          <table:table-cell office:value-type="float" office:value="0.817047" calcext:value-type="float">
            <text:p>0.817047</text:p>
          </table:table-cell>
          <table:table-cell office:value-type="float" office:value="0.308334" calcext:value-type="float">
            <text:p>0.308334</text:p>
          </table:table-cell>
          <table:table-cell office:value-type="float" office:value="0.922287" calcext:value-type="float">
            <text:p>0.922287</text:p>
          </table:table-cell>
          <table:table-cell office:value-type="float" office:value="-0.233063" calcext:value-type="float">
            <text:p>-0.233063</text:p>
          </table:table-cell>
          <table:table-cell office:value-type="float" office:value="0.867798" calcext:value-type="float">
            <text:p>0.867798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735" calcext:value-type="float">
            <text:p>-0.065735</text:p>
          </table:table-cell>
          <table:table-cell office:value-type="float" office:value="0.100357" calcext:value-type="float">
            <text:p>0.100357</text:p>
          </table:table-cell>
          <table:table-cell office:value-type="float" office:value="0.806107" calcext:value-type="float">
            <text:p>0.806107</text:p>
          </table:table-cell>
          <table:table-cell office:value-type="float" office:value="0.307404" calcext:value-type="float">
            <text:p>0.307404</text:p>
          </table:table-cell>
          <table:table-cell office:value-type="float" office:value="0.870514" calcext:value-type="float">
            <text:p>0.870514</text:p>
          </table:table-cell>
          <table:table-cell office:value-type="float" office:value="-0.384338" calcext:value-type="float">
            <text:p>-0.384338</text:p>
          </table:table-cell>
          <table:table-cell office:value-type="float" office:value="0.867798" calcext:value-type="float">
            <text:p>0.867798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506" calcext:value-type="float">
            <text:p>-0.065506</text:p>
          </table:table-cell>
          <table:table-cell office:value-type="float" office:value="0.10524" calcext:value-type="float">
            <text:p>0.10524</text:p>
          </table:table-cell>
          <table:table-cell office:value-type="float" office:value="0.818802" calcext:value-type="float">
            <text:p>0.818802</text:p>
          </table:table-cell>
          <table:table-cell office:value-type="float" office:value="0.272369" calcext:value-type="float">
            <text:p>0.272369</text:p>
          </table:table-cell>
          <table:table-cell office:value-type="float" office:value="0.943344" calcext:value-type="float">
            <text:p>0.943344</text:p>
          </table:table-cell>
          <table:table-cell office:value-type="float" office:value="0.189529" calcext:value-type="float">
            <text:p>0.189529</text:p>
          </table:table-cell>
          <table:table-cell office:value-type="float" office:value="0.889633" calcext:value-type="float">
            <text:p>0.889633</text:p>
          </table:table-cell>
          <table:table-cell office:value-type="float" office:value="0.895966" calcext:value-type="float">
            <text:p>0.89596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384" calcext:value-type="float">
            <text:p>-0.065384</text:p>
          </table:table-cell>
          <table:table-cell office:value-type="float" office:value="0.105057" calcext:value-type="float">
            <text:p>0.105057</text:p>
          </table:table-cell>
          <table:table-cell office:value-type="float" office:value="0.817047" calcext:value-type="float">
            <text:p>0.817047</text:p>
          </table:table-cell>
          <table:table-cell office:value-type="float" office:value="0.308334" calcext:value-type="float">
            <text:p>0.308334</text:p>
          </table:table-cell>
          <table:table-cell office:value-type="float" office:value="0.922287" calcext:value-type="float">
            <text:p>0.922287</text:p>
          </table:table-cell>
          <table:table-cell office:value-type="float" office:value="-0.233063" calcext:value-type="float">
            <text:p>-0.233063</text:p>
          </table:table-cell>
          <table:table-cell office:value-type="float" office:value="0.891159" calcext:value-type="float">
            <text:p>0.891159</text:p>
          </table:table-cell>
          <table:table-cell office:value-type="float" office:value="0.900558" calcext:value-type="float">
            <text:p>0.90055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887" calcext:value-type="float">
            <text:p>-0.065887</text:p>
          </table:table-cell>
          <table:table-cell office:value-type="float" office:value="0.104523" calcext:value-type="float">
            <text:p>0.104523</text:p>
          </table:table-cell>
          <table:table-cell office:value-type="float" office:value="0.820419" calcext:value-type="float">
            <text:p>0.820419</text:p>
          </table:table-cell>
          <table:table-cell office:value-type="float" office:value="0.155121" calcext:value-type="float">
            <text:p>0.155121</text:p>
          </table:table-cell>
          <table:table-cell office:value-type="float" office:value="0.72171" calcext:value-type="float">
            <text:p>0.72171</text:p>
          </table:table-cell>
          <table:table-cell office:value-type="float" office:value="0.674591" calcext:value-type="float">
            <text:p>0.674591</text:p>
          </table:table-cell>
          <table:table-cell office:value-type="float" office:value="0.884903" calcext:value-type="float">
            <text:p>0.884903</text:p>
          </table:table-cell>
          <table:table-cell office:value-type="float" office:value="0.88147" calcext:value-type="float">
            <text:p>0.8814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78" calcext:value-type="float">
            <text:p>-0.06778</text:p>
          </table:table-cell>
          <table:table-cell office:value-type="float" office:value="0.103943" calcext:value-type="float">
            <text:p>0.103943</text:p>
          </table:table-cell>
          <table:table-cell office:value-type="float" office:value="0.820618" calcext:value-type="float">
            <text:p>0.820618</text:p>
          </table:table-cell>
          <table:table-cell office:value-type="float" office:value="-0.406693" calcext:value-type="float">
            <text:p>-0.406693</text:p>
          </table:table-cell>
          <table:table-cell office:value-type="float" office:value="0.54805" calcext:value-type="float">
            <text:p>0.54805</text:p>
          </table:table-cell>
          <table:table-cell office:value-type="float" office:value="0.730927" calcext:value-type="float">
            <text:p>0.730927</text:p>
          </table:table-cell>
          <table:table-cell office:value-type="float" office:value="0.861511" calcext:value-type="float">
            <text:p>0.861511</text:p>
          </table:table-cell>
          <table:table-cell office:value-type="float" office:value="0.873871" calcext:value-type="float">
            <text:p>0.87387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102997" calcext:value-type="float">
            <text:p>0.102997</text:p>
          </table:table-cell>
          <table:table-cell office:value-type="float" office:value="0.820923" calcext:value-type="float">
            <text:p>0.820923</text:p>
          </table:table-cell>
          <table:table-cell office:value-type="float" office:value="-0.502823" calcext:value-type="float">
            <text:p>-0.502823</text:p>
          </table:table-cell>
          <table:table-cell office:value-type="float" office:value="0.267288" calcext:value-type="float">
            <text:p>0.267288</text:p>
          </table:table-cell>
          <table:table-cell office:value-type="float" office:value="0.822021" calcext:value-type="float">
            <text:p>0.822021</text:p>
          </table:table-cell>
          <table:table-cell office:value-type="float" office:value="0.857513" calcext:value-type="float">
            <text:p>0.857513</text:p>
          </table:table-cell>
          <table:table-cell office:value-type="float" office:value="0.861572" calcext:value-type="float">
            <text:p>0.86157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6849" calcext:value-type="float">
            <text:p>-0.066849</text:p>
          </table:table-cell>
          <table:table-cell office:value-type="float" office:value="0.09967" calcext:value-type="float">
            <text:p>0.09967</text:p>
          </table:table-cell>
          <table:table-cell office:value-type="float" office:value="0.806244" calcext:value-type="float">
            <text:p>0.806244</text:p>
          </table:table-cell>
          <table:table-cell office:value-type="float" office:value="-0.30896" calcext:value-type="float">
            <text:p>-0.30896</text:p>
          </table:table-cell>
          <table:table-cell office:value-type="float" office:value="0.904205" calcext:value-type="float">
            <text:p>0.904205</text:p>
          </table:table-cell>
          <table:table-cell office:value-type="float" office:value="-0.294907" calcext:value-type="float">
            <text:p>-0.294907</text:p>
          </table:table-cell>
          <table:table-cell office:value-type="float" office:value="0.787521" calcext:value-type="float">
            <text:p>0.787521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6849" calcext:value-type="float">
            <text:p>-0.066849</text:p>
          </table:table-cell>
          <table:table-cell office:value-type="float" office:value="0.097778" calcext:value-type="float">
            <text:p>0.097778</text:p>
          </table:table-cell>
          <table:table-cell office:value-type="float" office:value="0.800476" calcext:value-type="float">
            <text:p>0.800476</text:p>
          </table:table-cell>
          <table:table-cell office:value-type="float" office:value="-0.30896" calcext:value-type="float">
            <text:p>-0.30896</text:p>
          </table:table-cell>
          <table:table-cell office:value-type="float" office:value="0.904205" calcext:value-type="float">
            <text:p>0.904205</text:p>
          </table:table-cell>
          <table:table-cell office:value-type="float" office:value="-0.294907" calcext:value-type="float">
            <text:p>-0.294907</text:p>
          </table:table-cell>
          <table:table-cell office:value-type="float" office:value="0.787521" calcext:value-type="float">
            <text:p>0.787521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429" calcext:value-type="float">
            <text:p>-0.067429</text:p>
          </table:table-cell>
          <table:table-cell office:value-type="float" office:value="0.105057" calcext:value-type="float">
            <text:p>0.105057</text:p>
          </table:table-cell>
          <table:table-cell office:value-type="float" office:value="0.817047" calcext:value-type="float">
            <text:p>0.817047</text:p>
          </table:table-cell>
          <table:table-cell office:value-type="float" office:value="-0.30835" calcext:value-type="float">
            <text:p>-0.30835</text:p>
          </table:table-cell>
          <table:table-cell office:value-type="float" office:value="0.922272" calcext:value-type="float">
            <text:p>0.922272</text:p>
          </table:table-cell>
          <table:table-cell office:value-type="float" office:value="-0.233139" calcext:value-type="float">
            <text:p>-0.233139</text:p>
          </table:table-cell>
          <table:table-cell office:value-type="float" office:value="0.88382" calcext:value-type="float">
            <text:p>0.88382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078" calcext:value-type="float">
            <text:p>-0.067078</text:p>
          </table:table-cell>
          <table:table-cell office:value-type="float" office:value="0.100357" calcext:value-type="float">
            <text:p>0.100357</text:p>
          </table:table-cell>
          <table:table-cell office:value-type="float" office:value="0.806107" calcext:value-type="float">
            <text:p>0.806107</text:p>
          </table:table-cell>
          <table:table-cell office:value-type="float" office:value="-0.307404" calcext:value-type="float">
            <text:p>-0.307404</text:p>
          </table:table-cell>
          <table:table-cell office:value-type="float" office:value="0.870514" calcext:value-type="float">
            <text:p>0.870514</text:p>
          </table:table-cell>
          <table:table-cell office:value-type="float" office:value="-0.384338" calcext:value-type="float">
            <text:p>-0.384338</text:p>
          </table:table-cell>
          <table:table-cell office:value-type="float" office:value="0.88382" calcext:value-type="float">
            <text:p>0.88382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307" calcext:value-type="float">
            <text:p>-0.067307</text:p>
          </table:table-cell>
          <table:table-cell office:value-type="float" office:value="0.10524" calcext:value-type="float">
            <text:p>0.10524</text:p>
          </table:table-cell>
          <table:table-cell office:value-type="float" office:value="0.818802" calcext:value-type="float">
            <text:p>0.818802</text:p>
          </table:table-cell>
          <table:table-cell office:value-type="float" office:value="-0.272461" calcext:value-type="float">
            <text:p>-0.272461</text:p>
          </table:table-cell>
          <table:table-cell office:value-type="float" office:value="0.943314" calcext:value-type="float">
            <text:p>0.943314</text:p>
          </table:table-cell>
          <table:table-cell office:value-type="float" office:value="0.189499" calcext:value-type="float">
            <text:p>0.189499</text:p>
          </table:table-cell>
          <table:table-cell office:value-type="float" office:value="0.867294" calcext:value-type="float">
            <text:p>0.867294</text:p>
          </table:table-cell>
          <table:table-cell office:value-type="float" office:value="0.895966" calcext:value-type="float">
            <text:p>0.89596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429" calcext:value-type="float">
            <text:p>-0.067429</text:p>
          </table:table-cell>
          <table:table-cell office:value-type="float" office:value="0.105057" calcext:value-type="float">
            <text:p>0.105057</text:p>
          </table:table-cell>
          <table:table-cell office:value-type="float" office:value="0.817047" calcext:value-type="float">
            <text:p>0.817047</text:p>
          </table:table-cell>
          <table:table-cell office:value-type="float" office:value="-0.30835" calcext:value-type="float">
            <text:p>-0.30835</text:p>
          </table:table-cell>
          <table:table-cell office:value-type="float" office:value="0.922272" calcext:value-type="float">
            <text:p>0.922272</text:p>
          </table:table-cell>
          <table:table-cell office:value-type="float" office:value="-0.233139" calcext:value-type="float">
            <text:p>-0.233139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900574" calcext:value-type="float">
            <text:p>0.9005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856" calcext:value-type="float">
            <text:p>-0.067856</text:p>
          </table:table-cell>
          <table:table-cell office:value-type="float" office:value="0.098358" calcext:value-type="float">
            <text:p>0.098358</text:p>
          </table:table-cell>
          <table:table-cell office:value-type="float" office:value="0.806671" calcext:value-type="float">
            <text:p>0.806671</text:p>
          </table:table-cell>
          <table:table-cell office:value-type="float" office:value="-1" calcext:value-type="float">
            <text:p>-1</text:p>
          </table:table-cell>
          <table:table-cell office:value-type="float" office:value="-0.000412" calcext:value-type="float">
            <text:p>-0.000412</text:p>
          </table:table-cell>
          <table:table-cell office:value-type="float" office:value="-0.001099" calcext:value-type="float">
            <text:p>-0.001099</text:p>
          </table:table-cell>
          <table:table-cell office:value-type="float" office:value="0.914307" calcext:value-type="float">
            <text:p>0.914307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566" calcext:value-type="float">
            <text:p>-0.067566</text:p>
          </table:table-cell>
          <table:table-cell office:value-type="float" office:value="0.097549" calcext:value-type="float">
            <text:p>0.097549</text:p>
          </table:table-cell>
          <table:table-cell office:value-type="float" office:value="0.806931" calcext:value-type="float">
            <text:p>0.806931</text:p>
          </table:table-cell>
          <table:table-cell office:value-type="float" office:value="-0.808655" calcext:value-type="float">
            <text:p>-0.808655</text:p>
          </table:table-cell>
          <table:table-cell office:value-type="float" office:value="-0.559845" calcext:value-type="float">
            <text:p>-0.559845</text:p>
          </table:table-cell>
          <table:table-cell office:value-type="float" office:value="0.18074" calcext:value-type="float">
            <text:p>0.18074</text:p>
          </table:table-cell>
          <table:table-cell office:value-type="float" office:value="0.898453" calcext:value-type="float">
            <text:p>0.898453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841" calcext:value-type="float">
            <text:p>-0.067841</text:p>
          </table:table-cell>
          <table:table-cell office:value-type="float" office:value="0.096481" calcext:value-type="float">
            <text:p>0.096481</text:p>
          </table:table-cell>
          <table:table-cell office:value-type="float" office:value="0.800903" calcext:value-type="float">
            <text:p>0.800903</text:p>
          </table:table-cell>
          <table:table-cell office:value-type="float" office:value="-1" calcext:value-type="float">
            <text:p>-1</text:p>
          </table:table-cell>
          <table:table-cell office:value-type="float" office:value="-0.000412" calcext:value-type="float">
            <text:p>-0.000412</text:p>
          </table:table-cell>
          <table:table-cell office:value-type="float" office:value="-0.001099" calcext:value-type="float">
            <text:p>-0.001099</text:p>
          </table:table-cell>
          <table:table-cell office:value-type="float" office:value="0.914307" calcext:value-type="float">
            <text:p>0.914307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566" calcext:value-type="float">
            <text:p>-0.067566</text:p>
          </table:table-cell>
          <table:table-cell office:value-type="float" office:value="0.095688" calcext:value-type="float">
            <text:p>0.095688</text:p>
          </table:table-cell>
          <table:table-cell office:value-type="float" office:value="0.801163" calcext:value-type="float">
            <text:p>0.801163</text:p>
          </table:table-cell>
          <table:table-cell office:value-type="float" office:value="-0.808655" calcext:value-type="float">
            <text:p>-0.808655</text:p>
          </table:table-cell>
          <table:table-cell office:value-type="float" office:value="-0.559845" calcext:value-type="float">
            <text:p>-0.559845</text:p>
          </table:table-cell>
          <table:table-cell office:value-type="float" office:value="0.18074" calcext:value-type="float">
            <text:p>0.18074</text:p>
          </table:table-cell>
          <table:table-cell office:value-type="float" office:value="0.898453" calcext:value-type="float">
            <text:p>0.898453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9733" calcext:value-type="float">
            <text:p>-0.069733</text:p>
          </table:table-cell>
          <table:table-cell office:value-type="float" office:value="0.102051" calcext:value-type="float">
            <text:p>0.102051</text:p>
          </table:table-cell>
          <table:table-cell office:value-type="float" office:value="0.818024" calcext:value-type="float">
            <text:p>0.818024</text:p>
          </table:table-cell>
          <table:table-cell office:value-type="float" office:value="-0.997986" calcext:value-type="float">
            <text:p>-0.997986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0.060364" calcext:value-type="float">
            <text:p>0.060364</text:p>
          </table:table-cell>
          <table:table-cell office:value-type="float" office:value="0.755692" calcext:value-type="float">
            <text:p>0.755692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9092" calcext:value-type="float">
            <text:p>-0.069092</text:p>
          </table:table-cell>
          <table:table-cell office:value-type="float" office:value="0.100189" calcext:value-type="float">
            <text:p>0.100189</text:p>
          </table:table-cell>
          <table:table-cell office:value-type="float" office:value="0.818634" calcext:value-type="float">
            <text:p>0.818634</text:p>
          </table:table-cell>
          <table:table-cell office:value-type="float" office:value="-0.807434" calcext:value-type="float">
            <text:p>-0.807434</text:p>
          </table:table-cell>
          <table:table-cell office:value-type="float" office:value="-0.538223" calcext:value-type="float">
            <text:p>-0.538223</text:p>
          </table:table-cell>
          <table:table-cell office:value-type="float" office:value="0.241608" calcext:value-type="float">
            <text:p>0.241608</text:p>
          </table:table-cell>
          <table:table-cell office:value-type="float" office:value="0.771713" calcext:value-type="float">
            <text:p>0.771713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8573" calcext:value-type="float">
            <text:p>-0.068573</text:p>
          </table:table-cell>
          <table:table-cell office:value-type="float" office:value="0.098389" calcext:value-type="float">
            <text:p>0.098389</text:p>
          </table:table-cell>
          <table:table-cell office:value-type="float" office:value="0.806747" calcext:value-type="float">
            <text:p>0.806747</text:p>
          </table:table-cell>
          <table:table-cell office:value-type="float" office:value="-0.995331" calcext:value-type="float">
            <text:p>-0.995331</text:p>
          </table:table-cell>
          <table:table-cell office:value-type="float" office:value="-0.02977" calcext:value-type="float">
            <text:p>-0.02977</text:p>
          </table:table-cell>
          <table:table-cell office:value-type="float" office:value="-0.091827" calcext:value-type="float">
            <text:p>-0.091827</text:p>
          </table:table-cell>
          <table:table-cell office:value-type="float" office:value="0.755692" calcext:value-type="float">
            <text:p>0.755692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8161" calcext:value-type="float">
            <text:p>-0.068161</text:p>
          </table:table-cell>
          <table:table-cell office:value-type="float" office:value="0.097168" calcext:value-type="float">
            <text:p>0.097168</text:p>
          </table:table-cell>
          <table:table-cell office:value-type="float" office:value="0.807144" calcext:value-type="float">
            <text:p>0.807144</text:p>
          </table:table-cell>
          <table:table-cell office:value-type="float" office:value="-0.805206" calcext:value-type="float">
            <text:p>-0.805206</text:p>
          </table:table-cell>
          <table:table-cell office:value-type="float" office:value="-0.586273" calcext:value-type="float">
            <text:p>-0.586273</text:p>
          </table:table-cell>
          <table:table-cell office:value-type="float" office:value="0.08902" calcext:value-type="float">
            <text:p>0.08902</text:p>
          </table:table-cell>
          <table:table-cell office:value-type="float" office:value="0.771713" calcext:value-type="float">
            <text:p>0.771713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8787" calcext:value-type="float">
            <text:p>-0.068787</text:p>
          </table:table-cell>
          <table:table-cell office:value-type="float" office:value="0.100952" calcext:value-type="float">
            <text:p>0.100952</text:p>
          </table:table-cell>
          <table:table-cell office:value-type="float" office:value="0.820206" calcext:value-type="float">
            <text:p>0.820206</text:p>
          </table:table-cell>
          <table:table-cell office:value-type="float" office:value="-0.713409" calcext:value-type="float">
            <text:p>-0.713409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608795" calcext:value-type="float">
            <text:p>0.608795</text:p>
          </table:table-cell>
          <table:table-cell office:value-type="float" office:value="0.849197" calcext:value-type="float">
            <text:p>0.849197</text:p>
          </table:table-cell>
          <table:table-cell office:value-type="float" office:value="0.840332" calcext:value-type="float">
            <text:p>0.84033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9092" calcext:value-type="float">
            <text:p>-0.069092</text:p>
          </table:table-cell>
          <table:table-cell office:value-type="float" office:value="0.100189" calcext:value-type="float">
            <text:p>0.100189</text:p>
          </table:table-cell>
          <table:table-cell office:value-type="float" office:value="0.818634" calcext:value-type="float">
            <text:p>0.818634</text:p>
          </table:table-cell>
          <table:table-cell office:value-type="float" office:value="-0.807434" calcext:value-type="float">
            <text:p>-0.807434</text:p>
          </table:table-cell>
          <table:table-cell office:value-type="float" office:value="-0.538223" calcext:value-type="float">
            <text:p>-0.538223</text:p>
          </table:table-cell>
          <table:table-cell office:value-type="float" office:value="0.241608" calcext:value-type="float">
            <text:p>0.241608</text:p>
          </table:table-cell>
          <table:table-cell office:value-type="float" office:value="0.845322" calcext:value-type="float">
            <text:p>0.845322</text:p>
          </table:table-cell>
          <table:table-cell office:value-type="float" office:value="0.837509" calcext:value-type="float">
            <text:p>0.837509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78" calcext:value-type="float">
            <text:p>-0.06778</text:p>
          </table:table-cell>
          <table:table-cell office:value-type="float" office:value="0.102051" calcext:value-type="float">
            <text:p>0.102051</text:p>
          </table:table-cell>
          <table:table-cell office:value-type="float" office:value="0.821228" calcext:value-type="float">
            <text:p>0.821228</text:p>
          </table:table-cell>
          <table:table-cell office:value-type="float" office:value="-0.406586" calcext:value-type="float">
            <text:p>-0.406586</text:p>
          </table:table-cell>
          <table:table-cell office:value-type="float" office:value="-0.013626" calcext:value-type="float">
            <text:p>-0.013626</text:p>
          </table:table-cell>
          <table:table-cell office:value-type="float" office:value="0.913513" calcext:value-type="float">
            <text:p>0.913513</text:p>
          </table:table-cell>
          <table:table-cell office:value-type="float" office:value="0.861511" calcext:value-type="float">
            <text:p>0.861511</text:p>
          </table:table-cell>
          <table:table-cell office:value-type="float" office:value="0.849274" calcext:value-type="float">
            <text:p>0.84927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6925" calcext:value-type="float">
            <text:p>-0.066925</text:p>
          </table:table-cell>
          <table:table-cell office:value-type="float" office:value="0.104523" calcext:value-type="float">
            <text:p>0.104523</text:p>
          </table:table-cell>
          <table:table-cell office:value-type="float" office:value="0.820419" calcext:value-type="float">
            <text:p>0.820419</text:p>
          </table:table-cell>
          <table:table-cell office:value-type="float" office:value="-0.155258" calcext:value-type="float">
            <text:p>-0.155258</text:p>
          </table:table-cell>
          <table:table-cell office:value-type="float" office:value="0.721664" calcext:value-type="float">
            <text:p>0.721664</text:p>
          </table:table-cell>
          <table:table-cell office:value-type="float" office:value="0.674591" calcext:value-type="float">
            <text:p>0.674591</text:p>
          </table:table-cell>
          <table:table-cell office:value-type="float" office:value="0.871979" calcext:value-type="float">
            <text:p>0.871979</text:p>
          </table:table-cell>
          <table:table-cell office:value-type="float" office:value="0.88147" calcext:value-type="float">
            <text:p>0.8814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6849" calcext:value-type="float">
            <text:p>-0.066849</text:p>
          </table:table-cell>
          <table:table-cell office:value-type="float" office:value="0.097061" calcext:value-type="float">
            <text:p>0.097061</text:p>
          </table:table-cell>
          <table:table-cell office:value-type="float" office:value="0.807098" calcext:value-type="float">
            <text:p>0.807098</text:p>
          </table:table-cell>
          <table:table-cell office:value-type="float" office:value="-0.308945" calcext:value-type="float">
            <text:p>-0.308945</text:p>
          </table:table-cell>
          <table:table-cell office:value-type="float" office:value="-0.904846" calcext:value-type="float">
            <text:p>-0.904846</text:p>
          </table:table-cell>
          <table:table-cell office:value-type="float" office:value="0.292923" calcext:value-type="float">
            <text:p>0.292923</text:p>
          </table:table-cell>
          <table:table-cell office:value-type="float" office:value="0.882614" calcext:value-type="float">
            <text:p>0.882614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6849" calcext:value-type="float">
            <text:p>-0.066849</text:p>
          </table:table-cell>
          <table:table-cell office:value-type="float" office:value="0.095184" calcext:value-type="float">
            <text:p>0.095184</text:p>
          </table:table-cell>
          <table:table-cell office:value-type="float" office:value="0.801315" calcext:value-type="float">
            <text:p>0.801315</text:p>
          </table:table-cell>
          <table:table-cell office:value-type="float" office:value="-0.308945" calcext:value-type="float">
            <text:p>-0.308945</text:p>
          </table:table-cell>
          <table:table-cell office:value-type="float" office:value="-0.904846" calcext:value-type="float">
            <text:p>-0.904846</text:p>
          </table:table-cell>
          <table:table-cell office:value-type="float" office:value="0.292923" calcext:value-type="float">
            <text:p>0.292923</text:p>
          </table:table-cell>
          <table:table-cell office:value-type="float" office:value="0.882614" calcext:value-type="float">
            <text:p>0.882614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429" calcext:value-type="float">
            <text:p>-0.067429</text:p>
          </table:table-cell>
          <table:table-cell office:value-type="float" office:value="0.099045" calcext:value-type="float">
            <text:p>0.099045</text:p>
          </table:table-cell>
          <table:table-cell office:value-type="float" office:value="0.819016" calcext:value-type="float">
            <text:p>0.819016</text:p>
          </table:table-cell>
          <table:table-cell office:value-type="float" office:value="-0.308228" calcext:value-type="float">
            <text:p>-0.308228</text:p>
          </table:table-cell>
          <table:table-cell office:value-type="float" office:value="-0.883087" calcext:value-type="float">
            <text:p>-0.883087</text:p>
          </table:table-cell>
          <table:table-cell office:value-type="float" office:value="0.353775" calcext:value-type="float">
            <text:p>0.353775</text:p>
          </table:table-cell>
          <table:table-cell office:value-type="float" office:value="0.78772" calcext:value-type="float">
            <text:p>0.78772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078" calcext:value-type="float">
            <text:p>-0.067078</text:p>
          </table:table-cell>
          <table:table-cell office:value-type="float" office:value="0.09642" calcext:value-type="float">
            <text:p>0.09642</text:p>
          </table:table-cell>
          <table:table-cell office:value-type="float" office:value="0.807388" calcext:value-type="float">
            <text:p>0.807388</text:p>
          </table:table-cell>
          <table:table-cell office:value-type="float" office:value="-0.307465" calcext:value-type="float">
            <text:p>-0.307465</text:p>
          </table:table-cell>
          <table:table-cell office:value-type="float" office:value="-0.93013" calcext:value-type="float">
            <text:p>-0.93013</text:p>
          </table:table-cell>
          <table:table-cell office:value-type="float" office:value="0.200806" calcext:value-type="float">
            <text:p>0.200806</text:p>
          </table:table-cell>
          <table:table-cell office:value-type="float" office:value="0.78772" calcext:value-type="float">
            <text:p>0.78772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307" calcext:value-type="float">
            <text:p>-0.067307</text:p>
          </table:table-cell>
          <table:table-cell office:value-type="float" office:value="0.09993" calcext:value-type="float">
            <text:p>0.09993</text:p>
          </table:table-cell>
          <table:table-cell office:value-type="float" office:value="0.820526" calcext:value-type="float">
            <text:p>0.820526</text:p>
          </table:table-cell>
          <table:table-cell office:value-type="float" office:value="-0.272232" calcext:value-type="float">
            <text:p>-0.272232</text:p>
          </table:table-cell>
          <table:table-cell office:value-type="float" office:value="-0.65181" calcext:value-type="float">
            <text:p>-0.65181</text:p>
          </table:table-cell>
          <table:table-cell office:value-type="float" office:value="0.707825" calcext:value-type="float">
            <text:p>0.707825</text:p>
          </table:table-cell>
          <table:table-cell office:value-type="float" office:value="0.867279" calcext:value-type="float">
            <text:p>0.867279</text:p>
          </table:table-cell>
          <table:table-cell office:value-type="float" office:value="0.827194" calcext:value-type="float">
            <text:p>0.8271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7429" calcext:value-type="float">
            <text:p>-0.067429</text:p>
          </table:table-cell>
          <table:table-cell office:value-type="float" office:value="0.099045" calcext:value-type="float">
            <text:p>0.099045</text:p>
          </table:table-cell>
          <table:table-cell office:value-type="float" office:value="0.819016" calcext:value-type="float">
            <text:p>0.819016</text:p>
          </table:table-cell>
          <table:table-cell office:value-type="float" office:value="-0.308228" calcext:value-type="float">
            <text:p>-0.308228</text:p>
          </table:table-cell>
          <table:table-cell office:value-type="float" office:value="-0.883087" calcext:value-type="float">
            <text:p>-0.883087</text:p>
          </table:table-cell>
          <table:table-cell office:value-type="float" office:value="0.353775" calcext:value-type="float">
            <text:p>0.353775</text:p>
          </table:table-cell>
          <table:table-cell office:value-type="float" office:value="0.865799" calcext:value-type="float">
            <text:p>0.865799</text:p>
          </table:table-cell>
          <table:table-cell office:value-type="float" office:value="0.822617" calcext:value-type="float">
            <text:p>0.8226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6925" calcext:value-type="float">
            <text:p>-0.066925</text:p>
          </table:table-cell>
          <table:table-cell office:value-type="float" office:value="0.101456" calcext:value-type="float">
            <text:p>0.101456</text:p>
          </table:table-cell>
          <table:table-cell office:value-type="float" office:value="0.821426" calcext:value-type="float">
            <text:p>0.821426</text:p>
          </table:table-cell>
          <table:table-cell office:value-type="float" office:value="-0.155106" calcext:value-type="float">
            <text:p>-0.155106</text:p>
          </table:table-cell>
          <table:table-cell office:value-type="float" office:value="-0.187424" calcext:value-type="float">
            <text:p>-0.187424</text:p>
          </table:table-cell>
          <table:table-cell office:value-type="float" office:value="0.969955" calcext:value-type="float">
            <text:p>0.969955</text:p>
          </table:table-cell>
          <table:table-cell office:value-type="float" office:value="0.871964" calcext:value-type="float">
            <text:p>0.871964</text:p>
          </table:table-cell>
          <table:table-cell office:value-type="float" office:value="0.841675" calcext:value-type="float">
            <text:p>0.841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964" calcext:value-type="float">
            <text:p>-0.065964</text:p>
          </table:table-cell>
          <table:table-cell office:value-type="float" office:value="0.097061" calcext:value-type="float">
            <text:p>0.097061</text:p>
          </table:table-cell>
          <table:table-cell office:value-type="float" office:value="0.807098" calcext:value-type="float">
            <text:p>0.807098</text:p>
          </table:table-cell>
          <table:table-cell office:value-type="float" office:value="0.308945" calcext:value-type="float">
            <text:p>0.308945</text:p>
          </table:table-cell>
          <table:table-cell office:value-type="float" office:value="-0.904846" calcext:value-type="float">
            <text:p>-0.904846</text:p>
          </table:table-cell>
          <table:table-cell office:value-type="float" office:value="0.292923" calcext:value-type="float">
            <text:p>0.292923</text:p>
          </table:table-cell>
          <table:table-cell office:value-type="float" office:value="0.86676" calcext:value-type="float">
            <text:p>0.86676</text:p>
          </table:table-cell>
          <table:table-cell office:value-type="float" office:value="0.935501" calcext:value-type="float">
            <text:p>0.935501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964" calcext:value-type="float">
            <text:p>-0.065964</text:p>
          </table:table-cell>
          <table:table-cell office:value-type="float" office:value="0.095184" calcext:value-type="float">
            <text:p>0.095184</text:p>
          </table:table-cell>
          <table:table-cell office:value-type="float" office:value="0.801315" calcext:value-type="float">
            <text:p>0.801315</text:p>
          </table:table-cell>
          <table:table-cell office:value-type="float" office:value="0.308945" calcext:value-type="float">
            <text:p>0.308945</text:p>
          </table:table-cell>
          <table:table-cell office:value-type="float" office:value="-0.904846" calcext:value-type="float">
            <text:p>-0.904846</text:p>
          </table:table-cell>
          <table:table-cell office:value-type="float" office:value="0.292923" calcext:value-type="float">
            <text:p>0.292923</text:p>
          </table:table-cell>
          <table:table-cell office:value-type="float" office:value="0.86676" calcext:value-type="float">
            <text:p>0.86676</text:p>
          </table:table-cell>
          <table:table-cell office:value-type="float" office:value="0.910004" calcext:value-type="float">
            <text:p>0.91000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384" calcext:value-type="float">
            <text:p>-0.065384</text:p>
          </table:table-cell>
          <table:table-cell office:value-type="float" office:value="0.099045" calcext:value-type="float">
            <text:p>0.099045</text:p>
          </table:table-cell>
          <table:table-cell office:value-type="float" office:value="0.819016" calcext:value-type="float">
            <text:p>0.819016</text:p>
          </table:table-cell>
          <table:table-cell office:value-type="float" office:value="0.308212" calcext:value-type="float">
            <text:p>0.308212</text:p>
          </table:table-cell>
          <table:table-cell office:value-type="float" office:value="-0.883057" calcext:value-type="float">
            <text:p>-0.883057</text:p>
          </table:table-cell>
          <table:table-cell office:value-type="float" office:value="0.353851" calcext:value-type="float">
            <text:p>0.353851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994614" calcext:value-type="float">
            <text:p>0.99461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735" calcext:value-type="float">
            <text:p>-0.065735</text:p>
          </table:table-cell>
          <table:table-cell office:value-type="float" office:value="0.09642" calcext:value-type="float">
            <text:p>0.09642</text:p>
          </table:table-cell>
          <table:table-cell office:value-type="float" office:value="0.807388" calcext:value-type="float">
            <text:p>0.807388</text:p>
          </table:table-cell>
          <table:table-cell office:value-type="float" office:value="0.307465" calcext:value-type="float">
            <text:p>0.307465</text:p>
          </table:table-cell>
          <table:table-cell office:value-type="float" office:value="-0.93013" calcext:value-type="float">
            <text:p>-0.93013</text:p>
          </table:table-cell>
          <table:table-cell office:value-type="float" office:value="0.20079" calcext:value-type="float">
            <text:p>0.20079</text:p>
          </table:table-cell>
          <table:table-cell office:value-type="float" office:value="0.803741" calcext:value-type="float">
            <text:p>0.803741</text:p>
          </table:table-cell>
          <table:table-cell office:value-type="float" office:value="0.933578" calcext:value-type="float">
            <text:p>0.93357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506" calcext:value-type="float">
            <text:p>-0.065506</text:p>
          </table:table-cell>
          <table:table-cell office:value-type="float" office:value="0.09993" calcext:value-type="float">
            <text:p>0.09993</text:p>
          </table:table-cell>
          <table:table-cell office:value-type="float" office:value="0.820526" calcext:value-type="float">
            <text:p>0.820526</text:p>
          </table:table-cell>
          <table:table-cell office:value-type="float" office:value="0.272125" calcext:value-type="float">
            <text:p>0.272125</text:p>
          </table:table-cell>
          <table:table-cell office:value-type="float" office:value="-0.651825" calcext:value-type="float">
            <text:p>-0.651825</text:p>
          </table:table-cell>
          <table:table-cell office:value-type="float" office:value="0.70787" calcext:value-type="float">
            <text:p>0.70787</text:p>
          </table:table-cell>
          <table:table-cell office:value-type="float" office:value="0.889618" calcext:value-type="float">
            <text:p>0.889618</text:p>
          </table:table-cell>
          <table:table-cell office:value-type="float" office:value="0.827194" calcext:value-type="float">
            <text:p>0.82719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384" calcext:value-type="float">
            <text:p>-0.065384</text:p>
          </table:table-cell>
          <table:table-cell office:value-type="float" office:value="0.099045" calcext:value-type="float">
            <text:p>0.099045</text:p>
          </table:table-cell>
          <table:table-cell office:value-type="float" office:value="0.819016" calcext:value-type="float">
            <text:p>0.819016</text:p>
          </table:table-cell>
          <table:table-cell office:value-type="float" office:value="0.308212" calcext:value-type="float">
            <text:p>0.308212</text:p>
          </table:table-cell>
          <table:table-cell office:value-type="float" office:value="-0.883057" calcext:value-type="float">
            <text:p>-0.883057</text:p>
          </table:table-cell>
          <table:table-cell office:value-type="float" office:value="0.353851" calcext:value-type="float">
            <text:p>0.353851</text:p>
          </table:table-cell>
          <table:table-cell office:value-type="float" office:value="0.891129" calcext:value-type="float">
            <text:p>0.891129</text:p>
          </table:table-cell>
          <table:table-cell office:value-type="float" office:value="0.822617" calcext:value-type="float">
            <text:p>0.822617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065887" calcext:value-type="float">
            <text:p>-0.065887</text:p>
          </table:table-cell>
          <table:table-cell office:value-type="float" office:value="0.101456" calcext:value-type="float">
            <text:p>0.101456</text:p>
          </table:table-cell>
          <table:table-cell office:value-type="float" office:value="0.821426" calcext:value-type="float">
            <text:p>0.821426</text:p>
          </table:table-cell>
          <table:table-cell office:value-type="float" office:value="0.154968" calcext:value-type="float">
            <text:p>0.154968</text:p>
          </table:table-cell>
          <table:table-cell office:value-type="float" office:value="-0.187469" calcext:value-type="float">
            <text:p>-0.187469</text:p>
          </table:table-cell>
          <table:table-cell office:value-type="float" office:value="0.969971" calcext:value-type="float">
            <text:p>0.969971</text:p>
          </table:table-cell>
          <table:table-cell office:value-type="float" office:value="0.884903" calcext:value-type="float">
            <text:p>0.884903</text:p>
          </table:table-cell>
          <table:table-cell office:value-type="float" office:value="0.841675" calcext:value-type="float">
            <text:p>0.841675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32355" calcext:value-type="float">
            <text:p>-0.132355</text:p>
          </table:table-cell>
          <table:table-cell office:value-type="float" office:value="0.096024" calcext:value-type="float">
            <text:p>0.096024</text:p>
          </table:table-cell>
          <table:table-cell office:value-type="float" office:value="0.800308" calcext:value-type="float">
            <text:p>0.800308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0.307907" calcext:value-type="float">
            <text:p>0.307907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961121" calcext:value-type="float">
            <text:p>0.961121</text:p>
          </table:table-cell>
          <table:table-cell office:value-type="float" office:value="0.996826" calcext:value-type="float">
            <text:p>0.99682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9211" calcext:value-type="float">
            <text:p>-0.129211</text:p>
          </table:table-cell>
          <table:table-cell office:value-type="float" office:value="0.097244" calcext:value-type="float">
            <text:p>0.097244</text:p>
          </table:table-cell>
          <table:table-cell office:value-type="float" office:value="0.799927" calcext:value-type="float">
            <text:p>0.799927</text:p>
          </table:table-cell>
          <table:table-cell office:value-type="float" office:value="-0.000122" calcext:value-type="float">
            <text:p>-0.000122</text:p>
          </table:table-cell>
          <table:table-cell office:value-type="float" office:value="0.307922" calcext:value-type="float">
            <text:p>0.307922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977631" calcext:value-type="float">
            <text:p>0.977631</text:p>
          </table:table-cell>
          <table:table-cell office:value-type="float" office:value="0.960724" calcext:value-type="float">
            <text:p>0.960724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29105" calcext:value-type="float">
            <text:p>-0.129105</text:p>
          </table:table-cell>
          <table:table-cell office:value-type="float" office:value="0.094879" calcext:value-type="float">
            <text:p>0.094879</text:p>
          </table:table-cell>
          <table:table-cell office:value-type="float" office:value="0.80069" calcext:value-type="float">
            <text:p>0.80069</text:p>
          </table:table-cell>
          <table:table-cell office:value-type="float" office:value="-0.000122" calcext:value-type="float">
            <text:p>-0.000122</text:p>
          </table:table-cell>
          <table:table-cell office:value-type="float" office:value="0.307922" calcext:value-type="float">
            <text:p>0.307922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946121" calcext:value-type="float">
            <text:p>0.946121</text:p>
          </table:table-cell>
          <table:table-cell office:value-type="float" office:value="0.9608" calcext:value-type="float">
            <text:p>0.9608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5209" calcext:value-type="float">
            <text:p>-0.105209</text:p>
          </table:table-cell>
          <table:table-cell office:value-type="float" office:value="0.094849" calcext:value-type="float">
            <text:p>0.094849</text:p>
          </table:table-cell>
          <table:table-cell office:value-type="float" office:value="0.80069" calcext:value-type="float">
            <text:p>0.80069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0.307922" calcext:value-type="float">
            <text:p>0.307922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945221" calcext:value-type="float">
            <text:p>0.945221</text:p>
          </table:table-cell>
          <table:table-cell office:value-type="float" office:value="0.732086" calcext:value-type="float">
            <text:p>0.732086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-0.105194" calcext:value-type="float">
            <text:p>-0.105194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0.799911" calcext:value-type="float">
            <text:p>0.799911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0.307922" calcext:value-type="float">
            <text:p>0.307922</text:p>
          </table:table-cell>
          <table:table-cell office:value-type="float" office:value="0.951416" calcext:value-type="float">
            <text:p>0.951416</text:p>
          </table:table-cell>
          <table:table-cell office:value-type="float" office:value="0.976761" calcext:value-type="float">
            <text:p>0.976761</text:p>
          </table:table-cell>
          <table:table-cell office:value-type="float" office:value="0.73201" calcext:value-type="float">
            <text:p>0.732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MIN([.B3:.B392])" office:value-type="float" office:value="-0.139877" calcext:value-type="float">
            <text:p>-0.139877</text:p>
          </table:table-cell>
          <table:table-cell table:formula="of:=MIN([.C3:.C392])" office:value-type="float" office:value="0.054367" calcext:value-type="float">
            <text:p>0.054367</text:p>
          </table:table-cell>
          <table:table-cell table:formula="of:=MIN([.D3:.D392])" office:value-type="float" office:value="0.785568" calcext:value-type="float">
            <text:p>0.785568</text:p>
          </table:table-cell>
          <table:table-cell table:number-columns-repeated="5"/>
        </table:table-row>
        <table:table-row table:style-name="ro1">
          <table:table-cell/>
          <table:table-cell table:formula="of:=MAX([.B3:.B392])" office:value-type="float" office:value="-0.052734" calcext:value-type="float">
            <text:p>-0.052734</text:p>
          </table:table-cell>
          <table:table-cell table:formula="of:=MAX([.C3:.C392])" office:value-type="float" office:value="0.137238" calcext:value-type="float">
            <text:p>0.137238</text:p>
          </table:table-cell>
          <table:table-cell table:formula="of:=MAX([.D3:.D392])" office:value-type="float" office:value="0.821426" calcext:value-type="float">
            <text:p>0.82142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2:42:33.650482659</meta:creation-date>
    <dc:date>2019-06-13T13:55:58.643817581</dc:date>
    <meta:editing-duration>PT42M54S</meta:editing-duration>
    <meta:editing-cycles>1</meta:editing-cycles>
    <meta:document-statistic meta:table-count="2" meta:cell-count="616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display-label="true" chart:logarithmic="false" chart:minimum="0.12" chart:maximum="0.24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25cm" svg:height="16.761cm" xlink:href=".." xlink:type="simple" chart:class="chart:scatter" chart:style-name="ch1">
        <chart:legend chart:legend-position="end" svg:x="20.785cm" svg:y="8.081cm" style:legend-expansion="high" chart:style-name="ch2"/>
        <chart:plot-area chart:style-name="ch3" table:cell-range-address="Sheet1.B2:Sheet1.C294" chart:data-source-has-labels="row" svg:x="0.433cm" svg:y="0.332cm" svg:width="17.274cm" svg:height="16.179cm">
          <chartooo:coordinate-region svg:x="2.086cm" svg:y="0.532cm" svg:width="14.918cm" svg:height="15.33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3:Sheet1.C294" chart:label-cell-address="Sheet1.C2:Sheet1.C2" chart:class="chart:scatter">
            <chart:domain table:cell-range-address="Sheet1.B3:Sheet1.B294"/>
            <chart:data-point chart:repeated="2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751">
                <text:p>0.091751</text:p>
                <draw:g>
                  <svg:desc>Sheet1.B3:Sheet1.B294</svg:desc>
                </draw:g>
              </table:table-cell>
              <table:table-cell office:value-type="float" office:value="0.17717">
                <text:p>0.17717</text:p>
                <draw:g>
                  <svg:desc>Sheet1.C3:Sheet1.C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751">
                <text:p>0.091751</text:p>
              </table:table-cell>
              <table:table-cell office:value-type="float" office:value="0.171188">
                <text:p>0.171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0698">
                <text:p>0.090698</text:p>
              </table:table-cell>
              <table:table-cell office:value-type="float" office:value="0.183167">
                <text:p>0.183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698">
                <text:p>0.090698</text:p>
              </table:table-cell>
              <table:table-cell office:value-type="float" office:value="0.165207">
                <text:p>0.165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608">
                <text:p>0.088608</text:p>
              </table:table-cell>
              <table:table-cell office:value-type="float" office:value="0.188141">
                <text:p>0.188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608">
                <text:p>0.088608</text:p>
              </table:table-cell>
              <table:table-cell office:value-type="float" office:value="0.160217">
                <text:p>0.160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6502">
                <text:p>0.086502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502">
                <text:p>0.086502</text:p>
              </table:table-cell>
              <table:table-cell office:value-type="float" office:value="0.156219">
                <text:p>0.156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06">
                <text:p>0.082306</text:p>
              </table:table-cell>
              <table:table-cell office:value-type="float" office:value="0.197128">
                <text:p>0.197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2306">
                <text:p>0.082306</text:p>
              </table:table-cell>
              <table:table-cell office:value-type="float" office:value="0.15123">
                <text:p>0.15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0215">
                <text:p>0.080215</text:p>
              </table:table-cell>
              <table:table-cell office:value-type="float" office:value="0.199127">
                <text:p>0.199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0215">
                <text:p>0.080215</text:p>
              </table:table-cell>
              <table:table-cell office:value-type="float" office:value="0.149231">
                <text:p>0.149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4966">
                <text:p>0.074966</text:p>
              </table:table-cell>
              <table:table-cell office:value-type="float" office:value="0.20311">
                <text:p>0.20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4966">
                <text:p>0.074966</text:p>
              </table:table-cell>
              <table:table-cell office:value-type="float" office:value="0.145248">
                <text:p>0.145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077">
                <text:p>0.07077</text:p>
              </table:table-cell>
              <table:table-cell office:value-type="float" office:value="0.205109">
                <text:p>0.205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77">
                <text:p>0.07077</text:p>
              </table:table-cell>
              <table:table-cell office:value-type="float" office:value="0.14325">
                <text:p>0.14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21">
                <text:p>0.065521</text:p>
              </table:table-cell>
              <table:table-cell office:value-type="float" office:value="0.207108">
                <text:p>0.207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5521">
                <text:p>0.065521</text:p>
              </table:table-cell>
              <table:table-cell office:value-type="float" office:value="0.141251">
                <text:p>0.141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9235">
                <text:p>0.059235</text:p>
              </table:table-cell>
              <table:table-cell office:value-type="float" office:value="0.208099">
                <text:p>0.208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9235">
                <text:p>0.059235</text:p>
              </table:table-cell>
              <table:table-cell office:value-type="float" office:value="0.140259">
                <text:p>0.140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2933">
                <text:p>0.052933</text:p>
              </table:table-cell>
              <table:table-cell office:value-type="float" office:value="0.208099">
                <text:p>0.208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933">
                <text:p>0.052933</text:p>
              </table:table-cell>
              <table:table-cell office:value-type="float" office:value="0.140259">
                <text:p>0.140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6646">
                <text:p>0.046646</text:p>
              </table:table-cell>
              <table:table-cell office:value-type="float" office:value="0.207108">
                <text:p>0.207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646">
                <text:p>0.046646</text:p>
              </table:table-cell>
              <table:table-cell office:value-type="float" office:value="0.141251">
                <text:p>0.141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1397">
                <text:p>0.041397</text:p>
              </table:table-cell>
              <table:table-cell office:value-type="float" office:value="0.205109">
                <text:p>0.205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397">
                <text:p>0.041397</text:p>
              </table:table-cell>
              <table:table-cell office:value-type="float" office:value="0.14325">
                <text:p>0.14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7201">
                <text:p>0.037201</text:p>
              </table:table-cell>
              <table:table-cell office:value-type="float" office:value="0.20311">
                <text:p>0.20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201">
                <text:p>0.037201</text:p>
              </table:table-cell>
              <table:table-cell office:value-type="float" office:value="0.145248">
                <text:p>0.145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1952">
                <text:p>0.031952</text:p>
              </table:table-cell>
              <table:table-cell office:value-type="float" office:value="0.199127">
                <text:p>0.199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1952">
                <text:p>0.031952</text:p>
              </table:table-cell>
              <table:table-cell office:value-type="float" office:value="0.149231">
                <text:p>0.149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861">
                <text:p>0.029861</text:p>
              </table:table-cell>
              <table:table-cell office:value-type="float" office:value="0.197128">
                <text:p>0.197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9861">
                <text:p>0.029861</text:p>
              </table:table-cell>
              <table:table-cell office:value-type="float" office:value="0.15123">
                <text:p>0.15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565">
                <text:p>0.02565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565">
                <text:p>0.02565</text:p>
              </table:table-cell>
              <table:table-cell office:value-type="float" office:value="0.156219">
                <text:p>0.156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56">
                <text:p>0.02356</text:p>
              </table:table-cell>
              <table:table-cell office:value-type="float" office:value="0.188141">
                <text:p>0.188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56">
                <text:p>0.02356</text:p>
              </table:table-cell>
              <table:table-cell office:value-type="float" office:value="0.160217">
                <text:p>0.160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1454">
                <text:p>0.021454</text:p>
              </table:table-cell>
              <table:table-cell office:value-type="float" office:value="0.183167">
                <text:p>0.183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1454">
                <text:p>0.021454</text:p>
              </table:table-cell>
              <table:table-cell office:value-type="float" office:value="0.165207">
                <text:p>0.16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0416">
                <text:p>0.020416</text:p>
              </table:table-cell>
              <table:table-cell office:value-type="float" office:value="0.17717">
                <text:p>0.17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0416">
                <text:p>0.020416</text:p>
              </table:table-cell>
              <table:table-cell office:value-type="float" office:value="0.171188">
                <text:p>0.171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9174">
                <text:p>0.059174</text:p>
              </table:table-cell>
              <table:table-cell office:value-type="float" office:value="0.214569">
                <text:p>0.214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2994">
                <text:p>0.052994</text:p>
              </table:table-cell>
              <table:table-cell office:value-type="float" office:value="0.214569">
                <text:p>0.214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9082">
                <text:p>0.059082</text:p>
              </table:table-cell>
              <table:table-cell office:value-type="float" office:value="0.215057">
                <text:p>0.2150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3085">
                <text:p>0.053085</text:p>
              </table:table-cell>
              <table:table-cell office:value-type="float" office:value="0.215057">
                <text:p>0.215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5338">
                <text:p>0.065338</text:p>
              </table:table-cell>
              <table:table-cell office:value-type="float" office:value="0.213593">
                <text:p>0.2135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6071">
                <text:p>0.066071</text:p>
              </table:table-cell>
              <table:table-cell office:value-type="float" office:value="0.214096">
                <text:p>0.2140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1518">
                <text:p>0.071518</text:p>
              </table:table-cell>
              <table:table-cell office:value-type="float" office:value="0.211639">
                <text:p>0.2116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2067">
                <text:p>0.072067</text:p>
              </table:table-cell>
              <table:table-cell office:value-type="float" office:value="0.212204">
                <text:p>0.212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7698">
                <text:p>0.077698</text:p>
              </table:table-cell>
              <table:table-cell office:value-type="float" office:value="0.208694">
                <text:p>0.208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8064">
                <text:p>0.078064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284">
                <text:p>0.08284</text:p>
              </table:table-cell>
              <table:table-cell office:value-type="float" office:value="0.204788">
                <text:p>0.2047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3054">
                <text:p>0.083054</text:p>
              </table:table-cell>
              <table:table-cell office:value-type="float" office:value="0.205551">
                <text:p>0.205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5922">
                <text:p>0.085922</text:p>
              </table:table-cell>
              <table:table-cell office:value-type="float" office:value="0.201843">
                <text:p>0.201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7051">
                <text:p>0.087051</text:p>
              </table:table-cell>
              <table:table-cell office:value-type="float" office:value="0.201752">
                <text:p>0.201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90042">
                <text:p>0.090042</text:p>
              </table:table-cell>
              <table:table-cell office:value-type="float" office:value="0.19696">
                <text:p>0.19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1049">
                <text:p>0.091049</text:p>
              </table:table-cell>
              <table:table-cell office:value-type="float" office:value="0.196991">
                <text:p>0.196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404">
                <text:p>0.09404</text:p>
              </table:table-cell>
              <table:table-cell office:value-type="float" office:value="0.191299">
                <text:p>0.191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3124">
                <text:p>0.093124</text:p>
              </table:table-cell>
              <table:table-cell office:value-type="float" office:value="0.191086">
                <text:p>0.191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6039">
                <text:p>0.096039</text:p>
              </table:table-cell>
              <table:table-cell office:value-type="float" office:value="0.185593">
                <text:p>0.185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5184">
                <text:p>0.095184</text:p>
              </table:table-cell>
              <table:table-cell office:value-type="float" office:value="0.185211">
                <text:p>0.1852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6222">
                <text:p>0.096222</text:p>
              </table:table-cell>
              <table:table-cell office:value-type="float" office:value="0.179337">
                <text:p>0.179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7046">
                <text:p>0.097046</text:p>
              </table:table-cell>
              <table:table-cell office:value-type="float" office:value="0.17894">
                <text:p>0.17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6222">
                <text:p>0.096222</text:p>
              </table:table-cell>
              <table:table-cell office:value-type="float" office:value="0.173462">
                <text:p>0.173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7046">
                <text:p>0.097046</text:p>
              </table:table-cell>
              <table:table-cell office:value-type="float" office:value="0.173248">
                <text:p>0.1732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5184">
                <text:p>0.095184</text:p>
              </table:table-cell>
              <table:table-cell office:value-type="float" office:value="0.167587">
                <text:p>0.1675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6039">
                <text:p>0.096039</text:p>
              </table:table-cell>
              <table:table-cell office:value-type="float" office:value="0.166595">
                <text:p>0.1665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404">
                <text:p>0.09404</text:p>
              </table:table-cell>
              <table:table-cell office:value-type="float" office:value="0.160889">
                <text:p>0.160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3124">
                <text:p>0.093124</text:p>
              </table:table-cell>
              <table:table-cell office:value-type="float" office:value="0.161728">
                <text:p>0.1617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1049">
                <text:p>0.091049</text:p>
              </table:table-cell>
              <table:table-cell office:value-type="float" office:value="0.155182">
                <text:p>0.1551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0042">
                <text:p>0.090042</text:p>
              </table:table-cell>
              <table:table-cell office:value-type="float" office:value="0.155853">
                <text:p>0.1558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7051">
                <text:p>0.087051</text:p>
              </table:table-cell>
              <table:table-cell office:value-type="float" office:value="0.150436">
                <text:p>0.1504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5922">
                <text:p>0.085922</text:p>
              </table:table-cell>
              <table:table-cell office:value-type="float" office:value="0.150955">
                <text:p>0.1509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3054">
                <text:p>0.083054</text:p>
              </table:table-cell>
              <table:table-cell office:value-type="float" office:value="0.146637">
                <text:p>0.146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284">
                <text:p>0.08284</text:p>
              </table:table-cell>
              <table:table-cell office:value-type="float" office:value="0.148026">
                <text:p>0.148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8064">
                <text:p>0.078064</text:p>
              </table:table-cell>
              <table:table-cell office:value-type="float" office:value="0.142838">
                <text:p>0.142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7698">
                <text:p>0.077698</text:p>
              </table:table-cell>
              <table:table-cell office:value-type="float" office:value="0.144104">
                <text:p>0.144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2067">
                <text:p>0.072067</text:p>
              </table:table-cell>
              <table:table-cell office:value-type="float" office:value="0.139984">
                <text:p>0.139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1518">
                <text:p>0.071518</text:p>
              </table:table-cell>
              <table:table-cell office:value-type="float" office:value="0.141174">
                <text:p>0.1411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6071">
                <text:p>0.066071</text:p>
              </table:table-cell>
              <table:table-cell office:value-type="float" office:value="0.138077">
                <text:p>0.138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5338">
                <text:p>0.065338</text:p>
              </table:table-cell>
              <table:table-cell office:value-type="float" office:value="0.139206">
                <text:p>0.1392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9174">
                <text:p>0.059174</text:p>
              </table:table-cell>
              <table:table-cell office:value-type="float" office:value="0.138229">
                <text:p>0.1382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9082">
                <text:p>0.059082</text:p>
              </table:table-cell>
              <table:table-cell office:value-type="float" office:value="0.137131">
                <text:p>0.137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3085">
                <text:p>0.053085</text:p>
              </table:table-cell>
              <table:table-cell office:value-type="float" office:value="0.137131">
                <text:p>0.1371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2994">
                <text:p>0.052994</text:p>
              </table:table-cell>
              <table:table-cell office:value-type="float" office:value="0.138229">
                <text:p>0.1382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6814">
                <text:p>0.046814</text:p>
              </table:table-cell>
              <table:table-cell office:value-type="float" office:value="0.139206">
                <text:p>0.139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6082">
                <text:p>0.046082</text:p>
              </table:table-cell>
              <table:table-cell office:value-type="float" office:value="0.138077">
                <text:p>0.138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0649">
                <text:p>0.040649</text:p>
              </table:table-cell>
              <table:table-cell office:value-type="float" office:value="0.141174">
                <text:p>0.1411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01">
                <text:p>0.0401</text:p>
              </table:table-cell>
              <table:table-cell office:value-type="float" office:value="0.139984">
                <text:p>0.139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447">
                <text:p>0.03447</text:p>
              </table:table-cell>
              <table:table-cell office:value-type="float" office:value="0.144104">
                <text:p>0.144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4103">
                <text:p>0.034103</text:p>
              </table:table-cell>
              <table:table-cell office:value-type="float" office:value="0.142838">
                <text:p>0.1428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327">
                <text:p>0.029327</text:p>
              </table:table-cell>
              <table:table-cell office:value-type="float" office:value="0.148026">
                <text:p>0.148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099">
                <text:p>0.029099</text:p>
              </table:table-cell>
              <table:table-cell office:value-type="float" office:value="0.146637">
                <text:p>0.146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23">
                <text:p>0.02623</text:p>
              </table:table-cell>
              <table:table-cell office:value-type="float" office:value="0.150955">
                <text:p>0.1509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101">
                <text:p>0.025101</text:p>
              </table:table-cell>
              <table:table-cell office:value-type="float" office:value="0.150436">
                <text:p>0.150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2125">
                <text:p>0.022125</text:p>
              </table:table-cell>
              <table:table-cell office:value-type="float" office:value="0.155853">
                <text:p>0.1558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1118">
                <text:p>0.021118</text:p>
              </table:table-cell>
              <table:table-cell office:value-type="float" office:value="0.155182">
                <text:p>0.155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9028">
                <text:p>0.019028</text:p>
              </table:table-cell>
              <table:table-cell office:value-type="float" office:value="0.161728">
                <text:p>0.1617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8112">
                <text:p>0.018112</text:p>
              </table:table-cell>
              <table:table-cell office:value-type="float" office:value="0.160889">
                <text:p>0.1608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6968">
                <text:p>0.016968</text:p>
              </table:table-cell>
              <table:table-cell office:value-type="float" office:value="0.167587">
                <text:p>0.1675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113">
                <text:p>0.016113</text:p>
              </table:table-cell>
              <table:table-cell office:value-type="float" office:value="0.166595">
                <text:p>0.166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945">
                <text:p>0.015945</text:p>
              </table:table-cell>
              <table:table-cell office:value-type="float" office:value="0.173462">
                <text:p>0.173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5121">
                <text:p>0.015121</text:p>
              </table:table-cell>
              <table:table-cell office:value-type="float" office:value="0.173248">
                <text:p>0.173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945">
                <text:p>0.015945</text:p>
              </table:table-cell>
              <table:table-cell office:value-type="float" office:value="0.179337">
                <text:p>0.1793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5121">
                <text:p>0.015121</text:p>
              </table:table-cell>
              <table:table-cell office:value-type="float" office:value="0.17894">
                <text:p>0.178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6968">
                <text:p>0.016968</text:p>
              </table:table-cell>
              <table:table-cell office:value-type="float" office:value="0.185211">
                <text:p>0.1852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6113">
                <text:p>0.016113</text:p>
              </table:table-cell>
              <table:table-cell office:value-type="float" office:value="0.185593">
                <text:p>0.1855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8112">
                <text:p>0.018112</text:p>
              </table:table-cell>
              <table:table-cell office:value-type="float" office:value="0.191299">
                <text:p>0.1912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9028">
                <text:p>0.019028</text:p>
              </table:table-cell>
              <table:table-cell office:value-type="float" office:value="0.191086">
                <text:p>0.1910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1118">
                <text:p>0.021118</text:p>
              </table:table-cell>
              <table:table-cell office:value-type="float" office:value="0.196991">
                <text:p>0.196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2125">
                <text:p>0.022125</text:p>
              </table:table-cell>
              <table:table-cell office:value-type="float" office:value="0.19696">
                <text:p>0.19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623">
                <text:p>0.02623</text:p>
              </table:table-cell>
              <table:table-cell office:value-type="float" office:value="0.201843">
                <text:p>0.201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5101">
                <text:p>0.025101</text:p>
              </table:table-cell>
              <table:table-cell office:value-type="float" office:value="0.201752">
                <text:p>0.2017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327">
                <text:p>0.029327</text:p>
              </table:table-cell>
              <table:table-cell office:value-type="float" office:value="0.204788">
                <text:p>0.2047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9099">
                <text:p>0.029099</text:p>
              </table:table-cell>
              <table:table-cell office:value-type="float" office:value="0.205551">
                <text:p>0.2055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47">
                <text:p>0.03447</text:p>
              </table:table-cell>
              <table:table-cell office:value-type="float" office:value="0.208694">
                <text:p>0.208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4103">
                <text:p>0.034103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0649">
                <text:p>0.040649</text:p>
              </table:table-cell>
              <table:table-cell office:value-type="float" office:value="0.211639">
                <text:p>0.2116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01">
                <text:p>0.0401</text:p>
              </table:table-cell>
              <table:table-cell office:value-type="float" office:value="0.212204">
                <text:p>0.2122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6814">
                <text:p>0.046814</text:p>
              </table:table-cell>
              <table:table-cell office:value-type="float" office:value="0.213593">
                <text:p>0.213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6082">
                <text:p>0.046082</text:p>
              </table:table-cell>
              <table:table-cell office:value-type="float" office:value="0.214096">
                <text:p>0.214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9174">
                <text:p>0.059174</text:p>
              </table:table-cell>
              <table:table-cell office:value-type="float" office:value="0.214569">
                <text:p>0.2145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9235">
                <text:p>0.059235</text:p>
              </table:table-cell>
              <table:table-cell office:value-type="float" office:value="0.209686">
                <text:p>0.2096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2994">
                <text:p>0.052994</text:p>
              </table:table-cell>
              <table:table-cell office:value-type="float" office:value="0.214569">
                <text:p>0.2145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2933">
                <text:p>0.052933</text:p>
              </table:table-cell>
              <table:table-cell office:value-type="float" office:value="0.209686">
                <text:p>0.2096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5521">
                <text:p>0.065521</text:p>
              </table:table-cell>
              <table:table-cell office:value-type="float" office:value="0.208694">
                <text:p>0.2086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5338">
                <text:p>0.065338</text:p>
              </table:table-cell>
              <table:table-cell office:value-type="float" office:value="0.213593">
                <text:p>0.2135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7077">
                <text:p>0.07077</text:p>
              </table:table-cell>
              <table:table-cell office:value-type="float" office:value="0.206696">
                <text:p>0.2066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1518">
                <text:p>0.071518</text:p>
              </table:table-cell>
              <table:table-cell office:value-type="float" office:value="0.211639">
                <text:p>0.2116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7698">
                <text:p>0.077698</text:p>
              </table:table-cell>
              <table:table-cell office:value-type="float" office:value="0.208694">
                <text:p>0.208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4966">
                <text:p>0.074966</text:p>
              </table:table-cell>
              <table:table-cell office:value-type="float" office:value="0.204697">
                <text:p>0.2046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284">
                <text:p>0.08284</text:p>
              </table:table-cell>
              <table:table-cell office:value-type="float" office:value="0.204788">
                <text:p>0.2047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0215">
                <text:p>0.080215</text:p>
              </table:table-cell>
              <table:table-cell office:value-type="float" office:value="0.200714">
                <text:p>0.2007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5922">
                <text:p>0.085922</text:p>
              </table:table-cell>
              <table:table-cell office:value-type="float" office:value="0.201843">
                <text:p>0.2018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2306">
                <text:p>0.082306</text:p>
              </table:table-cell>
              <table:table-cell office:value-type="float" office:value="0.198715">
                <text:p>0.198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0042">
                <text:p>0.090042</text:p>
              </table:table-cell>
              <table:table-cell office:value-type="float" office:value="0.19696">
                <text:p>0.196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6502">
                <text:p>0.086502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93124">
                <text:p>0.093124</text:p>
              </table:table-cell>
              <table:table-cell office:value-type="float" office:value="0.191086">
                <text:p>0.1910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8608">
                <text:p>0.088608</text:p>
              </table:table-cell>
              <table:table-cell office:value-type="float" office:value="0.189728">
                <text:p>0.1897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5184">
                <text:p>0.095184</text:p>
              </table:table-cell>
              <table:table-cell office:value-type="float" office:value="0.185211">
                <text:p>0.1852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90698">
                <text:p>0.090698</text:p>
              </table:table-cell>
              <table:table-cell office:value-type="float" office:value="0.184738">
                <text:p>0.184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96222">
                <text:p>0.096222</text:p>
              </table:table-cell>
              <table:table-cell office:value-type="float" office:value="0.179337">
                <text:p>0.1793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91751">
                <text:p>0.091751</text:p>
              </table:table-cell>
              <table:table-cell office:value-type="float" office:value="0.178757">
                <text:p>0.1787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6222">
                <text:p>0.096222</text:p>
              </table:table-cell>
              <table:table-cell office:value-type="float" office:value="0.173462">
                <text:p>0.1734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1751">
                <text:p>0.091751</text:p>
              </table:table-cell>
              <table:table-cell office:value-type="float" office:value="0.172775">
                <text:p>0.1727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5184">
                <text:p>0.095184</text:p>
              </table:table-cell>
              <table:table-cell office:value-type="float" office:value="0.167587">
                <text:p>0.1675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0698">
                <text:p>0.090698</text:p>
              </table:table-cell>
              <table:table-cell office:value-type="float" office:value="0.166779">
                <text:p>0.1667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3124">
                <text:p>0.093124</text:p>
              </table:table-cell>
              <table:table-cell office:value-type="float" office:value="0.161728">
                <text:p>0.1617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88608">
                <text:p>0.088608</text:p>
              </table:table-cell>
              <table:table-cell office:value-type="float" office:value="0.161804">
                <text:p>0.161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90042">
                <text:p>0.090042</text:p>
              </table:table-cell>
              <table:table-cell office:value-type="float" office:value="0.155853">
                <text:p>0.1558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6502">
                <text:p>0.086502</text:p>
              </table:table-cell>
              <table:table-cell office:value-type="float" office:value="0.157806">
                <text:p>0.1578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5922">
                <text:p>0.085922</text:p>
              </table:table-cell>
              <table:table-cell office:value-type="float" office:value="0.150955">
                <text:p>0.1509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82306">
                <text:p>0.082306</text:p>
              </table:table-cell>
              <table:table-cell office:value-type="float" office:value="0.152817">
                <text:p>0.152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8284">
                <text:p>0.08284</text:p>
              </table:table-cell>
              <table:table-cell office:value-type="float" office:value="0.148026">
                <text:p>0.148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215">
                <text:p>0.080215</text:p>
              </table:table-cell>
              <table:table-cell office:value-type="float" office:value="0.150818">
                <text:p>0.1508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77698">
                <text:p>0.077698</text:p>
              </table:table-cell>
              <table:table-cell office:value-type="float" office:value="0.144104">
                <text:p>0.144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74966">
                <text:p>0.074966</text:p>
              </table:table-cell>
              <table:table-cell office:value-type="float" office:value="0.146835">
                <text:p>0.1468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1518">
                <text:p>0.071518</text:p>
              </table:table-cell>
              <table:table-cell office:value-type="float" office:value="0.141174">
                <text:p>0.1411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077">
                <text:p>0.07077</text:p>
              </table:table-cell>
              <table:table-cell office:value-type="float" office:value="0.144836">
                <text:p>0.144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5521">
                <text:p>0.065521</text:p>
              </table:table-cell>
              <table:table-cell office:value-type="float" office:value="0.142838">
                <text:p>0.1428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5338">
                <text:p>0.065338</text:p>
              </table:table-cell>
              <table:table-cell office:value-type="float" office:value="0.139206">
                <text:p>0.1392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235">
                <text:p>0.059235</text:p>
              </table:table-cell>
              <table:table-cell office:value-type="float" office:value="0.141846">
                <text:p>0.1418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9174">
                <text:p>0.059174</text:p>
              </table:table-cell>
              <table:table-cell office:value-type="float" office:value="0.138229">
                <text:p>0.1382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2994">
                <text:p>0.052994</text:p>
              </table:table-cell>
              <table:table-cell office:value-type="float" office:value="0.138229">
                <text:p>0.1382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2933">
                <text:p>0.052933</text:p>
              </table:table-cell>
              <table:table-cell office:value-type="float" office:value="0.141846">
                <text:p>0.1418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6814">
                <text:p>0.046814</text:p>
              </table:table-cell>
              <table:table-cell office:value-type="float" office:value="0.139206">
                <text:p>0.1392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6646">
                <text:p>0.046646</text:p>
              </table:table-cell>
              <table:table-cell office:value-type="float" office:value="0.142838">
                <text:p>0.1428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1397">
                <text:p>0.041397</text:p>
              </table:table-cell>
              <table:table-cell office:value-type="float" office:value="0.144836">
                <text:p>0.1448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0649">
                <text:p>0.040649</text:p>
              </table:table-cell>
              <table:table-cell office:value-type="float" office:value="0.141174">
                <text:p>0.1411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7201">
                <text:p>0.037201</text:p>
              </table:table-cell>
              <table:table-cell office:value-type="float" office:value="0.146835">
                <text:p>0.1468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47">
                <text:p>0.03447</text:p>
              </table:table-cell>
              <table:table-cell office:value-type="float" office:value="0.144104">
                <text:p>0.1441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1952">
                <text:p>0.031952</text:p>
              </table:table-cell>
              <table:table-cell office:value-type="float" office:value="0.150818">
                <text:p>0.1508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9327">
                <text:p>0.029327</text:p>
              </table:table-cell>
              <table:table-cell office:value-type="float" office:value="0.148026">
                <text:p>0.1480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9861">
                <text:p>0.029861</text:p>
              </table:table-cell>
              <table:table-cell office:value-type="float" office:value="0.152817">
                <text:p>0.1528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623">
                <text:p>0.02623</text:p>
              </table:table-cell>
              <table:table-cell office:value-type="float" office:value="0.150955">
                <text:p>0.1509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565">
                <text:p>0.02565</text:p>
              </table:table-cell>
              <table:table-cell office:value-type="float" office:value="0.157806">
                <text:p>0.1578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2125">
                <text:p>0.022125</text:p>
              </table:table-cell>
              <table:table-cell office:value-type="float" office:value="0.155853">
                <text:p>0.1558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356">
                <text:p>0.02356</text:p>
              </table:table-cell>
              <table:table-cell office:value-type="float" office:value="0.161804">
                <text:p>0.1618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9028">
                <text:p>0.019028</text:p>
              </table:table-cell>
              <table:table-cell office:value-type="float" office:value="0.161728">
                <text:p>0.1617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1454">
                <text:p>0.021454</text:p>
              </table:table-cell>
              <table:table-cell office:value-type="float" office:value="0.166779">
                <text:p>0.1667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6968">
                <text:p>0.016968</text:p>
              </table:table-cell>
              <table:table-cell office:value-type="float" office:value="0.167587">
                <text:p>0.1675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0416">
                <text:p>0.020416</text:p>
              </table:table-cell>
              <table:table-cell office:value-type="float" office:value="0.172775">
                <text:p>0.172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5945">
                <text:p>0.015945</text:p>
              </table:table-cell>
              <table:table-cell office:value-type="float" office:value="0.173462">
                <text:p>0.1734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0416">
                <text:p>0.020416</text:p>
              </table:table-cell>
              <table:table-cell office:value-type="float" office:value="0.178757">
                <text:p>0.1787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5945">
                <text:p>0.015945</text:p>
              </table:table-cell>
              <table:table-cell office:value-type="float" office:value="0.179337">
                <text:p>0.1793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1454">
                <text:p>0.021454</text:p>
              </table:table-cell>
              <table:table-cell office:value-type="float" office:value="0.184738">
                <text:p>0.1847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6968">
                <text:p>0.016968</text:p>
              </table:table-cell>
              <table:table-cell office:value-type="float" office:value="0.185211">
                <text:p>0.1852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356">
                <text:p>0.02356</text:p>
              </table:table-cell>
              <table:table-cell office:value-type="float" office:value="0.189728">
                <text:p>0.1897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9028">
                <text:p>0.019028</text:p>
              </table:table-cell>
              <table:table-cell office:value-type="float" office:value="0.191086">
                <text:p>0.191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565">
                <text:p>0.02565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2125">
                <text:p>0.022125</text:p>
              </table:table-cell>
              <table:table-cell office:value-type="float" office:value="0.19696">
                <text:p>0.19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9861">
                <text:p>0.029861</text:p>
              </table:table-cell>
              <table:table-cell office:value-type="float" office:value="0.198715">
                <text:p>0.1987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623">
                <text:p>0.02623</text:p>
              </table:table-cell>
              <table:table-cell office:value-type="float" office:value="0.201843">
                <text:p>0.2018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1952">
                <text:p>0.031952</text:p>
              </table:table-cell>
              <table:table-cell office:value-type="float" office:value="0.200714">
                <text:p>0.2007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327">
                <text:p>0.029327</text:p>
              </table:table-cell>
              <table:table-cell office:value-type="float" office:value="0.204788">
                <text:p>0.2047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7201">
                <text:p>0.037201</text:p>
              </table:table-cell>
              <table:table-cell office:value-type="float" office:value="0.204697">
                <text:p>0.2046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447">
                <text:p>0.03447</text:p>
              </table:table-cell>
              <table:table-cell office:value-type="float" office:value="0.208694">
                <text:p>0.2086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1397">
                <text:p>0.041397</text:p>
              </table:table-cell>
              <table:table-cell office:value-type="float" office:value="0.206696">
                <text:p>0.2066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0649">
                <text:p>0.040649</text:p>
              </table:table-cell>
              <table:table-cell office:value-type="float" office:value="0.211639">
                <text:p>0.2116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6646">
                <text:p>0.046646</text:p>
              </table:table-cell>
              <table:table-cell office:value-type="float" office:value="0.208694">
                <text:p>0.2086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6814">
                <text:p>0.046814</text:p>
              </table:table-cell>
              <table:table-cell office:value-type="float" office:value="0.213593">
                <text:p>0.2135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2933">
                <text:p>0.052933</text:p>
              </table:table-cell>
              <table:table-cell office:value-type="float" office:value="0.209686">
                <text:p>0.2096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59235">
                <text:p>0.059235</text:p>
              </table:table-cell>
              <table:table-cell office:value-type="float" office:value="0.209686">
                <text:p>0.2096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52933">
                <text:p>0.052933</text:p>
              </table:table-cell>
              <table:table-cell office:value-type="float" office:value="0.208099">
                <text:p>0.2080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9235">
                <text:p>0.059235</text:p>
              </table:table-cell>
              <table:table-cell office:value-type="float" office:value="0.208099">
                <text:p>0.2080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5521">
                <text:p>0.065521</text:p>
              </table:table-cell>
              <table:table-cell office:value-type="float" office:value="0.208694">
                <text:p>0.2086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5521">
                <text:p>0.065521</text:p>
              </table:table-cell>
              <table:table-cell office:value-type="float" office:value="0.207108">
                <text:p>0.207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077">
                <text:p>0.07077</text:p>
              </table:table-cell>
              <table:table-cell office:value-type="float" office:value="0.206696">
                <text:p>0.2066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077">
                <text:p>0.07077</text:p>
              </table:table-cell>
              <table:table-cell office:value-type="float" office:value="0.205109">
                <text:p>0.2051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74966">
                <text:p>0.074966</text:p>
              </table:table-cell>
              <table:table-cell office:value-type="float" office:value="0.204697">
                <text:p>0.2046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4966">
                <text:p>0.074966</text:p>
              </table:table-cell>
              <table:table-cell office:value-type="float" office:value="0.20311">
                <text:p>0.203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0215">
                <text:p>0.080215</text:p>
              </table:table-cell>
              <table:table-cell office:value-type="float" office:value="0.200714">
                <text:p>0.2007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0215">
                <text:p>0.080215</text:p>
              </table:table-cell>
              <table:table-cell office:value-type="float" office:value="0.199127">
                <text:p>0.1991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2306">
                <text:p>0.082306</text:p>
              </table:table-cell>
              <table:table-cell office:value-type="float" office:value="0.198715">
                <text:p>0.1987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2306">
                <text:p>0.082306</text:p>
              </table:table-cell>
              <table:table-cell office:value-type="float" office:value="0.197128">
                <text:p>0.1971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6502">
                <text:p>0.086502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6502">
                <text:p>0.086502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8608">
                <text:p>0.088608</text:p>
              </table:table-cell>
              <table:table-cell office:value-type="float" office:value="0.189728">
                <text:p>0.1897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8608">
                <text:p>0.088608</text:p>
              </table:table-cell>
              <table:table-cell office:value-type="float" office:value="0.188141">
                <text:p>0.1881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0698">
                <text:p>0.090698</text:p>
              </table:table-cell>
              <table:table-cell office:value-type="float" office:value="0.184738">
                <text:p>0.1847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0698">
                <text:p>0.090698</text:p>
              </table:table-cell>
              <table:table-cell office:value-type="float" office:value="0.183167">
                <text:p>0.1831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1751">
                <text:p>0.091751</text:p>
              </table:table-cell>
              <table:table-cell office:value-type="float" office:value="0.178757">
                <text:p>0.1787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1751">
                <text:p>0.091751</text:p>
              </table:table-cell>
              <table:table-cell office:value-type="float" office:value="0.17717">
                <text:p>0.177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1751">
                <text:p>0.091751</text:p>
              </table:table-cell>
              <table:table-cell office:value-type="float" office:value="0.172775">
                <text:p>0.1727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1751">
                <text:p>0.091751</text:p>
              </table:table-cell>
              <table:table-cell office:value-type="float" office:value="0.171188">
                <text:p>0.1711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0698">
                <text:p>0.090698</text:p>
              </table:table-cell>
              <table:table-cell office:value-type="float" office:value="0.166779">
                <text:p>0.1667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0698">
                <text:p>0.090698</text:p>
              </table:table-cell>
              <table:table-cell office:value-type="float" office:value="0.165207">
                <text:p>0.1652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88608">
                <text:p>0.088608</text:p>
              </table:table-cell>
              <table:table-cell office:value-type="float" office:value="0.161804">
                <text:p>0.1618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8608">
                <text:p>0.088608</text:p>
              </table:table-cell>
              <table:table-cell office:value-type="float" office:value="0.160217">
                <text:p>0.1602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6502">
                <text:p>0.086502</text:p>
              </table:table-cell>
              <table:table-cell office:value-type="float" office:value="0.157806">
                <text:p>0.1578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6502">
                <text:p>0.086502</text:p>
              </table:table-cell>
              <table:table-cell office:value-type="float" office:value="0.156219">
                <text:p>0.1562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2306">
                <text:p>0.082306</text:p>
              </table:table-cell>
              <table:table-cell office:value-type="float" office:value="0.152817">
                <text:p>0.1528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2306">
                <text:p>0.082306</text:p>
              </table:table-cell>
              <table:table-cell office:value-type="float" office:value="0.15123">
                <text:p>0.151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0215">
                <text:p>0.080215</text:p>
              </table:table-cell>
              <table:table-cell office:value-type="float" office:value="0.150818">
                <text:p>0.1508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0215">
                <text:p>0.080215</text:p>
              </table:table-cell>
              <table:table-cell office:value-type="float" office:value="0.149231">
                <text:p>0.149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4966">
                <text:p>0.074966</text:p>
              </table:table-cell>
              <table:table-cell office:value-type="float" office:value="0.146835">
                <text:p>0.1468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4966">
                <text:p>0.074966</text:p>
              </table:table-cell>
              <table:table-cell office:value-type="float" office:value="0.145248">
                <text:p>0.1452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077">
                <text:p>0.07077</text:p>
              </table:table-cell>
              <table:table-cell office:value-type="float" office:value="0.144836">
                <text:p>0.1448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077">
                <text:p>0.07077</text:p>
              </table:table-cell>
              <table:table-cell office:value-type="float" office:value="0.14325">
                <text:p>0.143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5521">
                <text:p>0.065521</text:p>
              </table:table-cell>
              <table:table-cell office:value-type="float" office:value="0.142838">
                <text:p>0.1428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5521">
                <text:p>0.065521</text:p>
              </table:table-cell>
              <table:table-cell office:value-type="float" office:value="0.141251">
                <text:p>0.1412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9235">
                <text:p>0.059235</text:p>
              </table:table-cell>
              <table:table-cell office:value-type="float" office:value="0.141846">
                <text:p>0.1418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9235">
                <text:p>0.059235</text:p>
              </table:table-cell>
              <table:table-cell office:value-type="float" office:value="0.140259">
                <text:p>0.1402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2933">
                <text:p>0.052933</text:p>
              </table:table-cell>
              <table:table-cell office:value-type="float" office:value="0.141846">
                <text:p>0.1418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52933">
                <text:p>0.052933</text:p>
              </table:table-cell>
              <table:table-cell office:value-type="float" office:value="0.140259">
                <text:p>0.1402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6646">
                <text:p>0.046646</text:p>
              </table:table-cell>
              <table:table-cell office:value-type="float" office:value="0.142838">
                <text:p>0.1428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6646">
                <text:p>0.046646</text:p>
              </table:table-cell>
              <table:table-cell office:value-type="float" office:value="0.141251">
                <text:p>0.1412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1397">
                <text:p>0.041397</text:p>
              </table:table-cell>
              <table:table-cell office:value-type="float" office:value="0.144836">
                <text:p>0.1448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1397">
                <text:p>0.041397</text:p>
              </table:table-cell>
              <table:table-cell office:value-type="float" office:value="0.14325">
                <text:p>0.143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7201">
                <text:p>0.037201</text:p>
              </table:table-cell>
              <table:table-cell office:value-type="float" office:value="0.146835">
                <text:p>0.1468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7201">
                <text:p>0.037201</text:p>
              </table:table-cell>
              <table:table-cell office:value-type="float" office:value="0.145248">
                <text:p>0.1452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1952">
                <text:p>0.031952</text:p>
              </table:table-cell>
              <table:table-cell office:value-type="float" office:value="0.150818">
                <text:p>0.150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1952">
                <text:p>0.031952</text:p>
              </table:table-cell>
              <table:table-cell office:value-type="float" office:value="0.149231">
                <text:p>0.1492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9861">
                <text:p>0.029861</text:p>
              </table:table-cell>
              <table:table-cell office:value-type="float" office:value="0.152817">
                <text:p>0.1528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9861">
                <text:p>0.029861</text:p>
              </table:table-cell>
              <table:table-cell office:value-type="float" office:value="0.15123">
                <text:p>0.151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565">
                <text:p>0.02565</text:p>
              </table:table-cell>
              <table:table-cell office:value-type="float" office:value="0.157806">
                <text:p>0.1578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565">
                <text:p>0.02565</text:p>
              </table:table-cell>
              <table:table-cell office:value-type="float" office:value="0.156219">
                <text:p>0.1562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356">
                <text:p>0.02356</text:p>
              </table:table-cell>
              <table:table-cell office:value-type="float" office:value="0.161804">
                <text:p>0.1618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356">
                <text:p>0.02356</text:p>
              </table:table-cell>
              <table:table-cell office:value-type="float" office:value="0.160217">
                <text:p>0.1602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1454">
                <text:p>0.021454</text:p>
              </table:table-cell>
              <table:table-cell office:value-type="float" office:value="0.166779">
                <text:p>0.1667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1454">
                <text:p>0.021454</text:p>
              </table:table-cell>
              <table:table-cell office:value-type="float" office:value="0.165207">
                <text:p>0.165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0416">
                <text:p>0.020416</text:p>
              </table:table-cell>
              <table:table-cell office:value-type="float" office:value="0.172775">
                <text:p>0.1727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0416">
                <text:p>0.020416</text:p>
              </table:table-cell>
              <table:table-cell office:value-type="float" office:value="0.171188">
                <text:p>0.1711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0416">
                <text:p>0.020416</text:p>
              </table:table-cell>
              <table:table-cell office:value-type="float" office:value="0.178757">
                <text:p>0.1787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0416">
                <text:p>0.020416</text:p>
              </table:table-cell>
              <table:table-cell office:value-type="float" office:value="0.17717">
                <text:p>0.177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1454">
                <text:p>0.021454</text:p>
              </table:table-cell>
              <table:table-cell office:value-type="float" office:value="0.184738">
                <text:p>0.1847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1454">
                <text:p>0.021454</text:p>
              </table:table-cell>
              <table:table-cell office:value-type="float" office:value="0.183167">
                <text:p>0.1831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356">
                <text:p>0.02356</text:p>
              </table:table-cell>
              <table:table-cell office:value-type="float" office:value="0.189728">
                <text:p>0.1897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356">
                <text:p>0.02356</text:p>
              </table:table-cell>
              <table:table-cell office:value-type="float" office:value="0.188141">
                <text:p>0.1881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565">
                <text:p>0.02565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565">
                <text:p>0.02565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9861">
                <text:p>0.029861</text:p>
              </table:table-cell>
              <table:table-cell office:value-type="float" office:value="0.198715">
                <text:p>0.1987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9861">
                <text:p>0.029861</text:p>
              </table:table-cell>
              <table:table-cell office:value-type="float" office:value="0.197128">
                <text:p>0.1971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1952">
                <text:p>0.031952</text:p>
              </table:table-cell>
              <table:table-cell office:value-type="float" office:value="0.200714">
                <text:p>0.2007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1952">
                <text:p>0.031952</text:p>
              </table:table-cell>
              <table:table-cell office:value-type="float" office:value="0.199127">
                <text:p>0.1991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7201">
                <text:p>0.037201</text:p>
              </table:table-cell>
              <table:table-cell office:value-type="float" office:value="0.204697">
                <text:p>0.2046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7201">
                <text:p>0.037201</text:p>
              </table:table-cell>
              <table:table-cell office:value-type="float" office:value="0.20311">
                <text:p>0.203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1397">
                <text:p>0.041397</text:p>
              </table:table-cell>
              <table:table-cell office:value-type="float" office:value="0.206696">
                <text:p>0.2066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1397">
                <text:p>0.041397</text:p>
              </table:table-cell>
              <table:table-cell office:value-type="float" office:value="0.205109">
                <text:p>0.2051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6646">
                <text:p>0.046646</text:p>
              </table:table-cell>
              <table:table-cell office:value-type="float" office:value="0.208694">
                <text:p>0.2086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6646">
                <text:p>0.046646</text:p>
              </table:table-cell>
              <table:table-cell office:value-type="float" office:value="0.207108">
                <text:p>0.2071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041">
                <text:p>0.06041</text:p>
              </table:table-cell>
              <table:table-cell office:value-type="float" office:value="0.176529">
                <text:p>0.1765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6041">
                <text:p>0.06041</text:p>
              </table:table-cell>
              <table:table-cell office:value-type="float" office:value="0.174301">
                <text:p>0.1743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925">
                <text:p>0.05925</text:p>
              </table:table-cell>
              <table:table-cell office:value-type="float" office:value="0.178452">
                <text:p>0.1784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925">
                <text:p>0.05925</text:p>
              </table:table-cell>
              <table:table-cell office:value-type="float" office:value="0.172379">
                <text:p>0.1723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722">
                <text:p>0.05722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722">
                <text:p>0.05722</text:p>
              </table:table-cell>
              <table:table-cell office:value-type="float" office:value="0.171265">
                <text:p>0.1712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54886">
                <text:p>0.054886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4886">
                <text:p>0.054886</text:p>
              </table:table-cell>
              <table:table-cell office:value-type="float" office:value="0.171265">
                <text:p>0.1712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52856">
                <text:p>0.052856</text:p>
              </table:table-cell>
              <table:table-cell office:value-type="float" office:value="0.178452">
                <text:p>0.1784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52856">
                <text:p>0.052856</text:p>
              </table:table-cell>
              <table:table-cell office:value-type="float" office:value="0.172379">
                <text:p>0.1723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1697">
                <text:p>0.051697</text:p>
              </table:table-cell>
              <table:table-cell office:value-type="float" office:value="0.176529">
                <text:p>0.1765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1697">
                <text:p>0.051697</text:p>
              </table:table-cell>
              <table:table-cell office:value-type="float" office:value="0.174301">
                <text:p>0.174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